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color="#800000" fo:language="et" fo:country="EE"/>
    </style:style>
    <style:style style:name="P2" style:parent-style-name="Normal" style:family="paragraph">
      <style:paragraph-properties fo:text-align="end"/>
      <style:text-properties fo:color="#800000" fo:language="et" fo:country="EE"/>
    </style:style>
    <style:style style:name="P3" style:parent-style-name="Normal" style:family="paragraph">
      <style:paragraph-properties fo:text-align="end"/>
      <style:text-properties fo:color="#800000" fo:language="et" fo:country="EE"/>
    </style:style>
    <style:style style:name="P4" style:parent-style-name="Normal" style:family="paragraph">
      <style:paragraph-properties fo:text-align="end"/>
      <style:text-properties fo:color="#800000" fo:language="et" fo:country="EE"/>
    </style:style>
    <style:style style:name="P5" style:parent-style-name="Normal" style:family="paragraph">
      <style:paragraph-properties fo:text-align="end"/>
      <style:text-properties fo:color="#800000" fo:language="et" fo:country="EE"/>
    </style:style>
    <style:style style:name="P6" style:parent-style-name="Normal" style:family="paragraph">
      <style:paragraph-properties fo:text-align="end"/>
      <style:text-properties fo:color="#800000" fo:language="et" fo:country="EE"/>
    </style:style>
    <style:style style:name="P7" style:parent-style-name="Normal" style:family="paragraph">
      <style:paragraph-properties fo:text-align="end"/>
      <style:text-properties fo:color="#800000" fo:language="et" fo:country="EE"/>
    </style:style>
    <style:style style:name="P8" style:parent-style-name="Normal" style:family="paragraph">
      <style:paragraph-properties fo:text-align="end"/>
      <style:text-properties fo:color="#800000" fo:language="et" fo:country="EE"/>
    </style:style>
    <style:style style:name="P9" style:parent-style-name="Title" style:family="paragraph">
      <style:paragraph-properties fo:text-align="end"/>
      <style:text-properties fo:language="et" fo:country="EE"/>
    </style:style>
    <style:style style:name="P10" style:parent-style-name="Title" style:family="paragraph">
      <style:paragraph-properties fo:text-align="end"/>
      <style:text-properties fo:language="et" fo:country="EE"/>
    </style:style>
    <style:style style:name="P11" style:parent-style-name="Title" style:family="paragraph">
      <style:paragraph-properties fo:text-align="end"/>
      <style:text-properties fo:language="et" fo:country="EE"/>
    </style:style>
    <style:style style:name="P12" style:parent-style-name="Title" style:family="paragraph">
      <style:paragraph-properties fo:text-align="end"/>
      <style:text-properties fo:language="et" fo:country="EE"/>
    </style:style>
    <style:style style:name="P13" style:parent-style-name="Title" style:family="paragraph">
      <style:paragraph-properties fo:text-align="end"/>
      <style:text-properties fo:language="et" fo:country="EE"/>
    </style:style>
    <style:style style:name="P14" style:parent-style-name="Normal" style:family="paragraph">
      <style:text-properties fo:language="et" fo:country="EE"/>
    </style:style>
    <style:style style:name="P15" style:parent-style-name="Normal" style:family="paragraph">
      <style:paragraph-properties fo:text-align="end"/>
      <style:text-properties fo:language="et" fo:country="EE"/>
    </style:style>
    <style:style style:name="P16" style:parent-style-name="ListParagraph" style:family="paragraph">
      <style:paragraph-properties fo:break-before="page" fo:margin-bottom="0.1388in" fo:line-height="115%" fo:margin-left="0in">
        <style:tab-stops/>
      </style:paragraph-properties>
      <style:text-properties fo:language="et" fo:country="EE"/>
    </style:style>
    <style:style style:name="P17" style:parent-style-name="ListParagraph" style:family="paragraph">
      <style:paragraph-properties fo:margin-bottom="0.1388in" fo:line-height="115%" fo:margin-left="0in">
        <style:tab-stops/>
      </style:paragraph-properties>
      <style:text-properties fo:language="et" fo:country="EE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9" style:parent-style-name="Hyperlink" style:family="text">
      <style:text-properties fo:language="et" fo:country="EE"/>
    </style:style>
    <style:style style:name="T20" style:parent-style-name="DefaultParagraphFont" style:family="text">
      <style:text-properties fo:language="et" fo:country="EE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2" style:parent-style-name="Hyperlink" style:family="text">
      <style:text-properties fo:language="et" fo:country="EE"/>
    </style:style>
    <style:style style:name="T23" style:parent-style-name="DefaultParagraphFont" style:family="text">
      <style:text-properties fo:language="et" fo:country="EE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5" style:parent-style-name="Hyperlink" style:family="text">
      <style:text-properties fo:language="et" fo:country="EE"/>
    </style:style>
    <style:style style:name="T26" style:parent-style-name="DefaultParagraphFont" style:family="text">
      <style:text-properties fo:language="et" fo:country="EE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8" style:parent-style-name="Hyperlink" style:family="text">
      <style:text-properties fo:language="et" fo:country="EE"/>
    </style:style>
    <style:style style:name="T29" style:parent-style-name="Hyperlink" style:family="text">
      <style:text-properties fo:language="et" fo:country="EE"/>
    </style:style>
    <style:style style:name="T30" style:parent-style-name="Hyperlink" style:family="text">
      <style:text-properties fo:language="et" fo:country="EE"/>
    </style:style>
    <style:style style:name="T31" style:parent-style-name="DefaultParagraphFont" style:family="text">
      <style:text-properties fo:language="et" fo:country="EE"/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3" style:parent-style-name="Hyperlink" style:family="text">
      <style:text-properties fo:language="et" fo:country="EE"/>
    </style:style>
    <style:style style:name="T34" style:parent-style-name="DefaultParagraphFont" style:family="text">
      <style:text-properties fo:language="et" fo:country="EE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6" style:parent-style-name="Hyperlink" style:family="text">
      <style:text-properties fo:language="et" fo:country="EE"/>
    </style:style>
    <style:style style:name="T37" style:parent-style-name="DefaultParagraphFont" style:family="text">
      <style:text-properties fo:language="et" fo:country="EE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9" style:parent-style-name="Hyperlink" style:family="text">
      <style:text-properties fo:language="et" fo:country="EE"/>
    </style:style>
    <style:style style:name="T40" style:parent-style-name="DefaultParagraphFont" style:family="text">
      <style:text-properties fo:language="et" fo:country="EE"/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2" style:parent-style-name="Hyperlink" style:family="text">
      <style:text-properties fo:language="et" fo:country="EE"/>
    </style:style>
    <style:style style:name="T43" style:parent-style-name="DefaultParagraphFont" style:family="text">
      <style:text-properties fo:language="et" fo:country="EE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5" style:parent-style-name="Hyperlink" style:family="text">
      <style:text-properties fo:language="et" fo:country="EE"/>
    </style:style>
    <style:style style:name="T46" style:parent-style-name="DefaultParagraphFont" style:family="text">
      <style:text-properties fo:language="et" fo:country="EE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8" style:parent-style-name="Hyperlink" style:family="text">
      <style:text-properties fo:language="et" fo:country="EE"/>
    </style:style>
    <style:style style:name="T49" style:parent-style-name="DefaultParagraphFont" style:family="text">
      <style:text-properties fo:language="et" fo:country="EE"/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51" style:parent-style-name="Hyperlink" style:family="text">
      <style:text-properties fo:language="et" fo:country="EE"/>
    </style:style>
    <style:style style:name="T52" style:parent-style-name="DefaultParagraphFont" style:family="text">
      <style:text-properties fo:language="et" fo:country="EE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54" style:parent-style-name="Hyperlink" style:family="text">
      <style:text-properties fo:language="et" fo:country="EE"/>
    </style:style>
    <style:style style:name="T55" style:parent-style-name="DefaultParagraphFont" style:family="text">
      <style:text-properties fo:language="et" fo:country="EE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57" style:parent-style-name="Hyperlink" style:family="text">
      <style:text-properties fo:language="et" fo:country="EE"/>
    </style:style>
    <style:style style:name="T58" style:parent-style-name="DefaultParagraphFont" style:family="text">
      <style:text-properties fo:language="et" fo:country="EE"/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0" style:parent-style-name="Hyperlink" style:family="text">
      <style:text-properties fo:language="et" fo:country="EE"/>
    </style:style>
    <style:style style:name="T61" style:parent-style-name="DefaultParagraphFont" style:family="text">
      <style:text-properties fo:language="et" fo:country="E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3" style:parent-style-name="Hyperlink" style:family="text">
      <style:text-properties fo:language="et" fo:country="EE"/>
    </style:style>
    <style:style style:name="T64" style:parent-style-name="DefaultParagraphFont" style:family="text">
      <style:text-properties fo:language="et" fo:country="EE"/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6" style:parent-style-name="Hyperlink" style:family="text">
      <style:text-properties fo:language="et" fo:country="EE"/>
    </style:style>
    <style:style style:name="T67" style:parent-style-name="DefaultParagraphFont" style:family="text">
      <style:text-properties fo:language="et" fo:country="EE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69" style:parent-style-name="Hyperlink" style:family="text">
      <style:text-properties fo:language="et" fo:country="EE"/>
    </style:style>
    <style:style style:name="T70" style:parent-style-name="DefaultParagraphFont" style:family="text">
      <style:text-properties fo:language="et" fo:country="EE"/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72" style:parent-style-name="Hyperlink" style:family="text">
      <style:text-properties fo:language="et" fo:country="EE"/>
    </style:style>
    <style:style style:name="T73" style:parent-style-name="DefaultParagraphFont" style:family="text">
      <style:text-properties fo:language="et" fo:country="EE"/>
    </style:style>
    <style:style style:name="P74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5" style:parent-style-name="Hyperlink" style:family="text">
      <style:text-properties fo:language="et" fo:country="EE"/>
    </style:style>
    <style:style style:name="T76" style:parent-style-name="DefaultParagraphFont" style:family="text">
      <style:text-properties fo:language="et" fo:country="EE"/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8" style:parent-style-name="Hyperlink" style:family="text">
      <style:text-properties fo:language="et" fo:country="EE"/>
    </style:style>
    <style:style style:name="T79" style:parent-style-name="DefaultParagraphFont" style:family="text">
      <style:text-properties fo:language="et" fo:country="EE"/>
    </style:style>
    <style:style style:name="P80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81" style:parent-style-name="Hyperlink" style:family="text">
      <style:text-properties fo:language="et" fo:country="EE"/>
    </style:style>
    <style:style style:name="T82" style:parent-style-name="DefaultParagraphFont" style:family="text">
      <style:text-properties fo:language="et" fo:country="EE"/>
    </style:style>
    <style:style style:name="P83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8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7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0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91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6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107" style:parent-style-name="Normal" style:family="paragraph">
      <style:text-properties fo:language="et" fo:country="EE"/>
    </style:style>
    <style:style style:name="P108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109" style:parent-style-name="Normal" style:family="paragraph">
      <style:paragraph-properties fo:margin-bottom="0.1388in" fo:line-height="115%"/>
      <style:text-properties fo:language="et" fo:country="EE"/>
    </style:style>
    <style:style style:name="TableColumn111" style:family="table-column">
      <style:table-column-properties style:column-width="1.5993in" style:use-optimal-column-width="false"/>
    </style:style>
    <style:style style:name="TableColumn112" style:family="table-column">
      <style:table-column-properties style:column-width="0.7402in" style:use-optimal-column-width="false"/>
    </style:style>
    <style:style style:name="TableColumn113" style:family="table-column">
      <style:table-column-properties style:column-width="2.4583in" style:use-optimal-column-width="false"/>
    </style:style>
    <style:style style:name="TableColumn114" style:family="table-column">
      <style:table-column-properties style:column-width="1.5993in" style:use-optimal-column-width="false"/>
    </style:style>
    <style:style style:name="Table110" style:family="table">
      <style:table-properties style:width="6.397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12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12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13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13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40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4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42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4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14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15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15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16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P162" style:parent-style-name="ListParagraph" style:list-style-name="LFO1" style:family="paragraph"/>
    <style:style style:name="T16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P164" style:parent-style-name="ListParagraph" style:list-style-name="LFO1" style:family="paragraph"/>
    <style:style style:name="T16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68" style:family="table-row">
      <style:table-row-properties style:min-row-height="0.5993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17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6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7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18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81" style:family="table-row">
      <style:table-row-properties style:min-row-height="0.5993in"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18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18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90" style:family="table-row">
      <style:table-row-properties style:min-row-height="0.5993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9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19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00" style:family="table-row">
      <style:table-row-properties style:min-row-height="0.4166in"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20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20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20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09" style:family="table-row">
      <style:table-row-properties style:min-row-height="0.4166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21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21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21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18" style:family="table-row">
      <style:table-row-properties style:min-row-height="0.5993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22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22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22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22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27" style:family="table-row">
      <style:table-row-properties style:min-row-height="0.5993in" style:use-optimal-row-height="false"/>
    </style:style>
    <style:style style:name="TableCell22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2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3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3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3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3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3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36" style:family="table-row">
      <style:table-row-properties style:min-row-height="0.5993in"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0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2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4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P245" style:parent-style-name="Normal" style:family="paragraph">
      <style:paragraph-properties fo:margin-bottom="0.1388in" fo:line-height="115%"/>
      <style:text-properties fo:language="et" fo:country="EE"/>
    </style:style>
    <style:style style:name="P246" style:parent-style-name="Heading1" style:family="paragraph">
      <style:paragraph-properties fo:break-before="page"/>
      <style:text-properties fo:language="et" fo:country="EE"/>
    </style:style>
    <style:style style:name="P247" style:parent-style-name="Normal" style:family="paragraph">
      <style:text-properties fo:language="et" fo:country="EE"/>
    </style:style>
    <style:style style:name="P248" style:parent-style-name="Normal" style:family="paragraph">
      <style:text-properties fo:language="et" fo:country="EE"/>
    </style:style>
    <style:style style:name="P249" style:parent-style-name="Normal" style:family="paragraph">
      <style:text-properties fo:language="et" fo:country="EE"/>
    </style:style>
    <style:style style:name="P250" style:parent-style-name="Normal" style:list-style-name="LFO2" style:family="paragraph">
      <style:text-properties fo:language="et" fo:country="EE"/>
    </style:style>
    <style:style style:name="P251" style:parent-style-name="Normal" style:list-style-name="LFO2" style:family="paragraph">
      <style:text-properties fo:language="et" fo:country="EE"/>
    </style:style>
    <style:style style:name="P252" style:parent-style-name="Normal" style:list-style-name="LFO2" style:family="paragraph">
      <style:text-properties fo:language="et" fo:country="EE"/>
    </style:style>
    <style:style style:name="P253" style:parent-style-name="Normal" style:list-style-name="LFO2" style:family="paragraph">
      <style:text-properties fo:language="et" fo:country="EE"/>
    </style:style>
    <style:style style:name="P254" style:parent-style-name="Normal" style:list-style-name="LFO2" style:family="paragraph">
      <style:text-properties fo:language="et" fo:country="EE"/>
    </style:style>
    <style:style style:name="P255" style:parent-style-name="Normal" style:family="paragraph">
      <style:text-properties fo:language="et" fo:country="EE"/>
    </style:style>
    <style:style style:name="P256" style:parent-style-name="Normal" style:family="paragraph">
      <style:text-properties fo:language="et" fo:country="EE"/>
    </style:style>
    <style:style style:name="P257" style:parent-style-name="Normal" style:family="paragraph">
      <style:text-properties fo:language="et" fo:country="EE"/>
    </style:style>
    <style:style style:name="P258" style:parent-style-name="Normal" style:list-style-name="LFO3" style:family="paragraph">
      <style:text-properties fo:language="et" fo:country="EE"/>
    </style:style>
    <style:style style:name="P259" style:parent-style-name="Normal" style:list-style-name="LFO3" style:family="paragraph">
      <style:text-properties fo:language="et" fo:country="EE"/>
    </style:style>
    <style:style style:name="P260" style:parent-style-name="Normal" style:list-style-name="LFO3" style:family="paragraph">
      <style:text-properties fo:language="et" fo:country="EE"/>
    </style:style>
    <style:style style:name="P261" style:parent-style-name="Normal" style:list-style-name="LFO3" style:family="paragraph">
      <style:text-properties fo:language="et" fo:country="EE"/>
    </style:style>
    <style:style style:name="P262" style:parent-style-name="Normal" style:list-style-name="LFO3" style:family="paragraph">
      <style:text-properties fo:language="et" fo:country="EE"/>
    </style:style>
    <style:style style:name="P263" style:parent-style-name="Normal" style:family="paragraph">
      <style:text-properties fo:language="et" fo:country="EE"/>
    </style:style>
    <style:style style:name="P264" style:parent-style-name="Normal" style:family="paragraph">
      <style:text-properties fo:language="et" fo:country="EE"/>
    </style:style>
    <style:style style:name="P265" style:parent-style-name="Heading2" style:family="paragraph">
      <style:text-properties fo:language="et" fo:country="EE"/>
    </style:style>
    <style:style style:name="P266" style:parent-style-name="Normal" style:family="paragraph">
      <style:text-properties fo:language="et" fo:country="EE"/>
    </style:style>
    <style:style style:name="P267" style:parent-style-name="Standard" style:list-style-name="LFO4" style:family="paragraph">
      <style:text-properties fo:language="et" fo:country="EE"/>
    </style:style>
    <style:style style:name="P268" style:parent-style-name="Standard" style:list-style-name="LFO4" style:family="paragraph">
      <style:text-properties fo:language="et" fo:country="EE"/>
    </style:style>
    <style:style style:name="P269" style:parent-style-name="Standard" style:list-style-name="LFO4" style:family="paragraph">
      <style:text-properties fo:language="et" fo:country="EE"/>
    </style:style>
    <style:style style:name="P270" style:parent-style-name="Standard" style:list-style-name="LFO4" style:family="paragraph">
      <style:text-properties fo:language="et" fo:country="EE"/>
    </style:style>
    <style:style style:name="P271" style:parent-style-name="Standard" style:list-style-name="LFO4" style:family="paragraph"/>
    <style:style style:name="T272" style:parent-style-name="DefaultParagraphFont" style:family="text">
      <style:text-properties fo:language="et" fo:country="EE"/>
    </style:style>
    <style:style style:name="T273" style:parent-style-name="DefaultParagraphFont" style:family="text">
      <style:text-properties fo:language="et" fo:country="EE"/>
    </style:style>
    <style:style style:name="T274" style:parent-style-name="DefaultParagraphFont" style:family="text">
      <style:text-properties fo:language="et" fo:country="EE"/>
    </style:style>
    <style:style style:name="P275" style:parent-style-name="Standard" style:family="paragraph">
      <style:text-properties fo:language="et" fo:country="EE"/>
    </style:style>
    <style:style style:name="P276" style:parent-style-name="Heading1" style:family="paragraph">
      <style:paragraph-properties fo:break-before="page"/>
      <style:text-properties fo:language="et" fo:country="EE"/>
    </style:style>
    <style:style style:name="P277" style:parent-style-name="Heading2" style:family="paragraph">
      <style:text-properties fo:language="et" fo:country="EE"/>
    </style:style>
    <style:style style:name="P278" style:parent-style-name="Normal" style:family="paragraph">
      <style:paragraph-properties fo:margin-bottom="0.1388in" fo:line-height="115%"/>
    </style:style>
    <style:style style:name="T279" style:parent-style-name="DefaultParagraphFont" style:family="text">
      <style:text-properties fo:language="et" fo:country="EE"/>
    </style:style>
    <style:style style:name="T280" style:parent-style-name="DefaultParagraphFont" style:family="text">
      <style:text-properties fo:font-style="italic" style:font-style-asian="italic" fo:language="et" fo:country="EE"/>
    </style:style>
    <style:style style:name="T281" style:parent-style-name="DefaultParagraphFont" style:family="text">
      <style:text-properties fo:language="et" fo:country="EE"/>
    </style:style>
    <style:style style:name="T282" style:parent-style-name="DefaultParagraphFont" style:family="text">
      <style:text-properties fo:font-style="italic" style:font-style-asian="italic" fo:language="et" fo:country="EE"/>
    </style:style>
    <style:style style:name="T283" style:parent-style-name="DefaultParagraphFont" style:family="text">
      <style:text-properties fo:language="et" fo:country="EE"/>
    </style:style>
    <style:style style:name="T284" style:parent-style-name="DefaultParagraphFont" style:family="text">
      <style:text-properties fo:font-style="italic" style:font-style-asian="italic" fo:language="et" fo:country="EE"/>
    </style:style>
    <style:style style:name="T285" style:parent-style-name="DefaultParagraphFont" style:family="text">
      <style:text-properties fo:language="et" fo:country="EE"/>
    </style:style>
    <style:style style:name="P286" style:parent-style-name="ListParagraph" style:list-style-name="LFO5" style:family="paragraph">
      <style:paragraph-properties fo:margin-bottom="0.1388in" fo:line-height="115%"/>
    </style:style>
    <style:style style:name="T287" style:parent-style-name="DefaultParagraphFont" style:family="text">
      <style:text-properties fo:language="et" fo:country="EE"/>
    </style:style>
    <style:style style:name="T288" style:parent-style-name="DefaultParagraphFont" style:family="text">
      <style:text-properties fo:language="et" fo:country="EE"/>
    </style:style>
    <style:style style:name="P289" style:parent-style-name="Normal" style:family="paragraph">
      <style:paragraph-properties fo:margin-bottom="0.1388in" fo:line-height="115%" fo:margin-left="0.6375in" fo:background-color="#D6E3BC">
        <style:tab-stops/>
      </style:paragraph-properties>
    </style:style>
    <style:style style:name="P290" style:parent-style-name="ListParagraph" style:list-style-name="LFO5" style:family="paragraph">
      <style:paragraph-properties fo:margin-bottom="0.1388in" fo:line-height="115%"/>
    </style:style>
    <style:style style:name="T291" style:parent-style-name="DefaultParagraphFont" style:family="text">
      <style:text-properties fo:language="et" fo:country="EE"/>
    </style:style>
    <style:style style:name="P292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93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94" style:parent-style-name="Normal" style:family="paragraph">
      <style:paragraph-properties fo:margin-bottom="0.1388in" fo:line-height="115%" fo:margin-left="0.6375in" fo:background-color="#D6E3BC">
        <style:tab-stops/>
      </style:paragraph-properties>
    </style:style>
    <style:style style:name="P295" style:parent-style-name="ListParagraph" style:list-style-name="LFO5" style:family="paragraph">
      <style:paragraph-properties fo:margin-bottom="0.1388in" fo:line-height="115%"/>
    </style:style>
    <style:style style:name="P296" style:parent-style-name="Normal" style:family="paragraph">
      <style:paragraph-properties fo:margin-bottom="0.1388in" fo:line-height="115%" fo:margin-left="0.6375in" fo:background-color="#D6E3BC">
        <style:tab-stops/>
      </style:paragraph-properties>
    </style:style>
    <style:style style:name="P297" style:parent-style-name="ListParagraph" style:list-style-name="LFO5" style:family="paragraph">
      <style:paragraph-properties fo:margin-bottom="0.1388in" fo:line-height="115%"/>
    </style:style>
    <style:style style:name="T298" style:parent-style-name="DefaultParagraphFont" style:family="text">
      <style:text-properties fo:language="et" fo:country="EE"/>
    </style:style>
    <style:style style:name="T299" style:parent-style-name="DefaultParagraphFont" style:family="text">
      <style:text-properties fo:language="et" fo:country="EE"/>
    </style:style>
    <style:style style:name="T300" style:parent-style-name="DefaultParagraphFont" style:family="text">
      <style:text-properties fo:language="et" fo:country="EE"/>
    </style:style>
    <style:style style:name="P301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302" style:parent-style-name="Normal" style:family="paragraph">
      <style:paragraph-properties fo:margin-bottom="0.1388in" fo:line-height="115%"/>
      <style:text-properties fo:language="et" fo:country="EE"/>
    </style:style>
    <style:style style:name="P303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4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5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6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7" style:parent-style-name="Heading1" style:family="paragraph">
      <style:paragraph-properties fo:break-before="page"/>
      <style:text-properties fo:language="et" fo:country="EE"/>
    </style:style>
    <style:style style:name="P308" style:parent-style-name="Heading2" style:family="paragraph">
      <style:text-properties fo:language="et" fo:country="EE"/>
    </style:style>
    <style:style style:name="P309" style:parent-style-name="Normal" style:family="paragraph">
      <style:text-properties fo:language="et" fo:country="EE"/>
    </style:style>
    <style:style style:name="P310" style:parent-style-name="Normal" style:family="paragraph">
      <style:paragraph-properties fo:background-color="#D6E3BC"/>
      <style:text-properties fo:language="et" fo:country="EE"/>
    </style:style>
    <style:style style:name="T311" style:parent-style-name="DefaultParagraphFont" style:family="text">
      <style:text-properties fo:language="et" fo:country="EE"/>
    </style:style>
    <style:style style:name="T312" style:parent-style-name="DefaultParagraphFont" style:family="text">
      <style:text-properties fo:font-style="italic" style:font-style-asian="italic" fo:language="et" fo:country="EE"/>
    </style:style>
    <style:style style:name="T313" style:parent-style-name="DefaultParagraphFont" style:family="text">
      <style:text-properties fo:language="et" fo:country="EE"/>
    </style:style>
    <style:style style:name="T314" style:parent-style-name="Hyperlink" style:family="text">
      <style:text-properties fo:language="et" fo:country="EE"/>
    </style:style>
    <style:style style:name="T315" style:parent-style-name="DefaultParagraphFont" style:family="text">
      <style:text-properties fo:language="et" fo:country="EE"/>
    </style:style>
    <style:style style:name="T316" style:parent-style-name="DefaultParagraphFont" style:family="text">
      <style:text-properties fo:font-style="italic" style:font-style-asian="italic" fo:language="et" fo:country="EE"/>
    </style:style>
    <style:style style:name="T317" style:parent-style-name="DefaultParagraphFont" style:family="text">
      <style:text-properties fo:language="et" fo:country="EE"/>
    </style:style>
    <style:style style:name="T318" style:parent-style-name="DefaultParagraphFont" style:family="text">
      <style:text-properties fo:font-style="italic" style:font-style-asian="italic" fo:language="et" fo:country="EE"/>
    </style:style>
    <style:style style:name="T319" style:parent-style-name="DefaultParagraphFont" style:family="text">
      <style:text-properties fo:language="et" fo:country="EE"/>
    </style:style>
    <style:style style:name="T320" style:parent-style-name="DefaultParagraphFont" style:family="text">
      <style:text-properties fo:font-style="italic" style:font-style-asian="italic" fo:language="et" fo:country="EE"/>
    </style:style>
    <style:style style:name="T321" style:parent-style-name="DefaultParagraphFont" style:family="text">
      <style:text-properties fo:language="et" fo:country="EE"/>
    </style:style>
    <style:style style:name="T322" style:parent-style-name="DefaultParagraphFont" style:family="text">
      <style:text-properties fo:font-style="italic" style:font-style-asian="italic" fo:language="et" fo:country="EE"/>
    </style:style>
    <style:style style:name="T323" style:parent-style-name="DefaultParagraphFont" style:family="text">
      <style:text-properties fo:language="et" fo:country="EE"/>
    </style:style>
    <style:style style:name="T324" style:parent-style-name="DefaultParagraphFont" style:family="text">
      <style:text-properties fo:font-style="italic" style:font-style-asian="italic" fo:language="et" fo:country="EE"/>
    </style:style>
    <style:style style:name="T325" style:parent-style-name="DefaultParagraphFont" style:family="text">
      <style:text-properties fo:language="et" fo:country="EE"/>
    </style:style>
    <style:style style:name="T326" style:parent-style-name="DefaultParagraphFont" style:family="text">
      <style:text-properties fo:font-style="italic" style:font-style-asian="italic" fo:language="et" fo:country="EE"/>
    </style:style>
    <style:style style:name="T327" style:parent-style-name="DefaultParagraphFont" style:family="text">
      <style:text-properties fo:language="et" fo:country="EE"/>
    </style:style>
    <style:style style:name="T328" style:parent-style-name="DefaultParagraphFont" style:family="text">
      <style:text-properties fo:font-style="italic" style:font-style-asian="italic" fo:language="et" fo:country="EE"/>
    </style:style>
    <style:style style:name="T329" style:parent-style-name="DefaultParagraphFont" style:family="text">
      <style:text-properties fo:language="et" fo:country="EE"/>
    </style:style>
    <style:style style:name="T330" style:parent-style-name="DefaultParagraphFont" style:family="text">
      <style:text-properties fo:font-style="italic" style:font-style-asian="italic" fo:language="et" fo:country="EE"/>
    </style:style>
    <style:style style:name="T331" style:parent-style-name="DefaultParagraphFont" style:family="text">
      <style:text-properties fo:language="et" fo:country="EE"/>
    </style:style>
    <style:style style:name="T332" style:parent-style-name="DefaultParagraphFont" style:family="text">
      <style:text-properties fo:language="et" fo:country="EE"/>
    </style:style>
    <style:style style:name="T333" style:parent-style-name="DefaultParagraphFont" style:family="text">
      <style:text-properties fo:font-style="italic" style:font-style-asian="italic" fo:language="et" fo:country="EE"/>
    </style:style>
    <style:style style:name="T334" style:parent-style-name="DefaultParagraphFont" style:family="text">
      <style:text-properties fo:language="et" fo:country="EE"/>
    </style:style>
    <style:style style:name="T335" style:parent-style-name="DefaultParagraphFont" style:family="text">
      <style:text-properties fo:language="et" fo:country="EE"/>
    </style:style>
    <style:style style:name="T336" style:parent-style-name="DefaultParagraphFont" style:family="text">
      <style:text-properties fo:font-weight="bold" style:font-weight-asian="bold" fo:language="et" fo:country="EE"/>
    </style:style>
    <style:style style:name="T337" style:parent-style-name="DefaultParagraphFont" style:family="text">
      <style:text-properties fo:language="et" fo:country="EE"/>
    </style:style>
    <style:style style:name="P338" style:parent-style-name="Standard" style:family="paragraph">
      <style:text-properties fo:language="et" fo:country="EE"/>
    </style:style>
    <style:style style:name="P339" style:parent-style-name="Normal" style:family="paragraph">
      <style:text-properties fo:language="et" fo:country="EE"/>
    </style:style>
    <style:style style:name="TableColumn341" style:family="table-column">
      <style:table-column-properties style:column-width="1.3854in" style:use-optimal-column-width="false"/>
    </style:style>
    <style:style style:name="TableColumn342" style:family="table-column">
      <style:table-column-properties style:column-width="2.8145in" style:use-optimal-column-width="false"/>
    </style:style>
    <style:style style:name="TableColumn343" style:family="table-column">
      <style:table-column-properties style:column-width="2.1in" style:use-optimal-column-width="false"/>
    </style:style>
    <style:style style:name="Table340" style:family="table">
      <style:table-properties style:width="6.3in" fo:margin-left="0.0312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Cell3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fo:language="et" fo:country="E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fo:language="et" fo:country="EE"/>
    </style:style>
    <style:style style:name="T356" style:parent-style-name="DefaultParagraphFont" style:family="text">
      <style:text-properties fo:language="et" fo:country="EE"/>
    </style:style>
    <style:style style:name="T357" style:parent-style-name="DefaultParagraphFont" style:family="text">
      <style:text-properties fo:language="et" fo:country="EE"/>
    </style:style>
    <style:style style:name="T358" style:parent-style-name="DefaultParagraphFont" style:family="text">
      <style:text-properties fo:language="et" fo:country="EE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size="12pt" style:font-size-asian="12pt" style:font-size-complex="12pt" fo:language="et" fo:country="E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text-properties fo:language="et" fo:country="E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Standard" style:family="paragraph">
      <style:text-properties fo:language="et" fo:country="EE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2pt" style:font-size-asian="12pt" style:font-size-complex="12pt" fo:language="et" fo:country="EE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12pt" style:font-size-asian="12pt" style:font-size-complex="12pt" fo:language="et" fo:country="E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language="et" fo:country="EE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2pt" style:font-size-asian="12pt" style:font-size-complex="12pt" fo:language="et" fo:country="EE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size="12pt" style:font-size-asian="12pt" style:font-size-complex="12pt" fo:language="et" fo:country="E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language="et" fo:country="E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12pt" style:font-size-asian="12pt" style:font-size-complex="12pt" fo:language="et" fo:country="EE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2pt" style:font-size-asian="12pt" style:font-size-complex="12pt" fo:language="et" fo:country="E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language="et" fo:country="EE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size="12pt" style:font-size-asian="12pt" style:font-size-complex="12pt" fo:language="et" fo:country="EE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2pt" style:font-size-asian="12pt" style:font-size-complex="12pt" fo:language="et" fo:country="E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fo:language="et" fo:country="EE"/>
    </style:style>
    <style:style style:name="T394" style:parent-style-name="DefaultParagraphFont" style:family="text">
      <style:text-properties fo:font-size="12pt" style:font-size-asian="12pt" style:font-size-complex="12pt" fo:language="et" fo:country="EE"/>
    </style:style>
    <style:style style:name="T395" style:parent-style-name="DefaultParagraphFont" style:family="text">
      <style:text-properties fo:language="et" fo:country="EE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size="12pt" style:font-size-asian="12pt" style:font-size-complex="12pt" fo:language="et" fo:country="EE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12pt" style:font-size-asian="12pt" style:font-size-complex="12pt" fo:language="et" fo:country="E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fo:language="et" fo:country="EE"/>
    </style:style>
    <style:style style:name="T403" style:parent-style-name="DefaultParagraphFont" style:family="text">
      <style:text-properties fo:font-size="12pt" style:font-size-asian="12pt" style:font-size-complex="12pt" fo:language="et" fo:country="EE"/>
    </style:style>
    <style:style style:name="T404" style:parent-style-name="DefaultParagraphFont" style:family="text">
      <style:text-properties fo:language="et" fo:country="EE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fo:font-size="12pt" style:font-size-asian="12pt" style:font-size-complex="12pt" fo:language="et" fo:country="EE"/>
    </style:style>
    <style:style style:name="T407" style:parent-style-name="DefaultParagraphFont" style:family="text">
      <style:text-properties fo:font-size="12pt" style:font-size-asian="12pt" style:font-size-complex="12pt" fo:language="et" fo:country="EE"/>
    </style:style>
    <style:style style:name="T408" style:parent-style-name="DefaultParagraphFont" style:family="text">
      <style:text-properties fo:font-size="12pt" style:font-size-asian="12pt" style:font-size-complex="12pt" fo:language="et" fo:country="EE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2pt" style:font-size-asian="12pt" style:font-size-complex="12pt" fo:language="et" fo:country="E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3" style:parent-style-name="DefaultParagraphFont" style:family="text">
      <style:text-properties fo:language="et" fo:country="EE"/>
    </style:style>
    <style:style style:name="T414" style:parent-style-name="DefaultParagraphFont" style:family="text">
      <style:text-properties fo:font-size="12pt" style:font-size-asian="12pt" style:font-size-complex="12pt" fo:language="et" fo:country="EE"/>
    </style:style>
    <style:style style:name="T415" style:parent-style-name="DefaultParagraphFont" style:family="text">
      <style:text-properties fo:language="et" fo:country="EE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7" style:parent-style-name="DefaultParagraphFont" style:family="text">
      <style:text-properties fo:font-size="12pt" style:font-size-asian="12pt" style:font-size-complex="12pt" fo:language="et" fo:country="EE"/>
    </style:style>
    <style:style style:name="T418" style:parent-style-name="DefaultParagraphFont" style:family="text">
      <style:text-properties fo:font-size="12pt" style:font-size-asian="12pt" style:font-size-complex="12pt" fo:language="et" fo:country="EE"/>
    </style:style>
    <style:style style:name="P419" style:parent-style-name="Normal" style:family="paragraph">
      <style:text-properties fo:language="et" fo:country="EE"/>
    </style:style>
    <style:style style:name="P420" style:parent-style-name="Normal" style:family="paragraph">
      <style:text-properties fo:language="et" fo:country="EE"/>
    </style:style>
    <style:style style:name="P421" style:parent-style-name="Standard" style:family="paragraph">
      <style:text-properties fo:font-weight="bold" style:font-weight-asian="bold" fo:language="et" fo:country="EE"/>
    </style:style>
    <style:style style:name="P422" style:parent-style-name="Standard" style:list-style-name="LFO7" style:family="paragraph">
      <style:text-properties fo:language="et" fo:country="EE"/>
    </style:style>
    <style:style style:name="P423" style:parent-style-name="Standard" style:list-style-name="LFO7" style:family="paragraph">
      <style:text-properties fo:language="et" fo:country="EE"/>
    </style:style>
    <style:style style:name="P424" style:parent-style-name="Standard" style:list-style-name="LFO7" style:family="paragraph"/>
    <style:style style:name="T425" style:parent-style-name="DefaultParagraphFont" style:family="text">
      <style:text-properties fo:language="et" fo:country="EE"/>
    </style:style>
    <style:style style:name="T426" style:parent-style-name="DefaultParagraphFont" style:family="text">
      <style:text-properties fo:font-style="italic" style:font-style-asian="italic" fo:language="et" fo:country="EE"/>
    </style:style>
    <style:style style:name="T427" style:parent-style-name="DefaultParagraphFont" style:family="text">
      <style:text-properties fo:language="et" fo:country="EE"/>
    </style:style>
    <style:style style:name="T428" style:parent-style-name="DefaultParagraphFont" style:family="text">
      <style:text-properties fo:font-style="italic" style:font-style-asian="italic" fo:language="et" fo:country="EE"/>
    </style:style>
    <style:style style:name="T429" style:parent-style-name="DefaultParagraphFont" style:family="text">
      <style:text-properties fo:language="et" fo:country="EE"/>
    </style:style>
    <style:style style:name="P430" style:parent-style-name="Heading2" style:family="paragraph">
      <style:text-properties fo:language="et" fo:country="EE"/>
    </style:style>
    <style:style style:name="P431" style:parent-style-name="Normal" style:family="paragraph">
      <style:text-properties fo:color="#000000" fo:language="et" fo:country="EE"/>
    </style:style>
    <style:style style:name="P432" style:parent-style-name="Normal" style:family="paragraph">
      <style:text-properties fo:language="et" fo:country="EE"/>
    </style:style>
    <style:style style:name="P433" style:parent-style-name="Normal" style:family="paragraph">
      <style:text-properties fo:language="et" fo:country="EE"/>
    </style:style>
    <style:style style:name="TableColumn435" style:family="table-column">
      <style:table-column-properties style:column-width="2.0416in" style:use-optimal-column-width="false"/>
    </style:style>
    <style:style style:name="TableColumn436" style:family="table-column">
      <style:table-column-properties style:column-width="4.2583in" style:use-optimal-column-width="false"/>
    </style:style>
    <style:style style:name="Table434" style:family="table">
      <style:table-properties style:width="6.3in" fo:margin-left="0.0312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language="et" fo:country="EE"/>
    </style:style>
    <style:style style:name="TableCell4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1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language="et" fo:country="EE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ListParagraph" style:family="paragraph">
      <style:paragraph-properties fo:margin-left="0in">
        <style:tab-stops/>
      </style:paragraph-properties>
    </style:style>
    <style:style style:name="T472" style:parent-style-name="DefaultParagraphFont" style:family="text">
      <style:text-properties fo:language="et" fo:country="EE"/>
    </style:style>
    <style:style style:name="T473" style:parent-style-name="DefaultParagraphFont" style:family="text">
      <style:text-properties fo:font-style="italic" style:font-style-asian="italic" fo:language="et" fo:country="EE"/>
    </style:style>
    <style:style style:name="T474" style:parent-style-name="DefaultParagraphFont" style:family="text">
      <style:text-properties fo:language="et" fo:country="EE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P485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P486" style:parent-style-name="Normal" style:family="paragraph">
      <style:paragraph-properties style:text-autospace="none" fo:background-color="#D6E3BC"/>
    </style:style>
    <style:style style:name="T487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488" style:parent-style-name="Normal" style:family="paragraph">
      <style:paragraph-properties style:text-autospace="none" fo:background-color="#D6E3BC"/>
    </style:style>
    <style:style style:name="T48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9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9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9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00" style:parent-style-name="Normal" style:family="paragraph">
      <style:paragraph-properties style:text-autospace="none" fo:background-color="#D6E3BC"/>
    </style:style>
    <style:style style:name="T50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0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0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0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1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1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13" style:parent-style-name="Normal" style:family="paragraph">
      <style:paragraph-properties style:text-autospace="none" fo:background-color="#D6E3BC"/>
    </style:style>
    <style:style style:name="T51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1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1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1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2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2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2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26" style:parent-style-name="Normal" style:family="paragraph">
      <style:paragraph-properties style:text-autospace="none" fo:background-color="#D6E3BC"/>
    </style:style>
    <style:style style:name="T52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2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2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3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3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3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3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39" style:parent-style-name="Normal" style:family="paragraph">
      <style:paragraph-properties style:text-autospace="none" fo:background-color="#D6E3BC"/>
    </style:style>
    <style:style style:name="T54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4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4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4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4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4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4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4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5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5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52" style:parent-style-name="Normal" style:family="paragraph">
      <style:paragraph-properties style:text-autospace="none" fo:background-color="#D6E3BC"/>
    </style:style>
    <style:style style:name="T55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5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5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5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5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5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6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6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6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6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65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66" style:parent-style-name="Normal" style:family="paragraph">
      <style:paragraph-properties style:text-autospace="none" fo:background-color="#D6E3BC"/>
    </style:style>
    <style:style style:name="T567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568" style:parent-style-name="Normal" style:family="paragraph">
      <style:paragraph-properties style:text-autospace="none" fo:background-color="#D6E3BC"/>
    </style:style>
    <style:style style:name="T56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7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7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7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7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7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7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8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81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82" style:parent-style-name="Normal" style:family="paragraph">
      <style:paragraph-properties style:text-autospace="none" fo:background-color="#D6E3BC"/>
    </style:style>
    <style:style style:name="T583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584" style:parent-style-name="Normal" style:family="paragraph">
      <style:paragraph-properties style:text-autospace="none" fo:background-color="#D6E3BC"/>
    </style:style>
    <style:style style:name="T58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8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8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8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9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9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97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98" style:parent-style-name="Normal" style:family="paragraph">
      <style:paragraph-properties style:text-autospace="none" fo:background-color="#D6E3BC"/>
    </style:style>
    <style:style style:name="T59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0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0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0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0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07" style:parent-style-name="Normal" style:family="paragraph">
      <style:paragraph-properties style:text-autospace="none" fo:background-color="#D6E3BC"/>
    </style:style>
    <style:style style:name="T60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1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12" style:parent-style-name="Normal" style:family="paragraph">
      <style:paragraph-properties style:text-autospace="none" fo:background-color="#D6E3BC"/>
    </style:style>
    <style:style style:name="T61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1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21" style:parent-style-name="Normal" style:family="paragraph">
      <style:paragraph-properties style:text-autospace="none" fo:background-color="#D6E3BC"/>
    </style:style>
    <style:style style:name="T62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2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2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0" style:parent-style-name="Normal" style:family="paragraph">
      <style:paragraph-properties style:text-autospace="none" fo:background-color="#D6E3BC"/>
    </style:style>
    <style:style style:name="T63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3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3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3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5" style:parent-style-name="Normal" style:family="paragraph">
      <style:paragraph-properties style:text-autospace="none" fo:background-color="#D6E3BC"/>
    </style:style>
    <style:style style:name="T63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3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3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9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40" style:parent-style-name="Normal" style:family="paragraph">
      <style:paragraph-properties style:text-autospace="none" fo:background-color="#D6E3BC"/>
    </style:style>
    <style:style style:name="T64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4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4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4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4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4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4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4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5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5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53" style:parent-style-name="Normal" style:family="paragraph">
      <style:paragraph-properties style:text-autospace="none" fo:background-color="#D6E3BC"/>
    </style:style>
    <style:style style:name="T65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5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5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5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5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6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6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66" style:parent-style-name="Normal" style:family="paragraph">
      <style:paragraph-properties style:text-autospace="none" fo:background-color="#D6E3BC"/>
    </style:style>
    <style:style style:name="T66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6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6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7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7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7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7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7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7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79" style:parent-style-name="Normal" style:family="paragraph">
      <style:paragraph-properties style:text-autospace="none" fo:background-color="#D6E3BC"/>
    </style:style>
    <style:style style:name="T68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8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8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8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8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8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9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9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92" style:parent-style-name="Normal" style:family="paragraph">
      <style:paragraph-properties style:text-autospace="none" fo:background-color="#D6E3BC"/>
    </style:style>
    <style:style style:name="T69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9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9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96" style:parent-style-name="Normal" style:family="paragraph">
      <style:paragraph-properties style:text-autospace="none" fo:background-color="#D6E3BC"/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P697" style:parent-style-name="Normal" style:family="paragraph">
      <style:paragraph-properties style:text-autospace="none" fo:background-color="#D6E3BC"/>
    </style:style>
    <style:style style:name="T69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9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0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0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0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0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0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0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09" style:parent-style-name="Normal" style:family="paragraph">
      <style:paragraph-properties style:text-autospace="none" fo:background-color="#D6E3BC"/>
    </style:style>
    <style:style style:name="T71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1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1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1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1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1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2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22" style:parent-style-name="Normal" style:family="paragraph">
      <style:paragraph-properties style:text-autospace="none" fo:background-color="#D6E3BC"/>
    </style:style>
    <style:style style:name="T72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2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2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2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2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3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3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35" style:parent-style-name="Normal" style:family="paragraph">
      <style:paragraph-properties style:text-autospace="none" fo:background-color="#D6E3BC"/>
    </style:style>
    <style:style style:name="T73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3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3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4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4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4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4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4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4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48" style:parent-style-name="Normal" style:family="paragraph">
      <style:paragraph-properties style:text-autospace="none" fo:background-color="#D6E3BC"/>
    </style:style>
    <style:style style:name="T74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5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5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5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5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5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5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61" style:parent-style-name="Normal" style:family="paragraph">
      <style:paragraph-properties style:text-autospace="none" fo:background-color="#D6E3BC"/>
    </style:style>
    <style:style style:name="T76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6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6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6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6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7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7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7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74" style:parent-style-name="Normal" style:family="paragraph">
      <style:paragraph-properties style:text-autospace="none" fo:background-color="#D6E3BC"/>
    </style:style>
    <style:style style:name="T77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7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7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7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7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8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8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8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87" style:parent-style-name="Normal" style:family="paragraph">
      <style:paragraph-properties style:text-autospace="none" fo:background-color="#D6E3BC"/>
    </style:style>
    <style:style style:name="T78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8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9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9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9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9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9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00" style:parent-style-name="Normal" style:family="paragraph">
      <style:paragraph-properties style:text-autospace="none" fo:background-color="#D6E3BC"/>
    </style:style>
    <style:style style:name="T80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0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0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0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0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0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0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0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1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13" style:parent-style-name="Normal" style:family="paragraph">
      <style:paragraph-properties style:text-autospace="none" fo:background-color="#D6E3BC"/>
    </style:style>
    <style:style style:name="T81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1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1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1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2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2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2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26" style:parent-style-name="Normal" style:family="paragraph">
      <style:paragraph-properties style:text-autospace="none" fo:background-color="#D6E3BC"/>
    </style:style>
    <style:style style:name="T82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2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2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3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3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3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3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39" style:parent-style-name="Normal" style:family="paragraph">
      <style:paragraph-properties style:text-autospace="none" fo:background-color="#D6E3BC"/>
    </style:style>
    <style:style style:name="T84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4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4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4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4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4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4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4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5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52" style:parent-style-name="Normal" style:family="paragraph">
      <style:paragraph-properties style:text-autospace="none" fo:background-color="#D6E3BC"/>
    </style:style>
    <style:style style:name="T85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5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5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5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6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6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65" style:parent-style-name="Normal" style:family="paragraph">
      <style:paragraph-properties style:text-autospace="none" fo:background-color="#D6E3BC"/>
    </style:style>
    <style:style style:name="T86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6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6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7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7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7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7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7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7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78" style:parent-style-name="Normal" style:family="paragraph">
      <style:paragraph-properties style:text-autospace="none" fo:background-color="#D6E3BC"/>
    </style:style>
    <style:style style:name="T87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8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8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8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8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8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8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8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8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9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91" style:parent-style-name="Normal" style:family="paragraph">
      <style:paragraph-properties style:text-autospace="none" fo:background-color="#D6E3BC"/>
    </style:style>
    <style:style style:name="T89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9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9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9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9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9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9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0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90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90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0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905" style:parent-style-name="Normal" style:family="paragraph">
      <style:paragraph-properties style:text-autospace="none" fo:background-color="#D6E3BC"/>
    </style:style>
    <style:style style:name="T90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0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90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90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1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91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91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1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91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91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1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919" style:parent-style-name="Normal" style:family="paragraph">
      <style:paragraph-properties fo:background-color="#D6E3BC"/>
    </style:style>
    <style:style style:name="T92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92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92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923" style:parent-style-name="Heading3" style:family="paragraph">
      <style:text-properties fo:language="et" fo:country="EE"/>
    </style:style>
    <style:style style:name="P924" style:parent-style-name="Normal" style:family="paragraph">
      <style:text-properties fo:language="et" fo:country="EE"/>
    </style:style>
    <style:style style:name="T92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26" style:parent-style-name="DefaultParagraphFont" style:family="text">
      <style:text-properties fo:font-weight="bold" style:font-weight-asian="bold" fo:language="et" fo:country="EE"/>
    </style:style>
    <style:style style:name="T927" style:parent-style-name="DefaultParagraphFont" style:family="text">
      <style:text-properties fo:language="et" fo:country="EE"/>
    </style:style>
    <style:style style:name="P928" style:parent-style-name="Normal" style:family="paragraph">
      <style:text-properties fo:language="et" fo:country="EE"/>
    </style:style>
    <style:style style:name="T92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0" style:parent-style-name="DefaultParagraphFont" style:family="text">
      <style:text-properties fo:language="et" fo:country="EE"/>
    </style:style>
    <style:style style:name="P931" style:parent-style-name="Normal" style:family="paragraph">
      <style:text-properties fo:language="et" fo:country="EE"/>
    </style:style>
    <style:style style:name="T93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3" style:parent-style-name="DefaultParagraphFont" style:family="text">
      <style:text-properties fo:language="et" fo:country="EE"/>
    </style:style>
    <style:style style:name="T934" style:parent-style-name="DefaultParagraphFont" style:family="text">
      <style:text-properties fo:font-style="italic" style:font-style-asian="italic" fo:language="et" fo:country="EE"/>
    </style:style>
    <style:style style:name="P935" style:parent-style-name="Normal" style:family="paragraph">
      <style:text-properties fo:font-style="italic" style:font-style-asian="italic" fo:language="et" fo:country="EE"/>
    </style:style>
    <style:style style:name="T93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7" style:parent-style-name="DefaultParagraphFont" style:family="text">
      <style:text-properties fo:language="et" fo:country="EE"/>
    </style:style>
    <style:style style:name="P938" style:parent-style-name="Normal" style:family="paragraph">
      <style:text-properties fo:language="et" fo:country="EE"/>
    </style:style>
    <style:style style:name="T93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40" style:parent-style-name="DefaultParagraphFont" style:family="text">
      <style:text-properties fo:language="et" fo:country="EE"/>
    </style:style>
    <style:style style:name="P941" style:parent-style-name="Normal" style:family="paragraph">
      <style:text-properties fo:language="et" fo:country="EE"/>
    </style:style>
    <style:style style:name="T94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43" style:parent-style-name="DefaultParagraphFont" style:family="text">
      <style:text-properties fo:language="et" fo:country="EE"/>
    </style:style>
    <style:style style:name="P944" style:parent-style-name="Normal" style:family="paragraph">
      <style:text-properties fo:language="et" fo:country="EE"/>
    </style:style>
    <style:style style:name="T94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46" style:parent-style-name="DefaultParagraphFont" style:family="text">
      <style:text-properties fo:language="et" fo:country="EE"/>
    </style:style>
    <style:style style:name="P947" style:parent-style-name="Normal" style:family="paragraph">
      <style:text-properties fo:font-style="italic" style:font-style-asian="italic" fo:language="et" fo:country="EE"/>
    </style:style>
    <style:style style:name="T94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49" style:parent-style-name="DefaultParagraphFont" style:family="text">
      <style:text-properties fo:language="et" fo:country="EE" style:language-complex="ar" style:country-complex="SA"/>
    </style:style>
    <style:style style:name="P950" style:parent-style-name="Normal" style:family="paragraph">
      <style:text-properties fo:font-style="italic" style:font-style-asian="italic" fo:language="et" fo:country="EE"/>
    </style:style>
    <style:style style:name="T95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52" style:parent-style-name="DefaultParagraphFont" style:family="text">
      <style:text-properties fo:font-style="italic" style:font-style-asian="italic" fo:language="et" fo:country="EE"/>
    </style:style>
    <style:style style:name="T953" style:parent-style-name="DefaultParagraphFont" style:family="text">
      <style:text-properties fo:language="et" fo:country="EE"/>
    </style:style>
    <style:style style:name="P954" style:parent-style-name="Normal" style:family="paragraph">
      <style:text-properties fo:font-weight="bold" style:font-weight-asian="bold" fo:font-style="italic" style:font-style-asian="italic" fo:language="et" fo:country="EE"/>
    </style:style>
    <style:style style:name="T95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56" style:parent-style-name="DefaultParagraphFont" style:family="text">
      <style:text-properties fo:font-style="italic" style:font-style-asian="italic" fo:language="et" fo:country="EE"/>
    </style:style>
    <style:style style:name="T957" style:parent-style-name="DefaultParagraphFont" style:family="text">
      <style:text-properties fo:language="et" fo:country="EE"/>
    </style:style>
    <style:style style:name="P958" style:parent-style-name="Normal" style:family="paragraph">
      <style:text-properties fo:font-weight="bold" style:font-weight-asian="bold" fo:font-style="italic" style:font-style-asian="italic" fo:language="et" fo:country="EE"/>
    </style:style>
    <style:style style:name="T95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60" style:parent-style-name="DefaultParagraphFont" style:family="text">
      <style:text-properties fo:font-style="italic" style:font-style-asian="italic" fo:language="et" fo:country="EE"/>
    </style:style>
    <style:style style:name="T961" style:parent-style-name="DefaultParagraphFont" style:family="text">
      <style:text-properties fo:language="et" fo:country="EE"/>
    </style:style>
    <style:style style:name="P962" style:parent-style-name="Normal" style:family="paragraph">
      <style:text-properties fo:language="et" fo:country="EE"/>
    </style:style>
    <style:style style:name="T963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64" style:parent-style-name="DefaultParagraphFont" style:family="text">
      <style:text-properties fo:font-style="italic" style:font-style-asian="italic" fo:language="et" fo:country="EE"/>
    </style:style>
    <style:style style:name="T965" style:parent-style-name="DefaultParagraphFont" style:family="text">
      <style:text-properties fo:language="et" fo:country="EE"/>
    </style:style>
    <style:style style:name="P966" style:parent-style-name="Normal" style:family="paragraph">
      <style:text-properties fo:font-style="italic" style:font-style-asian="italic" fo:language="et" fo:country="EE"/>
    </style:style>
    <style:style style:name="T967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68" style:parent-style-name="DefaultParagraphFont" style:family="text">
      <style:text-properties fo:font-style="italic" style:font-style-asian="italic" fo:language="et" fo:country="EE"/>
    </style:style>
    <style:style style:name="T969" style:parent-style-name="DefaultParagraphFont" style:family="text">
      <style:text-properties fo:language="et" fo:country="EE"/>
    </style:style>
    <style:style style:name="T970" style:parent-style-name="DefaultParagraphFont" style:family="text">
      <style:text-properties fo:language="et" fo:country="EE"/>
    </style:style>
    <style:style style:name="T97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72" style:parent-style-name="DefaultParagraphFont" style:family="text">
      <style:text-properties fo:font-weight="bold" style:font-weight-asian="bold" fo:language="et" fo:country="EE"/>
    </style:style>
    <style:style style:name="T973" style:parent-style-name="DefaultParagraphFont" style:family="text">
      <style:text-properties fo:language="et" fo:country="EE"/>
    </style:style>
    <style:style style:name="P974" style:parent-style-name="Normal" style:family="paragraph">
      <style:text-properties fo:language="et" fo:country="EE"/>
    </style:style>
    <style:style style:name="T97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76" style:parent-style-name="DefaultParagraphFont" style:family="text">
      <style:text-properties fo:language="et" fo:country="EE"/>
    </style:style>
    <style:style style:name="P977" style:parent-style-name="Normal" style:family="paragraph">
      <style:text-properties fo:font-style="italic" style:font-style-asian="italic" fo:language="et" fo:country="EE"/>
    </style:style>
    <style:style style:name="T97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79" style:parent-style-name="DefaultParagraphFont" style:family="text">
      <style:text-properties fo:language="et" fo:country="EE" style:language-complex="ar" style:country-complex="SA"/>
    </style:style>
    <style:style style:name="P980" style:parent-style-name="Normal" style:family="paragraph">
      <style:text-properties fo:language="et" fo:country="EE" style:language-complex="ar" style:country-complex="SA"/>
    </style:style>
    <style:style style:name="T981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2" style:parent-style-name="DefaultParagraphFont" style:family="text">
      <style:text-properties fo:language="et" fo:country="EE" style:language-complex="ar" style:country-complex="SA"/>
    </style:style>
    <style:style style:name="P983" style:parent-style-name="Normal" style:family="paragraph">
      <style:text-properties fo:language="et" fo:country="EE" style:language-complex="ar" style:country-complex="SA"/>
    </style:style>
    <style:style style:name="T98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5" style:parent-style-name="DefaultParagraphFont" style:family="text">
      <style:text-properties fo:language="et" fo:country="EE" style:language-complex="ar" style:country-complex="SA"/>
    </style:style>
    <style:style style:name="P986" style:parent-style-name="Normal" style:family="paragraph">
      <style:text-properties fo:language="et" fo:country="EE" style:language-complex="ar" style:country-complex="SA"/>
    </style:style>
    <style:style style:name="T987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8" style:parent-style-name="DefaultParagraphFont" style:family="text">
      <style:text-properties fo:language="et" fo:country="EE" style:language-complex="ar" style:country-complex="SA"/>
    </style:style>
    <style:style style:name="P989" style:parent-style-name="Normal" style:family="paragraph">
      <style:text-properties fo:language="et" fo:country="EE" style:language-complex="ar" style:country-complex="SA"/>
    </style:style>
    <style:style style:name="T99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91" style:parent-style-name="DefaultParagraphFont" style:family="text">
      <style:text-properties fo:language="et" fo:country="EE" style:language-complex="ar" style:country-complex="SA"/>
    </style:style>
    <style:style style:name="P992" style:parent-style-name="Normal" style:family="paragraph">
      <style:text-properties fo:language="et" fo:country="EE" style:language-complex="ar" style:country-complex="SA"/>
    </style:style>
    <style:style style:name="T993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94" style:parent-style-name="DefaultParagraphFont" style:family="text">
      <style:text-properties fo:language="et" fo:country="EE" style:language-complex="ar" style:country-complex="SA"/>
    </style:style>
    <style:style style:name="P995" style:parent-style-name="Normal" style:family="paragraph">
      <style:text-properties fo:language="et" fo:country="EE" style:language-complex="ar" style:country-complex="SA"/>
    </style:style>
    <style:style style:name="T99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97" style:parent-style-name="DefaultParagraphFont" style:family="text">
      <style:text-properties fo:language="et" fo:country="EE" style:language-complex="ar" style:country-complex="SA"/>
    </style:style>
    <style:style style:name="P998" style:parent-style-name="Normal" style:family="paragraph">
      <style:text-properties fo:language="et" fo:country="EE" style:language-complex="ar" style:country-complex="SA"/>
    </style:style>
    <style:style style:name="T999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1000" style:parent-style-name="DefaultParagraphFont" style:family="text">
      <style:text-properties fo:language="et" fo:country="EE" style:language-complex="ar" style:country-complex="SA"/>
    </style:style>
    <style:style style:name="P1001" style:parent-style-name="Normal" style:family="paragraph">
      <style:text-properties fo:language="et" fo:country="EE" style:language-complex="ar" style:country-complex="SA"/>
    </style:style>
    <style:style style:name="T100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1003" style:parent-style-name="DefaultParagraphFont" style:family="text">
      <style:text-properties fo:language="et" fo:country="EE" style:language-complex="ar" style:country-complex="SA"/>
    </style:style>
    <style:style style:name="P1004" style:parent-style-name="Normal" style:family="paragraph">
      <style:text-properties fo:language="et" fo:country="EE" style:language-complex="ar" style:country-complex="SA"/>
    </style:style>
    <style:style style:name="T1005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1006" style:parent-style-name="DefaultParagraphFont" style:family="text">
      <style:text-properties fo:language="et" fo:country="EE" style:language-complex="ar" style:country-complex="SA"/>
    </style:style>
    <style:style style:name="P1007" style:parent-style-name="Normal" style:family="paragraph">
      <style:text-properties fo:language="et" fo:country="EE" style:language-complex="ar" style:country-complex="SA"/>
    </style:style>
    <style:style style:name="T100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1009" style:parent-style-name="DefaultParagraphFont" style:family="text">
      <style:text-properties fo:language="et" fo:country="EE" style:language-complex="ar" style:country-complex="SA"/>
    </style:style>
    <style:style style:name="P1010" style:parent-style-name="Normal" style:family="paragraph">
      <style:text-properties fo:language="et" fo:country="EE" style:language-complex="ar" style:country-complex="SA"/>
    </style:style>
    <style:style style:name="P1011" style:parent-style-name="Normal" style:family="paragraph">
      <style:text-properties fo:language="et" fo:country="EE" style:language-complex="ar" style:country-complex="SA"/>
    </style:style>
    <style:style style:name="P1012" style:parent-style-name="Heading3" style:family="paragraph">
      <style:text-properties fo:language="et" fo:country="EE"/>
    </style:style>
    <style:style style:name="P1013" style:parent-style-name="Normal" style:family="paragraph">
      <style:paragraph-properties style:text-autospace="none" style:vertical-align="auto" fo:background-color="#D6E3BC"/>
    </style:style>
    <style:style style:name="T101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01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016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17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1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19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20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21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2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23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2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025" style:parent-style-name="Normal" style:family="paragraph">
      <style:paragraph-properties style:text-autospace="none" style:vertical-align="auto" fo:background-color="#D6E3BC"/>
    </style:style>
    <style:style style:name="T102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02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02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29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3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3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32" style:parent-style-name="Normal" style:family="paragraph">
      <style:paragraph-properties style:text-autospace="none" style:vertical-align="auto" fo:background-color="#D6E3BC"/>
    </style:style>
    <style:style style:name="T103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3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3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3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37" style:parent-style-name="Normal" style:family="paragraph">
      <style:paragraph-properties style:text-autospace="none" style:vertical-align="auto" fo:background-color="#D6E3BC"/>
    </style:style>
    <style:style style:name="T103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39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4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4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42" style:parent-style-name="Normal" style:family="paragraph">
      <style:paragraph-properties style:text-autospace="none" style:vertical-align="auto" fo:background-color="#D6E3BC"/>
    </style:style>
    <style:style style:name="T104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4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4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4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47" style:parent-style-name="Normal" style:family="paragraph">
      <style:paragraph-properties style:text-autospace="none" style:vertical-align="auto" fo:background-color="#D6E3BC"/>
    </style:style>
    <style:style style:name="T104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49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5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5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52" style:parent-style-name="Normal" style:family="paragraph">
      <style:paragraph-properties style:text-autospace="none" style:vertical-align="auto" fo:background-color="#D6E3BC"/>
    </style:style>
    <style:style style:name="T1053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5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55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5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5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5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59" style:parent-style-name="Normal" style:family="paragraph">
      <style:paragraph-properties style:text-autospace="none" style:vertical-align="auto" fo:background-color="#D6E3BC"/>
    </style:style>
    <style:style style:name="T1060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3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5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66" style:parent-style-name="Normal" style:family="paragraph">
      <style:paragraph-properties style:text-autospace="none" style:vertical-align="auto" fo:background-color="#D6E3BC"/>
    </style:style>
    <style:style style:name="T106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9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0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73" style:parent-style-name="Normal" style:family="paragraph">
      <style:paragraph-properties style:text-autospace="none" style:vertical-align="auto" fo:background-color="#D6E3BC"/>
    </style:style>
    <style:style style:name="T107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5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9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80" style:parent-style-name="Normal" style:family="paragraph">
      <style:paragraph-properties style:text-autospace="none" style:vertical-align="auto" fo:background-color="#D6E3BC"/>
    </style:style>
    <style:style style:name="T108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3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5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088" style:parent-style-name="Normal" style:family="paragraph">
      <style:paragraph-properties style:text-autospace="none" style:vertical-align="auto" fo:background-color="#D6E3BC"/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P1089" style:parent-style-name="Normal" style:family="paragraph">
      <style:paragraph-properties style:text-autospace="none" style:vertical-align="auto" fo:background-color="#D6E3BC"/>
    </style:style>
    <style:style style:name="T109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9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09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09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9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09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09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097" style:parent-style-name="Normal" style:family="paragraph">
      <style:paragraph-properties style:text-autospace="none" style:vertical-align="auto" fo:background-color="#D6E3BC"/>
    </style:style>
    <style:style style:name="T109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099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100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10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0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03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et" fo:country="EE" style:language-complex="ar" style:country-complex="SA"/>
    </style:style>
    <style:style style:name="T110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0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06" style:parent-style-name="Normal" style:family="paragraph">
      <style:paragraph-properties style:text-autospace="none" style:vertical-align="auto" fo:background-color="#D6E3BC"/>
    </style:style>
    <style:style style:name="T110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0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0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1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11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112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11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1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15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116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11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1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19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12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21" style:parent-style-name="Normal" style:family="paragraph">
      <style:paragraph-properties style:text-autospace="none" style:vertical-align="auto" fo:background-color="#D6E3BC"/>
    </style:style>
    <style:style style:name="T112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2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2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2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26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127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12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29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3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31" style:parent-style-name="Normal" style:family="paragraph">
      <style:paragraph-properties style:text-autospace="none" style:vertical-align="auto" fo:background-color="#D6E3BC"/>
    </style:style>
    <style:style style:name="T113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3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3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3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3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3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38" style:parent-style-name="Normal" style:family="paragraph">
      <style:paragraph-properties style:text-autospace="none" style:vertical-align="auto" fo:background-color="#D6E3BC"/>
    </style:style>
    <style:style style:name="T113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4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4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4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4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4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4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4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4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4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4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50" style:parent-style-name="Normal" style:family="paragraph">
      <style:paragraph-properties style:text-autospace="none" style:vertical-align="auto" fo:background-color="#D6E3BC"/>
    </style:style>
    <style:style style:name="T115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5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5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5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5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5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5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5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5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6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6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62" style:parent-style-name="Normal" style:family="paragraph">
      <style:paragraph-properties style:text-autospace="none" style:vertical-align="auto" fo:background-color="#D6E3BC"/>
    </style:style>
    <style:style style:name="T116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6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6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6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6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6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6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7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7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7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7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74" style:parent-style-name="Normal" style:family="paragraph">
      <style:paragraph-properties style:text-autospace="none" style:vertical-align="auto" fo:background-color="#D6E3BC"/>
    </style:style>
    <style:style style:name="T117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7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7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7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7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8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8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8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8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8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8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86" style:parent-style-name="Normal" style:family="paragraph">
      <style:paragraph-properties style:text-autospace="none" style:vertical-align="auto" fo:background-color="#D6E3BC"/>
    </style:style>
    <style:style style:name="T118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8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8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9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9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9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9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9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19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19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19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198" style:parent-style-name="Normal" style:family="paragraph">
      <style:paragraph-properties style:text-autospace="none" style:vertical-align="auto" fo:background-color="#D6E3BC"/>
    </style:style>
    <style:style style:name="T119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0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0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0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0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0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0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0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0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0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09" style:parent-style-name="Normal" style:family="paragraph">
      <style:paragraph-properties style:text-autospace="none" style:vertical-align="auto" fo:background-color="#D6E3BC"/>
    </style:style>
    <style:style style:name="T121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1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1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1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1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1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1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1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1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1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2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21" style:parent-style-name="Normal" style:family="paragraph">
      <style:paragraph-properties style:text-autospace="none" style:vertical-align="auto" fo:background-color="#D6E3BC"/>
    </style:style>
    <style:style style:name="T122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2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2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2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2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2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2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2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3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3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3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33" style:parent-style-name="Normal" style:family="paragraph">
      <style:paragraph-properties style:text-autospace="none" style:vertical-align="auto" fo:background-color="#D6E3BC"/>
    </style:style>
    <style:style style:name="T123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3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3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3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3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3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4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4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4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4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4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45" style:parent-style-name="Normal" style:family="paragraph">
      <style:paragraph-properties style:text-autospace="none" style:vertical-align="auto" fo:background-color="#D6E3BC"/>
    </style:style>
    <style:style style:name="T124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4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4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4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5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5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5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5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5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5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5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57" style:parent-style-name="Normal" style:family="paragraph">
      <style:paragraph-properties style:text-autospace="none" style:vertical-align="auto" fo:background-color="#D6E3BC"/>
    </style:style>
    <style:style style:name="T125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5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6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6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6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6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6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6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6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6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6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69" style:parent-style-name="Normal" style:family="paragraph">
      <style:paragraph-properties style:text-autospace="none" style:vertical-align="auto" fo:background-color="#D6E3BC"/>
    </style:style>
    <style:style style:name="T127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7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7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7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7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7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7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7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7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7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8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81" style:parent-style-name="Normal" style:family="paragraph">
      <style:paragraph-properties style:text-autospace="none" style:vertical-align="auto" fo:background-color="#D6E3BC"/>
    </style:style>
    <style:style style:name="T128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8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8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8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8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8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8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8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9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9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29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293" style:parent-style-name="Normal" style:family="paragraph">
      <style:paragraph-properties style:text-autospace="none" style:vertical-align="auto" fo:background-color="#D6E3BC"/>
    </style:style>
    <style:style style:name="T129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9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9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9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29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29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0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0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0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0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0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05" style:parent-style-name="Normal" style:family="paragraph">
      <style:paragraph-properties style:text-autospace="none" style:vertical-align="auto" fo:background-color="#D6E3BC"/>
    </style:style>
    <style:style style:name="T130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0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0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0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1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1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1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1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1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1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1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17" style:parent-style-name="Normal" style:family="paragraph">
      <style:paragraph-properties style:text-autospace="none" style:vertical-align="auto" fo:background-color="#D6E3BC"/>
    </style:style>
    <style:style style:name="T131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1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2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2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2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2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2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2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2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2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2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29" style:parent-style-name="Normal" style:family="paragraph">
      <style:paragraph-properties style:text-autospace="none" style:vertical-align="auto" fo:background-color="#D6E3BC"/>
    </style:style>
    <style:style style:name="T133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3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3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3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3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3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3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3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3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3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4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41" style:parent-style-name="Normal" style:family="paragraph">
      <style:paragraph-properties style:text-autospace="none" style:vertical-align="auto" fo:background-color="#D6E3BC"/>
    </style:style>
    <style:style style:name="T134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4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4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4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4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4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4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4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5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5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5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53" style:parent-style-name="Normal" style:family="paragraph">
      <style:paragraph-properties style:text-autospace="none" style:vertical-align="auto" fo:background-color="#D6E3BC"/>
    </style:style>
    <style:style style:name="T135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5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5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5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5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5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6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6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6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6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6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65" style:parent-style-name="Normal" style:family="paragraph">
      <style:paragraph-properties style:text-autospace="none" style:vertical-align="auto" fo:background-color="#D6E3BC"/>
    </style:style>
    <style:style style:name="T136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6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6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6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7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7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7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7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7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7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7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77" style:parent-style-name="Normal" style:family="paragraph">
      <style:paragraph-properties style:text-autospace="none" style:vertical-align="auto" fo:background-color="#D6E3BC"/>
    </style:style>
    <style:style style:name="T137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7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8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8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8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8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8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8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8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8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8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389" style:parent-style-name="Normal" style:family="paragraph">
      <style:paragraph-properties style:text-autospace="none" style:vertical-align="auto" fo:background-color="#D6E3BC"/>
    </style:style>
    <style:style style:name="T139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9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9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9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9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9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39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9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39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39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0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01" style:parent-style-name="Normal" style:family="paragraph">
      <style:paragraph-properties style:text-autospace="none" style:vertical-align="auto" fo:background-color="#D6E3BC"/>
    </style:style>
    <style:style style:name="T140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0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0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0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0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0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0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0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1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1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1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13" style:parent-style-name="Normal" style:family="paragraph">
      <style:paragraph-properties style:text-autospace="none" style:vertical-align="auto" fo:background-color="#D6E3BC"/>
    </style:style>
    <style:style style:name="T141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1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1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1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1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1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2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2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2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2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24" style:parent-style-name="Normal" style:family="paragraph">
      <style:paragraph-properties style:text-autospace="none" style:vertical-align="auto" fo:background-color="#D6E3BC"/>
    </style:style>
    <style:style style:name="T142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2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2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2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2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3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3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3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3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3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3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36" style:parent-style-name="Normal" style:family="paragraph">
      <style:paragraph-properties style:text-autospace="none" style:vertical-align="auto" fo:background-color="#D6E3BC"/>
    </style:style>
    <style:style style:name="T143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3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3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4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4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4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43" style:parent-style-name="Normal" style:family="paragraph">
      <style:paragraph-properties style:text-autospace="none" style:vertical-align="auto" fo:background-color="#D6E3BC"/>
    </style:style>
    <style:style style:name="T144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4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4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4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4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49" style:parent-style-name="Normal" style:family="paragraph">
      <style:paragraph-properties style:text-autospace="none" style:vertical-align="auto" fo:background-color="#D6E3BC"/>
    </style:style>
    <style:style style:name="T145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5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5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5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54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455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45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5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5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59" style:parent-style-name="Normal" style:family="paragraph">
      <style:paragraph-properties style:text-autospace="none" style:vertical-align="auto" fo:background-color="#D6E3BC"/>
    </style:style>
    <style:style style:name="T146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6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6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6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6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6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66" style:parent-style-name="Normal" style:family="paragraph">
      <style:paragraph-properties style:text-autospace="none" style:vertical-align="auto" fo:background-color="#D6E3BC"/>
    </style:style>
    <style:style style:name="T146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6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6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7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7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7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7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47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47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7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7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7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7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8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8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82" style:parent-style-name="Normal" style:family="paragraph">
      <style:paragraph-properties style:text-autospace="none" style:vertical-align="auto" fo:background-color="#D6E3BC"/>
    </style:style>
    <style:style style:name="T148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8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8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8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8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8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89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490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49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9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9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9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49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49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49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498" style:parent-style-name="Normal" style:family="paragraph">
      <style:paragraph-properties style:text-autospace="none" style:vertical-align="auto" fo:background-color="#D6E3BC"/>
    </style:style>
    <style:style style:name="T149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0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0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0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0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0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05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506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50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0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0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1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1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1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1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14" style:parent-style-name="Normal" style:family="paragraph">
      <style:paragraph-properties style:text-autospace="none" style:vertical-align="auto" fo:background-color="#D6E3BC"/>
    </style:style>
    <style:style style:name="T151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1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1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1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1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2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21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522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52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24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2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2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2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2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2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30" style:parent-style-name="Normal" style:family="paragraph">
      <style:paragraph-properties style:text-autospace="none" style:vertical-align="auto" fo:background-color="#D6E3BC"/>
    </style:style>
    <style:style style:name="T153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3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3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3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3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3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37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538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53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40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4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4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4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4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4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46" style:parent-style-name="Normal" style:family="paragraph">
      <style:paragraph-properties style:text-autospace="none" style:vertical-align="auto" fo:background-color="#D6E3BC"/>
    </style:style>
    <style:style style:name="T154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4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4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5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5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5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5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55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55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5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5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5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5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6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6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62" style:parent-style-name="Normal" style:family="paragraph">
      <style:paragraph-properties style:text-autospace="none" style:vertical-align="auto" fo:background-color="#D6E3BC"/>
    </style:style>
    <style:style style:name="T156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6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6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66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567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56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69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7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7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7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7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7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75" style:parent-style-name="Normal" style:family="paragraph">
      <style:paragraph-properties style:text-autospace="none" style:vertical-align="auto" fo:background-color="#D6E3BC"/>
    </style:style>
    <style:style style:name="T157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7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7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7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80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8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82" style:parent-style-name="Normal" style:family="paragraph">
      <style:paragraph-properties style:text-autospace="none" style:vertical-align="auto" fo:background-color="#D6E3BC"/>
    </style:style>
    <style:style style:name="T158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8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8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8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8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88" style:parent-style-name="Normal" style:family="paragraph">
      <style:paragraph-properties style:text-autospace="none" style:vertical-align="auto" fo:background-color="#D6E3BC"/>
    </style:style>
    <style:style style:name="T158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9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9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9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593" style:parent-style-name="Normal" style:family="paragraph">
      <style:paragraph-properties style:text-autospace="none" style:vertical-align="auto" fo:background-color="#D6E3BC"/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P1594" style:parent-style-name="Normal" style:family="paragraph">
      <style:paragraph-properties style:text-autospace="none" style:vertical-align="auto" fo:background-color="#D6E3BC"/>
    </style:style>
    <style:style style:name="T159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59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59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59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599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60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0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P1602" style:parent-style-name="Normal" style:family="paragraph">
      <style:paragraph-properties style:text-autospace="none" style:vertical-align="auto" fo:background-color="#D6E3BC"/>
    </style:style>
    <style:style style:name="T160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604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605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60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0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0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09" style:parent-style-name="Normal" style:family="paragraph">
      <style:paragraph-properties style:text-autospace="none" style:vertical-align="auto" fo:background-color="#D6E3BC"/>
    </style:style>
    <style:style style:name="T161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1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1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1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14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615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61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1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1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619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62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2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22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62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24" style:parent-style-name="Normal" style:family="paragraph">
      <style:paragraph-properties style:text-autospace="none" style:vertical-align="auto" fo:background-color="#D6E3BC"/>
    </style:style>
    <style:style style:name="T162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2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2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2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29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630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63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3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3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34" style:parent-style-name="Normal" style:family="paragraph">
      <style:paragraph-properties style:text-autospace="none" style:vertical-align="auto" fo:background-color="#D6E3BC"/>
    </style:style>
    <style:style style:name="T163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3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3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3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3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4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41" style:parent-style-name="Normal" style:family="paragraph">
      <style:paragraph-properties style:text-autospace="none" style:vertical-align="auto" fo:background-color="#D6E3BC"/>
    </style:style>
    <style:style style:name="T164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4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4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4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4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4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4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4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5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5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5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53" style:parent-style-name="Normal" style:family="paragraph">
      <style:paragraph-properties style:text-autospace="none" style:vertical-align="auto" fo:background-color="#D6E3BC"/>
    </style:style>
    <style:style style:name="T165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5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5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5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5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5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6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6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6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6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6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65" style:parent-style-name="Normal" style:family="paragraph">
      <style:paragraph-properties style:text-autospace="none" style:vertical-align="auto" fo:background-color="#D6E3BC"/>
    </style:style>
    <style:style style:name="T166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6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6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6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7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7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7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7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7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7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7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77" style:parent-style-name="Normal" style:family="paragraph">
      <style:paragraph-properties style:text-autospace="none" style:vertical-align="auto" fo:background-color="#D6E3BC"/>
    </style:style>
    <style:style style:name="T167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7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8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8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8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8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8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8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8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8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8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689" style:parent-style-name="Normal" style:family="paragraph">
      <style:paragraph-properties style:text-autospace="none" style:vertical-align="auto" fo:background-color="#D6E3BC"/>
    </style:style>
    <style:style style:name="T169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9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9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9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9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9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69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9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69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69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0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01" style:parent-style-name="Normal" style:family="paragraph">
      <style:paragraph-properties style:text-autospace="none" style:vertical-align="auto" fo:background-color="#D6E3BC"/>
    </style:style>
    <style:style style:name="T170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0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0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0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0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0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0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0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1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1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1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13" style:parent-style-name="Normal" style:family="paragraph">
      <style:paragraph-properties style:text-autospace="none" style:vertical-align="auto" fo:background-color="#D6E3BC"/>
    </style:style>
    <style:style style:name="T171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1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1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1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1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1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2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2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2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2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2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25" style:parent-style-name="Normal" style:family="paragraph">
      <style:paragraph-properties style:text-autospace="none" style:vertical-align="auto" fo:background-color="#D6E3BC"/>
    </style:style>
    <style:style style:name="T172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2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2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2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3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3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3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3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3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3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3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37" style:parent-style-name="Normal" style:family="paragraph">
      <style:paragraph-properties style:text-autospace="none" style:vertical-align="auto" fo:background-color="#D6E3BC"/>
    </style:style>
    <style:style style:name="T173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3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4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4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4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4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44" style:parent-style-name="Normal" style:family="paragraph">
      <style:paragraph-properties style:text-autospace="none" style:vertical-align="auto" fo:background-color="#D6E3BC"/>
    </style:style>
    <style:style style:name="T174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4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4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4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4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50" style:parent-style-name="Normal" style:family="paragraph">
      <style:paragraph-properties style:text-autospace="none" style:vertical-align="auto" fo:background-color="#D6E3BC"/>
    </style:style>
    <style:style style:name="T175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5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5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5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55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756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75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5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5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60" style:parent-style-name="Normal" style:family="paragraph">
      <style:paragraph-properties style:text-autospace="none" style:vertical-align="auto" fo:background-color="#D6E3BC"/>
    </style:style>
    <style:style style:name="T176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6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6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6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6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6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67" style:parent-style-name="Normal" style:family="paragraph">
      <style:paragraph-properties style:text-autospace="none" style:vertical-align="auto" fo:background-color="#D6E3BC"/>
    </style:style>
    <style:style style:name="T176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6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7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7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7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7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74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775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77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7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7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7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8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8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8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83" style:parent-style-name="Normal" style:family="paragraph">
      <style:paragraph-properties style:text-autospace="none" style:vertical-align="auto" fo:background-color="#D6E3BC"/>
    </style:style>
    <style:style style:name="T178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8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8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8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8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8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90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791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79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93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9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9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79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79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79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799" style:parent-style-name="Normal" style:family="paragraph">
      <style:paragraph-properties style:text-autospace="none" style:vertical-align="auto" fo:background-color="#D6E3BC"/>
    </style:style>
    <style:style style:name="T180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0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0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0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0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0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06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07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0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09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1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1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1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1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1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15" style:parent-style-name="Normal" style:family="paragraph">
      <style:paragraph-properties style:text-autospace="none" style:vertical-align="auto" fo:background-color="#D6E3BC"/>
    </style:style>
    <style:style style:name="T181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1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1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19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20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2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22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2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2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25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26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2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28" style:parent-style-name="Normal" style:family="paragraph">
      <style:paragraph-properties style:text-autospace="none" style:vertical-align="auto" fo:background-color="#D6E3BC"/>
    </style:style>
    <style:style style:name="T182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3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31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32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33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34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35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3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3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38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39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40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41" style:parent-style-name="Normal" style:family="paragraph">
      <style:paragraph-properties style:text-autospace="none" style:vertical-align="auto" fo:background-color="#D6E3BC"/>
    </style:style>
    <style:style style:name="T1842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4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44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45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46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4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48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4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5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5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5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5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54" style:parent-style-name="Normal" style:family="paragraph">
      <style:paragraph-properties style:text-autospace="none" style:vertical-align="auto" fo:background-color="#D6E3BC"/>
    </style:style>
    <style:style style:name="T185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5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57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5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59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6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61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6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63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6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6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6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67" style:parent-style-name="Normal" style:family="paragraph">
      <style:paragraph-properties style:text-autospace="none" style:vertical-align="auto" fo:background-color="#D6E3BC"/>
    </style:style>
    <style:style style:name="T1868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6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7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7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7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7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74" style:parent-style-name="Normal" style:family="paragraph">
      <style:paragraph-properties style:text-autospace="none" style:vertical-align="auto" fo:background-color="#D6E3BC"/>
    </style:style>
    <style:style style:name="T187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7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77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78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7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80" style:parent-style-name="Normal" style:family="paragraph">
      <style:paragraph-properties style:text-autospace="none" style:vertical-align="auto" fo:background-color="#D6E3BC"/>
    </style:style>
    <style:style style:name="T188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8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8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8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885" style:parent-style-name="Normal" style:family="paragraph">
      <style:paragraph-properties style:text-autospace="none" style:vertical-align="auto" fo:background-color="#D6E3BC"/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P1886" style:parent-style-name="Normal" style:family="paragraph">
      <style:paragraph-properties style:text-autospace="none" style:vertical-align="auto" fo:background-color="#D6E3BC"/>
    </style:style>
    <style:style style:name="T1887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88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P1889" style:parent-style-name="Normal" style:family="paragraph">
      <style:paragraph-properties style:text-autospace="none" style:vertical-align="auto" fo:background-color="#D6E3BC"/>
    </style:style>
    <style:style style:name="T1890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9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89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89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9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9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89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97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898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89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900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0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90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903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904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905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906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07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908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909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910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11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912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913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914" style:parent-style-name="Normal" style:family="paragraph">
      <style:paragraph-properties style:text-autospace="none" style:vertical-align="auto" fo:background-color="#D6E3BC"/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P1915" style:parent-style-name="Normal" style:family="paragraph">
      <style:paragraph-properties style:text-autospace="none" style:vertical-align="auto" fo:background-color="#D6E3BC"/>
    </style:style>
    <style:style style:name="T191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917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P1918" style:parent-style-name="Normal" style:family="paragraph">
      <style:paragraph-properties style:text-autospace="none" style:vertical-align="auto" fo:background-color="#D6E3BC"/>
    </style:style>
    <style:style style:name="T1919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T1920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T1921" style:parent-style-name="DefaultParagraphFont" style:family="text">
      <style:text-properties style:font-name="Consolas" style:font-name-complex="Consolas" fo:color="#3F5FBF" fo:font-size="10pt" style:font-size-asian="10pt" style:font-size-complex="10pt" style:text-underline-type="single" style:text-underline-style="solid" style:text-underline-width="auto" style:text-underline-mode="continuous" fo:language="et" fo:country="EE" style:language-complex="ar" style:country-complex="SA"/>
    </style:style>
    <style:style style:name="T1922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T1923" style:parent-style-name="DefaultParagraphFont" style:family="text">
      <style:text-properties style:font-name="Consolas" style:font-name-complex="Consolas" fo:color="#3F5FBF" fo:font-size="10pt" style:font-size-asian="10pt" style:font-size-complex="10pt" style:text-underline-type="single" style:text-underline-style="solid" style:text-underline-width="auto" style:text-underline-mode="continuous" fo:language="et" fo:country="EE" style:language-complex="ar" style:country-complex="SA"/>
    </style:style>
    <style:style style:name="T1924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P1925" style:parent-style-name="Normal" style:family="paragraph">
      <style:paragraph-properties style:text-autospace="none" style:vertical-align="auto" fo:background-color="#D6E3BC"/>
    </style:style>
    <style:style style:name="T1926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T1927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P1928" style:parent-style-name="Normal" style:family="paragraph">
      <style:paragraph-properties style:text-autospace="none" style:vertical-align="auto" fo:background-color="#D6E3BC"/>
    </style:style>
    <style:style style:name="T1929" style:parent-style-name="DefaultParagraphFont" style:family="text">
      <style:text-properties style:font-name="Consolas" style:font-name-complex="Consolas" fo:color="#3F5FBF" fo:font-size="10pt" style:font-size-asian="10pt" style:font-size-complex="10pt" fo:language="et" fo:country="EE" style:language-complex="ar" style:country-complex="SA"/>
    </style:style>
    <style:style style:name="P1930" style:parent-style-name="Normal" style:family="paragraph">
      <style:paragraph-properties style:text-autospace="none" style:vertical-align="auto" fo:background-color="#D6E3BC"/>
    </style:style>
    <style:style style:name="T193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932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933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934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935" style:parent-style-name="DefaultParagraphFont" style:family="text">
      <style:text-properties style:font-name="Consolas" style:font-name-complex="Consolas" fo:color="#7F007F" fo:font-size="10pt" style:font-size-asian="10pt" style:font-size-complex="10pt" fo:language="et" fo:country="EE" style:language-complex="ar" style:country-complex="SA"/>
    </style:style>
    <style:style style:name="T1936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T1937" style:parent-style-name="DefaultParagraphFon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38" style:parent-style-name="DefaultParagraphFont" style:family="text"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T1939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940" style:parent-style-name="Normal" style:family="paragraph">
      <style:paragraph-properties style:text-autospace="none" style:vertical-align="auto" fo:background-color="#D6E3BC"/>
    </style:style>
    <style:style style:name="T1941" style:parent-style-name="DefaultParagraphFont" style:family="text">
      <style:text-properties style:font-name="Consolas" style:font-name-complex="Consolas" fo:color="#000000" fo:font-size="10pt" style:font-size-asian="10pt" style:font-size-complex="10pt" fo:language="et" fo:country="EE" style:language-complex="ar" style:country-complex="SA"/>
    </style:style>
    <style:style style:name="P1942" style:parent-style-name="Normal" style:family="paragraph">
      <style:paragraph-properties style:text-autospace="none" style:vertical-align="auto" fo:background-color="#D6E3BC"/>
      <style:text-properties style:font-name="Consolas" style:font-name-complex="Consolas" fo:font-size="10pt" style:font-size-asian="10pt" style:font-size-complex="10pt" fo:language="et" fo:country="EE" style:language-complex="ar" style:country-complex="SA"/>
    </style:style>
    <style:style style:name="P1943" style:parent-style-name="Normal" style:family="paragraph">
      <style:paragraph-properties fo:background-color="#D6E3BC"/>
    </style:style>
    <style:style style:name="T1944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T1945" style:parent-style-name="DefaultParagraphFont" style:family="text">
      <style:text-properties style:font-name="Consolas" style:font-name-complex="Consolas" fo:color="#3F7F7F" fo:font-size="10pt" style:font-size-asian="10pt" style:font-size-complex="10pt" fo:language="et" fo:country="EE" style:language-complex="ar" style:country-complex="SA"/>
    </style:style>
    <style:style style:name="T1946" style:parent-style-name="DefaultParagraphFont" style:family="text">
      <style:text-properties style:font-name="Consolas" style:font-name-complex="Consolas" fo:color="#008080" fo:font-size="10pt" style:font-size-asian="10pt" style:font-size-complex="10pt" fo:language="et" fo:country="EE" style:language-complex="ar" style:country-complex="SA"/>
    </style:style>
    <style:style style:name="P1947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48" style:parent-style-name="Normal" style:family="paragraph">
      <style:paragraph-properties fo:background-color="#FFFFFF"/>
    </style:style>
    <style:style style:name="T1949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50" style:parent-style-name="DefaultParagraphFont" style:family="text">
      <style:text-properties fo:language="et" fo:country="EE" style:language-complex="ar" style:country-complex="SA"/>
    </style:style>
    <style:style style:name="P1951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52" style:parent-style-name="Normal" style:family="paragraph">
      <style:paragraph-properties fo:background-color="#FFFFFF"/>
    </style:style>
    <style:style style:name="T1953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54" style:parent-style-name="DefaultParagraphFont" style:family="text">
      <style:text-properties fo:language="et" fo:country="EE" style:language-complex="ar" style:country-complex="SA"/>
    </style:style>
    <style:style style:name="P1955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56" style:parent-style-name="Normal" style:family="paragraph">
      <style:paragraph-properties fo:background-color="#FFFFFF"/>
    </style:style>
    <style:style style:name="T1957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58" style:parent-style-name="DefaultParagraphFont" style:family="text">
      <style:text-properties fo:language="et" fo:country="EE" style:language-complex="ar" style:country-complex="SA"/>
    </style:style>
    <style:style style:name="P1959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60" style:parent-style-name="Normal" style:family="paragraph">
      <style:paragraph-properties fo:background-color="#FFFFFF"/>
    </style:style>
    <style:style style:name="T1961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62" style:parent-style-name="DefaultParagraphFont" style:family="text">
      <style:text-properties fo:language="et" fo:country="EE" style:language-complex="ar" style:country-complex="SA"/>
    </style:style>
    <style:style style:name="P1963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64" style:parent-style-name="Normal" style:family="paragraph">
      <style:paragraph-properties fo:background-color="#FFFFFF"/>
    </style:style>
    <style:style style:name="T1965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66" style:parent-style-name="DefaultParagraphFont" style:family="text">
      <style:text-properties fo:language="et" fo:country="EE" style:language-complex="ar" style:country-complex="SA"/>
    </style:style>
    <style:style style:name="P1967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68" style:parent-style-name="Normal" style:family="paragraph">
      <style:paragraph-properties fo:background-color="#FFFFFF"/>
    </style:style>
    <style:style style:name="T1969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70" style:parent-style-name="DefaultParagraphFont" style:family="text">
      <style:text-properties fo:language="et" fo:country="EE" style:language-complex="ar" style:country-complex="SA"/>
    </style:style>
    <style:style style:name="P1971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72" style:parent-style-name="Normal" style:family="paragraph">
      <style:paragraph-properties fo:background-color="#FFFFFF"/>
    </style:style>
    <style:style style:name="T1973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74" style:parent-style-name="DefaultParagraphFont" style:family="text">
      <style:text-properties fo:language="et" fo:country="EE" style:language-complex="ar" style:country-complex="SA"/>
    </style:style>
    <style:style style:name="P1975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76" style:parent-style-name="Normal" style:family="paragraph">
      <style:paragraph-properties fo:background-color="#FFFFFF"/>
    </style:style>
    <style:style style:name="T1977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78" style:parent-style-name="DefaultParagraphFont" style:family="text">
      <style:text-properties fo:language="et" fo:country="EE" style:language-complex="ar" style:country-complex="SA"/>
    </style:style>
    <style:style style:name="P1979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80" style:parent-style-name="Normal" style:family="paragraph">
      <style:paragraph-properties fo:background-color="#FFFFFF"/>
    </style:style>
    <style:style style:name="T1981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82" style:parent-style-name="DefaultParagraphFont" style:family="text">
      <style:text-properties fo:language="et" fo:country="EE" style:language-complex="ar" style:country-complex="SA"/>
    </style:style>
    <style:style style:name="P1983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84" style:parent-style-name="Normal" style:family="paragraph">
      <style:paragraph-properties fo:background-color="#FFFFFF"/>
    </style:style>
    <style:style style:name="T1985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86" style:parent-style-name="DefaultParagraphFont" style:family="text">
      <style:text-properties fo:language="et" fo:country="EE" style:language-complex="ar" style:country-complex="SA"/>
    </style:style>
    <style:style style:name="P1987" style:parent-style-name="Normal" style:family="paragraph">
      <style:paragraph-properties fo:background-color="#FFFFFF"/>
      <style:text-properties fo:language="et" fo:country="EE" style:language-complex="ar" style:country-complex="SA"/>
    </style:style>
    <style:style style:name="P1988" style:parent-style-name="Normal" style:family="paragraph">
      <style:paragraph-properties fo:background-color="#FFFFFF"/>
    </style:style>
    <style:style style:name="T1989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1990" style:parent-style-name="DefaultParagraphFont" style:family="text">
      <style:text-properties fo:language="et" fo:country="EE" style:language-complex="ar" style:country-complex="SA"/>
    </style:style>
    <style:style style:name="T1991" style:parent-style-name="DefaultParagraphFont" style:family="text">
      <style:text-properties fo:language="et" fo:country="EE" style:language-complex="ar" style:country-complex="SA"/>
    </style:style>
    <style:style style:name="T1992" style:parent-style-name="DefaultParagraphFont" style:family="text">
      <style:text-properties fo:language="et" fo:country="EE" style:language-complex="ar" style:country-complex="SA"/>
    </style:style>
    <style:style style:name="P1993" style:parent-style-name="Heading3" style:family="paragraph">
      <style:text-properties fo:language="et" fo:country="EE"/>
    </style:style>
    <style:style style:name="P1994" style:parent-style-name="Normal" style:family="paragraph">
      <style:text-properties fo:language="et" fo:country="EE" style:language-complex="ar" style:country-complex="SA"/>
    </style:style>
    <style:style style:name="T1995" style:parent-style-name="DefaultParagraphFont" style:family="text">
      <style:text-properties fo:language="et" fo:country="EE"/>
    </style:style>
    <style:style style:name="T199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97" style:parent-style-name="DefaultParagraphFont" style:family="text">
      <style:text-properties fo:language="et" fo:country="EE"/>
    </style:style>
    <style:style style:name="P1998" style:parent-style-name="Normal" style:family="paragraph">
      <style:text-properties fo:language="et" fo:country="EE"/>
    </style:style>
    <style:style style:name="P1999" style:parent-style-name="Normal" style:family="paragraph">
      <style:paragraph-properties style:text-autospace="none" fo:background-color="#D6E3BC"/>
    </style:style>
    <style:style style:name="T20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01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0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0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0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1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11" style:parent-style-name="Normal" style:family="paragraph">
      <style:paragraph-properties style:text-autospace="none" fo:background-color="#D6E3BC"/>
    </style:style>
    <style:style style:name="T201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1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1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1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2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23" style:parent-style-name="Normal" style:family="paragraph">
      <style:paragraph-properties style:text-autospace="none" fo:background-color="#D6E3BC"/>
    </style:style>
    <style:style style:name="T2024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25" style:parent-style-name="Normal" style:family="paragraph">
      <style:paragraph-properties style:text-autospace="none" fo:background-color="#D6E3BC"/>
    </style:style>
    <style:style style:name="T20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37" style:parent-style-name="Normal" style:family="paragraph">
      <style:paragraph-properties style:text-autospace="none" fo:background-color="#D6E3BC"/>
    </style:style>
    <style:style style:name="T203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39" style:parent-style-name="Normal" style:family="paragraph">
      <style:paragraph-properties style:text-autospace="none" fo:background-color="#D6E3BC"/>
    </style:style>
    <style:style style:name="T20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4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51" style:parent-style-name="Normal" style:family="paragraph">
      <style:paragraph-properties style:text-autospace="none" fo:background-color="#D6E3BC"/>
    </style:style>
    <style:style style:name="T20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53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0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55" style:parent-style-name="Normal" style:family="paragraph">
      <style:paragraph-properties style:text-autospace="none" fo:background-color="#D6E3BC"/>
    </style:style>
    <style:style style:name="T20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2057" style:parent-style-name="Normal" style:family="paragraph">
      <style:paragraph-properties style:text-autospace="none" fo:background-color="#D6E3BC"/>
    </style:style>
    <style:style style:name="T205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5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6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6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6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6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6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69" style:parent-style-name="Normal" style:family="paragraph">
      <style:paragraph-properties style:text-autospace="none" fo:background-color="#D6E3BC"/>
    </style:style>
    <style:style style:name="T20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7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7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81" style:parent-style-name="Normal" style:family="paragraph">
      <style:paragraph-properties style:text-autospace="none" fo:background-color="#D6E3BC"/>
    </style:style>
    <style:style style:name="T208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83" style:parent-style-name="Normal" style:family="paragraph">
      <style:paragraph-properties style:text-autospace="none" fo:background-color="#D6E3BC"/>
    </style:style>
    <style:style style:name="T20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8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8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8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9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9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95" style:parent-style-name="Normal" style:family="paragraph">
      <style:paragraph-properties style:text-autospace="none" fo:background-color="#D6E3BC"/>
    </style:style>
    <style:style style:name="T209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97" style:parent-style-name="Normal" style:family="paragraph">
      <style:paragraph-properties style:text-autospace="none" fo:background-color="#D6E3BC"/>
    </style:style>
    <style:style style:name="T20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9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0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0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09" style:parent-style-name="Normal" style:family="paragraph">
      <style:paragraph-properties style:text-autospace="none" fo:background-color="#D6E3BC"/>
    </style:style>
    <style:style style:name="T211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1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1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13" style:parent-style-name="Normal" style:family="paragraph">
      <style:paragraph-properties style:text-autospace="none" fo:background-color="#D6E3BC"/>
    </style:style>
    <style:style style:name="T211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2115" style:parent-style-name="Normal" style:family="paragraph">
      <style:paragraph-properties style:text-autospace="none" fo:background-color="#D6E3BC"/>
    </style:style>
    <style:style style:name="T211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1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1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1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2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2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2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2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2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27" style:parent-style-name="Normal" style:family="paragraph">
      <style:paragraph-properties style:text-autospace="none" fo:background-color="#D6E3BC"/>
    </style:style>
    <style:style style:name="T21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2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3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3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3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39" style:parent-style-name="Normal" style:family="paragraph">
      <style:paragraph-properties style:text-autospace="none" fo:background-color="#D6E3BC"/>
    </style:style>
    <style:style style:name="T2140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41" style:parent-style-name="Normal" style:family="paragraph">
      <style:paragraph-properties style:text-autospace="none" fo:background-color="#D6E3BC"/>
    </style:style>
    <style:style style:name="T21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4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4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4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4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4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4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5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53" style:parent-style-name="Normal" style:family="paragraph">
      <style:paragraph-properties style:text-autospace="none" fo:background-color="#D6E3BC"/>
    </style:style>
    <style:style style:name="T2154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55" style:parent-style-name="Normal" style:family="paragraph">
      <style:paragraph-properties style:text-autospace="none" fo:background-color="#D6E3BC"/>
    </style:style>
    <style:style style:name="T215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5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67" style:parent-style-name="Normal" style:family="paragraph">
      <style:paragraph-properties style:text-autospace="none" fo:background-color="#D6E3BC"/>
    </style:style>
    <style:style style:name="T21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6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71" style:parent-style-name="Normal" style:family="paragraph">
      <style:paragraph-properties style:text-autospace="none" fo:background-color="#D6E3BC"/>
    </style:style>
    <style:style style:name="T21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2173" style:parent-style-name="Normal" style:family="paragraph">
      <style:paragraph-properties style:text-autospace="none" fo:background-color="#D6E3BC"/>
    </style:style>
    <style:style style:name="T21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7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8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8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85" style:parent-style-name="Normal" style:family="paragraph">
      <style:paragraph-properties style:text-autospace="none" fo:background-color="#D6E3BC"/>
    </style:style>
    <style:style style:name="T21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8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8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8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9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9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9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9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9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97" style:parent-style-name="Normal" style:family="paragraph">
      <style:paragraph-properties style:text-autospace="none" fo:background-color="#D6E3BC"/>
    </style:style>
    <style:style style:name="T219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99" style:parent-style-name="Normal" style:family="paragraph">
      <style:paragraph-properties style:text-autospace="none" fo:background-color="#D6E3BC"/>
    </style:style>
    <style:style style:name="T22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0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0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0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1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11" style:parent-style-name="Normal" style:family="paragraph">
      <style:paragraph-properties style:text-autospace="none" fo:background-color="#D6E3BC"/>
    </style:style>
    <style:style style:name="T221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213" style:parent-style-name="Normal" style:family="paragraph">
      <style:paragraph-properties style:text-autospace="none" fo:background-color="#D6E3BC"/>
    </style:style>
    <style:style style:name="T221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1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1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1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25" style:parent-style-name="Normal" style:family="paragraph">
      <style:paragraph-properties style:text-autospace="none" fo:background-color="#D6E3BC"/>
    </style:style>
    <style:style style:name="T22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29" style:parent-style-name="Normal" style:family="paragraph">
      <style:paragraph-properties style:text-autospace="none" fo:background-color="#D6E3BC"/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2230" style:parent-style-name="Normal" style:family="paragraph">
      <style:paragraph-properties style:text-autospace="none" fo:background-color="#D6E3BC"/>
    </style:style>
    <style:style style:name="T22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32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2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3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42" style:parent-style-name="Normal" style:family="paragraph">
      <style:paragraph-properties style:text-autospace="none" fo:background-color="#D6E3BC"/>
    </style:style>
    <style:style style:name="T22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4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5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5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55" style:parent-style-name="Normal" style:family="paragraph">
      <style:paragraph-properties style:text-autospace="none" fo:background-color="#D6E3BC"/>
    </style:style>
    <style:style style:name="T22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57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258" style:parent-style-name="Normal" style:family="paragraph">
      <style:paragraph-properties style:text-autospace="none" fo:background-color="#D6E3BC"/>
    </style:style>
    <style:style style:name="T225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6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6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6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6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6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71" style:parent-style-name="Normal" style:family="paragraph">
      <style:paragraph-properties style:text-autospace="none" fo:background-color="#D6E3BC"/>
    </style:style>
    <style:style style:name="T22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73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274" style:parent-style-name="Normal" style:family="paragraph">
      <style:paragraph-properties style:text-autospace="none" fo:background-color="#D6E3BC"/>
    </style:style>
    <style:style style:name="T227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7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7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7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8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8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8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87" style:parent-style-name="Normal" style:family="paragraph">
      <style:paragraph-properties style:text-autospace="none" fo:background-color="#D6E3BC"/>
    </style:style>
    <style:style style:name="T228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89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2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91" style:parent-style-name="Normal" style:family="paragraph">
      <style:paragraph-properties style:text-autospace="none" fo:background-color="#D6E3BC"/>
    </style:style>
    <style:style style:name="T229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2293" style:parent-style-name="Normal" style:family="paragraph">
      <style:paragraph-properties style:text-autospace="none" fo:background-color="#D6E3BC"/>
    </style:style>
    <style:style style:name="T22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9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05" style:parent-style-name="Normal" style:family="paragraph">
      <style:paragraph-properties style:text-autospace="none" fo:background-color="#D6E3BC"/>
    </style:style>
    <style:style style:name="T230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0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0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1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1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1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1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1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18" style:parent-style-name="Normal" style:family="paragraph">
      <style:paragraph-properties style:text-autospace="none" fo:background-color="#D6E3BC"/>
    </style:style>
    <style:style style:name="T231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20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321" style:parent-style-name="Normal" style:family="paragraph">
      <style:paragraph-properties style:text-autospace="none" fo:background-color="#D6E3BC"/>
    </style:style>
    <style:style style:name="T23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2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2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2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3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3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34" style:parent-style-name="Normal" style:family="paragraph">
      <style:paragraph-properties style:text-autospace="none" fo:background-color="#D6E3BC"/>
    </style:style>
    <style:style style:name="T23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3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337" style:parent-style-name="Normal" style:family="paragraph">
      <style:paragraph-properties style:text-autospace="none" fo:background-color="#D6E3BC"/>
    </style:style>
    <style:style style:name="T233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4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50" style:parent-style-name="Normal" style:family="paragraph">
      <style:paragraph-properties style:text-autospace="none" fo:background-color="#D6E3BC"/>
    </style:style>
    <style:style style:name="T23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5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54" style:parent-style-name="Normal" style:family="paragraph">
      <style:paragraph-properties style:text-autospace="none" fo:background-color="#D6E3BC"/>
      <style:text-properties fo:language="et" fo:country="EE"/>
    </style:style>
    <style:style style:name="P2355" style:parent-style-name="Normal" style:family="paragraph">
      <style:paragraph-properties style:text-autospace="none" fo:background-color="#D6E3BC"/>
    </style:style>
    <style:style style:name="T235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5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67" style:parent-style-name="Normal" style:family="paragraph">
      <style:paragraph-properties style:text-autospace="none" fo:background-color="#D6E3BC"/>
    </style:style>
    <style:style style:name="T23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6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7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7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7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7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7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7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79" style:parent-style-name="Normal" style:family="paragraph">
      <style:paragraph-properties style:text-autospace="none" fo:background-color="#D6E3BC"/>
    </style:style>
    <style:style style:name="T23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8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8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8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8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8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91" style:parent-style-name="Normal" style:family="paragraph">
      <style:paragraph-properties style:text-autospace="none" fo:background-color="#D6E3BC"/>
    </style:style>
    <style:style style:name="T239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9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9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9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9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0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03" style:parent-style-name="Normal" style:family="paragraph">
      <style:paragraph-properties fo:background-color="#D6E3BC"/>
    </style:style>
    <style:style style:name="T24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0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07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08" style:parent-style-name="Normal" style:family="paragraph">
      <style:paragraph-properties style:text-autospace="none" fo:background-color="#D6E3BC"/>
    </style:style>
    <style:style style:name="T24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10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4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1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1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1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20" style:parent-style-name="Normal" style:family="paragraph">
      <style:paragraph-properties style:text-autospace="none" fo:background-color="#D6E3BC"/>
    </style:style>
    <style:style style:name="T242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2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33" style:parent-style-name="Normal" style:family="paragraph">
      <style:paragraph-properties style:text-autospace="none" fo:background-color="#D6E3BC"/>
    </style:style>
    <style:style style:name="T24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35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436" style:parent-style-name="Normal" style:family="paragraph">
      <style:paragraph-properties style:text-autospace="none" fo:background-color="#D6E3BC"/>
    </style:style>
    <style:style style:name="T243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3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4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4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4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4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4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4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49" style:parent-style-name="Normal" style:family="paragraph">
      <style:paragraph-properties style:text-autospace="none" fo:background-color="#D6E3BC"/>
    </style:style>
    <style:style style:name="T245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51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452" style:parent-style-name="Normal" style:family="paragraph">
      <style:paragraph-properties style:text-autospace="none" fo:background-color="#D6E3BC"/>
    </style:style>
    <style:style style:name="T245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5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5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5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5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6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6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6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65" style:parent-style-name="Normal" style:family="paragraph">
      <style:paragraph-properties fo:background-color="#D6E3BC"/>
    </style:style>
    <style:style style:name="T24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67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4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69" style:parent-style-name="Normal" style:family="paragraph">
      <style:text-properties fo:font-style="italic" style:font-style-asian="italic" fo:language="et" fo:country="EE"/>
    </style:style>
    <style:style style:name="T247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71" style:parent-style-name="DefaultParagraphFont" style:family="text">
      <style:text-properties fo:language="et" fo:country="EE"/>
    </style:style>
    <style:style style:name="T247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73" style:parent-style-name="DefaultParagraphFont" style:family="text">
      <style:text-properties fo:language="et" fo:country="EE"/>
    </style:style>
    <style:style style:name="T247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75" style:parent-style-name="DefaultParagraphFont" style:family="text">
      <style:text-properties fo:language="et" fo:country="EE"/>
    </style:style>
    <style:style style:name="T247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77" style:parent-style-name="DefaultParagraphFont" style:family="text">
      <style:text-properties fo:language="et" fo:country="EE"/>
    </style:style>
    <style:style style:name="T247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79" style:parent-style-name="DefaultParagraphFont" style:family="text">
      <style:text-properties fo:language="et" fo:country="EE"/>
    </style:style>
    <style:style style:name="T248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81" style:parent-style-name="DefaultParagraphFont" style:family="text">
      <style:text-properties fo:language="et" fo:country="EE"/>
    </style:style>
    <style:style style:name="T248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83" style:parent-style-name="DefaultParagraphFont" style:family="text">
      <style:text-properties fo:language="et" fo:country="EE"/>
    </style:style>
    <style:style style:name="T248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85" style:parent-style-name="DefaultParagraphFont" style:family="text">
      <style:text-properties fo:language="et" fo:country="EE"/>
    </style:style>
    <style:style style:name="P2486" style:parent-style-name="Normal" style:family="paragraph">
      <style:text-properties fo:language="et" fo:country="EE"/>
    </style:style>
    <style:style style:name="P2487" style:parent-style-name="Normal" style:family="paragraph">
      <style:text-properties fo:language="et" fo:country="EE"/>
    </style:style>
    <style:style style:name="P2488" style:parent-style-name="Normal" style:family="paragraph">
      <style:text-properties fo:language="et" fo:country="EE"/>
    </style:style>
    <style:style style:name="T248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90" style:parent-style-name="DefaultParagraphFont" style:family="text">
      <style:text-properties fo:language="et" fo:country="EE"/>
    </style:style>
    <style:style style:name="T249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492" style:parent-style-name="DefaultParagraphFont" style:family="text">
      <style:text-properties fo:language="et" fo:country="EE"/>
    </style:style>
    <style:style style:name="P2493" style:parent-style-name="Heading3" style:family="paragraph">
      <style:text-properties fo:language="et" fo:country="EE"/>
    </style:style>
    <style:style style:name="P2494" style:parent-style-name="Normal" style:family="paragraph">
      <style:text-properties fo:language="et" fo:country="EE"/>
    </style:style>
    <style:style style:name="P2495" style:parent-style-name="Normal" style:family="paragraph">
      <style:text-properties fo:language="et" fo:country="EE"/>
    </style:style>
    <style:style style:name="P2496" style:parent-style-name="ListParagraph" style:list-style-name="LFO8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2497" style:parent-style-name="Normal" style:family="paragraph">
      <style:text-properties fo:language="et" fo:country="EE"/>
    </style:style>
    <style:style style:name="P2498" style:parent-style-name="Normal" style:family="paragraph">
      <style:paragraph-properties style:text-autospace="none" fo:background-color="#D6E3BC"/>
    </style:style>
    <style:style style:name="T249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00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50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0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0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0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0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0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10" style:parent-style-name="Normal" style:family="paragraph">
      <style:paragraph-properties style:text-autospace="none" fo:background-color="#D6E3BC"/>
    </style:style>
    <style:style style:name="T251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1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1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1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1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20" style:parent-style-name="DefaultParagraphFont" style:family="text">
      <style:text-properties style:font-name="Courier New" style:font-name-complex="Courier New" fo:color="#1F497D" fo:font-size="10pt" style:font-size-asian="10pt" style:font-size-complex="10pt" fo:language="et" fo:country="EE" style:language-complex="ar" style:country-complex="SA"/>
    </style:style>
    <style:style style:name="T2521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25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2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25" style:parent-style-name="Normal" style:family="paragraph">
      <style:paragraph-properties style:text-autospace="none" fo:background-color="#D6E3BC"/>
    </style:style>
    <style:style style:name="T25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3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38" style:parent-style-name="Normal" style:family="paragraph">
      <style:paragraph-properties style:text-autospace="none" fo:background-color="#D6E3BC"/>
    </style:style>
    <style:style style:name="T25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4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4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51" style:parent-style-name="Normal" style:family="paragraph">
      <style:paragraph-properties style:text-autospace="none" fo:background-color="#D6E3BC"/>
    </style:style>
    <style:style style:name="T25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5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5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5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5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59" style:parent-style-name="Normal" style:family="paragraph">
      <style:paragraph-properties style:text-autospace="none" fo:background-color="#D6E3BC"/>
    </style:style>
    <style:style style:name="T256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6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6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6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6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71" style:parent-style-name="Normal" style:family="paragraph">
      <style:paragraph-properties style:text-autospace="none" fo:background-color="#D6E3BC"/>
    </style:style>
    <style:style style:name="T25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7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75" style:parent-style-name="Normal" style:family="paragraph">
      <style:paragraph-properties fo:background-color="#D6E3BC"/>
    </style:style>
    <style:style style:name="T25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77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57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79" style:parent-style-name="Normal" style:family="paragraph">
      <style:text-properties fo:language="et" fo:country="EE"/>
    </style:style>
    <style:style style:name="P2580" style:parent-style-name="ListParagraph" style:list-style-name="LFO8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2581" style:parent-style-name="Normal" style:family="paragraph">
      <style:text-properties fo:language="et" fo:country="EE"/>
    </style:style>
    <style:style style:name="P2582" style:parent-style-name="Normal" style:family="paragraph">
      <style:paragraph-properties style:text-autospace="none" fo:background-color="#D6E3BC"/>
    </style:style>
    <style:style style:name="T258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84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58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8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8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8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9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9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5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59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594" style:parent-style-name="Normal" style:family="paragraph">
      <style:paragraph-properties style:text-autospace="none" fo:background-color="#D6E3BC"/>
    </style:style>
    <style:style style:name="T259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59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5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5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5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0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0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03" style:parent-style-name="DefaultParagraphFont" style:family="text">
      <style:text-properties style:font-name="Courier New" style:font-name-complex="Courier New" fo:color="#1F497D" fo:font-size="10pt" style:font-size-asian="10pt" style:font-size-complex="10pt" fo:language="et" fo:country="EE" style:language-complex="ar" style:country-complex="SA"/>
    </style:style>
    <style:style style:name="T2604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26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08" style:parent-style-name="Normal" style:family="paragraph">
      <style:paragraph-properties style:text-autospace="none" fo:background-color="#D6E3BC"/>
    </style:style>
    <style:style style:name="T26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1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6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1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1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21" style:parent-style-name="Normal" style:family="paragraph">
      <style:paragraph-properties style:text-autospace="none" fo:background-color="#D6E3BC"/>
    </style:style>
    <style:style style:name="T26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2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6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3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34" style:parent-style-name="Normal" style:family="paragraph">
      <style:paragraph-properties style:text-autospace="none" fo:background-color="#D6E3BC"/>
    </style:style>
    <style:style style:name="T26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3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6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42" style:parent-style-name="Normal" style:family="paragraph">
      <style:paragraph-properties style:text-autospace="none" fo:background-color="#D6E3BC"/>
    </style:style>
    <style:style style:name="T264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4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6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4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65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5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6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54" style:parent-style-name="Normal" style:family="paragraph">
      <style:paragraph-properties style:text-autospace="none" fo:background-color="#D6E3BC"/>
    </style:style>
    <style:style style:name="T26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5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65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58" style:parent-style-name="Normal" style:family="paragraph">
      <style:paragraph-properties fo:background-color="#D6E3BC"/>
    </style:style>
    <style:style style:name="T26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60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266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62" style:parent-style-name="Normal" style:family="paragraph">
      <style:text-properties fo:language="et" fo:country="EE"/>
    </style:style>
    <style:style style:name="T2663" style:parent-style-name="DefaultParagraphFont" style:family="text">
      <style:text-properties fo:font-style="italic" style:font-style-asian="italic" fo:language="et" fo:country="EE"/>
    </style:style>
    <style:style style:name="P2664" style:parent-style-name="Normal" style:family="paragraph">
      <style:text-properties fo:language="et" fo:country="EE"/>
    </style:style>
    <style:style style:name="P2665" style:parent-style-name="Normal" style:family="paragraph">
      <style:text-properties fo:language="et" fo:country="EE"/>
    </style:style>
    <style:style style:name="P2666" style:parent-style-name="Normal" style:family="paragraph">
      <style:text-properties fo:language="et" fo:country="EE"/>
    </style:style>
    <style:style style:name="P2667" style:parent-style-name="Normal" style:family="paragraph">
      <style:paragraph-properties fo:background-color="#D6E3BC"/>
    </style:style>
    <style:style style:name="T26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6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7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6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7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7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6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7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76" style:parent-style-name="Normal" style:family="paragraph">
      <style:paragraph-properties fo:background-color="#D6E3BC"/>
    </style:style>
    <style:style style:name="T267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7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7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6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8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8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8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6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8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86" style:parent-style-name="Normal" style:family="paragraph">
      <style:paragraph-properties fo:background-color="#D6E3BC"/>
    </style:style>
    <style:style style:name="T268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8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8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6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9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69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6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69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96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697" style:parent-style-name="Normal" style:family="paragraph">
      <style:paragraph-properties fo:background-color="#D6E3BC"/>
    </style:style>
    <style:style style:name="T26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6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0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0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07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08" style:parent-style-name="Normal" style:family="paragraph">
      <style:paragraph-properties fo:background-color="#D6E3BC"/>
    </style:style>
    <style:style style:name="T27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1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1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1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1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18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19" style:parent-style-name="Normal" style:family="paragraph">
      <style:paragraph-properties fo:background-color="#D6E3BC"/>
    </style:style>
    <style:style style:name="T27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2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2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29" style:parent-style-name="Normal" style:family="paragraph">
      <style:paragraph-properties fo:background-color="#D6E3BC"/>
    </style:style>
    <style:style style:name="T27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3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3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3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3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39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40" style:parent-style-name="Normal" style:family="paragraph">
      <style:paragraph-properties fo:background-color="#D6E3BC"/>
    </style:style>
    <style:style style:name="T27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4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4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4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50" style:parent-style-name="Normal" style:family="paragraph">
      <style:paragraph-properties fo:background-color="#D6E3BC"/>
    </style:style>
    <style:style style:name="T27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5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5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5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60" style:parent-style-name="Normal" style:family="paragraph">
      <style:paragraph-properties fo:background-color="#D6E3BC"/>
    </style:style>
    <style:style style:name="T276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6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6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6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6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6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6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70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71" style:parent-style-name="Normal" style:family="paragraph">
      <style:paragraph-properties fo:background-color="#D6E3BC"/>
    </style:style>
    <style:style style:name="T27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7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7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81" style:parent-style-name="Normal" style:family="paragraph">
      <style:paragraph-properties fo:background-color="#D6E3BC"/>
    </style:style>
    <style:style style:name="T27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8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8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91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792" style:parent-style-name="Normal" style:family="paragraph">
      <style:paragraph-properties fo:background-color="#D6E3BC"/>
    </style:style>
    <style:style style:name="T279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9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7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79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7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79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0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02" style:parent-style-name="Normal" style:family="paragraph">
      <style:paragraph-properties fo:background-color="#D6E3BC"/>
    </style:style>
    <style:style style:name="T280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0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0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0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0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1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12" style:parent-style-name="Normal" style:family="paragraph">
      <style:paragraph-properties fo:background-color="#D6E3BC"/>
    </style:style>
    <style:style style:name="T28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1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1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1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1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2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22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23" style:parent-style-name="Normal" style:family="paragraph">
      <style:paragraph-properties fo:background-color="#D6E3BC"/>
    </style:style>
    <style:style style:name="T28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2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3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33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34" style:parent-style-name="Normal" style:family="paragraph">
      <style:paragraph-properties fo:background-color="#D6E3BC"/>
    </style:style>
    <style:style style:name="T28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3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3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28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40" style:parent-style-name="Normal" style:family="paragraph">
      <style:paragraph-properties fo:background-color="#D6E3BC"/>
    </style:style>
    <style:style style:name="T28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84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8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8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48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49" style:parent-style-name="Normal" style:family="paragraph">
      <style:paragraph-properties fo:background-color="#D6E3BC"/>
    </style:style>
    <style:style style:name="T28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851" style:parent-style-name="Normal" style:family="paragraph">
      <style:text-properties fo:language="et" fo:country="EE"/>
    </style:style>
    <style:style style:name="P2852" style:parent-style-name="Normal" style:family="paragraph">
      <style:text-properties fo:language="et" fo:country="EE"/>
    </style:style>
    <style:style style:name="P2853" style:parent-style-name="Normal" style:family="paragraph">
      <style:text-properties fo:language="et" fo:country="EE"/>
    </style:style>
    <style:style style:name="P2854" style:parent-style-name="Heading3" style:family="paragraph">
      <style:text-properties fo:language="et" fo:country="EE"/>
    </style:style>
    <style:style style:name="P2855" style:parent-style-name="Normal" style:family="paragraph">
      <style:text-properties fo:language="et" fo:country="EE"/>
    </style:style>
    <style:style style:name="P2856" style:parent-style-name="Normal" style:family="paragraph">
      <style:text-properties fo:language="et" fo:country="EE"/>
    </style:style>
    <style:style style:name="P2857" style:parent-style-name="Normal" style:family="paragraph">
      <style:paragraph-properties style:text-autospace="none" fo:background-color="#D6E3BC"/>
    </style:style>
    <style:style style:name="T285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59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860" style:parent-style-name="Normal" style:family="paragraph">
      <style:paragraph-properties style:text-autospace="none" fo:background-color="#D6E3BC"/>
    </style:style>
    <style:style style:name="T28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62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T286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64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865" style:parent-style-name="Normal" style:family="paragraph">
      <style:paragraph-properties style:text-autospace="none" fo:background-color="#D6E3BC"/>
    </style:style>
    <style:style style:name="T286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67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868" style:parent-style-name="Normal" style:family="paragraph">
      <style:paragraph-properties style:text-autospace="none" fo:background-color="#D6E3BC"/>
    </style:style>
    <style:style style:name="T286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70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871" style:parent-style-name="Normal" style:family="paragraph">
      <style:paragraph-properties style:text-autospace="none" fo:background-color="#D6E3BC"/>
    </style:style>
    <style:style style:name="T28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73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874" style:parent-style-name="Normal" style:family="paragraph">
      <style:paragraph-properties fo:background-color="#D6E3BC"/>
    </style:style>
    <style:style style:name="T287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876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877" style:parent-style-name="Normal" style:family="paragraph">
      <style:text-properties fo:language="et" fo:country="EE"/>
    </style:style>
    <style:style style:name="P2878" style:parent-style-name="Normal" style:family="paragraph">
      <style:text-properties fo:language="et" fo:country="EE"/>
    </style:style>
    <style:style style:name="P2879" style:parent-style-name="Normal" style:family="paragraph">
      <style:text-properties fo:language="et" fo:country="EE"/>
    </style:style>
    <style:style style:name="T288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881" style:parent-style-name="DefaultParagraphFont" style:family="text">
      <style:text-properties fo:language="et" fo:country="EE"/>
    </style:style>
    <style:style style:name="P2882" style:parent-style-name="Normal" style:family="paragraph">
      <style:text-properties fo:language="et" fo:country="EE"/>
    </style:style>
    <style:style style:name="T2883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884" style:parent-style-name="DefaultParagraphFont" style:family="text">
      <style:text-properties fo:language="et" fo:country="EE"/>
    </style:style>
    <style:style style:name="P2885" style:parent-style-name="Normal" style:family="paragraph">
      <style:text-properties fo:language="et" fo:country="EE"/>
    </style:style>
    <style:style style:name="T288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887" style:parent-style-name="DefaultParagraphFont" style:family="text">
      <style:text-properties fo:language="et" fo:country="EE"/>
    </style:style>
    <style:style style:name="P2888" style:parent-style-name="Normal" style:family="paragraph">
      <style:text-properties fo:language="et" fo:country="EE"/>
    </style:style>
    <style:style style:name="T288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890" style:parent-style-name="DefaultParagraphFont" style:family="text">
      <style:text-properties fo:language="et" fo:country="EE"/>
    </style:style>
    <style:style style:name="P2891" style:parent-style-name="Normal" style:family="paragraph">
      <style:text-properties fo:language="et" fo:country="EE"/>
    </style:style>
    <style:style style:name="T289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893" style:parent-style-name="DefaultParagraphFont" style:family="text">
      <style:text-properties fo:language="et" fo:country="EE"/>
    </style:style>
    <style:style style:name="P2894" style:parent-style-name="Normal" style:family="paragraph">
      <style:text-properties fo:language="et" fo:country="EE"/>
    </style:style>
    <style:style style:name="T289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896" style:parent-style-name="DefaultParagraphFont" style:family="text">
      <style:text-properties fo:language="et" fo:country="EE"/>
    </style:style>
    <style:style style:name="P2897" style:parent-style-name="Normal" style:family="paragraph">
      <style:text-properties fo:language="et" fo:country="EE"/>
    </style:style>
    <style:style style:name="P2898" style:parent-style-name="Heading2" style:family="paragraph">
      <style:text-properties fo:language="et" fo:country="EE"/>
    </style:style>
    <style:style style:name="P2899" style:parent-style-name="Normal" style:family="paragraph">
      <style:text-properties fo:language="et" fo:country="EE"/>
    </style:style>
    <style:style style:name="P2900" style:parent-style-name="Normal" style:family="paragraph">
      <style:text-properties fo:language="et" fo:country="EE"/>
    </style:style>
    <style:style style:name="P2901" style:parent-style-name="Normal" style:family="paragraph">
      <style:text-properties fo:language="et" fo:country="EE"/>
    </style:style>
    <style:style style:name="P2902" style:parent-style-name="Normal" style:family="paragraph">
      <style:text-properties fo:language="et" fo:country="EE"/>
    </style:style>
    <style:style style:name="P2903" style:parent-style-name="ListParagraph" style:list-style-name="LFO9" style:family="paragraph">
      <style:paragraph-properties fo:margin-left="0in" fo:text-indent="0in">
        <style:tab-stops/>
      </style:paragraph-properties>
    </style:style>
    <style:style style:name="T2904" style:parent-style-name="DefaultParagraphFont" style:family="text">
      <style:text-properties fo:language="et" fo:country="EE"/>
    </style:style>
    <style:style style:name="T2905" style:parent-style-name="DefaultParagraphFont" style:family="text">
      <style:text-properties fo:color="#FF0000" fo:language="et" fo:country="EE"/>
    </style:style>
    <style:style style:name="T2906" style:parent-style-name="DefaultParagraphFont" style:family="text">
      <style:text-properties fo:language="et" fo:country="EE"/>
    </style:style>
    <style:style style:name="P2907" style:parent-style-name="Normal" style:family="paragraph">
      <style:paragraph-properties fo:margin-left="-0.4916in">
        <style:tab-stops/>
      </style:paragraph-properties>
      <style:text-properties fo:language="et" fo:country="EE"/>
    </style:style>
    <style:style style:name="P2908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2909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2910" style:parent-style-name="Normal" style:family="paragraph">
      <style:paragraph-properties fo:margin-left="0.4916in" fo:background-color="#D6E3BC">
        <style:tab-stops/>
      </style:paragraph-properties>
    </style:style>
    <style:style style:name="T29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2912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291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2914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29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P2916" style:parent-style-name="Normal" style:family="paragraph">
      <style:paragraph-properties fo:margin-left="0.4916in" fo:background-color="#D6E3BC">
        <style:tab-stops/>
      </style:paragraph-properties>
    </style:style>
    <style:style style:name="T291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2918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29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2920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292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P2922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2923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2924" style:parent-style-name="Normal" style:family="paragraph">
      <style:text-properties fo:language="et" fo:country="EE"/>
    </style:style>
    <style:style style:name="P2925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2926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2927" style:parent-style-name="Normal" style:family="paragraph">
      <style:paragraph-properties fo:margin-left="0.4916in">
        <style:tab-stops/>
      </style:paragraph-properties>
    </style:style>
    <style:style style:name="T292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929" style:parent-style-name="DefaultParagraphFont" style:family="text">
      <style:text-properties fo:language="et" fo:country="EE"/>
    </style:style>
    <style:style style:name="T2930" style:parent-style-name="DefaultParagraphFont" style:family="text">
      <style:text-properties fo:font-style="italic" style:font-style-asian="italic" fo:language="et" fo:country="EE"/>
    </style:style>
    <style:style style:name="T2931" style:parent-style-name="DefaultParagraphFont" style:family="text">
      <style:text-properties fo:language="et" fo:country="EE"/>
    </style:style>
    <style:style style:name="T2932" style:parent-style-name="DefaultParagraphFont" style:family="text">
      <style:text-properties fo:font-style="italic" style:font-style-asian="italic" fo:language="et" fo:country="EE"/>
    </style:style>
    <style:style style:name="T2933" style:parent-style-name="DefaultParagraphFont" style:family="text">
      <style:text-properties fo:language="et" fo:country="EE"/>
    </style:style>
    <style:style style:name="T2934" style:parent-style-name="DefaultParagraphFont" style:family="text">
      <style:text-properties fo:font-style="italic" style:font-style-asian="italic" fo:language="et" fo:country="EE"/>
    </style:style>
    <style:style style:name="P2935" style:parent-style-name="Normal" style:family="paragraph">
      <style:paragraph-properties fo:margin-left="0.4916in">
        <style:tab-stops/>
      </style:paragraph-properties>
    </style:style>
    <style:style style:name="T293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937" style:parent-style-name="DefaultParagraphFont" style:family="text">
      <style:text-properties fo:language="et" fo:country="EE"/>
    </style:style>
    <style:style style:name="P2938" style:parent-style-name="Normal" style:family="paragraph">
      <style:paragraph-properties fo:margin-left="0.4916in">
        <style:tab-stops/>
      </style:paragraph-properties>
    </style:style>
    <style:style style:name="T293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2940" style:parent-style-name="DefaultParagraphFont" style:family="text">
      <style:text-properties fo:language="et" fo:country="EE"/>
    </style:style>
    <style:style style:name="P2941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2942" style:parent-style-name="Normal" style:family="paragraph">
      <style:paragraph-properties fo:margin-left="0.4916in">
        <style:tab-stops/>
      </style:paragraph-properties>
    </style:style>
    <style:style style:name="T2943" style:parent-style-name="DefaultParagraphFont" style:family="text">
      <style:text-properties fo:language="et" fo:country="EE"/>
    </style:style>
    <style:style style:name="T2944" style:parent-style-name="DefaultParagraphFont" style:family="text">
      <style:text-properties fo:font-style="italic" style:font-style-asian="italic" fo:language="et" fo:country="EE"/>
    </style:style>
    <style:style style:name="T2945" style:parent-style-name="DefaultParagraphFont" style:family="text">
      <style:text-properties fo:language="et" fo:country="EE"/>
    </style:style>
    <style:style style:name="T2946" style:parent-style-name="DefaultParagraphFont" style:family="text">
      <style:text-properties fo:font-style="italic" style:font-style-asian="italic" fo:language="et" fo:country="EE"/>
    </style:style>
    <style:style style:name="T2947" style:parent-style-name="DefaultParagraphFont" style:family="text">
      <style:text-properties fo:language="et" fo:country="EE"/>
    </style:style>
    <style:style style:name="T29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949" style:parent-style-name="DefaultParagraphFont" style:family="text">
      <style:text-properties fo:language="et" fo:country="EE"/>
    </style:style>
    <style:style style:name="P2950" style:parent-style-name="Normal" style:family="paragraph">
      <style:text-properties fo:language="et" fo:country="EE"/>
    </style:style>
    <style:style style:name="P2951" style:parent-style-name="Normal" style:family="paragraph">
      <style:paragraph-properties fo:margin-left="-0.4916in">
        <style:tab-stops/>
      </style:paragraph-properties>
      <style:text-properties fo:language="et" fo:country="EE"/>
    </style:style>
    <style:style style:name="P2952" style:parent-style-name="ListParagraph" style:list-style-name="LFO9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2953" style:parent-style-name="ListParagraph" style:list-style-name="LFO9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2954" style:parent-style-name="Normal" style:family="paragraph">
      <style:text-properties fo:language="et" fo:country="EE"/>
    </style:style>
    <style:style style:name="P2955" style:parent-style-name="Normal" style:family="paragraph">
      <style:text-properties fo:language="et" fo:country="EE"/>
    </style:style>
    <style:style style:name="P2956" style:parent-style-name="Heading2" style:family="paragraph">
      <style:text-properties fo:language="et" fo:country="EE"/>
    </style:style>
    <style:style style:name="P2957" style:parent-style-name="Normal" style:family="paragraph">
      <style:text-properties fo:language="et" fo:country="EE"/>
    </style:style>
    <style:style style:name="P2958" style:parent-style-name="Normal" style:family="paragraph">
      <style:text-properties fo:language="et" fo:country="EE"/>
    </style:style>
    <style:style style:name="P2959" style:parent-style-name="Normal" style:family="paragraph">
      <style:text-properties fo:language="et" fo:country="EE"/>
    </style:style>
    <style:style style:name="P2960" style:parent-style-name="ListParagraph" style:list-style-name="LFO10" style:family="paragraph">
      <style:text-properties fo:language="et" fo:country="EE"/>
    </style:style>
    <style:style style:name="P2961" style:parent-style-name="ListParagraph" style:list-style-name="LFO10" style:family="paragraph">
      <style:text-properties fo:language="et" fo:country="EE"/>
    </style:style>
    <style:style style:name="P2962" style:parent-style-name="ListParagraph" style:list-style-name="LFO10" style:family="paragraph"/>
    <style:style style:name="T2963" style:parent-style-name="DefaultParagraphFont" style:family="text">
      <style:text-properties fo:language="et" fo:country="EE"/>
    </style:style>
    <style:style style:name="T2964" style:parent-style-name="DefaultParagraphFont" style:family="text">
      <style:text-properties fo:font-weight="bold" style:font-weight-asian="bold" fo:language="et" fo:country="EE"/>
    </style:style>
    <style:style style:name="T2965" style:parent-style-name="DefaultParagraphFont" style:family="text">
      <style:text-properties fo:language="et" fo:country="EE"/>
    </style:style>
    <style:style style:name="P2966" style:parent-style-name="ListParagraph" style:list-style-name="LFO10" style:family="paragraph"/>
    <style:style style:name="T2967" style:parent-style-name="DefaultParagraphFont" style:family="text">
      <style:text-properties fo:language="et" fo:country="EE"/>
    </style:style>
    <style:style style:name="T2968" style:parent-style-name="DefaultParagraphFont" style:family="text">
      <style:text-properties fo:font-weight="bold" style:font-weight-asian="bold" fo:language="et" fo:country="EE"/>
    </style:style>
    <style:style style:name="T2969" style:parent-style-name="DefaultParagraphFont" style:family="text">
      <style:text-properties fo:language="et" fo:country="EE"/>
    </style:style>
    <style:style style:name="P2970" style:parent-style-name="Normal" style:family="paragraph">
      <style:text-properties fo:language="et" fo:country="EE"/>
    </style:style>
    <style:style style:name="P2971" style:parent-style-name="Normal" style:family="paragraph">
      <style:text-properties fo:language="et" fo:country="EE"/>
    </style:style>
    <style:style style:name="P2972" style:parent-style-name="Normal" style:family="paragraph">
      <style:text-properties fo:language="et" fo:country="EE"/>
    </style:style>
    <style:style style:name="P2973" style:parent-style-name="ListParagraph" style:list-style-name="LFO11" style:family="paragraph">
      <style:text-properties fo:language="et" fo:country="EE"/>
    </style:style>
    <style:style style:name="P2974" style:parent-style-name="ListParagraph" style:list-style-name="LFO10" style:family="paragraph"/>
    <style:style style:name="T2975" style:parent-style-name="DefaultParagraphFont" style:family="text">
      <style:text-properties fo:language="et" fo:country="EE"/>
    </style:style>
    <style:style style:name="T2976" style:parent-style-name="Hyperlink" style:family="text">
      <style:text-properties fo:language="et" fo:country="EE"/>
    </style:style>
    <style:style style:name="T2977" style:parent-style-name="DefaultParagraphFont" style:family="text">
      <style:text-properties fo:language="et" fo:country="EE"/>
    </style:style>
    <style:style style:name="T2978" style:parent-style-name="Hyperlink" style:family="text">
      <style:text-properties fo:language="et" fo:country="EE"/>
    </style:style>
    <style:style style:name="T2979" style:parent-style-name="DefaultParagraphFont" style:family="text">
      <style:text-properties fo:language="et" fo:country="EE"/>
    </style:style>
    <style:style style:name="P2980" style:parent-style-name="ListParagraph" style:list-style-name="LFO10" style:family="paragraph">
      <style:text-properties fo:language="et" fo:country="EE"/>
    </style:style>
    <style:style style:name="P2981" style:parent-style-name="ListParagraph" style:list-style-name="LFO10" style:family="paragraph">
      <style:text-properties fo:language="et" fo:country="EE"/>
    </style:style>
    <style:style style:name="P2982" style:parent-style-name="ListParagraph" style:list-style-name="LFO10" style:family="paragraph">
      <style:text-properties fo:language="et" fo:country="EE"/>
    </style:style>
    <style:style style:name="P2983" style:parent-style-name="ListParagraph" style:list-style-name="LFO10" style:family="paragraph">
      <style:text-properties fo:language="et" fo:country="EE"/>
    </style:style>
    <style:style style:name="P2984" style:parent-style-name="ListParagraph" style:list-style-name="LFO10" style:family="paragraph">
      <style:text-properties fo:language="et" fo:country="EE"/>
    </style:style>
    <style:style style:name="P2985" style:parent-style-name="ListParagraph" style:list-style-name="LFO10" style:family="paragraph">
      <style:text-properties fo:language="et" fo:country="EE"/>
    </style:style>
    <style:style style:name="P2986" style:parent-style-name="ListParagraph" style:list-style-name="LFO10" style:family="paragraph">
      <style:text-properties fo:language="et" fo:country="EE"/>
    </style:style>
    <style:style style:name="P2987" style:parent-style-name="ListParagraph" style:list-style-name="LFO10" style:family="paragraph">
      <style:text-properties fo:language="et" fo:country="EE"/>
    </style:style>
    <style:style style:name="P2988" style:parent-style-name="ListParagraph" style:list-style-name="LFO10" style:family="paragraph">
      <style:text-properties fo:language="et" fo:country="EE"/>
    </style:style>
    <style:style style:name="P2989" style:parent-style-name="ListParagraph" style:list-style-name="LFO10" style:family="paragraph">
      <style:text-properties fo:language="et" fo:country="EE"/>
    </style:style>
    <style:style style:name="P2990" style:parent-style-name="ListParagraph" style:list-style-name="LFO10" style:family="paragraph">
      <style:text-properties fo:language="et" fo:country="EE"/>
    </style:style>
    <style:style style:name="P2991" style:parent-style-name="ListParagraph" style:list-style-name="LFO10" style:family="paragraph">
      <style:text-properties fo:language="et" fo:country="EE"/>
    </style:style>
    <style:style style:name="P2992" style:parent-style-name="Normal" style:family="paragraph">
      <style:text-properties style:font-name="Courier New" style:font-name-complex="Courier New" fo:font-size="10pt" style:font-size-asian="10pt" style:font-size-complex="10pt" fo:language="et" fo:country="EE"/>
    </style:style>
    <style:style style:name="P2993" style:parent-style-name="Heading1" style:family="paragraph">
      <style:text-properties fo:language="et" fo:country="EE"/>
    </style:style>
    <style:style style:name="P2994" style:parent-style-name="Normal" style:family="paragraph">
      <style:text-properties fo:language="et" fo:country="EE"/>
    </style:style>
    <style:style style:name="P2995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2996" style:parent-style-name="Heading1" style:family="paragraph">
      <style:text-properties fo:language="et" fo:country="EE"/>
    </style:style>
    <style:style style:name="P2997" style:parent-style-name="Normal" style:family="paragraph">
      <style:text-properties fo:language="et" fo:country="EE"/>
    </style:style>
    <style:style style:name="P2998" style:parent-style-name="Normal" style:family="paragraph">
      <style:text-properties fo:language="et" fo:country="EE"/>
    </style:style>
    <style:style style:name="P2999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3000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3001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3002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3003" style:parent-style-name="Normal" style:list-style-name="LFO12" style:family="paragraph">
      <style:paragraph-properties fo:margin-left="0.9833in" fo:text-indent="-0.25in">
        <style:tab-stops/>
      </style:paragraph-properties>
      <style:text-properties fo:language="et" fo:country="EE"/>
    </style:style>
    <style:style style:name="P3004" style:parent-style-name="Normal" style:list-style-name="LFO12" style:family="paragraph">
      <style:paragraph-properties fo:margin-left="0.9833in" fo:text-indent="-0.25in">
        <style:tab-stops/>
      </style:paragraph-properties>
      <style:text-properties fo:language="et" fo:country="EE"/>
    </style:style>
    <style:style style:name="P3005" style:parent-style-name="Normal" style:family="paragraph">
      <style:text-properties fo:language="et" fo:country="EE"/>
    </style:style>
    <style:style style:name="P3006" style:parent-style-name="Normal" style:family="paragraph">
      <style:text-properties fo:language="et" fo:country="EE"/>
    </style:style>
    <style:style style:name="T3007" style:parent-style-name="DefaultParagraphFont" style:family="text">
      <style:text-properties fo:language="et" fo:country="EE"/>
    </style:style>
    <style:style style:name="T3008" style:parent-style-name="DefaultParagraphFont" style:family="text">
      <style:text-properties fo:font-weight="bold" style:font-weight-asian="bold" style:font-weight-complex="bold" fo:language="et" fo:country="EE"/>
    </style:style>
    <style:style style:name="T3009" style:parent-style-name="DefaultParagraphFont" style:family="text">
      <style:text-properties fo:language="et" fo:country="EE"/>
    </style:style>
    <style:style style:name="P3010" style:parent-style-name="Normal" style:family="paragraph">
      <style:text-properties fo:language="et" fo:country="EE"/>
    </style:style>
    <style:style style:name="P3011" style:parent-style-name="Normal" style:family="paragraph">
      <style:paragraph-properties fo:margin-bottom="0.0784in"/>
      <style:text-properties fo:language="et" fo:country="EE"/>
    </style:style>
    <style:style style:name="P3012" style:parent-style-name="Normal" style:family="paragraph">
      <style:paragraph-properties style:text-autospace="none" fo:background-color="#D6E3BC"/>
    </style:style>
    <style:style style:name="T3013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3014" style:parent-style-name="Normal" style:family="paragraph">
      <style:paragraph-properties style:text-autospace="none" fo:background-color="#D6E3BC"/>
    </style:style>
    <style:style style:name="T301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1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01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1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1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2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2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2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2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026" style:parent-style-name="Normal" style:family="paragraph">
      <style:paragraph-properties style:text-autospace="none" fo:background-color="#D6E3BC"/>
    </style:style>
    <style:style style:name="T302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2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0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3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3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038" style:parent-style-name="Normal" style:family="paragraph">
      <style:paragraph-properties style:text-autospace="none" fo:background-color="#D6E3BC"/>
    </style:style>
    <style:style style:name="T30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4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0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49" style:parent-style-name="DefaultParagraphFont" style:family="text">
      <style:text-properties style:font-name="Courier New" style:font-name-complex="Courier New" fo:font-style="italic" style:font-style-asian="italic" style:font-style-complex="italic" fo:color="#17365D" fo:font-size="10pt" style:font-size-asian="10pt" style:font-size-complex="10pt" fo:language="et" fo:country="EE" style:language-complex="ar" style:country-complex="SA"/>
    </style:style>
    <style:style style:name="T30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052" style:parent-style-name="Normal" style:family="paragraph">
      <style:paragraph-properties style:text-autospace="none" fo:background-color="#D6E3BC"/>
    </style:style>
    <style:style style:name="T30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5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05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5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6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064" style:parent-style-name="Normal" style:family="paragraph">
      <style:paragraph-properties style:text-autospace="none" fo:background-color="#D6E3BC"/>
    </style:style>
    <style:style style:name="T3065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3066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3067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3068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306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07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71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3072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307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07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75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3076" style:parent-style-name="Normal" style:family="paragraph">
      <style:paragraph-properties style:text-autospace="none" fo:background-color="#D6E3BC"/>
    </style:style>
    <style:style style:name="T307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7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07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8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8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8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8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8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87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30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08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090" style:parent-style-name="Normal" style:family="paragraph">
      <style:paragraph-properties style:text-autospace="none" fo:background-color="#D6E3BC"/>
    </style:style>
    <style:style style:name="T30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9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3093" style:parent-style-name="Normal" style:family="paragraph">
      <style:paragraph-properties style:text-autospace="none" fo:background-color="#D6E3BC"/>
    </style:style>
    <style:style style:name="T30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09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0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0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0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0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1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1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1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105" style:parent-style-name="Normal" style:family="paragraph">
      <style:paragraph-properties fo:background-color="#D6E3BC"/>
    </style:style>
    <style:style style:name="T31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10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1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109" style:parent-style-name="Normal" style:family="paragraph">
      <style:text-properties fo:language="et" fo:country="EE"/>
    </style:style>
    <style:style style:name="P3110" style:parent-style-name="Normal" style:family="paragraph">
      <style:text-properties fo:language="et" fo:country="EE"/>
    </style:style>
    <style:style style:name="P3111" style:parent-style-name="Normal" style:family="paragraph">
      <style:text-properties fo:language="et" fo:country="EE"/>
    </style:style>
    <style:style style:name="P3112" style:parent-style-name="Normal" style:family="paragraph">
      <style:text-properties fo:language="et" fo:country="EE"/>
    </style:style>
    <style:style style:name="P3113" style:parent-style-name="Normal" style:family="paragraph">
      <style:paragraph-properties fo:margin-bottom="0.0784in"/>
    </style:style>
    <style:style style:name="T3114" style:parent-style-name="DefaultParagraphFont" style:family="text">
      <style:text-properties fo:language="et" fo:country="EE"/>
    </style:style>
    <style:style style:name="T3115" style:parent-style-name="DefaultParagraphFont" style:family="text">
      <style:text-properties fo:font-weight="bold" style:font-weight-asian="bold" fo:language="et" fo:country="EE"/>
    </style:style>
    <style:style style:name="T3116" style:parent-style-name="DefaultParagraphFont" style:family="text">
      <style:text-properties fo:language="et" fo:country="EE"/>
    </style:style>
    <style:style style:name="P3117" style:parent-style-name="Normal" style:family="paragraph">
      <style:paragraph-properties style:text-autospace="none" fo:background-color="#D6E3BC"/>
    </style:style>
    <style:style style:name="T31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11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1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1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1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1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1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1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1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129" style:parent-style-name="Normal" style:family="paragraph">
      <style:paragraph-properties style:text-autospace="none" fo:background-color="#D6E3BC"/>
    </style:style>
    <style:style style:name="T31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13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1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1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1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1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3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13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13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1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141" style:parent-style-name="Normal" style:family="paragraph">
      <style:paragraph-properties style:text-autospace="none" fo:background-color="#D6E3BC"/>
    </style:style>
    <style:style style:name="T314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3143" style:parent-style-name="Normal" style:family="paragraph">
      <style:paragraph-properties style:text-autospace="none" fo:background-color="#D6E3BC"/>
    </style:style>
    <style:style style:name="T31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145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3146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3147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3148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314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5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51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3152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315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5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55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3156" style:parent-style-name="Normal" style:family="paragraph">
      <style:paragraph-properties style:text-autospace="none" fo:background-color="#D6E3BC"/>
    </style:style>
    <style:style style:name="T3157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3158" style:parent-style-name="Normal" style:family="paragraph">
      <style:paragraph-properties style:text-autospace="none" fo:background-color="#D6E3BC"/>
    </style:style>
    <style:style style:name="T31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160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3161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3162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3163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316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6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66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3167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316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69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170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3171" style:parent-style-name="Normal" style:family="paragraph">
      <style:paragraph-properties fo:background-color="#D6E3BC"/>
    </style:style>
    <style:style style:name="T31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17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1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175" style:parent-style-name="Normal" style:family="paragraph">
      <style:text-properties fo:language="et" fo:country="EE"/>
    </style:style>
    <style:style style:name="P3176" style:parent-style-name="Normal" style:family="paragraph">
      <style:text-properties fo:language="et" fo:country="EE"/>
    </style:style>
    <style:style style:name="T3177" style:parent-style-name="DefaultParagraphFont" style:family="text">
      <style:text-properties fo:language="et" fo:country="EE"/>
    </style:style>
    <style:style style:name="T3178" style:parent-style-name="DefaultParagraphFont" style:family="text">
      <style:text-properties fo:font-style="italic" style:font-style-asian="italic" style:font-style-complex="italic" fo:language="et" fo:country="EE"/>
    </style:style>
    <style:style style:name="T3179" style:parent-style-name="DefaultParagraphFont" style:family="text">
      <style:text-properties fo:language="et" fo:country="EE"/>
    </style:style>
    <style:style style:name="T3180" style:parent-style-name="DefaultParagraphFont" style:family="text">
      <style:text-properties fo:font-style="italic" style:font-style-asian="italic" style:font-style-complex="italic" fo:language="et" fo:country="EE"/>
    </style:style>
    <style:style style:name="T3181" style:parent-style-name="DefaultParagraphFont" style:family="text">
      <style:text-properties fo:language="et" fo:country="EE"/>
    </style:style>
    <style:style style:name="P3182" style:parent-style-name="Normal" style:family="paragraph">
      <style:text-properties fo:language="et" fo:country="EE"/>
    </style:style>
    <style:style style:name="P3183" style:parent-style-name="Normal" style:family="paragraph">
      <style:text-properties fo:language="et" fo:country="EE"/>
    </style:style>
    <style:style style:name="P3184" style:parent-style-name="Normal" style:family="paragraph">
      <style:paragraph-properties fo:margin-bottom="0.0784in"/>
    </style:style>
    <style:style style:name="T3185" style:parent-style-name="DefaultParagraphFont" style:family="text">
      <style:text-properties fo:language="et" fo:country="EE"/>
    </style:style>
    <style:style style:name="T3186" style:parent-style-name="DefaultParagraphFont" style:family="text">
      <style:text-properties fo:font-weight="bold" style:font-weight-asian="bold" style:font-weight-complex="bold" fo:language="et" fo:country="EE"/>
    </style:style>
    <style:style style:name="P3187" style:parent-style-name="Normal" style:family="paragraph">
      <style:paragraph-properties style:text-autospace="none" fo:background-color="#D6E3BC"/>
    </style:style>
    <style:style style:name="T318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89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3190" style:parent-style-name="Normal" style:family="paragraph">
      <style:paragraph-properties style:text-autospace="none" fo:background-color="#D6E3BC"/>
    </style:style>
    <style:style style:name="T3191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92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T319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194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3195" style:parent-style-name="Normal" style:family="paragraph">
      <style:paragraph-properties style:text-autospace="none" fo:background-color="#D6E3BC"/>
    </style:style>
    <style:style style:name="T319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197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3198" style:parent-style-name="Normal" style:family="paragraph">
      <style:paragraph-properties style:text-autospace="none" fo:background-color="#D6E3BC"/>
    </style:style>
    <style:style style:name="T31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00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3201" style:parent-style-name="Normal" style:family="paragraph">
      <style:paragraph-properties style:text-autospace="none" fo:background-color="#D6E3BC"/>
    </style:style>
    <style:style style:name="T32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03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3204" style:parent-style-name="Normal" style:family="paragraph">
      <style:paragraph-properties fo:background-color="#D6E3BC"/>
    </style:style>
    <style:style style:name="T3205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3206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3207" style:parent-style-name="Normal" style:family="paragraph">
      <style:text-properties fo:language="et" fo:country="EE"/>
    </style:style>
    <style:style style:name="T3208" style:parent-style-name="DefaultParagraphFont" style:family="text">
      <style:text-properties style:font-name-complex="Courier New" fo:language="et" fo:country="EE" style:language-complex="ar" style:country-complex="SA"/>
    </style:style>
    <style:style style:name="T3209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3210" style:parent-style-name="DefaultParagraphFont" style:family="text">
      <style:text-properties style:font-name-complex="Courier New" fo:language="et" fo:country="EE" style:language-complex="ar" style:country-complex="SA"/>
    </style:style>
    <style:style style:name="T3211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3212" style:parent-style-name="DefaultParagraphFont" style:family="text">
      <style:text-properties style:font-name-complex="Courier New" fo:language="et" fo:country="EE" style:language-complex="ar" style:country-complex="SA"/>
    </style:style>
    <style:style style:name="T3213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3214" style:parent-style-name="DefaultParagraphFont" style:family="text">
      <style:text-properties style:font-name-complex="Courier New" fo:language="et" fo:country="EE" style:language-complex="ar" style:country-complex="SA"/>
    </style:style>
    <style:style style:name="P3215" style:parent-style-name="Normal" style:family="paragraph">
      <style:text-properties fo:language="et" fo:country="EE"/>
    </style:style>
    <style:style style:name="P3216" style:parent-style-name="Heading1" style:family="paragraph">
      <style:text-properties fo:language="et" fo:country="EE"/>
    </style:style>
    <style:style style:name="T3217" style:parent-style-name="DefaultParagraphFont" style:family="text">
      <style:text-properties fo:language="et" fo:country="EE"/>
    </style:style>
    <style:style style:name="T3218" style:parent-style-name="Hyperlink" style:family="text">
      <style:text-properties fo:language="et" fo:country="EE"/>
    </style:style>
    <style:style style:name="T3219" style:parent-style-name="DefaultParagraphFont" style:family="text">
      <style:text-properties fo:language="et" fo:country="EE"/>
    </style:style>
    <style:style style:name="P3220" style:parent-style-name="Normal" style:family="paragraph">
      <style:text-properties fo:language="et" fo:country="EE"/>
    </style:style>
    <style:style style:name="P3221" style:parent-style-name="ListParagraph" style:list-style-name="LFO13" style:family="paragraph"/>
    <style:style style:name="T3222" style:parent-style-name="DefaultParagraphFont" style:family="text">
      <style:text-properties fo:language="et" fo:country="EE"/>
    </style:style>
    <style:style style:name="T3223" style:parent-style-name="Hyperlink" style:family="text">
      <style:text-properties fo:language="et" fo:country="EE"/>
    </style:style>
    <style:style style:name="T3224" style:parent-style-name="DefaultParagraphFont" style:family="text">
      <style:text-properties fo:language="et" fo:country="EE"/>
    </style:style>
    <style:style style:name="P3225" style:parent-style-name="ListParagraph" style:list-style-name="LFO13" style:family="paragraph"/>
    <style:style style:name="T3226" style:parent-style-name="DefaultParagraphFont" style:family="text">
      <style:text-properties fo:language="et" fo:country="EE"/>
    </style:style>
    <style:style style:name="T3227" style:parent-style-name="Hyperlink" style:family="text">
      <style:text-properties fo:language="et" fo:country="EE"/>
    </style:style>
    <style:style style:name="T3228" style:parent-style-name="DefaultParagraphFont" style:family="text">
      <style:text-properties fo:language="et" fo:country="EE"/>
    </style:style>
    <style:style style:name="P3229" style:parent-style-name="ListParagraph" style:list-style-name="LFO13" style:family="paragraph"/>
    <style:style style:name="T3230" style:parent-style-name="DefaultParagraphFont" style:family="text">
      <style:text-properties fo:language="et" fo:country="EE"/>
    </style:style>
    <style:style style:name="T3231" style:parent-style-name="Hyperlink" style:family="text">
      <style:text-properties fo:language="et" fo:country="EE"/>
    </style:style>
    <style:style style:name="T3232" style:parent-style-name="DefaultParagraphFont" style:family="text">
      <style:text-properties fo:language="et" fo:country="EE"/>
    </style:style>
    <style:style style:name="P3233" style:parent-style-name="Normal" style:family="paragraph">
      <style:text-properties fo:language="et" fo:country="EE"/>
    </style:style>
    <style:style style:name="P3234" style:parent-style-name="Heading2" style:family="paragraph">
      <style:text-properties fo:language="et" fo:country="EE" style:language-complex="ar" style:country-complex="SA"/>
    </style:style>
    <style:style style:name="P3235" style:parent-style-name="Normal" style:family="paragraph">
      <style:text-properties fo:language="et" fo:country="EE"/>
    </style:style>
    <style:style style:name="T3236" style:parent-style-name="DefaultParagraphFont" style:family="text">
      <style:text-properties fo:language="et" fo:country="EE"/>
    </style:style>
    <style:style style:name="T3237" style:parent-style-name="DefaultParagraphFont" style:family="text">
      <style:text-properties fo:font-weight="bold" style:font-weight-asian="bold" fo:language="et" fo:country="EE"/>
    </style:style>
    <style:style style:name="T3238" style:parent-style-name="DefaultParagraphFont" style:family="text">
      <style:text-properties fo:language="et" fo:country="EE"/>
    </style:style>
    <style:style style:name="P3239" style:parent-style-name="Normal" style:family="paragraph">
      <style:text-properties fo:language="et" fo:country="EE"/>
    </style:style>
    <style:style style:name="P3240" style:parent-style-name="Normal" style:family="paragraph">
      <style:paragraph-properties style:text-autospace="none" fo:background-color="#D6E3BC"/>
    </style:style>
    <style:style style:name="T32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24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24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4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4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4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4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4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252" style:parent-style-name="Normal" style:family="paragraph">
      <style:paragraph-properties style:text-autospace="none" fo:background-color="#D6E3BC"/>
    </style:style>
    <style:style style:name="T32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25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25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6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264" style:parent-style-name="Normal" style:family="paragraph">
      <style:paragraph-properties style:text-autospace="none" fo:background-color="#D6E3BC"/>
    </style:style>
    <style:style style:name="T32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26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26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6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6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7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7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7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7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7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277" style:parent-style-name="Normal" style:family="paragraph">
      <style:paragraph-properties style:text-autospace="none" fo:background-color="#D6E3BC"/>
    </style:style>
    <style:style style:name="T327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27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2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8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8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8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8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8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8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290" style:parent-style-name="Normal" style:family="paragraph">
      <style:paragraph-properties style:text-autospace="none" fo:background-color="#D6E3BC"/>
    </style:style>
    <style:style style:name="T32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29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29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9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2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2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2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2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0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03" style:parent-style-name="Normal" style:family="paragraph">
      <style:paragraph-properties style:text-autospace="none" fo:background-color="#D6E3BC"/>
    </style:style>
    <style:style style:name="T33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0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0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0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1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16" style:parent-style-name="Normal" style:family="paragraph">
      <style:paragraph-properties style:text-autospace="none" fo:background-color="#D6E3BC"/>
    </style:style>
    <style:style style:name="T33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1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2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2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2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2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2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2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29" style:parent-style-name="Normal" style:family="paragraph">
      <style:paragraph-properties style:text-autospace="none" fo:background-color="#D6E3BC"/>
    </style:style>
    <style:style style:name="T33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3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3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3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3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4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42" style:parent-style-name="Normal" style:family="paragraph">
      <style:paragraph-properties style:text-autospace="none" fo:background-color="#D6E3BC"/>
    </style:style>
    <style:style style:name="T334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4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4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5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5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5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55" style:parent-style-name="Normal" style:family="paragraph">
      <style:paragraph-properties style:text-autospace="none" fo:background-color="#D6E3BC"/>
    </style:style>
    <style:style style:name="T335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5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6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6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68" style:parent-style-name="Normal" style:family="paragraph">
      <style:paragraph-properties style:text-autospace="none" fo:background-color="#D6E3BC"/>
    </style:style>
    <style:style style:name="T336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7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7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7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7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7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7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7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7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81" style:parent-style-name="Normal" style:family="paragraph">
      <style:paragraph-properties style:text-autospace="none" fo:background-color="#D6E3BC"/>
    </style:style>
    <style:style style:name="T33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8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8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8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8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8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9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3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39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9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394" style:parent-style-name="Normal" style:family="paragraph">
      <style:paragraph-properties style:text-autospace="none" fo:background-color="#D6E3BC"/>
    </style:style>
    <style:style style:name="T339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39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3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3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3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4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40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0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40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4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40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407" style:parent-style-name="Normal" style:family="paragraph">
      <style:paragraph-properties style:text-autospace="none" fo:background-color="#D6E3BC"/>
    </style:style>
    <style:style style:name="T34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40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4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4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4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4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4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4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41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1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420" style:parent-style-name="Normal" style:family="paragraph">
      <style:paragraph-properties style:text-autospace="none" fo:background-color="#D6E3BC"/>
    </style:style>
    <style:style style:name="T342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42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42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2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42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4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42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2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342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34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343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34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433" style:parent-style-name="Normal" style:family="paragraph">
      <style:paragraph-properties style:text-autospace="none" fo:background-color="#D6E3BC"/>
    </style:style>
    <style:style style:name="T34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43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34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3437" style:parent-style-name="Normal" style:family="paragraph">
      <style:paragraph-properties style:text-autospace="none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343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39" style:parent-style-name="DefaultParagraphFont" style:family="text">
      <style:text-properties fo:language="et" fo:country="EE" style:language-complex="ar" style:country-complex="SA"/>
    </style:style>
    <style:style style:name="T344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41" style:parent-style-name="DefaultParagraphFont" style:family="text">
      <style:text-properties fo:language="et" fo:country="EE" style:language-complex="ar" style:country-complex="SA"/>
    </style:style>
    <style:style style:name="T344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43" style:parent-style-name="DefaultParagraphFont" style:family="text">
      <style:text-properties fo:language="et" fo:country="EE" style:language-complex="ar" style:country-complex="SA"/>
    </style:style>
    <style:style style:name="T344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45" style:parent-style-name="DefaultParagraphFont" style:family="text">
      <style:text-properties fo:language="et" fo:country="EE" style:language-complex="ar" style:country-complex="SA"/>
    </style:style>
    <style:style style:name="T344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47" style:parent-style-name="DefaultParagraphFont" style:family="text">
      <style:text-properties fo:language="et" fo:country="EE" style:language-complex="ar" style:country-complex="SA"/>
    </style:style>
    <style:style style:name="T344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49" style:parent-style-name="DefaultParagraphFont" style:family="text">
      <style:text-properties fo:language="et" fo:country="EE" style:language-complex="ar" style:country-complex="SA"/>
    </style:style>
    <style:style style:name="T345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51" style:parent-style-name="DefaultParagraphFont" style:family="text">
      <style:text-properties fo:language="et" fo:country="EE" style:language-complex="ar" style:country-complex="SA"/>
    </style:style>
    <style:style style:name="T345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53" style:parent-style-name="DefaultParagraphFont" style:family="text">
      <style:text-properties fo:language="et" fo:country="EE" style:language-complex="ar" style:country-complex="SA"/>
    </style:style>
    <style:style style:name="T345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55" style:parent-style-name="DefaultParagraphFont" style:family="text">
      <style:text-properties fo:language="et" fo:country="EE" style:language-complex="ar" style:country-complex="SA"/>
    </style:style>
    <style:style style:name="T3456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3457" style:parent-style-name="DefaultParagraphFont" style:family="text">
      <style:text-properties fo:language="et" fo:country="EE" style:language-complex="ar" style:country-complex="SA"/>
    </style:style>
    <style:style style:name="T345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59" style:parent-style-name="DefaultParagraphFont" style:family="text">
      <style:text-properties fo:language="et" fo:country="EE" style:language-complex="ar" style:country-complex="SA"/>
    </style:style>
    <style:style style:name="T346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61" style:parent-style-name="DefaultParagraphFont" style:family="text">
      <style:text-properties fo:language="et" fo:country="EE" style:language-complex="ar" style:country-complex="SA"/>
    </style:style>
    <style:style style:name="T346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63" style:parent-style-name="DefaultParagraphFont" style:family="text">
      <style:text-properties fo:language="et" fo:country="EE" style:language-complex="ar" style:country-complex="SA"/>
    </style:style>
    <style:style style:name="T346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3465" style:parent-style-name="DefaultParagraphFont" style:family="text">
      <style:text-properties fo:language="et" fo:country="EE" style:language-complex="ar" style:country-complex="SA"/>
    </style:style>
    <style:style style:name="P3466" style:parent-style-name="Normal" style:family="paragraph">
      <style:text-properties fo:language="et" fo:country="EE" style:language-complex="ar" style:country-complex="SA"/>
    </style:style>
    <style:style style:name="P3467" style:parent-style-name="Heading2" style:family="paragraph">
      <style:text-properties fo:language="et" fo:country="EE" style:language-complex="ar" style:country-complex="SA"/>
    </style:style>
    <style:style style:name="P3468" style:parent-style-name="Heading3" style:family="paragraph">
      <style:text-properties fo:language="et" fo:country="EE"/>
    </style:style>
    <style:style style:name="P3469" style:parent-style-name="Standard" style:family="paragraph">
      <style:text-properties fo:language="et" fo:country="EE"/>
    </style:style>
    <style:style style:name="P3470" style:parent-style-name="Heading3" style:family="paragraph">
      <style:text-properties fo:language="et" fo:country="EE"/>
    </style:style>
    <style:style style:name="P3471" style:parent-style-name="Standard" style:family="paragraph">
      <style:text-properties fo:language="et" fo:country="EE"/>
    </style:style>
    <style:style style:name="P3472" style:parent-style-name="Standard" style:family="paragraph">
      <style:text-properties fo:language="et" fo:country="EE"/>
    </style:style>
    <style:style style:name="P3473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3474" style:parent-style-name="Standard" style:family="paragraph">
      <style:text-properties fo:language="et" fo:country="EE"/>
    </style:style>
    <style:style style:name="P3475" style:parent-style-name="Standard" style:family="paragraph">
      <style:text-properties fo:language="et" fo:country="EE"/>
    </style:style>
    <style:style style:name="P3476" style:parent-style-name="Normal" style:family="paragraph">
      <style:text-properties fo:language="et" fo:country="EE"/>
    </style:style>
    <style:style style:name="P3477" style:parent-style-name="Heading3" style:family="paragraph">
      <style:text-properties fo:language="et" fo:country="EE"/>
    </style:style>
    <style:style style:name="P3478" style:parent-style-name="Standard" style:family="paragraph">
      <style:text-properties fo:language="et" fo:country="EE"/>
    </style:style>
    <style:style style:name="P3479" style:parent-style-name="Standard" style:family="paragraph">
      <style:text-properties fo:language="et" fo:country="EE"/>
    </style:style>
    <style:style style:name="P3480" style:parent-style-name="Standard" style:family="paragraph">
      <style:text-properties fo:language="et" fo:country="EE"/>
    </style:style>
    <style:style style:name="P3481" style:parent-style-name="Standard" style:family="paragraph">
      <style:text-properties fo:language="et" fo:country="EE"/>
    </style:style>
    <style:style style:name="P3482" style:parent-style-name="Normal" style:family="paragraph">
      <style:text-properties fo:language="et" fo:country="EE" style:language-complex="ar" style:country-complex="SA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bookmark-start text:name="_Toc275771632"/><text:bookmark-start text:name="_Toc275770849"/><text:bookmark-start text:name="_Toc275765989"/><text:bookmark-start text:name="_Toc275764712"/><text:bookmark-start text:name="_Toc275181507"/><text:bookmark-start text:name="_Toc273126548"/><text:bookmark-start text:name="_Toc273126330"/><text:bookmark-start text:name="_Toc273123367"/><text:bookmark-start text:name="_Toc273123283"/><text:bookmark-start text:name="_Toc273108569"/><text:bookmark-start text:name="_Toc272832962"/><text:bookmark-start text:name="_Toc272232642"/><text:bookmark-start text:name="_Toc271538812"/><text:bookmark-start text:name="_Toc271531538"/><text:bookmark-start text:name="_Toc271529437"/><text:bookmark-start text:name="_Toc270430270"/><text:bookmark-start text:name="_Toc270429115"/><text:bookmark-start text:name="_Toc270420552"/><text:bookmark-start text:name="_Toc269040692"/><text:bookmark-start text:name="_Toc273352062"/>ADIT – Paigaldusjuhend<text:bookmark-end text:name="_Toc275771632"/><text:bookmark-end text:name="_Toc275770849"/><text:bookmark-end text:name="_Toc275765989"/><text:bookmark-end text:name="_Toc275764712"/><text:bookmark-end text:name="_Toc275181507"/><text:bookmark-end text:name="_Toc273126548"/><text:bookmark-end text:name="_Toc273126330"/><text:bookmark-end text:name="_Toc273123367"/><text:bookmark-end text:name="_Toc273123283"/><text:bookmark-end text:name="_Toc273108569"/><text:bookmark-end text:name="_Toc272832962"/><text:bookmark-end text:name="_Toc272232642"/><text:bookmark-end text:name="_Toc271538812"/><text:bookmark-end text:name="_Toc271531538"/><text:bookmark-end text:name="_Toc271529437"/><text:bookmark-end text:name="_Toc270430270"/><text:bookmark-end text:name="_Toc270429115"/><text:bookmark-end text:name="_Toc270420552"/><text:bookmark-end text:name="_Toc269040692"/><text:bookmark-end text:name="_Toc273352062"/></text:p>
      <text:p text:style-name="P14"/>
      <text:p text:style-name="P15">Versioon 1.4.2</text:p>
      <text:p text:style-name="P16"/>
      <text:p text:style-name="P1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75771632" office:target-frame-name="_top" xlink:show="replace"><text:span text:style-name="T19">ADIT – Paigaldusjuhend</text:span></text:a><text:a xlink:href="#_Toc275771632" office:target-frame-name="_top" xlink:show="replace"><text:span text:style-name="T20"><text:tab/>1</text:span></text:a></text:p>
          <text:p text:style-name="P21"><text:a xlink:href="#_Toc275771633" office:target-frame-name="_top" xlink:show="replace"><text:span text:style-name="T22">Sissejuhatus</text:span></text:a><text:a xlink:href="#_Toc275771633" office:target-frame-name="_top" xlink:show="replace"><text:span text:style-name="T23"><text:tab/>5</text:span></text:a></text:p>
          <text:p text:style-name="P24"><text:a xlink:href="#_Toc275771634" office:target-frame-name="_top" xlink:show="replace"><text:span text:style-name="T25">Nõuded keskkonnale</text:span></text:a><text:a xlink:href="#_Toc275771634" office:target-frame-name="_top" xlink:show="replace"><text:span text:style-name="T26"><text:tab/>5</text:span></text:a></text:p>
          <text:p text:style-name="P27"><text:a xlink:href="#_Toc275771635" office:target-frame-name="_top" xlink:show="replace"><text:span text:style-name="T28">ADIT-i an</text:span><text:bookmark-start text:name="_Hlt418767071"/><text:bookmark-start text:name="_Hlt418767072"/><text:span text:style-name="T29">d</text:span><text:bookmark-end text:name="_Hlt418767071"/><text:bookmark-end text:name="_Hlt418767072"/><text:span text:style-name="T30">mebaas</text:span></text:a><text:a xlink:href="#_Toc275771635" office:target-frame-name="_top" xlink:show="replace"><text:span text:style-name="T31"><text:tab/>6</text:span></text:a></text:p>
          <text:p text:style-name="P32"><text:a xlink:href="#_Toc275771636" office:target-frame-name="_top" xlink:show="replace"><text:span text:style-name="T33">Paigaldus</text:span></text:a><text:a xlink:href="#_Toc275771636" office:target-frame-name="_top" xlink:show="replace"><text:span text:style-name="T34"><text:tab/>6</text:span></text:a></text:p>
          <text:p text:style-name="P35"><text:a xlink:href="#_Toc275771637" office:target-frame-name="_top" xlink:show="replace"><text:span text:style-name="T36">ADIT rakendus</text:span></text:a><text:a xlink:href="#_Toc275771637" office:target-frame-name="_top" xlink:show="replace"><text:span text:style-name="T37"><text:tab/>8</text:span></text:a></text:p>
          <text:p text:style-name="P38"><text:a xlink:href="#_Toc275771638" office:target-frame-name="_top" xlink:show="replace"><text:span text:style-name="T39">Rakenduse algkoodi allalaadimine</text:span></text:a><text:a xlink:href="#_Toc275771638" office:target-frame-name="_top" xlink:show="replace"><text:span text:style-name="T40"><text:tab/>8</text:span></text:a></text:p>
          <text:p text:style-name="P41"><text:a xlink:href="#_Toc275771639" office:target-frame-name="_top" xlink:show="replace"><text:span text:style-name="T42">Seadistamine</text:span></text:a><text:a xlink:href="#_Toc275771639" office:target-frame-name="_top" xlink:show="replace"><text:span text:style-name="T43"><text:tab/>9</text:span></text:a></text:p>
          <text:p text:style-name="P44"><text:a xlink:href="#_Toc275771640" office:target-frame-name="_top" xlink:show="replace"><text:span text:style-name="T45">Fail adit-servlet.xml</text:span></text:a><text:a xlink:href="#_Toc275771640" office:target-frame-name="_top" xlink:show="replace"><text:span text:style-name="T46"><text:tab/>9</text:span></text:a></text:p>
          <text:p text:style-name="P47"><text:a xlink:href="#_Toc275771641" office:target-frame-name="_top" xlink:show="replace"><text:span text:style-name="T48">Fail log4j.xml</text:span></text:a><text:a xlink:href="#_Toc275771641" office:target-frame-name="_top" xlink:show="replace"><text:span text:style-name="T49"><text:tab/>12</text:span></text:a></text:p>
          <text:p text:style-name="P50"><text:a xlink:href="#_Toc275771642" office:target-frame-name="_top" xlink:show="replace"><text:span text:style-name="T51">Fail xtee.properties</text:span></text:a><text:a xlink:href="#_Toc275771642" office:target-frame-name="_top" xlink:show="replace"><text:span text:style-name="T52"><text:tab/>13</text:span></text:a></text:p>
          <text:p text:style-name="P53"><text:a xlink:href="#_Toc275771643" office:target-frame-name="_top" xlink:show="replace"><text:span text:style-name="T54">Rakenduse paigaldamine Tomcat 6.x <text:s/>rakendusserverisse</text:span></text:a><text:a xlink:href="#_Toc275771643" office:target-frame-name="_top" xlink:show="replace"><text:span text:style-name="T55"><text:tab/>14</text:span></text:a></text:p>
          <text:p text:style-name="P56"><text:a xlink:href="#_Toc275771644" office:target-frame-name="_top" xlink:show="replace"><text:span text:style-name="T57">Rakenduse paigaldamine Weblogic 10.x rakendusserverisse</text:span></text:a><text:a xlink:href="#_Toc275771644" office:target-frame-name="_top" xlink:show="replace"><text:span text:style-name="T58"><text:tab/>14</text:span></text:a></text:p>
          <text:p text:style-name="P59"><text:a xlink:href="#_Toc275771645" office:target-frame-name="_top" xlink:show="replace"><text:span text:style-name="T60">DVK liidese seadistamine</text:span></text:a><text:a xlink:href="#_Toc275771645" office:target-frame-name="_top" xlink:show="replace"><text:span text:style-name="T61"><text:tab/>15</text:span></text:a></text:p>
          <text:p text:style-name="P62"><text:a xlink:href="#_Toc275771646" office:target-frame-name="_top" xlink:show="replace"><text:span text:style-name="T63">Teavituskalendri ja riigiportaali X-Tee liidese seadistamine</text:span></text:a><text:a xlink:href="#_Toc275771646" office:target-frame-name="_top" xlink:show="replace"><text:span text:style-name="T64"><text:tab/>16</text:span></text:a></text:p>
          <text:p text:style-name="P65"><text:a xlink:href="#_Toc275771647" office:target-frame-name="_top" xlink:show="replace"><text:span text:style-name="T66">Monitooringu rakendus ja rakenduse kontroll</text:span></text:a><text:a xlink:href="#_Toc275771647" office:target-frame-name="_top" xlink:show="replace"><text:span text:style-name="T67"><text:tab/>17</text:span></text:a></text:p>
          <text:p text:style-name="P68"><text:a xlink:href="#_Toc275771648" office:target-frame-name="_top" xlink:show="replace"><text:span text:style-name="T69">Seadistamine</text:span></text:a><text:a xlink:href="#_Toc275771648" office:target-frame-name="_top" xlink:show="replace"><text:span text:style-name="T70"><text:tab/>17</text:span></text:a></text:p>
          <text:p text:style-name="P71"><text:a xlink:href="#_Toc275771649" office:target-frame-name="_top" xlink:show="replace"><text:span text:style-name="T72">Nagiose seaded</text:span></text:a><text:a xlink:href="#_Toc275771649" office:target-frame-name="_top" xlink:show="replace"><text:span text:style-name="T73"><text:tab/>18</text:span></text:a></text:p>
          <text:p text:style-name="P74"><text:a xlink:href="#_Toc275771650" office:target-frame-name="_top" xlink:show="replace"><text:span text:style-name="T75">Rakenduse log4j-nagiosappender seadistus</text:span></text:a><text:a xlink:href="#_Toc275771650" office:target-frame-name="_top" xlink:show="replace"><text:span text:style-name="T76"><text:tab/>18</text:span></text:a></text:p>
          <text:p text:style-name="P77"><text:a xlink:href="#_Toc275771651" office:target-frame-name="_top" xlink:show="replace"><text:span text:style-name="T78">Nagiose seadistus – passiivne monitoring</text:span></text:a><text:a xlink:href="#_Toc275771651" office:target-frame-name="_top" xlink:show="replace"><text:span text:style-name="T79"><text:tab/>18</text:span></text:a></text:p>
          <text:p text:style-name="P80"><text:a xlink:href="#_Toc275771652" office:target-frame-name="_top" xlink:show="replace"><text:span text:style-name="T81">Nagiose seadistus – aktiivne monitooring</text:span></text:a><text:a xlink:href="#_Toc275771652" office:target-frame-name="_top" xlink:show="replace"><text:span text:style-name="T82"><text:tab/>19</text:span></text:a></text:p>
        </text:index-body>
      </text:table-of-content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Normal"><text:span text:style-name="T117">Kuupäev</text:span></text:p>
          </table:table-cell>
          <table:table-cell table:style-name="TableCell118">
            <text:p text:style-name="Normal"><text:span text:style-name="T119">Versioon</text:span></text:p>
          </table:table-cell>
          <table:table-cell table:style-name="TableCell120">
            <text:p text:style-name="Normal"><text:span text:style-name="T121">Kirjeldus</text:span></text:p>
          </table:table-cell>
          <table:table-cell table:style-name="TableCell122">
            <text:p text:style-name="Normal"><text:span text:style-name="T123">Autor</text:span></text:p>
          </table:table-cell>
        </table:table-row>
        <table:table-row table:style-name="TableRow124">
          <table:table-cell table:style-name="TableCell125">
            <text:p text:style-name="Normal"><text:span text:style-name="T126">08.08.2010</text:span></text:p>
          </table:table-cell>
          <table:table-cell table:style-name="TableCell127">
            <text:p text:style-name="Normal"><text:span text:style-name="T128">1.0</text:span></text:p>
          </table:table-cell>
          <table:table-cell table:style-name="TableCell129">
            <text:p text:style-name="Normal"><text:span text:style-name="T130">Dokumendi loomine</text:span></text:p>
          </table:table-cell>
          <table:table-cell table:style-name="TableCell131">
            <text:p text:style-name="Normal"><text:span text:style-name="T132">Marko Kurm</text:span></text:p>
          </table:table-cell>
        </table:table-row>
        <table:table-row table:style-name="TableRow133">
          <table:table-cell table:style-name="TableCell134">
            <text:p text:style-name="Normal"><text:span text:style-name="T135">06.09.2010</text:span></text:p>
          </table:table-cell>
          <table:table-cell table:style-name="TableCell136">
            <text:p text:style-name="Normal"><text:span text:style-name="T137">1.1</text:span></text:p>
          </table:table-cell>
          <table:table-cell table:style-name="TableCell138">
            <text:p text:style-name="Normal"><text:span text:style-name="T139">Täiendatud punkte „</text:span><text:span text:style-name="T140">Rakenduse paigaldamine</text:span><text:span text:style-name="T141">“ ja „</text:span><text:span text:style-name="T142">Rakenduse paigaldamine rakendusserverisse (Tomcat)“ -<text:s/></text:span><text:span text:style-name="T143">andmebaasi parameetrite seadistamisel <text:s/>kasutatakse JNDI-d.</text:span></text:p>
          </table:table-cell>
          <table:table-cell table:style-name="TableCell144">
            <text:p text:style-name="Normal"><text:span text:style-name="T145">Marko Kurm</text:span></text:p>
          </table:table-cell>
        </table:table-row>
        <table:table-row table:style-name="TableRow146">
          <table:table-cell table:style-name="TableCell147">
            <text:p text:style-name="Normal"><text:span text:style-name="T148">14.09.2010</text:span></text:p>
          </table:table-cell>
          <table:table-cell table:style-name="TableCell149">
            <text:p text:style-name="Normal"><text:span text:style-name="T150">1.2</text:span></text:p>
          </table:table-cell>
          <table:table-cell table:style-name="TableCell151">
            <text:p text:style-name="Normal"><text:span text:style-name="T152">Täiendatud punkti „Andmebaasi paigaldamine“, alampunkt 4 – skript „synonyms.sql“.</text:span></text:p>
          </table:table-cell>
          <table:table-cell table:style-name="TableCell153">
            <text:p text:style-name="Normal"><text:span text:style-name="T154">Marko Kurm</text:span></text:p>
          </table:table-cell>
        </table:table-row>
        <table:table-row table:style-name="TableRow155">
          <table:table-cell table:style-name="TableCell156">
            <text:p text:style-name="Normal"><text:span text:style-name="T157">21.09.2010</text:span></text:p>
          </table:table-cell>
          <table:table-cell table:style-name="TableCell158">
            <text:p text:style-name="Normal"><text:span text:style-name="T159">1.2.1</text:span></text:p>
          </table:table-cell>
          <table:table-cell table:style-name="TableCell160">
            <text:p text:style-name="Normal"><text:span text:style-name="T161">Täiendatud / parandatud punkti „Andmebaasi paigaldamine“:</text:span></text:p>
            <text:list text:style-name="LFO1" text:continue-numbering="true">
              <text:list-item>
                <text:p text:style-name="P162"><text:span text:style-name="T163">Vahetatud punktid 1. ja 2.</text:span></text:p>
              </text:list-item>
              <text:list-item>
                <text:p text:style-name="P164"><text:span text:style-name="T165">Täiendatud punkti 2.</text:span></text:p>
              </text:list-item>
            </text:list>
          </table:table-cell>
          <table:table-cell table:style-name="TableCell166">
            <text:p text:style-name="Normal"><text:span text:style-name="T167">Marko Kurm</text:span></text:p>
          </table:table-cell>
        </table:table-row>
        <table:table-row table:style-name="TableRow168">
          <table:table-cell table:style-name="TableCell169">
            <text:p text:style-name="Normal"><text:span text:style-name="T170">24.09.2010</text:span></text:p>
          </table:table-cell>
          <table:table-cell table:style-name="TableCell171">
            <text:p text:style-name="Normal"><text:span text:style-name="T172">1.2.2</text:span></text:p>
          </table:table-cell>
          <table:table-cell table:style-name="TableCell173">
            <text:p text:style-name="Normal"><text:span text:style-name="T174">- Asendatud failirajad relatiivsete teekondadega.</text:span></text:p>
            <text:p text:style-name="Normal"><text:span text:style-name="T175">- Täiendatud punkti „</text:span><text:span text:style-name="T176">Rakenduse paigaldamine rakendusserverisse (WebLogic)</text:span><text:span text:style-name="T177">“: <text:s/>- „Prepend classpath“</text:span></text:p>
            <text:p text:style-name="Normal"><text:span text:style-name="T178">- Lisatud joonis rakenduse komponentide kirjeldamiseks</text:span></text:p>
          </table:table-cell>
          <table:table-cell table:style-name="TableCell179">
            <text:p text:style-name="Normal"><text:span text:style-name="T180">Marko Kurm</text:span></text:p>
          </table:table-cell>
        </table:table-row>
        <table:table-row table:style-name="TableRow181">
          <table:table-cell table:style-name="TableCell182">
            <text:p text:style-name="Normal"><text:span text:style-name="T183">27.09.2010</text:span></text:p>
          </table:table-cell>
          <table:table-cell table:style-name="TableCell184">
            <text:p text:style-name="Normal"><text:span text:style-name="T185">1.2.3</text:span></text:p>
          </table:table-cell>
          <table:table-cell table:style-name="TableCell186">
            <text:p text:style-name="Normal"><text:span text:style-name="T187">Lisatud logimise alajaotusesse Nagios logimise konfiguratsiooni näide ja lühikirjeldus.</text:span></text:p>
          </table:table-cell>
          <table:table-cell table:style-name="TableCell188">
            <text:p text:style-name="Normal"><text:span text:style-name="T189">Jaak Lember</text:span></text:p>
          </table:table-cell>
        </table:table-row>
        <table:table-row table:style-name="TableRow190">
          <table:table-cell table:style-name="TableCell191">
            <text:p text:style-name="Normal"><text:span text:style-name="T192">15.09.2010</text:span></text:p>
          </table:table-cell>
          <table:table-cell table:style-name="TableCell193">
            <text:p text:style-name="Normal"><text:span text:style-name="T194">1.3</text:span></text:p>
          </table:table-cell>
          <table:table-cell table:style-name="TableCell195">
            <text:p text:style-name="Normal"><text:span text:style-name="T196">Muudetud punkti „ADIT rakendus“ – adit.ear / adit.war.</text:span></text:p>
            <text:p text:style-name="Normal"><text:span text:style-name="T197">Sissejuhatuses uus rakendust kirjeldav diagramm, lisatud monitooringu komponent.</text:span></text:p>
          </table:table-cell>
          <table:table-cell table:style-name="TableCell198">
            <text:p text:style-name="Normal"><text:span text:style-name="T199">Marko Kurm</text:span></text:p>
          </table:table-cell>
        </table:table-row>
        <table:table-row table:style-name="TableRow200">
          <table:table-cell table:style-name="TableCell201">
            <text:p text:style-name="Normal"><text:span text:style-name="T202">25.10.2010</text:span></text:p>
          </table:table-cell>
          <table:table-cell table:style-name="TableCell203">
            <text:p text:style-name="Normal"><text:span text:style-name="T204">1.4</text:span></text:p>
          </table:table-cell>
          <table:table-cell table:style-name="TableCell205">
            <text:p text:style-name="Normal"><text:span text:style-name="T206">Lisatud punkt “Monitooringu rakendus ja rakenduse kontroll”</text:span></text:p>
          </table:table-cell>
          <table:table-cell table:style-name="TableCell207">
            <text:p text:style-name="Normal"><text:span text:style-name="T208">Marko Kurm</text:span></text:p>
          </table:table-cell>
        </table:table-row>
        <table:table-row table:style-name="TableRow209">
          <table:table-cell table:style-name="TableCell210">
            <text:p text:style-name="Normal"><text:span text:style-name="T211">15.02.2011</text:span></text:p>
          </table:table-cell>
          <table:table-cell table:style-name="TableCell212">
            <text:p text:style-name="Normal"><text:span text:style-name="T213">1.4.1</text:span></text:p>
          </table:table-cell>
          <table:table-cell table:style-name="TableCell214">
            <text:p text:style-name="Normal"><text:span text:style-name="T215">Lisatud peatükki “Seadistamine” konfiguratsiooniparameetri “documentRetentionDeadlineDays” kirjeldus.</text:span></text:p>
          </table:table-cell>
          <table:table-cell table:style-name="TableCell216">
            <text:p text:style-name="Normal"><text:span text:style-name="T217">Jaak Lember</text:span></text:p>
          </table:table-cell>
        </table:table-row>
        <table:table-row table:style-name="TableRow218">
          <table:table-cell table:style-name="TableCell219">
            <text:p text:style-name="Normal"><text:span text:style-name="T220">02.03.2011</text:span></text:p>
          </table:table-cell>
          <table:table-cell table:style-name="TableCell221">
            <text:p text:style-name="Normal"><text:span text:style-name="T222">1.4.2</text:span></text:p>
          </table:table-cell>
          <table:table-cell table:style-name="TableCell223">
            <text:p text:style-name="Normal"><text:span text:style-name="T224">Lisatud adit-configuration.xml faili näitesse ja kirjeldusse mitme konfiguratsioonimuutuja kirjeldused, mis varem olid kirjeldamata jäänud.</text:span></text:p>
          </table:table-cell>
          <table:table-cell table:style-name="TableCell225">
            <text:p text:style-name="Normal"><text:span text:style-name="T226">Jaak Lember</text:span></text:p>
          </table:table-cell>
        </table:table-row>
        <table:table-row table:style-name="TableRow227">
          <table:table-cell table:style-name="TableCell228">
            <text:p text:style-name="Normal"><text:span text:style-name="T229">10.03.2014</text:span></text:p>
          </table:table-cell>
          <table:table-cell table:style-name="TableCell230">
            <text:p text:style-name="Normal"><text:span text:style-name="T231">???</text:span></text:p>
          </table:table-cell>
          <table:table-cell table:style-name="TableCell232">
            <text:p text:style-name="Normal"><text:span text:style-name="T233">Täpsustatud andmebaasi paigaldusjuhendit</text:span></text:p>
          </table:table-cell>
          <table:table-cell table:style-name="TableCell234">
            <text:p text:style-name="Normal"><text:span text:style-name="T235">Alex Ehrlich</text:span></text:p>
          </table:table-cell>
        </table:table-row>
        <table:table-row table:style-name="TableRow236">
          <table:table-cell table:style-name="TableCell237">
            <text:p text:style-name="P238">07.05.2015</text:p>
          </table:table-cell>
          <table:table-cell table:style-name="TableCell239">
            <text:p text:style-name="P240">1.5</text:p>
          </table:table-cell>
          <table:table-cell table:style-name="TableCell241">
            <text:p text:style-name="P242">Oracle andmebaasilt migratsioon Postgres andmebaasile</text:p>
          </table:table-cell>
          <table:table-cell table:style-name="TableCell243">
            <text:p text:style-name="P244">Kristo Kütt</text:p>
          </table:table-cell>
        </table:table-row>
      </table:table>
      <text:p text:style-name="P245">+</text:p>
      <text:h text:style-name="P246" text:outline-level="1"><text:bookmark-start text:name="__RefHeading__4244_1533963332"/><text:bookmark-start text:name="_Toc275771633"/><text:bookmark-start text:name="_Toc275770850"/><text:bookmark-start text:name="_Toc275765990"/><text:bookmark-start text:name="_Toc275764713"/><text:bookmark-start text:name="_Toc275181508"/><text:bookmark-start text:name="_Toc273352063"/><text:bookmark-end text:name="__RefHeading__4244_1533963332"/><text:soft-page-break/>Sissejuhatus<text:bookmark-end text:name="_Toc275771633"/><text:bookmark-end text:name="_Toc275770850"/><text:bookmark-end text:name="_Toc275765990"/><text:bookmark-end text:name="_Toc275764713"/><text:bookmark-end text:name="_Toc275181508"/><text:bookmark-end text:name="_Toc273352063"/></text:h>
      <text:p text:style-name="P247"/>
      <text:p text:style-name="P248">ADIT rakenduse paigaldamine koosneb järgmistest sammudest:</text:p>
      <text:p text:style-name="P249"/>
      <text:list text:style-name="LFO2" text:continue-numbering="true">
        <text:list-item>
          <text:p text:style-name="P250">Lähtekoodi laadimine SVN-ist</text:p>
        </text:list-item>
        <text:list-item>
          <text:p text:style-name="P251">Rakenduse seadistamine</text:p>
        </text:list-item>
        <text:list-item>
          <text:p text:style-name="P252">Rakenduse ehitamine</text:p>
        </text:list-item>
        <text:list-item>
          <text:p text:style-name="P253">Andmebaasi paigaldamine</text:p>
        </text:list-item>
        <text:list-item>
          <text:p text:style-name="P254">Rakenduse paigaldamine</text:p>
        </text:list-item>
      </text:list>
      <text:p text:style-name="P255"/>
      <text:p text:style-name="P256">Rakenduse komponendid:</text:p>
      <text:p text:style-name="P257"/>
      <text:list text:style-name="LFO3" text:continue-numbering="true">
        <text:list-item>
          <text:p text:style-name="P258">Andmebaas</text:p>
        </text:list-item>
        <text:list-item>
          <text:p text:style-name="P259">Veebiteenused</text:p>
        </text:list-item>
        <text:list-item>
          <text:p text:style-name="P260">DVK liides</text:p>
        </text:list-item>
        <text:list-item>
          <text:p text:style-name="P261">X-tee teavituskalendri liides</text:p>
        </text:list-item>
        <text:list-item>
          <text:p text:style-name="P262">Monitooringu komponent</text:p>
        </text:list-item>
      </text:list>
      <text:p text:style-name="P263"/>
      <text:p text:style-name="P264"/>
      <text:h text:style-name="P265" text:outline-level="2"><text:bookmark-start text:name="__RefHeading__4248_1533963332"/><text:bookmark-start text:name="_Toc275771634"/><text:bookmark-start text:name="_Toc275770851"/><text:bookmark-start text:name="_Toc275765991"/><text:bookmark-start text:name="_Toc275764714"/><text:bookmark-start text:name="_Toc275181509"/><text:bookmark-start text:name="_Toc273126549"/><text:bookmark-start text:name="_Toc273126331"/><text:bookmark-start text:name="_Toc273123368"/><text:bookmark-start text:name="_Toc273123284"/><text:bookmark-start text:name="_Toc273108570"/><text:bookmark-start text:name="_Toc272832963"/><text:bookmark-start text:name="_Toc272232643"/><text:bookmark-start text:name="_Toc271538813"/><text:bookmark-start text:name="_Toc271531539"/><text:bookmark-start text:name="_Toc271529438"/><text:bookmark-start text:name="_Toc270430271"/><text:bookmark-start text:name="_Toc270429116"/><text:bookmark-start text:name="_Toc270420553"/><text:bookmark-start text:name="_Toc269996962"/><text:bookmark-start text:name="_Toc269040693"/><text:bookmark-start text:name="_Toc269115269"/><text:bookmark-start text:name="_Toc273352064"/><text:bookmark-end text:name="__RefHeading__4248_1533963332"/>Nõuded keskkonnale<text:bookmark-end text:name="_Toc275771634"/><text:bookmark-end text:name="_Toc275770851"/><text:bookmark-end text:name="_Toc275765991"/><text:bookmark-end text:name="_Toc275764714"/><text:bookmark-end text:name="_Toc275181509"/><text:bookmark-end text:name="_Toc273126549"/><text:bookmark-end text:name="_Toc273126331"/><text:bookmark-end text:name="_Toc273123368"/><text:bookmark-end text:name="_Toc273123284"/><text:bookmark-end text:name="_Toc273108570"/><text:bookmark-end text:name="_Toc272832963"/><text:bookmark-end text:name="_Toc272232643"/><text:bookmark-end text:name="_Toc271538813"/><text:bookmark-end text:name="_Toc271531539"/><text:bookmark-end text:name="_Toc271529438"/><text:bookmark-end text:name="_Toc270430271"/><text:bookmark-end text:name="_Toc270429116"/><text:bookmark-end text:name="_Toc270420553"/><text:bookmark-end text:name="_Toc269996962"/><text:bookmark-end text:name="_Toc269040693"/><text:bookmark-end text:name="_Toc269115269"/><text:bookmark-end text:name="_Toc273352064"/></text:h>
      <text:p text:style-name="P266"/>
      <text:list text:style-name="LFO4" text:continue-numbering="true">
        <text:list-item>
          <text:p text:style-name="P267">Java Runtime Environment 1.6</text:p>
        </text:list-item>
        <text:list-item>
          <text:p text:style-name="P268">Rakendusserver Tomcat<text:s/>7.x / WebLogic 10g/11g</text:p>
        </text:list-item>
        <text:list-item>
          <text:p text:style-name="P269">Andmebaas Postgres 9.4 (UTF-8)</text:p>
        </text:list-item>
        <text:list-item>
          <text:p text:style-name="P270">Ligipääs X-tee turvaserverile (X-tee teenuste publitseerimiseks ja tarbimiseks)</text:p>
        </text:list-item>
        <text:list-item>
          <text:p text:style-name="P271"><text:span text:style-name="T272">Eraldiseisev DVK universaalklient ADIT-ile kasutamiseks. DVK universaalkliendi paigaldamiseks vaata dokumenti „Dokumendivahetuskeskus – Kliendi paigaldamisjuhend“ <text:s/>(</text:span><text:a xlink:href="http://www.ria.ee/dokumendivahetus" office:target-frame-name="_top" xlink:show="replace"><text:span text:style-name="T273">http://www.ria.ee/dokumendivahetus</text:span></text:a><text:span text:style-name="T274">). Lisanõudena on vajalik lülitada välja DVK universaalkliendi andmebaasipäästik “tr_dhl_message_id”.</text:span></text:p>
        </text:list-item>
      </text:list>
      <text:p text:style-name="P275"><text:bookmark-start text:name="__RefHeading__4250_1533963332"/><text:bookmark-end text:name="__RefHeading__4250_1533963332"/></text:p>
      <text:h text:style-name="P276" text:outline-level="1"><text:bookmark-start text:name="__RefHeading__4384_1533963332"/><text:bookmark-start text:name="_Toc273126550"/><text:bookmark-start text:name="_Toc273126332"/><text:bookmark-start text:name="_Toc273123369"/><text:bookmark-start text:name="_Toc273123285"/><text:bookmark-start text:name="_Toc273108571"/><text:bookmark-start text:name="_Toc272832964"/><text:bookmark-start text:name="_Toc272232644"/><text:bookmark-start text:name="_Toc271538814"/><text:bookmark-start text:name="_Toc271531540"/><text:bookmark-start text:name="_Toc271529439"/><text:bookmark-start text:name="_Toc270430272"/><text:bookmark-start text:name="_Toc270429117"/><text:bookmark-start text:name="_Toc270420554"/><text:bookmark-start text:name="_Toc269996963"/><text:bookmark-start text:name="_Toc269040694"/><text:bookmark-start text:name="_Toc269115270"/><text:bookmark-start text:name="_Toc275771635"/><text:bookmark-start text:name="_Toc275770852"/><text:bookmark-start text:name="_Toc275765992"/><text:bookmark-start text:name="_Toc275764715"/><text:bookmark-start text:name="_Toc275181510"/><text:bookmark-start text:name="_Toc273352065"/><text:bookmark-end text:name="__RefHeading__4384_1533963332"/><text:soft-page-break/>A<text:bookmark-end text:name="_Toc273126550"/><text:bookmark-end text:name="_Toc273126332"/><text:bookmark-end text:name="_Toc273123369"/><text:bookmark-end text:name="_Toc273123285"/><text:bookmark-end text:name="_Toc273108571"/><text:bookmark-end text:name="_Toc272832964"/><text:bookmark-end text:name="_Toc272232644"/><text:bookmark-end text:name="_Toc271538814"/><text:bookmark-end text:name="_Toc271531540"/><text:bookmark-end text:name="_Toc271529439"/><text:bookmark-end text:name="_Toc270430272"/><text:bookmark-end text:name="_Toc270429117"/><text:bookmark-end text:name="_Toc270420554"/><text:bookmark-end text:name="_Toc269996963"/><text:bookmark-end text:name="_Toc269040694"/><text:bookmark-end text:name="_Toc269115270"/>DIT-i andmebaas<text:bookmark-end text:name="_Toc275771635"/><text:bookmark-end text:name="_Toc275770852"/><text:bookmark-end text:name="_Toc275765992"/><text:bookmark-end text:name="_Toc275764715"/><text:bookmark-end text:name="_Toc275181510"/><text:bookmark-end text:name="_Toc273352065"/></text:h>
      <text:h text:style-name="P277" text:outline-level="2"><text:bookmark-start text:name="__RefHeading__4386_1533963332"/><text:bookmark-start text:name="_Toc275771636"/><text:bookmark-start text:name="_Toc275770853"/><text:bookmark-start text:name="_Toc275765993"/><text:bookmark-start text:name="_Toc275764716"/><text:bookmark-start text:name="_Toc275181511"/><text:bookmark-start text:name="_Toc273352066"/><text:bookmark-end text:name="__RefHeading__4386_1533963332"/>Paigaldus<text:bookmark-end text:name="_Toc275771636"/><text:bookmark-end text:name="_Toc275770853"/><text:bookmark-end text:name="_Toc275765993"/><text:bookmark-end text:name="_Toc275764716"/><text:bookmark-end text:name="_Toc275181511"/><text:bookmark-end text:name="_Toc273352066"/></text:h>
      <text:p text:style-name="P278"><text:span text:style-name="T279">Andmebaasiskeemi loomise SQL skriptid asuvad paigalduspaketis kataloogis „/sql“. Enne aga, kui skripte käivitada, tuleb luua andmebaasiskeem / kasutaja (</text:span><text:span text:style-name="T280">schema</text:span><text:span text:style-name="T281">) ning tabeliruumid (</text:span><text:span text:style-name="T282">tablespace</text:span><text:span text:style-name="T283">) ADIT andmetabelite ja indeksite (</text:span><text:span text:style-name="T284">index</text:span><text:span text:style-name="T285">) jaoks. Paigaldamise sammud on järgmised:</text:span></text:p>
      <text:list text:style-name="LFO5" text:continue-numbering="true">
        <text:list-item>
          <text:p text:style-name="P286">Tekitada eesti kodeeringus andmebaasi klaster<text:span text:style-name="T287">:</text:span><text:span text:style-name="T288"><text:s/></text:span></text:p>
        </text:list-item>
      </text:list>
      <text:p text:style-name="P289">pg_createcluster --locale et_EE.UTF-8 9.4 main</text:p>
      <text:list text:style-name="LFO5" text:continue-numbering="true">
        <text:list-item>
          <text:p text:style-name="P290">Tekitada kasutajana postgres kaks kasutajat, adit_admin ja adit_user<text:span text:style-name="T291"><text:s/></text:span></text:p>
          <text:list text:continue-numbering="true">
            <text:list-item>
              <text:p text:style-name="P292">adit_admin – kasutaja, kelle skeemi luuakse kõik tabelid / protseduurid / triggerid ja muud andmebaasiobjektid.</text:p>
            </text:list-item>
            <text:list-item>
              <text:p text:style-name="P293">adit_user – kasutaja, kelle abil rakendus andmebaasiga suhtleb.<text:s/></text:p>
            </text:list-item>
          </text:list>
        </text:list-item>
      </text:list>
      <text:p text:style-name="P294">CREATE ROLE adit_admin LOGIN password 'xxx';<text:line-break/>ALTER ROLE adit_admin SET search_path = adit, public;<text:line-break/>CREATE ROLE adit_user LOGIN password 'yyy';<text:line-break/>ALTER ROLE adit_user SET search_path = adit, public;  </text:p>
      <text:list text:style-name="LFO5" text:continue-numbering="true">
        <text:list-item>
          <text:p text:style-name="P295">Tekitada kasutajana postgres create database adit kasutaja adit_admin omandusse</text:p>
        </text:list-item>
      </text:list>
      <text:p text:style-name="P296">CREATE DATABASE adit<text:line-break/>WITH OWNER = adit_admin<text:line-break/>ENCODING = 'UTF8'<text:line-break/>TABLESPACE = pg_default<text:line-break/>LC_COLLATE = 'et_EE.UTF-8'<text:line-break/>LC_CTYPE = 'et_EE.UTF-8'<text:line-break/>CONNECTION LIMIT = -1;</text:p>
      <text:list text:style-name="LFO5" text:continue-numbering="true">
        <text:list-item>
          <text:p text:style-name="P297"><text:span text:style-name="T298">Käivita SQL skript „</text:span><text:span text:style-name="T299">latest_postgresql_database.sql</text:span><text:span text:style-name="T300">“ (ADIT andmebaasi loomine). Skript tuleb käivitada Oracle SYSDBA õigustes oleva kasutaja poolt, kellel on tabelite, päästikute ja protseduuride loomise õigused.</text:span></text:p>
        </text:list-item>
        <text:list-item>
          <text:p text:style-name="P301">Kontrolli, kas tabelid, funktsioonid ja triggerid<text:s/>on loodud<text:s/></text:p>
        </text:list-item>
      </text:list>
      <text:p text:style-name="P302">Andmebaasikasutajal, kelle skeemi tabelid loodi, peavad olema järgmised õigused (juba antud kasutaja loomise käigus):</text:p>
      <text:list text:style-name="LFO6" text:continue-numbering="true">
        <text:list-item>
          <text:p text:style-name="P303">Kõikidesse oma schema tabelitesse kirjutamise õigus</text:p>
        </text:list-item>
        <text:list-item>
          <text:p text:style-name="P304">Kõikide oma schema tabelite lugemisõigus</text:p>
        </text:list-item>
        <text:list-item>
          <text:p text:style-name="P305">Kõikide oma schema tabelite andmete muutmise õigus</text:p>
        </text:list-item>
        <text:list-item>
          <text:p text:style-name="P306">Kõikide oma schema SEQUENCE-te ja TRIGGER-ite käivitamise õigus</text:p>
        </text:list-item>
      </text:list>
      <text:h text:style-name="P307" text:outline-level="1"><text:bookmark-start text:name="__RefHeading__4254_1533963332"/><text:bookmark-start text:name="_Toc275771637"/><text:bookmark-start text:name="_Toc275770854"/><text:bookmark-start text:name="_Toc275765994"/><text:bookmark-start text:name="_Toc275764717"/><text:bookmark-start text:name="_Toc275181512"/><text:bookmark-start text:name="_Toc273352067"/><text:bookmark-end text:name="__RefHeading__4254_1533963332"/><text:soft-page-break/>ADIT rakendus<text:bookmark-end text:name="_Toc275771637"/><text:bookmark-end text:name="_Toc275770854"/><text:bookmark-end text:name="_Toc275765994"/><text:bookmark-end text:name="_Toc275764717"/><text:bookmark-end text:name="_Toc275181512"/><text:bookmark-end text:name="_Toc273352067"/></text:h>
      <text:h text:style-name="P308" text:outline-level="2"><text:bookmark-start text:name="__RefHeading__4256_1533963332"/><text:bookmark-start text:name="__RefHeading__4258_1533963332"/><text:bookmark-start text:name="_Toc275771638"/><text:bookmark-start text:name="_Toc275770855"/><text:bookmark-start text:name="_Toc275765995"/><text:bookmark-start text:name="_Toc275764718"/><text:bookmark-start text:name="_Toc275181513"/><text:bookmark-start text:name="_Toc273352068"/><text:bookmark-end text:name="__RefHeading__4256_1533963332"/><text:bookmark-end text:name="__RefHeading__4258_1533963332"/>Rakenduse algkoodi allalaadimine<text:bookmark-end text:name="_Toc275771638"/><text:bookmark-end text:name="_Toc275770855"/><text:bookmark-end text:name="_Toc275765995"/><text:bookmark-end text:name="_Toc275764718"/><text:bookmark-end text:name="_Toc275181513"/><text:bookmark-end text:name="_Toc273352068"/></text:h>
      <text:p text:style-name="P309">Rakenduse algkood on saadaval RIA SVN-ist:</text:p>
      <text:p text:style-name="P310">svn export https://svn.eesti.ee/projektid/adit/src/tags/$VERSIOON$</text:p>
      <text:p text:style-name="Standard"><text:span text:style-name="T311"><text:line-break/>Rakenduse ehitamiseks ning erinevate pakete koostamiseks on kasutusel<text:s/></text:span><text:span text:style-name="T312">Maven</text:span><text:span text:style-name="T313"><text:s/>2.x nimeline tarkvara (</text:span><text:a xlink:href="http://maven.apache.org/" office:target-frame-name="_top" xlink:show="replace"><text:span text:style-name="T314">http://maven.apache.org/</text:span></text:a><text:span text:style-name="T315"><text:s/>). Rakendus koosneb<text:s/></text:span><text:span text:style-name="T316">Maven</text:span><text:span text:style-name="T317"><text:s/>mõistes kahest alamprojektist:<text:s/></text:span><text:span text:style-name="T318">adit-war</text:span><text:span text:style-name="T319"><text:s/>ja<text:s/></text:span><text:span text:style-name="T320">adit-ear</text:span><text:span text:style-name="T321">. Selline alajaotus on vajalik selleks, et koostada pake, mis sobiks<text:s/></text:span><text:span text:style-name="T322">Weblogic</text:span><text:span text:style-name="T323"><text:s/>rakendusserverisse paigaldamiseks. Rakenduse sisuline osa paikneb alamprojektis<text:s/></text:span><text:span text:style-name="T324">adit-war</text:span><text:span text:style-name="T325"><text:s/>ning<text:s/></text:span><text:span text:style-name="T326">Weblogic</text:span><text:span text:style-name="T327"><text:s/>rakendusserveri jaoks vajalikud metaandmeid sisaldavad failid paiknevad<text:s/></text:span><text:span text:style-name="T328">adit-ear</text:span><text:span text:style-name="T329"><text:s/>alamprojektis. Projekti ehitamiseks vajalikud seadistused paiknevad nö ülemprojektis ehk otse ADIT projekti juurkaustas asuvas<text:s/></text:span><text:span text:style-name="T330">pom.xml</text:span><text:span text:style-name="T331"><text:s/>failis.</text:span></text:p>
      <text:p text:style-name="Standard"><text:span text:style-name="T332">Selleks, et koostada rakenduse pake, tuleb määrata seadistused projekti kirjeldavas failis<text:s/></text:span><text:span text:style-name="T333">pom.xml</text:span><text:span text:style-name="T334">. Seadistatavad parameetrid on järgmised:</text:span></text:p>
      <text:p text:style-name="Standard"><text:span text:style-name="T335">&lt;</text:span><text:span text:style-name="T336">resourceDir</text:span><text:span text:style-name="T337"><text:s/>/&gt; <text:s/>- määrab ära, millisele keskkonnale omased rakenduse seadistusfailid pakkesse lisatakse (arenduskeskkond, testkeskkond, tootekeskkond).</text:span></text:p>
      <text:p text:style-name="P338"><text:bookmark-start text:name="__RefHeading__4260_1533963332"/><text:bookmark-end text:name="__RefHeading__4260_1533963332"/>Algkoodiga tulevad kaasa seadistusfailide näidised erinevate keskkondade tarbeks: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Nimi</text:p>
          </table:table-cell>
          <table:table-cell table:style-name="TableCell347">
            <text:p text:style-name="P348">Failirada</text:p>
          </table:table-cell>
          <table:table-cell table:style-name="TableCell349">
            <text:p text:style-name="P350">Kirjeldus</text:p>
          </table:table-cell>
        </table:table-row>
        <table:table-row table:style-name="TableRow351">
          <table:table-cell table:style-name="TableCell352">
            <text:p text:style-name="P353">adit-arendus</text:p>
          </table:table-cell>
          <table:table-cell table:style-name="TableCell354">
            <text:p text:style-name="Standard"><text:span text:style-name="T355">adit-war/src/main/resources/</text:span><text:s/><text:span text:style-name="T356">adit-arendus</text:span><text:span text:style-name="T357"><text:s/></text:span><text:span text:style-name="T358">/</text:span></text:p>
          </table:table-cell>
          <table:table-cell table:style-name="TableCell359">
            <text:p text:style-name="P360">arendus (Weblogic)</text:p>
          </table:table-cell>
        </table:table-row>
        <table:table-row table:style-name="TableRow361">
          <table:table-cell table:style-name="TableCell362">
            <text:p text:style-name="P363">adit-arendus-tomcat</text:p>
          </table:table-cell>
          <table:table-cell table:style-name="TableCell364">
            <text:p text:style-name="P365">adit-war/src/main/resources/conf/<text:s/>adit-arendus-tomcat<text:s/>/</text:p>
          </table:table-cell>
          <table:table-cell table:style-name="TableCell366">
            <text:p text:style-name="P367">Arendus tomcat</text:p>
          </table:table-cell>
        </table:table-row>
        <table:table-row table:style-name="TableRow368">
          <table:table-cell table:style-name="TableCell369">
            <text:p text:style-name="P370">adit-arendus-tomcat-local</text:p>
          </table:table-cell>
          <table:table-cell table:style-name="TableCell371">
            <text:p text:style-name="P372">adit-war/src/main/resources/conf/adit-arendus-tomcat-local/</text:p>
          </table:table-cell>
          <table:table-cell table:style-name="TableCell373">
            <text:p text:style-name="P374">Arendaja lokaalne arenduskeskond (Tomcat)</text:p>
          </table:table-cell>
        </table:table-row>
        <table:table-row table:style-name="TableRow375">
          <table:table-cell table:style-name="TableCell376">
            <text:p text:style-name="P377">adit-arendus-wl-local</text:p>
          </table:table-cell>
          <table:table-cell table:style-name="TableCell378">
            <text:p text:style-name="P379">adit-war/src/main/resources/conf/adit-arendus-wl-local/</text:p>
          </table:table-cell>
          <table:table-cell table:style-name="TableCell380">
            <text:p text:style-name="P381">Arendaja lokaalne arenduskeskond (WebLogic)</text:p>
          </table:table-cell>
        </table:table-row>
        <table:table-row table:style-name="TableRow382">
          <table:table-cell table:style-name="TableCell383">
            <text:p text:style-name="P384">adit-eeltoodang</text:p>
          </table:table-cell>
          <table:table-cell table:style-name="TableCell385">
            <text:p text:style-name="P386">adit-war/src/main/resources/conf/adit-arendus-wl-local/</text:p>
          </table:table-cell>
          <table:table-cell table:style-name="TableCell387">
            <text:p text:style-name="P388">RIA eeltoodang<text:s/>(Weblogic)</text:p>
          </table:table-cell>
        </table:table-row>
        <table:table-row table:style-name="TableRow389">
          <table:table-cell table:style-name="TableCell390">
            <text:p text:style-name="P391">adit-test</text:p>
          </table:table-cell>
          <table:table-cell table:style-name="TableCell392">
            <text:p text:style-name="TableContents"><text:span text:style-name="T393">adit-war/src/main/resources/conf/</text:span><text:span text:style-name="T394">adit-test</text:span><text:span text:style-name="T395">/</text:span></text:p>
          </table:table-cell>
          <table:table-cell table:style-name="TableCell396">
            <text:p text:style-name="P397">test (Weblogic)</text:p>
          </table:table-cell>
        </table:table-row>
        <table:table-row table:style-name="TableRow398">
          <table:table-cell table:style-name="TableCell399">
            <text:p text:style-name="P400">adit-toodang</text:p>
          </table:table-cell>
          <table:table-cell table:style-name="TableCell401">
            <text:p text:style-name="TableContents"><text:span text:style-name="T402">adit-war/src/main/resources/conf/</text:span><text:span text:style-name="T403">adit-toodang</text:span><text:span text:style-name="T404">/</text:span></text:p>
          </table:table-cell>
          <table:table-cell table:style-name="TableCell405">
            <text:p text:style-name="TableContents"><text:span text:style-name="T406">RIA<text:s/></text:span><text:span text:style-name="T407">toodang<text:s/></text:span><text:span text:style-name="T408">(WebLogic)</text:span></text:p>
          </table:table-cell>
        </table:table-row>
        <table:table-row table:style-name="TableRow409">
          <table:table-cell table:style-name="TableCell410">
            <text:p text:style-name="P411">icefire-arendus</text:p>
          </table:table-cell>
          <table:table-cell table:style-name="TableCell412">
            <text:p text:style-name="TableContents"><text:span text:style-name="T413">adit-war/src/main/resources/conf/</text:span><text:span text:style-name="T414">icefire-arendus</text:span><text:span text:style-name="T415">/</text:span></text:p>
          </table:table-cell>
          <table:table-cell table:style-name="TableCell416">
            <text:p text:style-name="TableContents"><text:span text:style-name="T417">Icefire</text:span><text:span text:style-name="T418"><text:s/>arenduskeskond</text:span></text:p>
          </table:table-cell>
        </table:table-row>
      </table:table>
      <text:p text:style-name="P419"/>
      <text:p text:style-name="P420"/>
      <text:p text:style-name="P421"><text:bookmark-start text:name="__RefHeading__4262_1533963332"/><text:bookmark-end text:name="__RefHeading__4262_1533963332"/>Rakenduse ehitamine:</text:p>
      <text:list text:style-name="LFO7" text:continue-numbering="true">
        <text:list-item>
          <text:p text:style-name="P422">Lisa Maven2 /bin kataloog keskkonnamuutujasse „PATH“ – see on vajalik selleks, et Maven-i käske mugavalt välja kutsuda (soovitatav).</text:p>
        </text:list-item>
        <text:list-item>
          <text:p text:style-name="P423">Käivita käsklus „mvn clean“ – kustutab eelmise rakenduse ehitamise ajutised tööfailid ning rakenduse paketi. Välistab ajutistest tööfailidest tekkida võivad vead.</text:p>
        </text:list-item>
        <text:list-item>
          <text:p text:style-name="P424"><text:span text:style-name="T425">Käivita käsklus „mvn package“ – paneb kokku paigalduspaketid. Tekivad failid<text:s/></text:span><text:span text:style-name="T426">/adit-ear/target/adit.ear<text:s/></text:span><text:span text:style-name="T427">(sobib Weblogic rakendusserverisse paigaldamiseks) <text:s/>ning <text:s/></text:span><text:span text:style-name="T428">/adit-war/target/adit.war<text:s/></text:span><text:span text:style-name="T429">(sobib Tomcat rakendusserverisse paigaldamiseks).</text:span></text:p>
        </text:list-item>
      </text:list>
      <text:h text:style-name="P430" text:outline-level="2"><text:bookmark-start text:name="__RefHeading__4264_1533963332"/><text:bookmark-start text:name="_Toc273126552"/><text:bookmark-start text:name="_Toc273126334"/><text:bookmark-start text:name="_Toc273123371"/><text:bookmark-start text:name="_Toc273123287"/><text:bookmark-start text:name="_Toc273108573"/><text:bookmark-start text:name="_Toc272832966"/><text:bookmark-start text:name="_Toc272232646"/><text:bookmark-start text:name="_Toc271538816"/><text:bookmark-start text:name="_Toc271531542"/><text:bookmark-start text:name="_Toc271529441"/><text:bookmark-start text:name="_Toc270430274"/><text:bookmark-start text:name="_Toc270429119"/><text:bookmark-start text:name="_Toc270420556"/><text:bookmark-start text:name="_Toc269996965"/><text:bookmark-start text:name="_Toc269040696"/><text:bookmark-start text:name="_Toc269115272"/><text:bookmark-start text:name="_Toc275771639"/><text:bookmark-start text:name="_Toc275770856"/><text:bookmark-start text:name="_Toc275765996"/><text:bookmark-start text:name="_Toc275764719"/><text:bookmark-start text:name="_Toc275181514"/><text:bookmark-start text:name="_Toc273352070"/><text:bookmark-end text:name="__RefHeading__4264_1533963332"/>S<text:bookmark-end text:name="_Toc273126552"/><text:bookmark-end text:name="_Toc273126334"/><text:bookmark-end text:name="_Toc273123371"/><text:bookmark-end text:name="_Toc273123287"/><text:bookmark-end text:name="_Toc273108573"/><text:bookmark-end text:name="_Toc272832966"/><text:bookmark-end text:name="_Toc272232646"/><text:bookmark-end text:name="_Toc271538816"/><text:bookmark-end text:name="_Toc271531542"/><text:bookmark-end text:name="_Toc271529441"/><text:bookmark-end text:name="_Toc270430274"/><text:bookmark-end text:name="_Toc270429119"/><text:bookmark-end text:name="_Toc270420556"/><text:bookmark-end text:name="_Toc269996965"/><text:bookmark-end text:name="_Toc269040696"/><text:bookmark-end text:name="_Toc269115272"/>eadistamine<text:bookmark-end text:name="_Toc275771639"/><text:bookmark-end text:name="_Toc275770856"/><text:bookmark-end text:name="_Toc275765996"/><text:bookmark-end text:name="_Toc275764719"/><text:bookmark-end text:name="_Toc275181514"/><text:bookmark-end text:name="_Toc273352070"/></text:h>
      <text:p text:style-name="P431">ADIT rakenduse seadistamine koosneb mitmest failist, mis on järgnevalt toodud välja koos seletustega:</text:p>
      <text:p text:style-name="P432"/>
      <text:p text:style-name="P433"/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Faili nimi</text:p>
          </table:table-cell>
          <table:table-cell table:style-name="TableCell440">
            <text:p text:style-name="P441">Kirjeldus</text:p>
          </table:table-cell>
        </table:table-row>
        <table:table-row table:style-name="TableRow442">
          <table:table-cell table:style-name="TableCell443">
            <text:p text:style-name="P444">adit-configuration.xml</text:p>
          </table:table-cell>
          <table:table-cell table:style-name="TableCell445">
            <text:p text:style-name="P446">rakenduse peamine seadistusfail</text:p>
          </table:table-cell>
        </table:table-row>
        <table:table-row table:style-name="TableRow447">
          <table:table-cell table:style-name="TableCell448">
            <text:p text:style-name="P449">adit-datasource.xml</text:p>
          </table:table-cell>
          <table:table-cell table:style-name="TableCell450">
            <text:p text:style-name="P451">rakenduse andmebaasi ühenduste seadistusfail</text:p>
          </table:table-cell>
        </table:table-row>
        <table:table-row table:style-name="TableRow452">
          <table:table-cell table:style-name="TableCell453">
            <text:p text:style-name="P454">log4j.xml</text:p>
          </table:table-cell>
          <table:table-cell table:style-name="TableCell455">
            <text:p text:style-name="P456">logimise seadistus</text:p>
          </table:table-cell>
        </table:table-row>
        <table:table-row table:style-name="TableRow457">
          <table:table-cell table:style-name="TableCell458">
            <text:p text:style-name="P459">messages_et.properties</text:p>
          </table:table-cell>
          <table:table-cell table:style-name="TableCell460">
            <text:p text:style-name="P461">Eestikeelsete (vea)teadete seadistusfail</text:p>
          </table:table-cell>
        </table:table-row>
        <table:table-row table:style-name="TableRow462">
          <table:table-cell table:style-name="TableCell463">
            <text:p text:style-name="P464">messages_en.properties</text:p>
          </table:table-cell>
          <table:table-cell table:style-name="TableCell465">
            <text:p text:style-name="P466">inglisekeelsete (vea)teadete seadistusfail</text:p>
          </table:table-cell>
        </table:table-row>
        <table:table-row table:style-name="TableRow467">
          <table:table-cell table:style-name="TableCell468">
            <text:p text:style-name="P469">DVKresponseMessage.xsl</text:p>
          </table:table-cell>
          <table:table-cell table:style-name="TableCell470">
            <text:p text:style-name="P471"><text:span text:style-name="T472">DVK vastuskirja<text:s/></text:span><text:span text:style-name="T473">XSL</text:span><text:span text:style-name="T474"><text:s/>stiilileht</text:span></text:p>
          </table:table-cell>
        </table:table-row>
        <table:table-row table:style-name="TableRow475">
          <table:table-cell table:style-name="TableCell476">
            <text:p text:style-name="P477">jdigidoc.cfg</text:p>
          </table:table-cell>
          <table:table-cell table:style-name="TableCell478">
            <text:p text:style-name="P479">Jdigidoc teegi seadistusfail ( vajalik digiallkirjastamise funktsionaalsuse jaoks)</text:p>
          </table:table-cell>
        </table:table-row>
        <table:table-row table:style-name="TableRow480">
          <table:table-cell table:style-name="TableCell481">
            <text:p text:style-name="P482">xtee.properties</text:p>
          </table:table-cell>
          <table:table-cell table:style-name="TableCell483">
            <text:p text:style-name="P484">X-Tee seadistus (vajalik X-Tee teavituskalendri funktsionaalsuse jaoks)</text:p>
          </table:table-cell>
        </table:table-row>
      </table:table>
      <text:p text:style-name="P485"/>
      <text:p text:style-name="P486"><text:span text:style-name="T487">&lt;!-- Configuration --&gt;</text:span></text:p>
      <text:p text:style-name="P488"><text:span text:style-name="T489">&lt;</text:span><text:span text:style-name="T490">bean</text:span><text:span text:style-name="T491"><text:s/></text:span><text:span text:style-name="T492">id</text:span><text:span text:style-name="T493">=</text:span><text:span text:style-name="T494">"configuration"</text:span><text:span text:style-name="T495"><text:s/></text:span><text:span text:style-name="T496">class</text:span><text:span text:style-name="T497">=</text:span><text:span text:style-name="T498">"ee.adit.util.Configuration"</text:span><text:span text:style-name="T499">&gt;</text:span></text:p>
      <text:p text:style-name="P500"><text:span text:style-name="T501"><text:s text:c="2"/>&lt;</text:span><text:span text:style-name="T502">property</text:span><text:span text:style-name="T503"><text:s/></text:span><text:span text:style-name="T504">name</text:span><text:span text:style-name="T505">=</text:span><text:span text:style-name="T506">"getJoinedMaxResults"</text:span><text:span text:style-name="T507"><text:s/></text:span><text:span text:style-name="T508">value</text:span><text:span text:style-name="T509">=</text:span><text:span text:style-name="T510">"10"</text:span><text:span text:style-name="T511"><text:s/></text:span><text:span text:style-name="T512">/&gt;</text:span></text:p>
      <text:p text:style-name="P513"><text:span text:style-name="T514"><text:s text:c="2"/>&lt;</text:span><text:span text:style-name="T515">property</text:span><text:span text:style-name="T516"><text:s/></text:span><text:span text:style-name="T517">name</text:span><text:span text:style-name="T518">=</text:span><text:span text:style-name="T519">"tempDir"</text:span><text:span text:style-name="T520"><text:s/></text:span><text:span text:style-name="T521">value</text:span><text:span text:style-name="T522">=</text:span><text:span text:style-name="T523">"tmp"</text:span><text:span text:style-name="T524"><text:s/></text:span><text:span text:style-name="T525">/&gt;</text:span></text:p>
      <text:p text:style-name="P526"><text:span text:style-name="T527"><text:s text:c="2"/>&lt;</text:span><text:span text:style-name="T528">property</text:span><text:span text:style-name="T529"><text:s/></text:span><text:span text:style-name="T530">name</text:span><text:span text:style-name="T531">=</text:span><text:span text:style-name="T532">"deleteTemporaryFiles"</text:span><text:span text:style-name="T533"><text:s/></text:span><text:span text:style-name="T534">value</text:span><text:span text:style-name="T535">=</text:span><text:span text:style-name="T536">"true"</text:span><text:span text:style-name="T537"><text:s/></text:span><text:span text:style-name="T538">/&gt;</text:span></text:p>
      <text:p text:style-name="P539"><text:span text:style-name="T540"><text:s text:c="2"/>&lt;</text:span><text:span text:style-name="T541">property</text:span><text:span text:style-name="T542"><text:s/></text:span><text:span text:style-name="T543">name</text:span><text:span text:style-name="T544">=</text:span><text:span text:style-name="T545">"schedulerEventTypeName"</text:span><text:span text:style-name="T546"><text:s/></text:span><text:span text:style-name="T547">value</text:span><text:span text:style-name="T548">=</text:span><text:span text:style-name="T549">"Minu dokumentide teavitus"</text:span><text:span text:style-name="T550"><text:s/></text:span><text:span text:style-name="T551">/&gt;</text:span></text:p>
      <text:p text:style-name="P552"><text:span text:style-name="T553"><text:s text:c="2"/>&lt;</text:span><text:span text:style-name="T554">property</text:span><text:span text:style-name="T555"><text:s/></text:span><text:span text:style-name="T556">name</text:span><text:span text:style-name="T557">=</text:span><text:span text:style-name="T558">"dvkResponseMessageStylesheet"</text:span><text:span text:style-name="T559"><text:s/></text:span><text:span text:style-name="T560">value</text:span><text:span text:style-name="T561">=</text:span><text:span text:style-name="T562">"DVKresponseMessage.xsl"</text:span><text:span text:style-name="T563"><text:s/></text:span><text:span text:style-name="T564">/&gt;</text:span></text:p>
      <text:p text:style-name="P565"/>
      <text:p text:style-name="P566"><text:span text:style-name="T567"><text:s text:c="2"/>&lt;!-- Üldine kettamahu piirang ühe kasutaja kohta baitides --&gt;</text:span></text:p>
      <text:p text:style-name="P568"><text:span text:style-name="T569"><text:s text:c="2"/>&lt;</text:span><text:span text:style-name="T570">property</text:span><text:span text:style-name="T571"><text:s/></text:span><text:span text:style-name="T572">name</text:span><text:span text:style-name="T573">=</text:span><text:span text:style-name="T574">"globalDiskQuota"</text:span><text:span text:style-name="T575"><text:s/></text:span><text:span text:style-name="T576">value</text:span><text:span text:style-name="T577">=</text:span><text:span text:style-name="T578">"10240000"</text:span><text:span text:style-name="T579"><text:s/></text:span><text:span text:style-name="T580">/&gt;</text:span></text:p>
      <text:p text:style-name="P581"/>
      <text:p text:style-name="P582"><text:span text:style-name="T583"><text:s text:c="2"/>&lt;!-- Dokumentide säilitustähtaeg päevades --&gt;</text:span></text:p>
      <text:p text:style-name="P584"><text:span text:style-name="T585"><text:s text:c="2"/>&lt;</text:span><text:span text:style-name="T586">property</text:span><text:span text:style-name="T587"><text:s/></text:span><text:span text:style-name="T588">name</text:span><text:span text:style-name="T589">=</text:span><text:span text:style-name="T590">"documentRetentionDeadlineDays"</text:span><text:span text:style-name="T591"><text:s/></text:span><text:span text:style-name="T592">value</text:span><text:span text:style-name="T593">=</text:span><text:span text:style-name="T594">"365"</text:span><text:span text:style-name="T595"><text:s/></text:span><text:span text:style-name="T596">/&gt;</text:span></text:p>
      <text:p text:style-name="P597"/>
      <text:p text:style-name="P598"><text:span text:style-name="T599"><text:s text:c="2"/></text:span><text:span text:style-name="T600">&lt;</text:span><text:span text:style-name="T601">property</text:span><text:span text:style-name="T602"><text:s/></text:span><text:span text:style-name="T603">name</text:span><text:span text:style-name="T604">=</text:span><text:span text:style-name="T605">"locales"</text:span><text:span text:style-name="T606">&gt;</text:span></text:p>
      <text:p text:style-name="P607"><text:span text:style-name="T608"><text:s text:c="4"/></text:span><text:span text:style-name="T609">&lt;</text:span><text:span text:style-name="T610">list</text:span><text:span text:style-name="T611">&gt;</text:span></text:p>
      <text:p text:style-name="P612"><text:span text:style-name="T613"><text:tab/></text:span><text:span text:style-name="T614">&lt;</text:span><text:span text:style-name="T615">value</text:span><text:span text:style-name="T616">&gt;</text:span><text:span text:style-name="T617">en_us</text:span><text:span text:style-name="T618">&lt;/</text:span><text:span text:style-name="T619">value</text:span><text:span text:style-name="T620">&gt;</text:span></text:p>
      <text:p text:style-name="P621"><text:span text:style-name="T622"><text:tab/></text:span><text:span text:style-name="T623">&lt;</text:span><text:span text:style-name="T624">value</text:span><text:span text:style-name="T625">&gt;</text:span><text:span text:style-name="T626">et_ee</text:span><text:span text:style-name="T627">&lt;/</text:span><text:span text:style-name="T628">value</text:span><text:span text:style-name="T629">&gt;</text:span></text:p>
      <text:p text:style-name="P630"><text:span text:style-name="T631"><text:s text:c="4"/></text:span><text:span text:style-name="T632">&lt;/</text:span><text:span text:style-name="T633">list</text:span><text:span text:style-name="T634">&gt;</text:span></text:p>
      <text:p text:style-name="P635"><text:span text:style-name="T636"><text:s text:c="2"/>&lt;/</text:span><text:span text:style-name="T637">property</text:span><text:span text:style-name="T638">&gt;</text:span></text:p>
      <text:p text:style-name="P639"/>
      <text:p text:style-name="P640"><text:span text:style-name="T641"><text:s text:c="2"/>&lt;</text:span><text:span text:style-name="T642">property</text:span><text:span text:style-name="T643"><text:s/></text:span><text:span text:style-name="T644">name</text:span><text:span text:style-name="T645">=</text:span><text:span text:style-name="T646">"dvkOrgCode"</text:span><text:span text:style-name="T647"><text:s/></text:span><text:span text:style-name="T648">value</text:span><text:span text:style-name="T649">=</text:span><text:span text:style-name="T650">"70000007"</text:span><text:span text:style-name="T651"><text:s/></text:span><text:span text:style-name="T652">/&gt;</text:span></text:p>
      <text:p text:style-name="P653"><text:span text:style-name="T654"><text:s text:c="2"/>&lt;</text:span><text:span text:style-name="T655">property</text:span><text:span text:style-name="T656"><text:s/></text:span><text:span text:style-name="T657">name</text:span><text:span text:style-name="T658">=</text:span><text:span text:style-name="T659">"xteeInstitution"</text:span><text:span text:style-name="T660"><text:s/></text:span><text:span text:style-name="T661">value</text:span><text:span text:style-name="T662">=</text:span><text:span text:style-name="T663">"70000007"</text:span><text:span text:style-name="T664"><text:s/></text:span><text:span text:style-name="T665">/&gt;</text:span></text:p>
      <text:p text:style-name="P666"><text:span text:style-name="T667"><text:s text:c="2"/>&lt;</text:span><text:span text:style-name="T668">property</text:span><text:span text:style-name="T669"><text:s/></text:span><text:span text:style-name="T670">name</text:span><text:span text:style-name="T671">=</text:span><text:span text:style-name="T672">"xteeSecurityServer"</text:span><text:span text:style-name="T673"><text:s/></text:span><text:span text:style-name="T674">value</text:span><text:span text:style-name="T675">=</text:span><text:span text:style-name="T676">"http://10.0.15.1/cgi-bin/consumer_proxy"</text:span><text:span text:style-name="T677"><text:s/></text:span><text:span text:style-name="T678">/&gt;</text:span></text:p>
      <text:p text:style-name="P679"><text:span text:style-name="T680"><text:s text:c="2"/>&lt;</text:span><text:span text:style-name="T681">property</text:span><text:span text:style-name="T682"><text:s/></text:span><text:span text:style-name="T683">name</text:span><text:span text:style-name="T684">=</text:span><text:span text:style-name="T685">"xteeIdCode"</text:span><text:span text:style-name="T686"><text:s/></text:span><text:span text:style-name="T687">value</text:span><text:span text:style-name="T688">=</text:span><text:span text:style-name="T689">"00000000000"</text:span><text:span text:style-name="T690"><text:s/></text:span><text:span text:style-name="T691">/&gt;</text:span></text:p>
      <text:p text:style-name="P692"><text:span text:style-name="T693">&lt;/</text:span><text:span text:style-name="T694">bean</text:span><text:span text:style-name="T695">&gt;</text:span></text:p>
      <text:p text:style-name="P696"/>
      <text:p text:style-name="P697"><text:span text:style-name="T698">&lt;</text:span><text:span text:style-name="T699">bean</text:span><text:span text:style-name="T700"><text:s/></text:span><text:span text:style-name="T701">id</text:span><text:span text:style-name="T702">=</text:span><text:span text:style-name="T703">"monitorConfiguration"</text:span><text:span text:style-name="T704"><text:s/></text:span><text:span text:style-name="T705">class</text:span><text:span text:style-name="T706">=</text:span><text:span text:style-name="T707">"ee.adit.util.MonitorConfiguration"</text:span><text:span text:style-name="T708">&gt;</text:span></text:p>
      <text:soft-page-break/>
      <text:p text:style-name="P709"><text:span text:style-name="T710"><text:s text:c="2"/>&lt;</text:span><text:span text:style-name="T711">property</text:span><text:span text:style-name="T712"><text:s/></text:span><text:span text:style-name="T713">name</text:span><text:span text:style-name="T714">=</text:span><text:span text:style-name="T715">"aditServiceUrl"</text:span><text:span text:style-name="T716"><text:s/></text:span><text:span text:style-name="T717">value</text:span><text:span text:style-name="T718">=</text:span><text:span text:style-name="T719">"http://localhost:7001/adit/service"</text:span><text:span text:style-name="T720"><text:s/></text:span><text:span text:style-name="T721">/&gt;</text:span></text:p>
      <text:p text:style-name="P722"><text:span text:style-name="T723"><text:s text:c="2"/>&lt;</text:span><text:span text:style-name="T724">property</text:span><text:span text:style-name="T725"><text:s/></text:span><text:span text:style-name="T726">name</text:span><text:span text:style-name="T727">=</text:span><text:span text:style-name="T728">"remoteApplicationShortName"</text:span><text:span text:style-name="T729"><text:s/></text:span><text:span text:style-name="T730">value</text:span><text:span text:style-name="T731">=</text:span><text:span text:style-name="T732">"MONITOR_TEST_APP"</text:span><text:span text:style-name="T733"><text:s/></text:span><text:span text:style-name="T734">/&gt;</text:span></text:p>
      <text:p text:style-name="P735"><text:span text:style-name="T736"><text:s text:c="2"/>&lt;</text:span><text:span text:style-name="T737">property</text:span><text:span text:style-name="T738"><text:s/></text:span><text:span text:style-name="T739">name</text:span><text:span text:style-name="T740">=</text:span><text:span text:style-name="T741">"userCode"</text:span><text:span text:style-name="T742"><text:s/></text:span><text:span text:style-name="T743">value</text:span><text:span text:style-name="T744">=</text:span><text:span text:style-name="T745">"EE00000000000"</text:span><text:span text:style-name="T746"><text:s/></text:span><text:span text:style-name="T747">/&gt;</text:span></text:p>
      <text:p text:style-name="P748"><text:span text:style-name="T749"><text:s text:c="2"/>&lt;</text:span><text:span text:style-name="T750">property</text:span><text:span text:style-name="T751"><text:s/></text:span><text:span text:style-name="T752">name</text:span><text:span text:style-name="T753">=</text:span><text:span text:style-name="T754">"institutionCode"</text:span><text:span text:style-name="T755"><text:s/></text:span><text:span text:style-name="T756">value</text:span><text:span text:style-name="T757">=</text:span><text:span text:style-name="T758">"123456789"</text:span><text:span text:style-name="T759"><text:s/></text:span><text:span text:style-name="T760">/&gt;</text:span></text:p>
      <text:p text:style-name="P761"><text:span text:style-name="T762"><text:s text:c="2"/>&lt;</text:span><text:span text:style-name="T763">property</text:span><text:span text:style-name="T764"><text:s/></text:span><text:span text:style-name="T765">name</text:span><text:span text:style-name="T766">=</text:span><text:span text:style-name="T767">"testDocumentId"</text:span><text:span text:style-name="T768"><text:s/></text:span><text:span text:style-name="T769">value</text:span><text:span text:style-name="T770">=</text:span><text:span text:style-name="T771">"999999999999"</text:span><text:span text:style-name="T772"><text:s/></text:span><text:span text:style-name="T773">/&gt;</text:span></text:p>
      <text:p text:style-name="P774"><text:span text:style-name="T775"><text:s text:c="2"/>&lt;</text:span><text:span text:style-name="T776">property</text:span><text:span text:style-name="T777"><text:s/></text:span><text:span text:style-name="T778">name</text:span><text:span text:style-name="T779">=</text:span><text:span text:style-name="T780">"dvkTestDocumentID"</text:span><text:span text:style-name="T781"><text:s/></text:span><text:span text:style-name="T782">value</text:span><text:span text:style-name="T783">=</text:span><text:span text:style-name="T784">"9999999999"</text:span><text:span text:style-name="T785"><text:s/></text:span><text:span text:style-name="T786">/&gt;</text:span></text:p>
      <text:p text:style-name="P787"><text:span text:style-name="T788"><text:s text:c="2"/>&lt;</text:span><text:span text:style-name="T789">property</text:span><text:span text:style-name="T790"><text:s/></text:span><text:span text:style-name="T791">name</text:span><text:span text:style-name="T792">=</text:span><text:span text:style-name="T793">"testDocumentFileId"</text:span><text:span text:style-name="T794"><text:s/></text:span><text:span text:style-name="T795">value</text:span><text:span text:style-name="T796">=</text:span><text:span text:style-name="T797">"999999999999"</text:span><text:span text:style-name="T798"><text:s/></text:span><text:span text:style-name="T799">/&gt;</text:span></text:p>
      <text:p text:style-name="P800"><text:span text:style-name="T801"><text:s text:c="2"/>&lt;</text:span><text:span text:style-name="T802">property</text:span><text:span text:style-name="T803"><text:s/></text:span><text:span text:style-name="T804">name</text:span><text:span text:style-name="T805">=</text:span><text:span text:style-name="T806">"testUserCode"</text:span><text:span text:style-name="T807"><text:s/></text:span><text:span text:style-name="T808">value</text:span><text:span text:style-name="T809">=</text:span><text:span text:style-name="T810">"EE00000000000"</text:span><text:span text:style-name="T811"><text:s/></text:span><text:span text:style-name="T812">/&gt;</text:span></text:p>
      <text:p text:style-name="P813"><text:span text:style-name="T814"><text:s text:c="2"/>&lt;</text:span><text:span text:style-name="T815">property</text:span><text:span text:style-name="T816"><text:s/></text:span><text:span text:style-name="T817">name</text:span><text:span text:style-name="T818">=</text:span><text:span text:style-name="T819">"documentSaveInterval"</text:span><text:span text:style-name="T820"><text:s/></text:span><text:span text:style-name="T821">value</text:span><text:span text:style-name="T822">=</text:span><text:span text:style-name="T823">"60000"</text:span><text:span text:style-name="T824"><text:s/></text:span><text:span text:style-name="T825">/&gt;</text:span></text:p>
      <text:p text:style-name="P826"><text:span text:style-name="T827"><text:s text:c="2"/>&lt;</text:span><text:span text:style-name="T828">property</text:span><text:span text:style-name="T829"><text:s/></text:span><text:span text:style-name="T830">name</text:span><text:span text:style-name="T831">=</text:span><text:span text:style-name="T832">"documentSendToDvkInterval"</text:span><text:span text:style-name="T833"><text:s/></text:span><text:span text:style-name="T834">value</text:span><text:span text:style-name="T835">=</text:span><text:span text:style-name="T836">"60000"</text:span><text:span text:style-name="T837"><text:s/></text:span><text:span text:style-name="T838">/&gt;</text:span></text:p>
      <text:p text:style-name="P839"><text:span text:style-name="T840"><text:s text:c="2"/>&lt;</text:span><text:span text:style-name="T841">property</text:span><text:span text:style-name="T842"><text:s/></text:span><text:span text:style-name="T843">name</text:span><text:span text:style-name="T844">=</text:span><text:span text:style-name="T845">"documentSendToDvkServerInterval"</text:span><text:span text:style-name="T846"><text:s/></text:span><text:span text:style-name="T847">value</text:span><text:span text:style-name="T848">=</text:span><text:span text:style-name="T849">"60000"</text:span><text:span text:style-name="T850"><text:s/></text:span><text:span text:style-name="T851">/&gt;</text:span></text:p>
      <text:p text:style-name="P852"><text:span text:style-name="T853"><text:s text:c="2"/>&lt;</text:span><text:span text:style-name="T854">property</text:span><text:span text:style-name="T855"><text:s/></text:span><text:span text:style-name="T856">name</text:span><text:span text:style-name="T857">=</text:span><text:span text:style-name="T858">"documentSendToDvkFromDvkServerInterval"</text:span><text:span text:style-name="T859"><text:s/></text:span><text:span text:style-name="T860">value</text:span><text:span text:style-name="T861">=</text:span><text:span text:style-name="T862">"60000"</text:span><text:span text:style-name="T863"><text:s/></text:span><text:span text:style-name="T864">/&gt;</text:span></text:p>
      <text:p text:style-name="P865"><text:span text:style-name="T866"><text:s text:c="2"/>&lt;</text:span><text:span text:style-name="T867">property</text:span><text:span text:style-name="T868"><text:s/></text:span><text:span text:style-name="T869">name</text:span><text:span text:style-name="T870">=</text:span><text:span text:style-name="T871">"documentSendToAditInterval"</text:span><text:span text:style-name="T872"><text:s/></text:span><text:span text:style-name="T873">value</text:span><text:span text:style-name="T874">=</text:span><text:span text:style-name="T875">"60000"</text:span><text:span text:style-name="T876"><text:s/></text:span><text:span text:style-name="T877">/&gt;</text:span></text:p>
      <text:p text:style-name="P878"><text:span text:style-name="T879"><text:s text:c="2"/>&lt;</text:span><text:span text:style-name="T880">property</text:span><text:span text:style-name="T881"><text:s/></text:span><text:span text:style-name="T882">name</text:span><text:span text:style-name="T883">=</text:span><text:span text:style-name="T884">"notificationSendInterval"</text:span><text:span text:style-name="T885"><text:s/></text:span><text:span text:style-name="T886">value</text:span><text:span text:style-name="T887">=</text:span><text:span text:style-name="T888">"60000"</text:span><text:span text:style-name="T889"><text:s/></text:span><text:span text:style-name="T890">/&gt;</text:span></text:p>
      <text:p text:style-name="P891"><text:span text:style-name="T892"><text:s text:c="2"/></text:span><text:span text:style-name="T893">&lt;</text:span><text:span text:style-name="T894">property</text:span><text:span text:style-name="T895"><text:s/></text:span><text:span text:style-name="T896">name</text:span><text:span text:style-name="T897">=</text:span><text:span text:style-name="T898">"errorInterval"</text:span><text:span text:style-name="T899"><text:s/></text:span><text:span text:style-name="T900">value</text:span><text:span text:style-name="T901">=</text:span><text:span text:style-name="T902">"60000"</text:span><text:span text:style-name="T903"><text:s/></text:span><text:span text:style-name="T904">/&gt;</text:span></text:p>
      <text:p text:style-name="P905"><text:span text:style-name="T906"><text:s text:c="2"/></text:span><text:span text:style-name="T907">&lt;</text:span><text:span text:style-name="T908">property</text:span><text:span text:style-name="T909"><text:s/></text:span><text:span text:style-name="T910">name</text:span><text:span text:style-name="T911">=</text:span><text:span text:style-name="T912">"errorLevel"</text:span><text:span text:style-name="T913"><text:s/></text:span><text:span text:style-name="T914">value</text:span><text:span text:style-name="T915">=</text:span><text:span text:style-name="T916">"FATAL"</text:span><text:span text:style-name="T917"><text:s/></text:span><text:span text:style-name="T918">/&gt;</text:span></text:p>
      <text:p text:style-name="P919"><text:span text:style-name="T920">&lt;/</text:span><text:span text:style-name="T921">bean</text:span><text:span text:style-name="T922">&gt;</text:span></text:p>
      <text:h text:style-name="P923" text:outline-level="3"><text:bookmark-start text:name="__RefHeading__4266_1533963332"/><text:bookmark-start text:name="_Toc275771640"/><text:bookmark-start text:name="_Toc275770857"/><text:bookmark-start text:name="_Toc275765997"/><text:bookmark-start text:name="_Toc275764720"/><text:bookmark-start text:name="_Toc275181515"/><text:bookmark-start text:name="_Toc273352071"/><text:bookmark-end text:name="__RefHeading__4266_1533963332"/>Fail adit-configuration.xml<text:bookmark-end text:name="_Toc275771640"/><text:bookmark-end text:name="_Toc275770857"/><text:bookmark-end text:name="_Toc275765997"/><text:bookmark-end text:name="_Toc275764720"/><text:bookmark-end text:name="_Toc275181515"/><text:bookmark-end text:name="_Toc273352071"/></text:h>
      <text:p text:style-name="P924"/>
      <text:p text:style-name="Normal"><text:span text:style-name="T925">getJoinedMaxResults</text:span><text:span text:style-name="T926"><text:s/></text:span><text:span text:style-name="T927">– sätestab päringu „GetJoined“ maksimaalse tagastatavate tulemuste arvu.</text:span></text:p>
      <text:p text:style-name="P928"/>
      <text:p text:style-name="Normal"><text:span text:style-name="T929">tempDir</text:span><text:span text:style-name="T930"><text:s/>– kataloog, kuhu ADIT rakendus paigutab töötamise ajal loodud ajutised failid. Sellele kataloogile peab olema kasutajal, kellena käivitatakse rakendusserver, lugemis- ja kirjutamisõigus.</text:span></text:p>
      <text:p text:style-name="P931"/>
      <text:p text:style-name="Normal"><text:span text:style-name="T932">deleteTemporaryFiles</text:span><text:span text:style-name="T933"><text:s/>– tõeväärtus tüüpi muutuja, mis näitab, kas ajutised failid kustutatakse peale nendega töötamist või mitte.<text:s/></text:span><text:span text:style-name="T934">PS! Testimise ajaks ja vigade otsimisel on soovitatav ajutised failid alles jätta.</text:span></text:p>
      <text:p text:style-name="P935"/>
      <text:p text:style-name="Normal"><text:span text:style-name="T936">schedulerEventTypeName</text:span><text:span text:style-name="T937"><text:s/>– X-Tee teavituskalendris kasutatav sündmuse nimi ADIT sündmuste jaoks.</text:span></text:p>
      <text:p text:style-name="P938"/>
      <text:p text:style-name="Normal"><text:span text:style-name="T939">dvkResponseMessageStylesheet</text:span><text:span text:style-name="T940"><text:s/>– määrab ära, millist stiililehte kasutatakse DVK vastuskirja koostamiseks.</text:span></text:p>
      <text:p text:style-name="P941"/>
      <text:p text:style-name="Normal"><text:span text:style-name="T942">globalDiskQuota</text:span><text:span text:style-name="T943"><text:s/>– üldine kettamahu piirang ühe kasutaja kohta baitides.</text:span></text:p>
      <text:p text:style-name="P944"/>
      <text:p text:style-name="Normal"><text:span text:style-name="T945">documentRetentionDeadlineDays</text:span><text:span text:style-name="T946"><text:s/>– dokumentide säilitustähtaeg päevades. Arvestatakse dokumendi viimase muutmise kuupäevast. Reaalselt kasutatakse seda ainult getDocument ja getDocumentList päringute vastustes dokumendi eeldatava kustutamisaja arvutamiseks.</text:span></text:p>
      <text:p text:style-name="P947"/>
      <text:p text:style-name="Normal"><text:span text:style-name="T948">locales<text:s/></text:span><text:span text:style-name="T949">– nimekiri keeltest, milles tagastatakse päringute (vea)teated. Keele määramisel kasutatakse formaati [keelekood]_[riigikood]. Nt. „en_us“. Keele- ja riigikoodidena kasutatakse kahetähelisi ISO 639-1 formaadis koode.</text:span></text:p>
      <text:p text:style-name="P950"/>
      <text:p text:style-name="Normal"><text:span text:style-name="T951">dvkOrgCode</text:span><text:span text:style-name="T952"><text:s/>–<text:s/></text:span><text:span text:style-name="T953">asutuse kood, kelle nimel saadetakse dokumendid DVK-sse.</text:span></text:p>
      <text:p text:style-name="P954"/>
      <text:p text:style-name="Normal"><text:span text:style-name="T955">xteeInstitution<text:s/></text:span><text:span text:style-name="T956">–<text:s/></text:span><text:span text:style-name="T957">asutuse kood, kelle nimel saadetakse teavitusi teavituskalendrisse.</text:span></text:p>
      <text:p text:style-name="P958"/>
      <text:p text:style-name="Normal"><text:span text:style-name="T959">xteeSecurityServer<text:s/></text:span><text:span text:style-name="T960">–<text:s/></text:span><text:span text:style-name="T961">turvaserveri aadress, mille kaudu saadetakse teavitusi teavituskalendrisse.</text:span></text:p>
      <text:p text:style-name="P962"/>
      <text:p text:style-name="Normal"><text:span text:style-name="T963">xteeIdCode<text:s/></text:span><text:span text:style-name="T964">–<text:s/></text:span><text:span text:style-name="T965">Isikukood, mida kasutatakse teavituskalendri x-tee päringute tegemiseks.</text:span></text:p>
      <text:p text:style-name="P966"/>
      <text:soft-page-break/>
      <text:p text:style-name="Normal"><text:span text:style-name="T967">aditServiceUrl<text:s/></text:span><text:span text:style-name="T968">–<text:s/></text:span><text:span text:style-name="T969">ADIT veebiteenuse URL (kui tahetakse monitoorida üle X-Tee, siis turvaserveri aadress).</text:span><text:span text:style-name="T970"><text:line-break/></text:span></text:p>
      <text:p text:style-name="Normal"><text:span text:style-name="T971">remoteApplicationShortName</text:span><text:span text:style-name="T972"><text:s/></text:span><text:span text:style-name="T973">– monitooringu päringute jaoks kasutatav test-infosüsteemi lühinimi. Selle väärtuse muutmisel peab olema veendunud, et andmebaasis on ka vastav kirje tabelis REMOTE_APPLICATION.</text:span></text:p>
      <text:p text:style-name="P974"/>
      <text:p text:style-name="Normal"><text:span text:style-name="T975">userCode</text:span><text:span text:style-name="T976"><text:s/>– monitooringu päringute kasutaja kood.</text:span></text:p>
      <text:p text:style-name="P977"/>
      <text:p text:style-name="Normal"><text:span text:style-name="T978">institutionCode</text:span><text:span text:style-name="T979"><text:s/>– monitooringu päringute asutuse kood.</text:span></text:p>
      <text:p text:style-name="P980"/>
      <text:p text:style-name="Normal"><text:span text:style-name="T981">testDocumentId</text:span><text:span text:style-name="T982"><text:s/>– monitooringu päringute testdokumendi ID.</text:span></text:p>
      <text:p text:style-name="P983"/>
      <text:p text:style-name="Normal"><text:span text:style-name="T984">dvkTestDocumentID</text:span><text:span text:style-name="T985"><text:s/>– monitooringu päringute DVK testdokumendi ID.</text:span></text:p>
      <text:p text:style-name="P986"/>
      <text:p text:style-name="Normal"><text:span text:style-name="T987">testDocumentFileId</text:span><text:span text:style-name="T988"><text:s/>– monitooringu päringute testdokumendi faili ID.</text:span></text:p>
      <text:p text:style-name="P989"/>
      <text:p text:style-name="Normal"><text:span text:style-name="T990">testUserCode</text:span><text:span text:style-name="T991"><text:s/>– monitooringu kasutajate nimekirja päringu testkasutaja kood.</text:span></text:p>
      <text:p text:style-name="P992"/>
      <text:p text:style-name="Normal"><text:span text:style-name="T993">documentSaveInterval</text:span><text:span text:style-name="T994"><text:s/>– päringu „saveDocument“ testimise periood millisekundites.</text:span></text:p>
      <text:p text:style-name="P995"/>
      <text:p text:style-name="Normal"><text:span text:style-name="T996">documentSendToDvkInterval</text:span><text:span text:style-name="T997"><text:s/>– dokumentide DVK-sse saatmise periood.</text:span></text:p>
      <text:p text:style-name="P998"/>
      <text:p text:style-name="Normal"><text:span text:style-name="T999">documentSendToAditInterval</text:span><text:span text:style-name="T1000"><text:s/>– dokumentide ADIT-isse importimise periood.</text:span></text:p>
      <text:p text:style-name="P1001"/>
      <text:p text:style-name="Normal"><text:span text:style-name="T1002">notificationSendInterval</text:span><text:span text:style-name="T1003"><text:s/>– teavituste saatmise intervall.</text:span></text:p>
      <text:p text:style-name="P1004"/>
      <text:p text:style-name="Normal"><text:span text:style-name="T1005">errorInterval</text:span><text:span text:style-name="T1006"><text:s/>– rakenduse vigade tabeli kontrollimise periood.</text:span></text:p>
      <text:p text:style-name="P1007"/>
      <text:p text:style-name="Normal"><text:span text:style-name="T1008">errorLevell</text:span><text:span text:style-name="T1009"><text:s/>– määrab vaadeldavate vigade taseme vigade tabelis. Võimalikud väärtused – WARN, ERROR, FATAL.</text:span></text:p>
      <text:p text:style-name="P1010"/>
      <text:p text:style-name="P1011"/>
      <text:h text:style-name="P1012" text:outline-level="3">Fail adit-datasource.xml</text:h>
      <text:p text:style-name="P1013"><text:span text:style-name="T1014">&lt;?</text:span><text:span text:style-name="T1015">xml</text:span><text:span text:style-name="T1016"><text:s/></text:span><text:span text:style-name="T1017">version</text:span><text:span text:style-name="T1018">=</text:span><text:span text:style-name="T1019">"1.0"</text:span><text:span text:style-name="T1020"><text:s/></text:span><text:span text:style-name="T1021">encoding</text:span><text:span text:style-name="T1022">=</text:span><text:span text:style-name="T1023">"UTF-8"</text:span><text:span text:style-name="T1024">?&gt;</text:span></text:p>
      <text:p text:style-name="P1025"><text:span text:style-name="T1026">&lt;</text:span><text:span text:style-name="T1027">beans</text:span><text:span text:style-name="T1028"><text:s/></text:span><text:span text:style-name="T1029">xmlns</text:span><text:span text:style-name="T1030">=</text:span><text:span text:style-name="T1031">"http://www.springframework.org/schema/beans"</text:span></text:p>
      <text:p text:style-name="P1032"><text:span text:style-name="T1033"><text:tab/></text:span><text:span text:style-name="T1034">xmlns:context</text:span><text:span text:style-name="T1035">=</text:span><text:span text:style-name="T1036">"http://www.springframework.org/schema/context"</text:span></text:p>
      <text:p text:style-name="P1037"><text:span text:style-name="T1038"><text:tab/></text:span><text:span text:style-name="T1039">xmlns:tx</text:span><text:span text:style-name="T1040">=</text:span><text:span text:style-name="T1041">"http://www.springframework.org/schema/tx"</text:span></text:p>
      <text:p text:style-name="P1042"><text:span text:style-name="T1043"><text:tab/></text:span><text:span text:style-name="T1044">xmlns:xsi</text:span><text:span text:style-name="T1045">=</text:span><text:span text:style-name="T1046">"http://www.w3.org/2001/XMLSchema-instance"</text:span></text:p>
      <text:p text:style-name="P1047"><text:span text:style-name="T1048"><text:tab/></text:span><text:span text:style-name="T1049">xsi:schemaLocation</text:span><text:span text:style-name="T1050">=</text:span><text:span text:style-name="T1051">"http://www.springframework.org/schema/beans</text:span></text:p>
      <text:p text:style-name="P1052"><text:span text:style-name="T1053"><text:tab/></text:span><text:span text:style-name="T1054"><text:tab/></text:span><text:span text:style-name="T1055"><text:tab/></text:span><text:span text:style-name="T1056"><text:tab/></text:span><text:span text:style-name="T1057"><text:tab/></text:span><text:span text:style-name="T1058"><text:tab/>http://www.springframework.org/schema/beans/spring-beans-2.5.xsd</text:span></text:p>
      <text:p text:style-name="P1059"><text:span text:style-name="T1060"><text:tab/></text:span><text:span text:style-name="T1061"><text:tab/></text:span><text:span text:style-name="T1062"><text:tab/></text:span><text:span text:style-name="T1063"><text:tab/></text:span><text:span text:style-name="T1064"><text:tab/></text:span><text:span text:style-name="T1065"><text:tab/>http://www.springframework.org/schema/context</text:span></text:p>
      <text:p text:style-name="P1066"><text:span text:style-name="T1067"><text:tab/></text:span><text:span text:style-name="T1068"><text:tab/></text:span><text:span text:style-name="T1069"><text:tab/></text:span><text:span text:style-name="T1070"><text:tab/></text:span><text:span text:style-name="T1071"><text:tab/></text:span><text:span text:style-name="T1072"><text:tab/>http://www.springframework.org/schema/context/spring-context-2.5.xsd</text:span></text:p>
      <text:p text:style-name="P1073"><text:span text:style-name="T1074"><text:tab/></text:span><text:span text:style-name="T1075"><text:tab/></text:span><text:span text:style-name="T1076"><text:tab/></text:span><text:span text:style-name="T1077"><text:tab/></text:span><text:span text:style-name="T1078"><text:tab/></text:span><text:span text:style-name="T1079"><text:tab/>http://www.springframework.org/schema/tx</text:span></text:p>
      <text:p text:style-name="P1080"><text:span text:style-name="T1081"><text:tab/></text:span><text:span text:style-name="T1082"><text:tab/></text:span><text:span text:style-name="T1083"><text:tab/></text:span><text:span text:style-name="T1084"><text:tab/></text:span><text:span text:style-name="T1085"><text:tab/></text:span><text:span text:style-name="T1086"><text:tab/>http://www.springframework.org/schema/tx/spring-tx-2.5.xsd"</text:span><text:span text:style-name="T1087">&gt;</text:span></text:p>
      <text:p text:style-name="P1088"/>
      <text:p text:style-name="P1089"><text:span text:style-name="T1090"><text:tab/></text:span><text:span text:style-name="T1091">&lt;</text:span><text:span text:style-name="T1092">bean</text:span><text:span text:style-name="T1093"><text:s/></text:span><text:span text:style-name="T1094">id</text:span><text:span text:style-name="T1095">=</text:span><text:span text:style-name="T1096">"sessionFactory"</text:span></text:p>
      <text:p text:style-name="P1097"><text:span text:style-name="T1098"><text:tab/></text:span><text:span text:style-name="T1099"><text:tab/></text:span><text:span text:style-name="T1100">class</text:span><text:span text:style-name="T1101">=</text:span><text:span text:style-name="T1102">"</text:span><text:span text:style-name="T1103">org.springframework.orm.hibernate3.LocalSessionFactoryBean</text:span><text:span text:style-name="T1104">"</text:span><text:span text:style-name="T1105">&gt;</text:span></text:p>
      <text:p text:style-name="P1106"><text:span text:style-name="T1107"><text:tab/></text:span><text:span text:style-name="T1108"><text:tab/></text:span><text:span text:style-name="T1109">&lt;</text:span><text:span text:style-name="T1110">property</text:span><text:span text:style-name="T1111"><text:s/></text:span><text:span text:style-name="T1112">name</text:span><text:span text:style-name="T1113">=</text:span><text:span text:style-name="T1114">"dataSource"</text:span><text:span text:style-name="T1115"><text:s/></text:span><text:span text:style-name="T1116">ref</text:span><text:span text:style-name="T1117">=</text:span><text:span text:style-name="T1118">"aditDataSource"</text:span><text:span text:style-name="T1119"><text:s/></text:span><text:span text:style-name="T1120">/&gt;</text:span></text:p>
      <text:p text:style-name="P1121"><text:span text:style-name="T1122"><text:tab/></text:span><text:span text:style-name="T1123"><text:tab/></text:span><text:span text:style-name="T1124">&lt;</text:span><text:span text:style-name="T1125">property</text:span><text:span text:style-name="T1126"><text:s/></text:span><text:span text:style-name="T1127">name</text:span><text:span text:style-name="T1128">=</text:span><text:span text:style-name="T1129">"mappingLocations"</text:span><text:span text:style-name="T1130">&gt;</text:span></text:p>
      <text:soft-page-break/>
      <text:p text:style-name="P1131"><text:span text:style-name="T1132"><text:tab/></text:span><text:span text:style-name="T1133"><text:tab/></text:span><text:span text:style-name="T1134"><text:tab/></text:span><text:span text:style-name="T1135">&lt;</text:span><text:span text:style-name="T1136">list</text:span><text:span text:style-name="T1137">&gt;</text:span></text:p>
      <text:p text:style-name="P1138"><text:span text:style-name="T1139"><text:tab/></text:span><text:span text:style-name="T1140"><text:tab/></text:span><text:span text:style-name="T1141"><text:tab/></text:span><text:span text:style-name="T1142"><text:tab/></text:span><text:span text:style-name="T1143">&lt;</text:span><text:span text:style-name="T1144">value</text:span><text:span text:style-name="T1145">&gt;</text:span><text:span text:style-name="T1146">classpath:hbm/AccessRestriction.hbm.xml</text:span><text:span text:style-name="T1147">&lt;/</text:span><text:span text:style-name="T1148">value</text:span><text:span text:style-name="T1149">&gt;</text:span></text:p>
      <text:p text:style-name="P1150"><text:span text:style-name="T1151"><text:tab/></text:span><text:span text:style-name="T1152"><text:tab/></text:span><text:span text:style-name="T1153"><text:tab/></text:span><text:span text:style-name="T1154"><text:tab/></text:span><text:span text:style-name="T1155">&lt;</text:span><text:span text:style-name="T1156">value</text:span><text:span text:style-name="T1157">&gt;</text:span><text:span text:style-name="T1158">classpath:hbm/AditUser.hbm.xml</text:span><text:span text:style-name="T1159">&lt;/</text:span><text:span text:style-name="T1160">value</text:span><text:span text:style-name="T1161">&gt;</text:span></text:p>
      <text:p text:style-name="P1162"><text:span text:style-name="T1163"><text:tab/></text:span><text:span text:style-name="T1164"><text:tab/></text:span><text:span text:style-name="T1165"><text:tab/></text:span><text:span text:style-name="T1166"><text:tab/></text:span><text:span text:style-name="T1167">&lt;</text:span><text:span text:style-name="T1168">value</text:span><text:span text:style-name="T1169">&gt;</text:span><text:span text:style-name="T1170">classpath:hbm/Document.hbm.xml</text:span><text:span text:style-name="T1171">&lt;/</text:span><text:span text:style-name="T1172">value</text:span><text:span text:style-name="T1173">&gt;</text:span></text:p>
      <text:p text:style-name="P1174"><text:span text:style-name="T1175"><text:tab/></text:span><text:span text:style-name="T1176"><text:tab/></text:span><text:span text:style-name="T1177"><text:tab/></text:span><text:span text:style-name="T1178"><text:tab/></text:span><text:span text:style-name="T1179">&lt;</text:span><text:span text:style-name="T1180">value</text:span><text:span text:style-name="T1181">&gt;</text:span><text:span text:style-name="T1182">classpath:hbm/DocumentDvkStatus.hbm.xml</text:span><text:span text:style-name="T1183">&lt;/</text:span><text:span text:style-name="T1184">value</text:span><text:span text:style-name="T1185">&gt;</text:span></text:p>
      <text:p text:style-name="P1186"><text:span text:style-name="T1187"><text:tab/></text:span><text:span text:style-name="T1188"><text:tab/></text:span><text:span text:style-name="T1189"><text:tab/></text:span><text:span text:style-name="T1190"><text:tab/></text:span><text:span text:style-name="T1191">&lt;</text:span><text:span text:style-name="T1192">value</text:span><text:span text:style-name="T1193">&gt;</text:span><text:span text:style-name="T1194">classpath:hbm/DocumentFile.hbm.xml</text:span><text:span text:style-name="T1195">&lt;/</text:span><text:span text:style-name="T1196">value</text:span><text:span text:style-name="T1197">&gt;</text:span></text:p>
      <text:p text:style-name="P1198"><text:span text:style-name="T1199"><text:tab/></text:span><text:span text:style-name="T1200"><text:tab/></text:span><text:span text:style-name="T1201"><text:tab/></text:span><text:span text:style-name="T1202">&lt;</text:span><text:span text:style-name="T1203">value</text:span><text:span text:style-name="T1204">&gt;</text:span><text:span text:style-name="T1205">classpath:hbm/DocumentFileDeflateResult.hbm.xml</text:span><text:span text:style-name="T1206">&lt;/</text:span><text:span text:style-name="T1207">value</text:span><text:span text:style-name="T1208">&gt;</text:span></text:p>
      <text:p text:style-name="P1209"><text:span text:style-name="T1210"><text:tab/></text:span><text:span text:style-name="T1211"><text:tab/></text:span><text:span text:style-name="T1212"><text:tab/></text:span><text:span text:style-name="T1213"><text:tab/></text:span><text:span text:style-name="T1214">&lt;</text:span><text:span text:style-name="T1215">value</text:span><text:span text:style-name="T1216">&gt;</text:span><text:span text:style-name="T1217">classpath:hbm/DocumentHistory.hbm.xml</text:span><text:span text:style-name="T1218">&lt;/</text:span><text:span text:style-name="T1219">value</text:span><text:span text:style-name="T1220">&gt;</text:span></text:p>
      <text:p text:style-name="P1221"><text:span text:style-name="T1222"><text:tab/></text:span><text:span text:style-name="T1223"><text:tab/></text:span><text:span text:style-name="T1224"><text:tab/></text:span><text:span text:style-name="T1225"><text:tab/></text:span><text:span text:style-name="T1226">&lt;</text:span><text:span text:style-name="T1227">value</text:span><text:span text:style-name="T1228">&gt;</text:span><text:span text:style-name="T1229">classpath:hbm/DocumentHistoryType.hbm.xml</text:span><text:span text:style-name="T1230">&lt;/</text:span><text:span text:style-name="T1231">value</text:span><text:span text:style-name="T1232">&gt;</text:span></text:p>
      <text:p text:style-name="P1233"><text:span text:style-name="T1234"><text:tab/></text:span><text:span text:style-name="T1235"><text:tab/></text:span><text:span text:style-name="T1236"><text:tab/></text:span><text:span text:style-name="T1237"><text:tab/></text:span><text:span text:style-name="T1238">&lt;</text:span><text:span text:style-name="T1239">value</text:span><text:span text:style-name="T1240">&gt;</text:span><text:span text:style-name="T1241">classpath:hbm/DocumentSharing.hbm.xml</text:span><text:span text:style-name="T1242">&lt;/</text:span><text:span text:style-name="T1243">value</text:span><text:span text:style-name="T1244">&gt;</text:span></text:p>
      <text:p text:style-name="P1245"><text:span text:style-name="T1246"><text:tab/></text:span><text:span text:style-name="T1247"><text:tab/></text:span><text:span text:style-name="T1248"><text:tab/></text:span><text:span text:style-name="T1249"><text:tab/></text:span><text:span text:style-name="T1250">&lt;</text:span><text:span text:style-name="T1251">value</text:span><text:span text:style-name="T1252">&gt;</text:span><text:span text:style-name="T1253">classpath:hbm/DocumentSharingType.hbm.xml</text:span><text:span text:style-name="T1254">&lt;/</text:span><text:span text:style-name="T1255">value</text:span><text:span text:style-name="T1256">&gt;</text:span></text:p>
      <text:p text:style-name="P1257"><text:span text:style-name="T1258"><text:tab/></text:span><text:span text:style-name="T1259"><text:tab/></text:span><text:span text:style-name="T1260"><text:tab/></text:span><text:span text:style-name="T1261"><text:tab/></text:span><text:span text:style-name="T1262">&lt;</text:span><text:span text:style-name="T1263">value</text:span><text:span text:style-name="T1264">&gt;</text:span><text:span text:style-name="T1265">classpath:hbm/DocumentType.hbm.xml</text:span><text:span text:style-name="T1266">&lt;/</text:span><text:span text:style-name="T1267">value</text:span><text:span text:style-name="T1268">&gt;</text:span></text:p>
      <text:p text:style-name="P1269"><text:span text:style-name="T1270"><text:tab/></text:span><text:span text:style-name="T1271"><text:tab/></text:span><text:span text:style-name="T1272"><text:tab/></text:span><text:span text:style-name="T1273"><text:tab/></text:span><text:span text:style-name="T1274">&lt;</text:span><text:span text:style-name="T1275">value</text:span><text:span text:style-name="T1276">&gt;</text:span><text:span text:style-name="T1277">classpath:hbm/DocumentWfStatus.hbm.xml</text:span><text:span text:style-name="T1278">&lt;/</text:span><text:span text:style-name="T1279">value</text:span><text:span text:style-name="T1280">&gt;</text:span></text:p>
      <text:p text:style-name="P1281"><text:span text:style-name="T1282"><text:tab/></text:span><text:span text:style-name="T1283"><text:tab/></text:span><text:span text:style-name="T1284"><text:tab/></text:span><text:span text:style-name="T1285"><text:tab/></text:span><text:span text:style-name="T1286">&lt;</text:span><text:span text:style-name="T1287">value</text:span><text:span text:style-name="T1288">&gt;</text:span><text:span text:style-name="T1289">classpath:hbm/Notification.hbm.xml</text:span><text:span text:style-name="T1290">&lt;/</text:span><text:span text:style-name="T1291">value</text:span><text:span text:style-name="T1292">&gt;</text:span></text:p>
      <text:p text:style-name="P1293"><text:span text:style-name="T1294"><text:tab/></text:span><text:span text:style-name="T1295"><text:tab/></text:span><text:span text:style-name="T1296"><text:tab/></text:span><text:span text:style-name="T1297"><text:tab/></text:span><text:span text:style-name="T1298">&lt;</text:span><text:span text:style-name="T1299">value</text:span><text:span text:style-name="T1300">&gt;</text:span><text:span text:style-name="T1301">classpath:hbm/NotificationType.hbm.xml</text:span><text:span text:style-name="T1302">&lt;/</text:span><text:span text:style-name="T1303">value</text:span><text:span text:style-name="T1304">&gt;</text:span></text:p>
      <text:p text:style-name="P1305"><text:span text:style-name="T1306"><text:tab/></text:span><text:span text:style-name="T1307"><text:tab/></text:span><text:span text:style-name="T1308"><text:tab/></text:span><text:span text:style-name="T1309"><text:tab/></text:span><text:span text:style-name="T1310">&lt;</text:span><text:span text:style-name="T1311">value</text:span><text:span text:style-name="T1312">&gt;</text:span><text:span text:style-name="T1313">classpath:hbm/RemoteApplication.hbm.xml</text:span><text:span text:style-name="T1314">&lt;/</text:span><text:span text:style-name="T1315">value</text:span><text:span text:style-name="T1316">&gt;</text:span></text:p>
      <text:p text:style-name="P1317"><text:span text:style-name="T1318"><text:tab/></text:span><text:span text:style-name="T1319"><text:tab/></text:span><text:span text:style-name="T1320"><text:tab/></text:span><text:span text:style-name="T1321"><text:tab/></text:span><text:span text:style-name="T1322">&lt;</text:span><text:span text:style-name="T1323">value</text:span><text:span text:style-name="T1324">&gt;</text:span><text:span text:style-name="T1325">classpath:hbm/RequestLog.hbm.xml</text:span><text:span text:style-name="T1326">&lt;/</text:span><text:span text:style-name="T1327">value</text:span><text:span text:style-name="T1328">&gt;</text:span></text:p>
      <text:p text:style-name="P1329"><text:span text:style-name="T1330"><text:tab/></text:span><text:span text:style-name="T1331"><text:tab/></text:span><text:span text:style-name="T1332"><text:tab/></text:span><text:span text:style-name="T1333"><text:tab/></text:span><text:span text:style-name="T1334">&lt;</text:span><text:span text:style-name="T1335">value</text:span><text:span text:style-name="T1336">&gt;</text:span><text:span text:style-name="T1337">classpath:hbm/Signature.hbm.xml</text:span><text:span text:style-name="T1338">&lt;/</text:span><text:span text:style-name="T1339">value</text:span><text:span text:style-name="T1340">&gt;</text:span></text:p>
      <text:p text:style-name="P1341"><text:span text:style-name="T1342"><text:tab/></text:span><text:span text:style-name="T1343"><text:tab/></text:span><text:span text:style-name="T1344"><text:tab/></text:span><text:span text:style-name="T1345"><text:tab/></text:span><text:span text:style-name="T1346">&lt;</text:span><text:span text:style-name="T1347">value</text:span><text:span text:style-name="T1348">&gt;</text:span><text:span text:style-name="T1349">classpath:hbm/UserNotification.hbm.xml</text:span><text:span text:style-name="T1350">&lt;/</text:span><text:span text:style-name="T1351">value</text:span><text:span text:style-name="T1352">&gt;</text:span></text:p>
      <text:p text:style-name="P1353"><text:span text:style-name="T1354"><text:tab/></text:span><text:span text:style-name="T1355"><text:tab/></text:span><text:span text:style-name="T1356"><text:tab/></text:span><text:span text:style-name="T1357"><text:tab/></text:span><text:span text:style-name="T1358">&lt;</text:span><text:span text:style-name="T1359">value</text:span><text:span text:style-name="T1360">&gt;</text:span><text:span text:style-name="T1361">classpath:hbm/Usertype.hbm.xml</text:span><text:span text:style-name="T1362">&lt;/</text:span><text:span text:style-name="T1363">value</text:span><text:span text:style-name="T1364">&gt;</text:span></text:p>
      <text:p text:style-name="P1365"><text:span text:style-name="T1366"><text:tab/></text:span><text:span text:style-name="T1367"><text:tab/></text:span><text:span text:style-name="T1368"><text:tab/></text:span><text:span text:style-name="T1369"><text:tab/></text:span><text:span text:style-name="T1370">&lt;</text:span><text:span text:style-name="T1371">value</text:span><text:span text:style-name="T1372">&gt;</text:span><text:span text:style-name="T1373">classpath:hbm/ErrorLog.hbm.xml</text:span><text:span text:style-name="T1374">&lt;/</text:span><text:span text:style-name="T1375">value</text:span><text:span text:style-name="T1376">&gt;</text:span></text:p>
      <text:p text:style-name="P1377"><text:span text:style-name="T1378"><text:tab/></text:span><text:span text:style-name="T1379"><text:tab/></text:span><text:span text:style-name="T1380"><text:tab/></text:span><text:span text:style-name="T1381"><text:tab/></text:span><text:span text:style-name="T1382">&lt;</text:span><text:span text:style-name="T1383">value</text:span><text:span text:style-name="T1384">&gt;</text:span><text:span text:style-name="T1385">classpath:hbm/DownloadRequestLog.hbm.xml</text:span><text:span text:style-name="T1386">&lt;/</text:span><text:span text:style-name="T1387">value</text:span><text:span text:style-name="T1388">&gt;</text:span></text:p>
      <text:p text:style-name="P1389"><text:span text:style-name="T1390"><text:tab/></text:span><text:span text:style-name="T1391"><text:tab/></text:span><text:span text:style-name="T1392"><text:tab/></text:span><text:span text:style-name="T1393"><text:tab/></text:span><text:span text:style-name="T1394">&lt;</text:span><text:span text:style-name="T1395">value</text:span><text:span text:style-name="T1396">&gt;</text:span><text:span text:style-name="T1397">classpath:hbm/MetadataRequestLog.hbm.xml</text:span><text:span text:style-name="T1398">&lt;/</text:span><text:span text:style-name="T1399">value</text:span><text:span text:style-name="T1400">&gt;</text:span></text:p>
      <text:p text:style-name="P1401"><text:span text:style-name="T1402"><text:tab/></text:span><text:span text:style-name="T1403"><text:tab/></text:span><text:span text:style-name="T1404"><text:tab/></text:span><text:span text:style-name="T1405"><text:tab/></text:span><text:span text:style-name="T1406">&lt;</text:span><text:span text:style-name="T1407">value</text:span><text:span text:style-name="T1408">&gt;</text:span><text:span text:style-name="T1409">classpath:hbm/MaintenanceJob.hbm.xml</text:span><text:span text:style-name="T1410">&lt;/</text:span><text:span text:style-name="T1411">value</text:span><text:span text:style-name="T1412">&gt;</text:span></text:p>
      <text:p text:style-name="P1413"><text:span text:style-name="T1414"><text:tab/></text:span><text:span text:style-name="T1415"><text:tab/></text:span><text:span text:style-name="T1416"><text:tab/></text:span><text:span text:style-name="T1417">&lt;</text:span><text:span text:style-name="T1418">value</text:span><text:span text:style-name="T1419">&gt;</text:span><text:span text:style-name="T1420">classpath:hbm/SetJobRunningStatusResult.hbm.xml</text:span><text:span text:style-name="T1421">&lt;/</text:span><text:span text:style-name="T1422">value</text:span><text:span text:style-name="T1423">&gt;</text:span></text:p>
      <text:p text:style-name="P1424"><text:span text:style-name="T1425"><text:tab/></text:span><text:span text:style-name="T1426"><text:tab/></text:span><text:span text:style-name="T1427"><text:tab/></text:span><text:span text:style-name="T1428"><text:tab/></text:span><text:span text:style-name="T1429">&lt;</text:span><text:span text:style-name="T1430">value</text:span><text:span text:style-name="T1431">&gt;</text:span><text:span text:style-name="T1432">classpath:hbm/UserContact.hbm.xml</text:span><text:span text:style-name="T1433">&lt;/</text:span><text:span text:style-name="T1434">value</text:span><text:span text:style-name="T1435">&gt;</text:span></text:p>
      <text:p text:style-name="P1436"><text:span text:style-name="T1437"><text:tab/></text:span><text:span text:style-name="T1438"><text:tab/></text:span><text:span text:style-name="T1439"><text:tab/></text:span><text:span text:style-name="T1440">&lt;/</text:span><text:span text:style-name="T1441">list</text:span><text:span text:style-name="T1442">&gt;</text:span></text:p>
      <text:p text:style-name="P1443"><text:span text:style-name="T1444"><text:tab/></text:span><text:span text:style-name="T1445"><text:tab/></text:span><text:span text:style-name="T1446">&lt;/</text:span><text:span text:style-name="T1447">property</text:span><text:span text:style-name="T1448">&gt;</text:span></text:p>
      <text:p text:style-name="P1449"><text:span text:style-name="T1450"><text:tab/></text:span><text:span text:style-name="T1451"><text:tab/></text:span><text:span text:style-name="T1452">&lt;</text:span><text:span text:style-name="T1453">property</text:span><text:span text:style-name="T1454"><text:s/></text:span><text:span text:style-name="T1455">name</text:span><text:span text:style-name="T1456">=</text:span><text:span text:style-name="T1457">"hibernateProperties"</text:span><text:span text:style-name="T1458">&gt;</text:span></text:p>
      <text:p text:style-name="P1459"><text:span text:style-name="T1460"><text:tab/></text:span><text:span text:style-name="T1461"><text:tab/></text:span><text:span text:style-name="T1462"><text:tab/></text:span><text:span text:style-name="T1463">&lt;</text:span><text:span text:style-name="T1464">props</text:span><text:span text:style-name="T1465">&gt;</text:span></text:p>
      <text:p text:style-name="P1466"><text:span text:style-name="T1467"><text:tab/></text:span><text:span text:style-name="T1468"><text:tab/></text:span><text:span text:style-name="T1469"><text:tab/></text:span><text:span text:style-name="T1470"><text:tab/></text:span><text:span text:style-name="T1471">&lt;</text:span><text:span text:style-name="T1472">prop</text:span><text:span text:style-name="T1473"><text:s/></text:span><text:span text:style-name="T1474">key</text:span><text:span text:style-name="T1475">=</text:span><text:span text:style-name="T1476">"hibernate.dialect"</text:span><text:span text:style-name="T1477">&gt;</text:span><text:span text:style-name="T1478">org.hibernate.dialect.PostgreSQLDialect</text:span><text:span text:style-name="T1479">&lt;/</text:span><text:span text:style-name="T1480">prop</text:span><text:span text:style-name="T1481">&gt;</text:span></text:p>
      <text:p text:style-name="P1482"><text:span text:style-name="T1483"><text:tab/></text:span><text:span text:style-name="T1484"><text:tab/></text:span><text:span text:style-name="T1485"><text:tab/></text:span><text:span text:style-name="T1486"><text:tab/></text:span><text:span text:style-name="T1487">&lt;</text:span><text:span text:style-name="T1488">prop</text:span><text:span text:style-name="T1489"><text:s/></text:span><text:span text:style-name="T1490">key</text:span><text:span text:style-name="T1491">=</text:span><text:span text:style-name="T1492">"hibernate.connection.driver_class"</text:span><text:span text:style-name="T1493">&gt;</text:span><text:span text:style-name="T1494">org.postgresql.Driver</text:span><text:span text:style-name="T1495">&lt;/</text:span><text:span text:style-name="T1496">prop</text:span><text:span text:style-name="T1497">&gt;</text:span></text:p>
      <text:p text:style-name="P1498"><text:span text:style-name="T1499"><text:tab/></text:span><text:span text:style-name="T1500"><text:tab/></text:span><text:span text:style-name="T1501"><text:tab/></text:span><text:span text:style-name="T1502"><text:tab/></text:span><text:span text:style-name="T1503">&lt;</text:span><text:span text:style-name="T1504">prop</text:span><text:span text:style-name="T1505"><text:s/></text:span><text:span text:style-name="T1506">key</text:span><text:span text:style-name="T1507">=</text:span><text:span text:style-name="T1508">"hibernate.cache.provider_class"</text:span><text:span text:style-name="T1509">&gt;</text:span><text:span text:style-name="T1510">org.hibernate.cache.NoCacheProvider</text:span><text:span text:style-name="T1511">&lt;/</text:span><text:span text:style-name="T1512">prop</text:span><text:span text:style-name="T1513">&gt;</text:span></text:p>
      <text:p text:style-name="P1514"><text:span text:style-name="T1515"><text:tab/></text:span><text:span text:style-name="T1516"><text:tab/></text:span><text:span text:style-name="T1517"><text:tab/></text:span><text:span text:style-name="T1518"><text:tab/></text:span><text:span text:style-name="T1519">&lt;</text:span><text:span text:style-name="T1520">prop</text:span><text:span text:style-name="T1521"><text:s/></text:span><text:span text:style-name="T1522">key</text:span><text:span text:style-name="T1523">=</text:span><text:span text:style-name="T1524">"hibernate.show.sql"</text:span><text:span text:style-name="T1525">&gt;</text:span><text:span text:style-name="T1526">true</text:span><text:span text:style-name="T1527">&lt;/</text:span><text:span text:style-name="T1528">prop</text:span><text:span text:style-name="T1529">&gt;</text:span></text:p>
      <text:p text:style-name="P1530"><text:span text:style-name="T1531"><text:tab/></text:span><text:span text:style-name="T1532"><text:tab/></text:span><text:span text:style-name="T1533"><text:tab/></text:span><text:span text:style-name="T1534"><text:tab/></text:span><text:span text:style-name="T1535">&lt;</text:span><text:span text:style-name="T1536">prop</text:span><text:span text:style-name="T1537"><text:s/></text:span><text:span text:style-name="T1538">key</text:span><text:span text:style-name="T1539">=</text:span><text:span text:style-name="T1540">"hibernate.connection.useUnicode"</text:span><text:span text:style-name="T1541">&gt;</text:span><text:span text:style-name="T1542">true</text:span><text:span text:style-name="T1543">&lt;/</text:span><text:span text:style-name="T1544">prop</text:span><text:span text:style-name="T1545">&gt;</text:span></text:p>
      <text:p text:style-name="P1546"><text:span text:style-name="T1547"><text:tab/></text:span><text:span text:style-name="T1548"><text:tab/></text:span><text:span text:style-name="T1549"><text:tab/></text:span><text:span text:style-name="T1550"><text:tab/></text:span><text:span text:style-name="T1551">&lt;</text:span><text:span text:style-name="T1552">prop</text:span><text:span text:style-name="T1553"><text:s/></text:span><text:span text:style-name="T1554">key</text:span><text:span text:style-name="T1555">=</text:span><text:span text:style-name="T1556">"hibernate.connection.characterEncoding"</text:span><text:span text:style-name="T1557">&gt;</text:span><text:span text:style-name="T1558">UTF-8</text:span><text:span text:style-name="T1559">&lt;/</text:span><text:span text:style-name="T1560">prop</text:span><text:span text:style-name="T1561">&gt;</text:span></text:p>
      <text:p text:style-name="P1562"><text:span text:style-name="T1563"><text:s text:c="16"/></text:span><text:span text:style-name="T1564">&lt;</text:span><text:span text:style-name="T1565">prop</text:span><text:span text:style-name="T1566"><text:s/></text:span><text:span text:style-name="T1567">key</text:span><text:span text:style-name="T1568">=</text:span><text:span text:style-name="T1569">"hibernate.connection.charSet"</text:span><text:span text:style-name="T1570">&gt;</text:span><text:span text:style-name="T1571">UTF-8</text:span><text:span text:style-name="T1572">&lt;/</text:span><text:span text:style-name="T1573">prop</text:span><text:span text:style-name="T1574">&gt;</text:span></text:p>
      <text:p text:style-name="P1575"><text:span text:style-name="T1576"><text:tab/></text:span><text:span text:style-name="T1577"><text:tab/></text:span><text:span text:style-name="T1578"><text:tab/></text:span><text:span text:style-name="T1579">&lt;/</text:span><text:span text:style-name="T1580">props</text:span><text:span text:style-name="T1581">&gt;</text:span></text:p>
      <text:p text:style-name="P1582"><text:span text:style-name="T1583"><text:tab/></text:span><text:span text:style-name="T1584"><text:tab/></text:span><text:span text:style-name="T1585">&lt;/</text:span><text:span text:style-name="T1586">property</text:span><text:span text:style-name="T1587">&gt;</text:span></text:p>
      <text:p text:style-name="P1588"><text:span text:style-name="T1589"><text:tab/></text:span><text:span text:style-name="T1590">&lt;/</text:span><text:span text:style-name="T1591">bean</text:span><text:span text:style-name="T1592">&gt;</text:span></text:p>
      <text:p text:style-name="P1593"/>
      <text:p text:style-name="P1594"><text:span text:style-name="T1595"><text:tab/></text:span><text:span text:style-name="T1596">&lt;</text:span><text:span text:style-name="T1597">bean</text:span><text:span text:style-name="T1598"><text:s/></text:span><text:span text:style-name="T1599">id</text:span><text:span text:style-name="T1600">=</text:span><text:span text:style-name="T1601">"dvkSessionFactory"</text:span></text:p>
      <text:p text:style-name="P1602"><text:span text:style-name="T1603"><text:tab/></text:span><text:span text:style-name="T1604"><text:tab/></text:span><text:span text:style-name="T1605">class</text:span><text:span text:style-name="T1606">=</text:span><text:span text:style-name="T1607">"org.springframework.orm.hibernate3.LocalSessionFactoryBean"</text:span><text:span text:style-name="T1608">&gt;</text:span></text:p>
      <text:p text:style-name="P1609"><text:span text:style-name="T1610"><text:tab/></text:span><text:span text:style-name="T1611"><text:tab/></text:span><text:span text:style-name="T1612">&lt;</text:span><text:span text:style-name="T1613">property</text:span><text:span text:style-name="T1614"><text:s/></text:span><text:span text:style-name="T1615">name</text:span><text:span text:style-name="T1616">=</text:span><text:span text:style-name="T1617">"dataSource"</text:span><text:span text:style-name="T1618"><text:s/></text:span><text:span text:style-name="T1619">ref</text:span><text:span text:style-name="T1620">=</text:span><text:span text:style-name="T1621">"aditDVKDataSource"</text:span><text:span text:style-name="T1622"><text:s/></text:span><text:span text:style-name="T1623">/&gt;</text:span></text:p>
      <text:p text:style-name="P1624"><text:span text:style-name="T1625"><text:tab/></text:span><text:span text:style-name="T1626"><text:tab/></text:span><text:span text:style-name="T1627">&lt;</text:span><text:span text:style-name="T1628">property</text:span><text:span text:style-name="T1629"><text:s/></text:span><text:span text:style-name="T1630">name</text:span><text:span text:style-name="T1631">=</text:span><text:span text:style-name="T1632">"mappingLocations"</text:span><text:span text:style-name="T1633">&gt;</text:span></text:p>
      <text:p text:style-name="P1634"><text:span text:style-name="T1635"><text:tab/></text:span><text:span text:style-name="T1636"><text:tab/></text:span><text:span text:style-name="T1637"><text:tab/></text:span><text:span text:style-name="T1638">&lt;</text:span><text:span text:style-name="T1639">list</text:span><text:span text:style-name="T1640">&gt;</text:span></text:p>
      <text:p text:style-name="P1641"><text:span text:style-name="T1642"><text:tab/></text:span><text:span text:style-name="T1643"><text:tab/></text:span><text:span text:style-name="T1644"><text:tab/></text:span><text:span text:style-name="T1645"><text:tab/></text:span><text:span text:style-name="T1646">&lt;</text:span><text:span text:style-name="T1647">value</text:span><text:span text:style-name="T1648">&gt;</text:span><text:span text:style-name="T1649">classpath:dvkapi/Counter.hbm.xml</text:span><text:span text:style-name="T1650">&lt;/</text:span><text:span text:style-name="T1651">value</text:span><text:span text:style-name="T1652">&gt;</text:span></text:p>
      <text:p text:style-name="P1653"><text:span text:style-name="T1654"><text:tab/></text:span><text:span text:style-name="T1655"><text:tab/></text:span><text:span text:style-name="T1656"><text:tab/></text:span><text:span text:style-name="T1657"><text:tab/></text:span><text:span text:style-name="T1658">&lt;</text:span><text:span text:style-name="T1659">value</text:span><text:span text:style-name="T1660">&gt;</text:span><text:span text:style-name="T1661">classpath:dvkapi/Subdivision.hbm.xml</text:span><text:span text:style-name="T1662">&lt;/</text:span><text:span text:style-name="T1663">value</text:span><text:span text:style-name="T1664">&gt;</text:span></text:p>
      <text:p text:style-name="P1665"><text:span text:style-name="T1666"><text:tab/></text:span><text:span text:style-name="T1667"><text:tab/></text:span><text:span text:style-name="T1668"><text:tab/></text:span><text:span text:style-name="T1669"><text:tab/></text:span><text:span text:style-name="T1670">&lt;</text:span><text:span text:style-name="T1671">value</text:span><text:span text:style-name="T1672">&gt;</text:span><text:span text:style-name="T1673">classpath:dvkapi/Occupation.hbm.xml</text:span><text:span text:style-name="T1674">&lt;/</text:span><text:span text:style-name="T1675">value</text:span><text:span text:style-name="T1676">&gt;</text:span></text:p>
      <text:p text:style-name="P1677"><text:span text:style-name="T1678"><text:tab/></text:span><text:span text:style-name="T1679"><text:tab/></text:span><text:span text:style-name="T1680"><text:tab/></text:span><text:span text:style-name="T1681"><text:tab/></text:span><text:span text:style-name="T1682">&lt;</text:span><text:span text:style-name="T1683">value</text:span><text:span text:style-name="T1684">&gt;</text:span><text:span text:style-name="T1685">classpath:dvkapi/Organization.hbm.xml</text:span><text:span text:style-name="T1686">&lt;/</text:span><text:span text:style-name="T1687">value</text:span><text:span text:style-name="T1688">&gt;</text:span></text:p>
      <text:p text:style-name="P1689"><text:span text:style-name="T1690"><text:tab/></text:span><text:span text:style-name="T1691"><text:tab/></text:span><text:span text:style-name="T1692"><text:tab/></text:span><text:span text:style-name="T1693"><text:tab/></text:span><text:span text:style-name="T1694">&lt;</text:span><text:span text:style-name="T1695">value</text:span><text:span text:style-name="T1696">&gt;</text:span><text:span text:style-name="T1697">classpath:dvkapi/SettingsFolders.hbm.xml</text:span><text:span text:style-name="T1698">&lt;/</text:span><text:span text:style-name="T1699">value</text:span><text:span text:style-name="T1700">&gt;</text:span></text:p>
      <text:p text:style-name="P1701"><text:span text:style-name="T1702"><text:tab/></text:span><text:span text:style-name="T1703"><text:tab/></text:span><text:span text:style-name="T1704"><text:tab/></text:span><text:span text:style-name="T1705"><text:tab/></text:span><text:span text:style-name="T1706">&lt;</text:span><text:span text:style-name="T1707">value</text:span><text:span text:style-name="T1708">&gt;</text:span><text:span text:style-name="T1709">classpath:dvkapi/Settings.hbm.xml</text:span><text:span text:style-name="T1710">&lt;/</text:span><text:span text:style-name="T1711">value</text:span><text:span text:style-name="T1712">&gt;</text:span></text:p>
      <text:p text:style-name="P1713"><text:span text:style-name="T1714"><text:tab/></text:span><text:span text:style-name="T1715"><text:tab/></text:span><text:span text:style-name="T1716"><text:tab/></text:span><text:span text:style-name="T1717"><text:tab/></text:span><text:span text:style-name="T1718">&lt;</text:span><text:span text:style-name="T1719">value</text:span><text:span text:style-name="T1720">&gt;</text:span><text:span text:style-name="T1721">classpath:dvkapi/Message.hbm.xml</text:span><text:span text:style-name="T1722">&lt;/</text:span><text:span text:style-name="T1723">value</text:span><text:span text:style-name="T1724">&gt;</text:span></text:p>
      <text:p text:style-name="P1725"><text:span text:style-name="T1726"><text:tab/></text:span><text:span text:style-name="T1727"><text:tab/></text:span><text:span text:style-name="T1728"><text:tab/></text:span><text:span text:style-name="T1729"><text:tab/></text:span><text:span text:style-name="T1730">&lt;</text:span><text:span text:style-name="T1731">value</text:span><text:span text:style-name="T1732">&gt;</text:span><text:span text:style-name="T1733">classpath:dvkapi/MessageRecipient.hbm.xml</text:span><text:span text:style-name="T1734">&lt;/</text:span><text:span text:style-name="T1735">value</text:span><text:span text:style-name="T1736">&gt;</text:span></text:p>
      <text:p text:style-name="P1737"><text:span text:style-name="T1738"><text:tab/></text:span><text:span text:style-name="T1739"><text:tab/></text:span><text:span text:style-name="T1740"><text:tab/></text:span><text:span text:style-name="T1741">&lt;/</text:span><text:span text:style-name="T1742">list</text:span><text:span text:style-name="T1743">&gt;</text:span></text:p>
      <text:p text:style-name="P1744"><text:span text:style-name="T1745"><text:tab/></text:span><text:span text:style-name="T1746"><text:tab/></text:span><text:span text:style-name="T1747">&lt;/</text:span><text:span text:style-name="T1748">property</text:span><text:span text:style-name="T1749">&gt;</text:span></text:p>
      <text:p text:style-name="P1750"><text:span text:style-name="T1751"><text:tab/></text:span><text:span text:style-name="T1752"><text:tab/></text:span><text:span text:style-name="T1753">&lt;</text:span><text:span text:style-name="T1754">property</text:span><text:span text:style-name="T1755"><text:s/></text:span><text:span text:style-name="T1756">name</text:span><text:span text:style-name="T1757">=</text:span><text:span text:style-name="T1758">"hibernateProperties"</text:span><text:span text:style-name="T1759">&gt;</text:span></text:p>
      <text:p text:style-name="P1760"><text:span text:style-name="T1761"><text:tab/></text:span><text:span text:style-name="T1762"><text:tab/></text:span><text:span text:style-name="T1763"><text:tab/></text:span><text:span text:style-name="T1764">&lt;</text:span><text:span text:style-name="T1765">props</text:span><text:span text:style-name="T1766">&gt;</text:span></text:p>
      <text:p text:style-name="P1767"><text:span text:style-name="T1768"><text:tab/></text:span><text:span text:style-name="T1769"><text:tab/></text:span><text:span text:style-name="T1770"><text:tab/></text:span><text:span text:style-name="T1771"><text:tab/></text:span><text:span text:style-name="T1772">&lt;</text:span><text:span text:style-name="T1773">prop</text:span><text:span text:style-name="T1774"><text:s/></text:span><text:span text:style-name="T1775">key</text:span><text:span text:style-name="T1776">=</text:span><text:span text:style-name="T1777">"hibernate.dialect"</text:span><text:span text:style-name="T1778">&gt;</text:span><text:span text:style-name="T1779">org.hibernate.dialect.PostgreSQLDialect</text:span><text:span text:style-name="T1780">&lt;/</text:span><text:span text:style-name="T1781">prop</text:span><text:span text:style-name="T1782">&gt;</text:span></text:p>
      <text:soft-page-break/>
      <text:p text:style-name="P1783"><text:span text:style-name="T1784"><text:tab/></text:span><text:span text:style-name="T1785"><text:tab/></text:span><text:span text:style-name="T1786"><text:tab/></text:span><text:span text:style-name="T1787"><text:tab/></text:span><text:span text:style-name="T1788">&lt;</text:span><text:span text:style-name="T1789">prop</text:span><text:span text:style-name="T1790"><text:s/></text:span><text:span text:style-name="T1791">key</text:span><text:span text:style-name="T1792">=</text:span><text:span text:style-name="T1793">"hibernate.connection.driver_class"</text:span><text:span text:style-name="T1794">&gt;</text:span><text:span text:style-name="T1795">org.postgresql.Driver</text:span><text:span text:style-name="T1796">&lt;/</text:span><text:span text:style-name="T1797">prop</text:span><text:span text:style-name="T1798">&gt;</text:span></text:p>
      <text:p text:style-name="P1799"><text:span text:style-name="T1800"><text:tab/></text:span><text:span text:style-name="T1801"><text:tab/></text:span><text:span text:style-name="T1802"><text:tab/></text:span><text:span text:style-name="T1803"><text:tab/></text:span><text:span text:style-name="T1804">&lt;</text:span><text:span text:style-name="T1805">prop</text:span><text:span text:style-name="T1806"><text:s/></text:span><text:span text:style-name="T1807">key</text:span><text:span text:style-name="T1808">=</text:span><text:span text:style-name="T1809">"hibernate.cache.provider_class"</text:span><text:span text:style-name="T1810">&gt;</text:span><text:span text:style-name="T1811">org.hibernate.cache.NoCacheProvider</text:span><text:span text:style-name="T1812">&lt;/</text:span><text:span text:style-name="T1813">prop</text:span><text:span text:style-name="T1814">&gt;</text:span></text:p>
      <text:p text:style-name="P1815"><text:span text:style-name="T1816"><text:s text:c="16"/></text:span><text:span text:style-name="T1817">&lt;</text:span><text:span text:style-name="T1818">prop</text:span><text:span text:style-name="T1819"><text:s/></text:span><text:span text:style-name="T1820">key</text:span><text:span text:style-name="T1821">=</text:span><text:span text:style-name="T1822">"hibernate.connection.autocommit"</text:span><text:span text:style-name="T1823">&gt;</text:span><text:span text:style-name="T1824">false</text:span><text:span text:style-name="T1825">&lt;/</text:span><text:span text:style-name="T1826">prop</text:span><text:span text:style-name="T1827">&gt;</text:span></text:p>
      <text:p text:style-name="P1828"><text:span text:style-name="T1829"><text:s text:c="16"/></text:span><text:span text:style-name="T1830">&lt;</text:span><text:span text:style-name="T1831">prop</text:span><text:span text:style-name="T1832"><text:s/></text:span><text:span text:style-name="T1833">key</text:span><text:span text:style-name="T1834">=</text:span><text:span text:style-name="T1835">"hibernate.connection.useUnicode"</text:span><text:span text:style-name="T1836">&gt;</text:span><text:span text:style-name="T1837">true</text:span><text:span text:style-name="T1838">&lt;/</text:span><text:span text:style-name="T1839">prop</text:span><text:span text:style-name="T1840">&gt;</text:span></text:p>
      <text:p text:style-name="P1841"><text:span text:style-name="T1842"><text:s text:c="16"/></text:span><text:span text:style-name="T1843">&lt;</text:span><text:span text:style-name="T1844">prop</text:span><text:span text:style-name="T1845"><text:s/></text:span><text:span text:style-name="T1846">key</text:span><text:span text:style-name="T1847">=</text:span><text:span text:style-name="T1848">"hibernate.connection.characterEncoding"</text:span><text:span text:style-name="T1849">&gt;</text:span><text:span text:style-name="T1850">UTF-8</text:span><text:span text:style-name="T1851">&lt;/</text:span><text:span text:style-name="T1852">prop</text:span><text:span text:style-name="T1853">&gt;</text:span></text:p>
      <text:p text:style-name="P1854"><text:span text:style-name="T1855"><text:s text:c="16"/></text:span><text:span text:style-name="T1856">&lt;</text:span><text:span text:style-name="T1857">prop</text:span><text:span text:style-name="T1858"><text:s/></text:span><text:span text:style-name="T1859">key</text:span><text:span text:style-name="T1860">=</text:span><text:span text:style-name="T1861">"hibernate.connection.charSet"</text:span><text:span text:style-name="T1862">&gt;</text:span><text:span text:style-name="T1863">UTF-8</text:span><text:span text:style-name="T1864">&lt;/</text:span><text:span text:style-name="T1865">prop</text:span><text:span text:style-name="T1866">&gt;</text:span></text:p>
      <text:p text:style-name="P1867"><text:span text:style-name="T1868"><text:tab/></text:span><text:span text:style-name="T1869"><text:tab/></text:span><text:span text:style-name="T1870"><text:tab/></text:span><text:span text:style-name="T1871">&lt;/</text:span><text:span text:style-name="T1872">props</text:span><text:span text:style-name="T1873">&gt;</text:span></text:p>
      <text:p text:style-name="P1874"><text:span text:style-name="T1875"><text:tab/></text:span><text:span text:style-name="T1876"><text:tab/></text:span><text:span text:style-name="T1877">&lt;/</text:span><text:span text:style-name="T1878">property</text:span><text:span text:style-name="T1879">&gt;</text:span></text:p>
      <text:p text:style-name="P1880"><text:span text:style-name="T1881"><text:tab/></text:span><text:span text:style-name="T1882">&lt;/</text:span><text:span text:style-name="T1883">bean</text:span><text:span text:style-name="T1884">&gt;</text:span></text:p>
      <text:p text:style-name="P1885"/>
      <text:p text:style-name="P1886"><text:span text:style-name="T1887"><text:tab/></text:span><text:span text:style-name="T1888">&lt;!-- ADIT transaction manager --&gt;</text:span></text:p>
      <text:p text:style-name="P1889"><text:span text:style-name="T1890"><text:tab/></text:span><text:span text:style-name="T1891">&lt;</text:span><text:span text:style-name="T1892">bean</text:span><text:span text:style-name="T1893"><text:s/></text:span><text:span text:style-name="T1894">class</text:span><text:span text:style-name="T1895">=</text:span><text:span text:style-name="T1896">"org.springframework.jdbc.datasource.DataSourceTransactionManager"</text:span><text:span text:style-name="T1897"><text:s/></text:span><text:span text:style-name="T1898">id</text:span><text:span text:style-name="T1899">=</text:span><text:span text:style-name="T1900">"transactionManager"</text:span><text:span text:style-name="T1901">&gt;&lt;</text:span><text:span text:style-name="T1902">property</text:span><text:span text:style-name="T1903"><text:s/></text:span><text:span text:style-name="T1904">ref</text:span><text:span text:style-name="T1905">=</text:span><text:span text:style-name="T1906">"aditDataSource"</text:span><text:span text:style-name="T1907"><text:s/></text:span><text:span text:style-name="T1908">name</text:span><text:span text:style-name="T1909">=</text:span><text:span text:style-name="T1910">"dataSource"</text:span><text:span text:style-name="T1911">/&gt;&lt;/</text:span><text:span text:style-name="T1912">bean</text:span><text:span text:style-name="T1913">&gt;</text:span></text:p>
      <text:p text:style-name="P1914"/>
      <text:p text:style-name="P1915"><text:span text:style-name="T1916"><text:tab/></text:span><text:span text:style-name="T1917">&lt;!--</text:span></text:p>
      <text:p text:style-name="P1918"><text:span text:style-name="T1919"><text:tab/></text:span><text:span text:style-name="T1920"><text:tab/>Enable the configuration of<text:s/></text:span><text:span text:style-name="T1921">transactional</text:span><text:span text:style-name="T1922"><text:s/></text:span><text:span text:style-name="T1923">behavior</text:span><text:span text:style-name="T1924"><text:s/>based on</text:span></text:p>
      <text:p text:style-name="P1925"><text:span text:style-name="T1926"><text:tab/></text:span><text:span text:style-name="T1927"><text:tab/>annotations</text:span></text:p>
      <text:p text:style-name="P1928"><text:span text:style-name="T1929"><text:tab/>--&gt;</text:span></text:p>
      <text:p text:style-name="P1930"><text:span text:style-name="T1931"><text:tab/></text:span><text:span text:style-name="T1932">&lt;</text:span><text:span text:style-name="T1933">tx:annotation-driven</text:span><text:span text:style-name="T1934"><text:s/></text:span><text:span text:style-name="T1935">transaction-manager</text:span><text:span text:style-name="T1936">=</text:span><text:span text:style-name="T1937">"transactionManager"</text:span><text:span text:style-name="T1938"><text:s/></text:span><text:span text:style-name="T1939">/&gt;</text:span></text:p>
      <text:p text:style-name="P1940"><text:span text:style-name="T1941"><text:tab/></text:span></text:p>
      <text:p text:style-name="P1942"/>
      <text:p text:style-name="P1943"><text:span text:style-name="T1944">&lt;/</text:span><text:span text:style-name="T1945">beans</text:span><text:span text:style-name="T1946">&gt;</text:span></text:p>
      <text:p text:style-name="P1947"/>
      <text:p text:style-name="P1948"><text:span text:style-name="T1949">sessionFactory</text:span><text:span text:style-name="T1950"><text:s/>– ADIT andmebaasi ühenduse konfiguratsioon</text:span></text:p>
      <text:p text:style-name="P1951"/>
      <text:p text:style-name="P1952"><text:span text:style-name="T1953">dvkSessionFactory</text:span><text:span text:style-name="T1954"><text:s/>– DVK andmebaasi ühenduse konfiguratsioon</text:span></text:p>
      <text:p text:style-name="P1955"/>
      <text:p text:style-name="P1956"><text:span text:style-name="T1957">dataSource<text:s/></text:span><text:span text:style-name="T1958">– ADIT andmebaasi ühendus</text:span></text:p>
      <text:p text:style-name="P1959"/>
      <text:p text:style-name="P1960"><text:span text:style-name="T1961">mappingLocations</text:span><text:span text:style-name="T1962"><text:s/>– Andmebaasi objektid, mis kasutavad seda ühendust</text:span></text:p>
      <text:p text:style-name="P1963"/>
      <text:p text:style-name="P1964"><text:span text:style-name="T1965">hibernateProperties</text:span><text:span text:style-name="T1966"><text:s/>– Hibernate ühenduse kirjeldused</text:span></text:p>
      <text:p text:style-name="P1967"/>
      <text:p text:style-name="P1968"><text:span text:style-name="T1969">hibernate.dialect<text:s/></text:span><text:span text:style-name="T1970">–Andmebaasi dialekt mida kasutatakse</text:span></text:p>
      <text:p text:style-name="P1971"/>
      <text:p text:style-name="P1972"><text:span text:style-name="T1973">hibernate.connection.driver_class<text:s/></text:span><text:span text:style-name="T1974">–Andmebaasi driver</text:span></text:p>
      <text:p text:style-name="P1975"/>
      <text:p text:style-name="P1976"><text:span text:style-name="T1977">hibernate.cache.provider_class<text:s/></text:span><text:span text:style-name="T1978">–Hibernate cache<text:s/></text:span></text:p>
      <text:p text:style-name="P1979"/>
      <text:p text:style-name="P1980"><text:span text:style-name="T1981">hibernate.show.sql</text:span><text:span text:style-name="T1982"><text:s/>– Kas hibernate näitab päringuks loodud SQL-i</text:span></text:p>
      <text:p text:style-name="P1983"/>
      <text:p text:style-name="P1984"><text:span text:style-name="T1985">hibernate.connection.characterEncoding</text:span><text:span text:style-name="T1986"><text:s/>– Andmebaasi ühenduse kodeering</text:span></text:p>
      <text:p text:style-name="P1987"/>
      <text:p text:style-name="P1988"><text:span text:style-name="T1989">hibernate.connection.charSet<text:s/></text:span><text:span text:style-name="T1990">-</text:span><text:span text:style-name="T1991"><text:s/></text:span><text:span text:style-name="T1992">Andmebaasi ühenduse kodeering</text:span></text:p>
      <text:h text:style-name="P1993" text:outline-level="3">Fail adit-jobs.xml</text:h>
      <text:p text:style-name="P1994"/>
      <text:p text:style-name="Normal"><text:span text:style-name="T1995">Ajatatud toimingud (DVK-ga suhtlemine ja teavituste saatmine X-Tee teavituskalendrisse) on seadistatud<text:s/></text:span><text:span text:style-name="T1996">adit-jobs.xml</text:span><text:span text:style-name="T1997"><text:s/>failis:</text:span></text:p>
      <text:p text:style-name="P1998"/>
      <text:p text:style-name="P1999"><text:span text:style-name="T2000">&lt;</text:span><text:span text:style-name="T2001">bean</text:span><text:span text:style-name="T2002"><text:s/></text:span><text:span text:style-name="T2003">id</text:span><text:span text:style-name="T2004">=</text:span><text:span text:style-name="T2005">"dvkSendTrigger"</text:span><text:span text:style-name="T2006"><text:s/></text:span><text:span text:style-name="T2007">class</text:span><text:span text:style-name="T2008">=</text:span><text:span text:style-name="T2009">"org.springframework.scheduling.quartz.SimpleTriggerBean"</text:span><text:span text:style-name="T2010">&gt;</text:span></text:p>
      <text:p text:style-name="P2011"><text:span text:style-name="T2012"><text:s text:c="2"/>&lt;</text:span><text:span text:style-name="T2013">property</text:span><text:span text:style-name="T2014"><text:s/></text:span><text:span text:style-name="T2015">name</text:span><text:span text:style-name="T2016">=</text:span><text:span text:style-name="T2017">"jobDetail"</text:span><text:span text:style-name="T2018"><text:s/></text:span><text:span text:style-name="T2019">ref</text:span><text:span text:style-name="T2020">=</text:span><text:span text:style-name="T2021">"sendJobDetails"</text:span><text:span text:style-name="T2022">/&gt;</text:span></text:p>
      <text:p text:style-name="P2023"><text:span text:style-name="T2024"><text:s text:c="2"/>&lt;!-- 10 seconds --&gt;</text:span></text:p>
      <text:soft-page-break/>
      <text:p text:style-name="P2025"><text:span text:style-name="T2026"><text:s text:c="2"/>&lt;</text:span><text:span text:style-name="T2027">property</text:span><text:span text:style-name="T2028"><text:s/></text:span><text:span text:style-name="T2029">name</text:span><text:span text:style-name="T2030">=</text:span><text:span text:style-name="T2031">"startDelay"</text:span><text:span text:style-name="T2032"><text:s/></text:span><text:span text:style-name="T2033">value</text:span><text:span text:style-name="T2034">=</text:span><text:span text:style-name="T2035">"60000"</text:span><text:span text:style-name="T2036">/&gt;</text:span></text:p>
      <text:p text:style-name="P2037"><text:span text:style-name="T2038"><text:s text:c="2"/>&lt;!-- repeat every 20 seconds --&gt;</text:span></text:p>
      <text:p text:style-name="P2039"><text:span text:style-name="T2040"><text:s text:c="2"/>&lt;</text:span><text:span text:style-name="T2041">property</text:span><text:span text:style-name="T2042"><text:s/></text:span><text:span text:style-name="T2043">name</text:span><text:span text:style-name="T2044">=</text:span><text:span text:style-name="T2045">"repeatInterval"</text:span><text:span text:style-name="T2046"><text:s/></text:span><text:span text:style-name="T2047">value</text:span><text:span text:style-name="T2048">=</text:span><text:span text:style-name="T2049">"60000"</text:span><text:span text:style-name="T2050">/&gt;</text:span></text:p>
      <text:p text:style-name="P2051"><text:span text:style-name="T2052">&lt;/</text:span><text:span text:style-name="T2053">bean</text:span><text:span text:style-name="T2054">&gt;</text:span></text:p>
      <text:p text:style-name="P2055"><text:span text:style-name="T2056"><text:tab/></text:span></text:p>
      <text:p text:style-name="P2057"><text:span text:style-name="T2058">&lt;</text:span><text:span text:style-name="T2059">bean</text:span><text:span text:style-name="T2060"><text:s/></text:span><text:span text:style-name="T2061">id</text:span><text:span text:style-name="T2062">=</text:span><text:span text:style-name="T2063">"dvkReceiveTrigger"</text:span><text:span text:style-name="T2064"><text:s/></text:span><text:span text:style-name="T2065">class</text:span><text:span text:style-name="T2066">=</text:span><text:span text:style-name="T2067">"org.springframework.scheduling.quartz.SimpleTriggerBean"</text:span><text:span text:style-name="T2068">&gt;</text:span></text:p>
      <text:p text:style-name="P2069"><text:span text:style-name="T2070"><text:s text:c="2"/>&lt;</text:span><text:span text:style-name="T2071">property</text:span><text:span text:style-name="T2072"><text:s/></text:span><text:span text:style-name="T2073">name</text:span><text:span text:style-name="T2074">=</text:span><text:span text:style-name="T2075">"jobDetail"</text:span><text:span text:style-name="T2076"><text:s/></text:span><text:span text:style-name="T2077">ref</text:span><text:span text:style-name="T2078">=</text:span><text:span text:style-name="T2079">"receiveJobDetails"</text:span><text:span text:style-name="T2080">/&gt;</text:span></text:p>
      <text:p text:style-name="P2081"><text:span text:style-name="T2082"><text:s text:c="2"/>&lt;!-- 10 seconds --&gt;</text:span></text:p>
      <text:p text:style-name="P2083"><text:span text:style-name="T2084"><text:s text:c="2"/>&lt;</text:span><text:span text:style-name="T2085">property</text:span><text:span text:style-name="T2086"><text:s/></text:span><text:span text:style-name="T2087">name</text:span><text:span text:style-name="T2088">=</text:span><text:span text:style-name="T2089">"startDelay"</text:span><text:span text:style-name="T2090"><text:s/></text:span><text:span text:style-name="T2091">value</text:span><text:span text:style-name="T2092">=</text:span><text:span text:style-name="T2093">"120000"</text:span><text:span text:style-name="T2094">/&gt;</text:span></text:p>
      <text:p text:style-name="P2095"><text:span text:style-name="T2096"><text:s text:c="2"/>&lt;!-- repeat every 20 seconds --&gt;</text:span></text:p>
      <text:p text:style-name="P2097"><text:span text:style-name="T2098"><text:s text:c="2"/>&lt;</text:span><text:span text:style-name="T2099">property</text:span><text:span text:style-name="T2100"><text:s/></text:span><text:span text:style-name="T2101">name</text:span><text:span text:style-name="T2102">=</text:span><text:span text:style-name="T2103">"repeatInterval"</text:span><text:span text:style-name="T2104"><text:s/></text:span><text:span text:style-name="T2105">value</text:span><text:span text:style-name="T2106">=</text:span><text:span text:style-name="T2107">"60000"</text:span><text:span text:style-name="T2108">/&gt;</text:span></text:p>
      <text:p text:style-name="P2109"><text:span text:style-name="T2110">&lt;/</text:span><text:span text:style-name="T2111">bean</text:span><text:span text:style-name="T2112">&gt;</text:span></text:p>
      <text:p text:style-name="P2113"><text:span text:style-name="T2114"><text:tab/></text:span></text:p>
      <text:p text:style-name="P2115"><text:span text:style-name="T2116">&lt;</text:span><text:span text:style-name="T2117">bean</text:span><text:span text:style-name="T2118"><text:s/></text:span><text:span text:style-name="T2119">id</text:span><text:span text:style-name="T2120">=</text:span><text:span text:style-name="T2121">"dvkUpdateStatusTrigger"</text:span><text:span text:style-name="T2122"><text:s/></text:span><text:span text:style-name="T2123">class</text:span><text:span text:style-name="T2124">=</text:span><text:span text:style-name="T2125">"org.springframework.scheduling.quartz.SimpleTriggerBean"</text:span><text:span text:style-name="T2126">&gt;</text:span></text:p>
      <text:p text:style-name="P2127"><text:span text:style-name="T2128"><text:s text:c="2"/>&lt;</text:span><text:span text:style-name="T2129">property</text:span><text:span text:style-name="T2130"><text:s/></text:span><text:span text:style-name="T2131">name</text:span><text:span text:style-name="T2132">=</text:span><text:span text:style-name="T2133">"jobDetail"</text:span><text:span text:style-name="T2134"><text:s/></text:span><text:span text:style-name="T2135">ref</text:span><text:span text:style-name="T2136">=</text:span><text:span text:style-name="T2137">"updateStatusJobDetails"</text:span><text:span text:style-name="T2138">/&gt;</text:span></text:p>
      <text:p text:style-name="P2139"><text:span text:style-name="T2140"><text:s text:c="2"/>&lt;!-- 10 seconds --&gt;</text:span></text:p>
      <text:p text:style-name="P2141"><text:span text:style-name="T2142"><text:s text:c="2"/>&lt;</text:span><text:span text:style-name="T2143">property</text:span><text:span text:style-name="T2144"><text:s/></text:span><text:span text:style-name="T2145">name</text:span><text:span text:style-name="T2146">=</text:span><text:span text:style-name="T2147">"startDelay"</text:span><text:span text:style-name="T2148"><text:s/></text:span><text:span text:style-name="T2149">value</text:span><text:span text:style-name="T2150">=</text:span><text:span text:style-name="T2151">"180000"</text:span><text:span text:style-name="T2152">/&gt;</text:span></text:p>
      <text:p text:style-name="P2153"><text:span text:style-name="T2154"><text:s text:c="2"/>&lt;!-- repeat every 20 seconds --&gt;</text:span></text:p>
      <text:p text:style-name="P2155"><text:span text:style-name="T2156"><text:s text:c="2"/>&lt;</text:span><text:span text:style-name="T2157">property</text:span><text:span text:style-name="T2158"><text:s/></text:span><text:span text:style-name="T2159">name</text:span><text:span text:style-name="T2160">=</text:span><text:span text:style-name="T2161">"repeatInterval"</text:span><text:span text:style-name="T2162"><text:s/></text:span><text:span text:style-name="T2163">value</text:span><text:span text:style-name="T2164">=</text:span><text:span text:style-name="T2165">"60000"</text:span><text:span text:style-name="T2166">/&gt;</text:span></text:p>
      <text:p text:style-name="P2167"><text:span text:style-name="T2168">&lt;/</text:span><text:span text:style-name="T2169">bean</text:span><text:span text:style-name="T2170">&gt;</text:span></text:p>
      <text:p text:style-name="P2171"><text:span text:style-name="T2172"><text:tab/></text:span></text:p>
      <text:p text:style-name="P2173"><text:span text:style-name="T2174">&lt;</text:span><text:span text:style-name="T2175">bean</text:span><text:span text:style-name="T2176"><text:s/></text:span><text:span text:style-name="T2177">id</text:span><text:span text:style-name="T2178">=</text:span><text:span text:style-name="T2179">"dvkUpdateStatusToDVKTrigger"</text:span><text:span text:style-name="T2180"><text:s/></text:span><text:span text:style-name="T2181">class</text:span><text:span text:style-name="T2182">=</text:span><text:span text:style-name="T2183">"org.springframework.scheduling.quartz.SimpleTriggerBean"</text:span><text:span text:style-name="T2184">&gt;</text:span></text:p>
      <text:p text:style-name="P2185"><text:span text:style-name="T2186"><text:s text:c="2"/>&lt;</text:span><text:span text:style-name="T2187">property</text:span><text:span text:style-name="T2188"><text:s/></text:span><text:span text:style-name="T2189">name</text:span><text:span text:style-name="T2190">=</text:span><text:span text:style-name="T2191">"jobDetail"</text:span><text:span text:style-name="T2192"><text:s/></text:span><text:span text:style-name="T2193">ref</text:span><text:span text:style-name="T2194">=</text:span><text:span text:style-name="T2195">"UpdateStatusToDVKJobDetails"</text:span><text:span text:style-name="T2196">/&gt;</text:span></text:p>
      <text:p text:style-name="P2197"><text:span text:style-name="T2198"><text:s text:c="2"/>&lt;!-- 10 seconds --&gt;</text:span></text:p>
      <text:p text:style-name="P2199"><text:span text:style-name="T2200"><text:s text:c="2"/>&lt;</text:span><text:span text:style-name="T2201">property</text:span><text:span text:style-name="T2202"><text:s/></text:span><text:span text:style-name="T2203">name</text:span><text:span text:style-name="T2204">=</text:span><text:span text:style-name="T2205">"startDelay"</text:span><text:span text:style-name="T2206"><text:s/></text:span><text:span text:style-name="T2207">value</text:span><text:span text:style-name="T2208">=</text:span><text:span text:style-name="T2209">"240000"</text:span><text:span text:style-name="T2210">/&gt;</text:span></text:p>
      <text:p text:style-name="P2211"><text:span text:style-name="T2212"><text:s text:c="2"/>&lt;!-- repeat every 20 seconds --&gt;</text:span></text:p>
      <text:p text:style-name="P2213"><text:span text:style-name="T2214"><text:s text:c="2"/>&lt;</text:span><text:span text:style-name="T2215">property</text:span><text:span text:style-name="T2216"><text:s/></text:span><text:span text:style-name="T2217">name</text:span><text:span text:style-name="T2218">=</text:span><text:span text:style-name="T2219">"repeatInterval"</text:span><text:span text:style-name="T2220"><text:s/></text:span><text:span text:style-name="T2221">value</text:span><text:span text:style-name="T2222">=</text:span><text:span text:style-name="T2223">"60000"</text:span><text:span text:style-name="T2224">/&gt;</text:span></text:p>
      <text:p text:style-name="P2225"><text:span text:style-name="T2226">&lt;/</text:span><text:span text:style-name="T2227">bean</text:span><text:span text:style-name="T2228">&gt;</text:span></text:p>
      <text:p text:style-name="P2229"><text:tab/></text:p>
      <text:p text:style-name="P2230"><text:span text:style-name="T2231">&lt;</text:span><text:span text:style-name="T2232">bean</text:span><text:span text:style-name="T2233"><text:s/></text:span><text:span text:style-name="T2234">id</text:span><text:span text:style-name="T2235">=</text:span><text:span text:style-name="T2236">"DeleteDocumentsFromDVKJobTrigger"</text:span><text:span text:style-name="T2237"><text:s/></text:span><text:span text:style-name="T2238">class</text:span><text:span text:style-name="T2239">=</text:span><text:span text:style-name="T2240">"org.springframework.scheduling.quartz.SimpleTriggerBean"</text:span><text:span text:style-name="T2241">&gt;</text:span></text:p>
      <text:p text:style-name="P2242"><text:span text:style-name="T2243"><text:s text:c="2"/></text:span><text:span text:style-name="T2244">&lt;</text:span><text:span text:style-name="T2245">property</text:span><text:span text:style-name="T2246"><text:s/></text:span><text:span text:style-name="T2247">name</text:span><text:span text:style-name="T2248">=</text:span><text:span text:style-name="T2249">"jobDetail"</text:span><text:span text:style-name="T2250"><text:s/></text:span><text:span text:style-name="T2251">ref</text:span><text:span text:style-name="T2252">=</text:span><text:span text:style-name="T2253">"DeleteDocumentsFromDVKJobDetails"</text:span><text:span text:style-name="T2254">/&gt;</text:span></text:p>
      <text:p text:style-name="P2255"><text:span text:style-name="T2256"><text:s text:c="2"/></text:span><text:span text:style-name="T2257">&lt;!-- 10 seconds --&gt;</text:span></text:p>
      <text:p text:style-name="P2258"><text:span text:style-name="T2259"><text:s text:c="2"/></text:span><text:span text:style-name="T2260">&lt;</text:span><text:span text:style-name="T2261">property</text:span><text:span text:style-name="T2262"><text:s/></text:span><text:span text:style-name="T2263">name</text:span><text:span text:style-name="T2264">=</text:span><text:span text:style-name="T2265">"startDelay"</text:span><text:span text:style-name="T2266"><text:s/></text:span><text:span text:style-name="T2267">value</text:span><text:span text:style-name="T2268">=</text:span><text:span text:style-name="T2269">"0"</text:span><text:span text:style-name="T2270">/&gt;</text:span></text:p>
      <text:p text:style-name="P2271"><text:span text:style-name="T2272"><text:s text:c="2"/></text:span><text:span text:style-name="T2273">&lt;!-- repeat every 20 seconds --&gt;</text:span></text:p>
      <text:p text:style-name="P2274"><text:span text:style-name="T2275"><text:s text:c="2"/></text:span><text:span text:style-name="T2276">&lt;</text:span><text:span text:style-name="T2277">property</text:span><text:span text:style-name="T2278"><text:s/></text:span><text:span text:style-name="T2279">name</text:span><text:span text:style-name="T2280">=</text:span><text:span text:style-name="T2281">"repeatInterval"</text:span><text:span text:style-name="T2282"><text:s/></text:span><text:span text:style-name="T2283">value</text:span><text:span text:style-name="T2284">=</text:span><text:span text:style-name="T2285">"3600000"</text:span><text:span text:style-name="T2286">/&gt;</text:span></text:p>
      <text:p text:style-name="P2287"><text:span text:style-name="T2288">&lt;/</text:span><text:span text:style-name="T2289">bean</text:span><text:span text:style-name="T2290">&gt;</text:span></text:p>
      <text:p text:style-name="P2291"><text:span text:style-name="T2292"><text:tab/></text:span></text:p>
      <text:p text:style-name="P2293"><text:span text:style-name="T2294">&lt;</text:span><text:span text:style-name="T2295">bean</text:span><text:span text:style-name="T2296"><text:s/></text:span><text:span text:style-name="T2297">id</text:span><text:span text:style-name="T2298">=</text:span><text:span text:style-name="T2299">"UserSyncJobTrigger"</text:span><text:span text:style-name="T2300"><text:s/></text:span><text:span text:style-name="T2301">class</text:span><text:span text:style-name="T2302">=</text:span><text:span text:style-name="T2303">"org.springframework.scheduling.quartz.SimpleTriggerBean"</text:span><text:span text:style-name="T2304">&gt;</text:span></text:p>
      <text:p text:style-name="P2305"><text:span text:style-name="T2306"><text:s text:c="2"/></text:span><text:span text:style-name="T2307">&lt;</text:span><text:span text:style-name="T2308">property</text:span><text:span text:style-name="T2309"><text:s/></text:span><text:span text:style-name="T2310">name</text:span><text:span text:style-name="T2311">=</text:span><text:span text:style-name="T2312">"jobDetail"</text:span><text:span text:style-name="T2313"><text:s/></text:span><text:span text:style-name="T2314">ref</text:span><text:span text:style-name="T2315">=</text:span><text:span text:style-name="T2316">"UserSyncJobDetails"</text:span><text:span text:style-name="T2317">/&gt;</text:span></text:p>
      <text:p text:style-name="P2318"><text:span text:style-name="T2319"><text:s text:c="2"/></text:span><text:span text:style-name="T2320">&lt;!-- 10 seconds --&gt;</text:span></text:p>
      <text:p text:style-name="P2321"><text:span text:style-name="T2322"><text:s text:c="2"/></text:span><text:span text:style-name="T2323">&lt;</text:span><text:span text:style-name="T2324">property</text:span><text:span text:style-name="T2325"><text:s/></text:span><text:span text:style-name="T2326">name</text:span><text:span text:style-name="T2327">=</text:span><text:span text:style-name="T2328">"startDelay"</text:span><text:span text:style-name="T2329"><text:s/></text:span><text:span text:style-name="T2330">value</text:span><text:span text:style-name="T2331">=</text:span><text:span text:style-name="T2332">"0"</text:span><text:span text:style-name="T2333">/&gt;</text:span></text:p>
      <text:p text:style-name="P2334"><text:span text:style-name="T2335"><text:s text:c="2"/></text:span><text:span text:style-name="T2336">&lt;!-- repeat every 20 seconds --&gt;</text:span></text:p>
      <text:p text:style-name="P2337"><text:span text:style-name="T2338"><text:s text:c="2"/></text:span><text:span text:style-name="T2339">&lt;</text:span><text:span text:style-name="T2340">property</text:span><text:span text:style-name="T2341"><text:s/></text:span><text:span text:style-name="T2342">name</text:span><text:span text:style-name="T2343">=</text:span><text:span text:style-name="T2344">"repeatInterval"</text:span><text:span text:style-name="T2345"><text:s/></text:span><text:span text:style-name="T2346">value</text:span><text:span text:style-name="T2347">=</text:span><text:span text:style-name="T2348">"30000"</text:span><text:span text:style-name="T2349">/&gt;</text:span></text:p>
      <text:p text:style-name="P2350"><text:span text:style-name="T2351">&lt;/</text:span><text:span text:style-name="T2352">bean</text:span><text:span text:style-name="T2353">&gt;</text:span></text:p>
      <text:p text:style-name="P2354"/>
      <text:p text:style-name="P2355"><text:span text:style-name="T2356">&lt;</text:span><text:span text:style-name="T2357">bean</text:span><text:span text:style-name="T2358"><text:s/></text:span><text:span text:style-name="T2359">id</text:span><text:span text:style-name="T2360">=</text:span><text:span text:style-name="T2361">"notificationTrigger"</text:span><text:span text:style-name="T2362"><text:s/></text:span><text:span text:style-name="T2363">class</text:span><text:span text:style-name="T2364">=</text:span><text:span text:style-name="T2365">"org.springframework.scheduling.quartz.SimpleTriggerBean"</text:span><text:span text:style-name="T2366">&gt;</text:span></text:p>
      <text:p text:style-name="P2367"><text:span text:style-name="T2368"><text:s text:c="2"/>&lt;</text:span><text:span text:style-name="T2369">property</text:span><text:span text:style-name="T2370"><text:s/></text:span><text:span text:style-name="T2371">name</text:span><text:span text:style-name="T2372">=</text:span><text:span text:style-name="T2373">"jobDetail"</text:span><text:span text:style-name="T2374"><text:s/></text:span><text:span text:style-name="T2375">ref</text:span><text:span text:style-name="T2376">=</text:span><text:span text:style-name="T2377">"sendNotificationsJobDetails"</text:span><text:span text:style-name="T2378">/&gt;</text:span></text:p>
      <text:p text:style-name="P2379"><text:span text:style-name="T2380"><text:s text:c="2"/>&lt;</text:span><text:span text:style-name="T2381">property</text:span><text:span text:style-name="T2382"><text:s/></text:span><text:span text:style-name="T2383">name</text:span><text:span text:style-name="T2384">=</text:span><text:span text:style-name="T2385">"startDelay"</text:span><text:span text:style-name="T2386"><text:s/></text:span><text:span text:style-name="T2387">value</text:span><text:span text:style-name="T2388">=</text:span><text:span text:style-name="T2389">"120000"</text:span><text:span text:style-name="T2390">/&gt;</text:span></text:p>
      <text:p text:style-name="P2391"><text:span text:style-name="T2392"><text:s text:c="2"/>&lt;</text:span><text:span text:style-name="T2393">property</text:span><text:span text:style-name="T2394"><text:s/></text:span><text:span text:style-name="T2395">name</text:span><text:span text:style-name="T2396">=</text:span><text:span text:style-name="T2397">"repeatInterval"</text:span><text:span text:style-name="T2398"><text:s/></text:span><text:span text:style-name="T2399">value</text:span><text:span text:style-name="T2400">=</text:span><text:span text:style-name="T2401">"120000"</text:span><text:span text:style-name="T2402">/&gt;</text:span></text:p>
      <text:p text:style-name="P2403"><text:span text:style-name="T2404">&lt;/</text:span><text:span text:style-name="T2405">bean</text:span><text:span text:style-name="T2406">&gt;</text:span></text:p>
      <text:p text:style-name="P2407"/>
      <text:p text:style-name="P2408"><text:span text:style-name="T2409">&lt;</text:span><text:span text:style-name="T2410">bean</text:span><text:span text:style-name="T2411"><text:s/></text:span><text:span text:style-name="T2412">id</text:span><text:span text:style-name="T2413">=</text:span><text:span text:style-name="T2414">"temporaryFolderCleanerTrigger"</text:span><text:span text:style-name="T2415"><text:s/></text:span><text:span text:style-name="T2416">class</text:span><text:span text:style-name="T2417">=</text:span><text:span text:style-name="T2418">"org.springframework.scheduling.quartz.SimpleTriggerBean"</text:span><text:span text:style-name="T2419">&gt;</text:span></text:p>
      <text:p text:style-name="P2420"><text:span text:style-name="T2421"><text:s text:c="2"/></text:span><text:span text:style-name="T2422">&lt;</text:span><text:span text:style-name="T2423">property</text:span><text:span text:style-name="T2424"><text:s/></text:span><text:span text:style-name="T2425">name</text:span><text:span text:style-name="T2426">=</text:span><text:span text:style-name="T2427">"jobDetail"</text:span><text:span text:style-name="T2428"><text:s/></text:span><text:span text:style-name="T2429">ref</text:span><text:span text:style-name="T2430">=</text:span><text:span text:style-name="T2431">"temporaryFolderCleanerJobDetails"</text:span><text:span text:style-name="T2432">/&gt;</text:span></text:p>
      <text:p text:style-name="P2433"><text:span text:style-name="T2434"><text:s text:c="2"/></text:span><text:span text:style-name="T2435">&lt;!-- First execute 10 seconds after application start --&gt;</text:span></text:p>
      <text:p text:style-name="P2436"><text:span text:style-name="T2437"><text:s text:c="2"/></text:span><text:span text:style-name="T2438">&lt;</text:span><text:span text:style-name="T2439">property</text:span><text:span text:style-name="T2440"><text:s/></text:span><text:span text:style-name="T2441">name</text:span><text:span text:style-name="T2442">=</text:span><text:span text:style-name="T2443">"startDelay"</text:span><text:span text:style-name="T2444"><text:s/></text:span><text:span text:style-name="T2445">value</text:span><text:span text:style-name="T2446">=</text:span><text:span text:style-name="T2447">"10000"</text:span><text:span text:style-name="T2448">/&gt;</text:span></text:p>
      <text:p text:style-name="P2449"><text:span text:style-name="T2450"><text:s text:c="2"/></text:span><text:span text:style-name="T2451">&lt;!-- Repeat every 1 hour --&gt;</text:span></text:p>
      <text:p text:style-name="P2452"><text:span text:style-name="T2453"><text:s text:c="2"/></text:span><text:span text:style-name="T2454">&lt;</text:span><text:span text:style-name="T2455">property</text:span><text:span text:style-name="T2456"><text:s/></text:span><text:span text:style-name="T2457">name</text:span><text:span text:style-name="T2458">=</text:span><text:span text:style-name="T2459">"repeatInterval"</text:span><text:span text:style-name="T2460"><text:s/></text:span><text:span text:style-name="T2461">value</text:span><text:span text:style-name="T2462">=</text:span><text:span text:style-name="T2463">"360000"</text:span><text:span text:style-name="T2464">/&gt;</text:span></text:p>
      <text:p text:style-name="P2465"><text:span text:style-name="T2466">&lt;/</text:span><text:span text:style-name="T2467">bean</text:span><text:span text:style-name="T2468">&gt;</text:span></text:p>
      <text:p text:style-name="P2469"/>
      <text:p text:style-name="Normal"><text:span text:style-name="T2470">dvkSendTrigger</text:span><text:span text:style-name="T2471"><text:s/>– määrab, kui tihti käivitatakse dokumentide DVK-sse saatmise protsess.</text:span></text:p>
      <text:p text:style-name="Normal"><text:span text:style-name="T2472">dvkReceiveTrigger</text:span><text:span text:style-name="T2473"><text:s/>– määrab, kui tihti käivitatakse DVK-st dokumentide vastuvõtmise protsess</text:span></text:p>
      <text:p text:style-name="Normal"><text:span text:style-name="T2474">dvkUpdateStatusTrigger</text:span><text:span text:style-name="T2475"><text:s/>– määrab, kui tihti uuendatakse dokumentide staatuseid DVK-st ADIT-isse (DVK-sse saadetud dokumentide puhul)</text:span></text:p>
      <text:p text:style-name="Normal"><text:span text:style-name="T2476">dvkUpdateStatusToDVKTrigger</text:span><text:span text:style-name="T2477"><text:s/>– määrab, kui tihti uuendatakse dokumentide staatuseid ADIT-ist DVK-sse (ADIT-isse saadetud dokumentide puhul)</text:span></text:p>
      <text:p text:style-name="Normal"><text:span text:style-name="T2478">DeleteDocumentsFromDVKJobTrigger</text:span><text:span text:style-name="T2479"><text:s/>– määrab, kui tihti käiakse DVK-st kustutamas dokumente, millel on vastavad „lõpetatud“ staatused. Kustutatakse ainult dokumendi DVK XML konteiner.</text:span></text:p>
      <text:p text:style-name="Normal"><text:span text:style-name="T2480">UserSyncJobTrigger</text:span><text:span text:style-name="T2481"><text:s/>– määrab, kui tihti sünkroniseeritakse DVK kasutajad ADIT kasutajatega (sünkroniseerimine toimub suunal DVK -&gt; ADIT).</text:span></text:p>
      <text:p text:style-name="Normal"><text:span text:style-name="T2482">notificationTrigger</text:span><text:span text:style-name="T2483"><text:s/>– määrab, kui tihti saadetakse teavitused X-Tee teavituskalendrisse</text:span></text:p>
      <text:p text:style-name="Normal"><text:span text:style-name="T2484">temporaryFolderCleanerTrigger</text:span><text:span text:style-name="T2485"><text:s/>– määrab, kui tihti kustutatakse töökataloogist ajutised failid</text:span></text:p>
      <text:p text:style-name="P2486"/>
      <text:p text:style-name="P2487">Kõikides eeltoodud seadistustes saab määrata järgmised parameetrid:</text:p>
      <text:p text:style-name="P2488"/>
      <text:p text:style-name="Normal"><text:span text:style-name="T2489">startDelay</text:span><text:span text:style-name="T2490"><text:s/>– kui kaua pärast rakenduse käivitamist toimub esimene käivitamine</text:span></text:p>
      <text:p text:style-name="Normal"><text:span text:style-name="T2491">repeatInterval</text:span><text:span text:style-name="T2492"><text:s/>– kui tihti protsessi käivitatakse</text:span></text:p>
      <text:h text:style-name="P2493" text:outline-level="3"><text:bookmark-start text:name="__RefHeading__4268_1533963332"/><text:bookmark-start text:name="_Toc273126553"/><text:bookmark-start text:name="_Toc273126335"/><text:bookmark-start text:name="_Toc273123372"/><text:bookmark-start text:name="_Toc273123288"/><text:bookmark-start text:name="_Toc273108574"/><text:bookmark-start text:name="_Toc272832967"/><text:bookmark-start text:name="_Toc272232647"/><text:bookmark-start text:name="_Toc271538817"/><text:bookmark-start text:name="_Toc271531543"/><text:bookmark-start text:name="_Toc271529442"/><text:bookmark-start text:name="_Toc270430275"/><text:bookmark-start text:name="_Toc270429120"/><text:bookmark-start text:name="_Toc270420557"/><text:bookmark-start text:name="_Toc269996966"/><text:bookmark-start text:name="_Toc269040697"/><text:bookmark-start text:name="_Toc269115273"/><text:bookmark-start text:name="_Toc275771641"/><text:bookmark-start text:name="_Toc275770858"/><text:bookmark-start text:name="_Toc275765998"/><text:bookmark-start text:name="_Toc275764721"/><text:bookmark-start text:name="_Toc275181516"/><text:bookmark-start text:name="_Toc273352072"/><text:bookmark-end text:name="__RefHeading__4268_1533963332"/>F<text:bookmark-end text:name="_Toc273126553"/><text:bookmark-end text:name="_Toc273126335"/><text:bookmark-end text:name="_Toc273123372"/><text:bookmark-end text:name="_Toc273123288"/><text:bookmark-end text:name="_Toc273108574"/><text:bookmark-end text:name="_Toc272832967"/><text:bookmark-end text:name="_Toc272232647"/><text:bookmark-end text:name="_Toc271538817"/><text:bookmark-end text:name="_Toc271531543"/><text:bookmark-end text:name="_Toc271529442"/><text:bookmark-end text:name="_Toc270430275"/><text:bookmark-end text:name="_Toc270429120"/><text:bookmark-end text:name="_Toc270420557"/><text:bookmark-end text:name="_Toc269996966"/><text:bookmark-end text:name="_Toc269040697"/><text:bookmark-end text:name="_Toc269115273"/>ail log4j.xml<text:bookmark-end text:name="_Toc275771641"/><text:bookmark-end text:name="_Toc275770858"/><text:bookmark-end text:name="_Toc275765998"/><text:bookmark-end text:name="_Toc275764721"/><text:bookmark-end text:name="_Toc275181516"/><text:bookmark-end text:name="_Toc273352072"/></text:h>
      <text:p text:style-name="P2494">Logimine on ADIT rakenduses lahendatud Log4J raamistikku kasutades, seega toimub ka log4j.xml faili seadistamine vastavalt. Vaikimisi on seadistatud logimine kahte eraldi faili:</text:p>
      <text:p text:style-name="P2495"/>
      <text:list text:style-name="LFO8" text:continue-numbering="true">
        <text:list-item>
          <text:p text:style-name="P2496">DVK liidese logi</text:p>
        </text:list-item>
      </text:list>
      <text:p text:style-name="P2497"/>
      <text:p text:style-name="P2498"><text:span text:style-name="T2499">&lt;</text:span><text:span text:style-name="T2500">appender</text:span><text:span text:style-name="T2501"><text:s/></text:span><text:span text:style-name="T2502">name</text:span><text:span text:style-name="T2503">=</text:span><text:span text:style-name="T2504">"file"</text:span><text:span text:style-name="T2505"><text:s/></text:span><text:span text:style-name="T2506">class</text:span><text:span text:style-name="T2507">=</text:span><text:span text:style-name="T2508">"org.apache.log4j.DailyRollingFileAppender"</text:span><text:span text:style-name="T2509">&gt;</text:span></text:p>
      <text:p text:style-name="P2510"><text:span text:style-name="T2511"><text:s text:c="2"/></text:span><text:span text:style-name="T2512">&lt;</text:span><text:span text:style-name="T2513">param</text:span><text:span text:style-name="T2514"><text:s/></text:span><text:span text:style-name="T2515">name</text:span><text:span text:style-name="T2516">=</text:span><text:span text:style-name="T2517">"file"</text:span><text:span text:style-name="T2518"><text:s/></text:span><text:span text:style-name="T2519">value</text:span><text:span text:style-name="T2520">=</text:span><text:span text:style-name="T2521">"log/adit/adit_dvk.log</text:span><text:span text:style-name="T2522">"</text:span><text:span text:style-name="T2523"><text:s/></text:span><text:span text:style-name="T2524">/&gt;</text:span></text:p>
      <text:p text:style-name="P2525"><text:span text:style-name="T2526"><text:s text:c="2"/>&lt;</text:span><text:span text:style-name="T2527">param</text:span><text:span text:style-name="T2528"><text:s/></text:span><text:span text:style-name="T2529">name</text:span><text:span text:style-name="T2530">=</text:span><text:span text:style-name="T2531">"datePattern"</text:span><text:span text:style-name="T2532"><text:s/></text:span><text:span text:style-name="T2533">value</text:span><text:span text:style-name="T2534">=</text:span><text:span text:style-name="T2535">"'.'yyyy-MM"</text:span><text:span text:style-name="T2536"><text:s/></text:span><text:span text:style-name="T2537">/&gt;</text:span></text:p>
      <text:p text:style-name="P2538"><text:span text:style-name="T2539"><text:s text:c="2"/>&lt;</text:span><text:span text:style-name="T2540">param</text:span><text:span text:style-name="T2541"><text:s/></text:span><text:span text:style-name="T2542">name</text:span><text:span text:style-name="T2543">=</text:span><text:span text:style-name="T2544">"append"</text:span><text:span text:style-name="T2545"><text:s/></text:span><text:span text:style-name="T2546">value</text:span><text:span text:style-name="T2547">=</text:span><text:span text:style-name="T2548">"true"</text:span><text:span text:style-name="T2549"><text:s/></text:span><text:span text:style-name="T2550">/&gt;</text:span></text:p>
      <text:p text:style-name="P2551"><text:span text:style-name="T2552"><text:s text:c="2"/>&lt;</text:span><text:span text:style-name="T2553">layout</text:span><text:span text:style-name="T2554"><text:s/></text:span><text:span text:style-name="T2555">class</text:span><text:span text:style-name="T2556">=</text:span><text:span text:style-name="T2557">"org.apache.log4j.PatternLayout"</text:span><text:span text:style-name="T2558">&gt;</text:span></text:p>
      <text:p text:style-name="P2559"><text:span text:style-name="T2560"><text:s text:c="4"/>&lt;</text:span><text:span text:style-name="T2561">param</text:span><text:span text:style-name="T2562"><text:s/></text:span><text:span text:style-name="T2563">name</text:span><text:span text:style-name="T2564">=</text:span><text:span text:style-name="T2565">"ConversionPattern"</text:span><text:span text:style-name="T2566"><text:s/></text:span><text:span text:style-name="T2567">value</text:span><text:span text:style-name="T2568">=</text:span><text:span text:style-name="T2569">"%d{ABSOLUTE}%5p %C:%L - %m%n"</text:span><text:span text:style-name="T2570">/&gt;</text:span></text:p>
      <text:p text:style-name="P2571"><text:span text:style-name="T2572"><text:s text:c="2"/>&lt;/</text:span><text:span text:style-name="T2573">layout</text:span><text:span text:style-name="T2574">&gt;</text:span></text:p>
      <text:p text:style-name="P2575"><text:span text:style-name="T2576">&lt;/</text:span><text:span text:style-name="T2577">appender</text:span><text:span text:style-name="T2578">&gt;</text:span></text:p>
      <text:p text:style-name="P2579"/>
      <text:list text:style-name="LFO8" text:continue-numbering="true">
        <text:list-item>
          <text:p text:style-name="P2580">ADIT rakenduse logi</text:p>
        </text:list-item>
      </text:list>
      <text:p text:style-name="P2581"/>
      <text:p text:style-name="P2582"><text:span text:style-name="T2583">&lt;</text:span><text:span text:style-name="T2584">appender</text:span><text:span text:style-name="T2585"><text:s/></text:span><text:span text:style-name="T2586">name</text:span><text:span text:style-name="T2587">=</text:span><text:span text:style-name="T2588">"dvk"</text:span><text:span text:style-name="T2589"><text:s/></text:span><text:span text:style-name="T2590">class</text:span><text:span text:style-name="T2591">=</text:span><text:span text:style-name="T2592">"org.apache.log4j.DailyRollingFileAppender"</text:span><text:span text:style-name="T2593">&gt;</text:span></text:p>
      <text:p text:style-name="P2594"><text:span text:style-name="T2595"><text:s text:c="2"/>&lt;</text:span><text:span text:style-name="T2596">param</text:span><text:span text:style-name="T2597"><text:s/></text:span><text:span text:style-name="T2598">name</text:span><text:span text:style-name="T2599">=</text:span><text:span text:style-name="T2600">"file"</text:span><text:span text:style-name="T2601"><text:s/></text:span><text:span text:style-name="T2602">value</text:span><text:span text:style-name="T2603">=</text:span><text:span text:style-name="T2604">"log/adit/adit.log</text:span><text:span text:style-name="T2605">"</text:span><text:span text:style-name="T2606"><text:s/></text:span><text:span text:style-name="T2607">/&gt;</text:span></text:p>
      <text:p text:style-name="P2608"><text:span text:style-name="T2609"><text:s text:c="2"/>&lt;</text:span><text:span text:style-name="T2610">param</text:span><text:span text:style-name="T2611"><text:s/></text:span><text:span text:style-name="T2612">name</text:span><text:span text:style-name="T2613">=</text:span><text:span text:style-name="T2614">"datePattern"</text:span><text:span text:style-name="T2615"><text:s/></text:span><text:span text:style-name="T2616">value</text:span><text:span text:style-name="T2617">=</text:span><text:span text:style-name="T2618">"'.'yyyy-MM"</text:span><text:span text:style-name="T2619"><text:s/></text:span><text:span text:style-name="T2620">/&gt;</text:span></text:p>
      <text:p text:style-name="P2621"><text:span text:style-name="T2622"><text:s text:c="2"/>&lt;</text:span><text:span text:style-name="T2623">param</text:span><text:span text:style-name="T2624"><text:s/></text:span><text:span text:style-name="T2625">name</text:span><text:span text:style-name="T2626">=</text:span><text:span text:style-name="T2627">"append"</text:span><text:span text:style-name="T2628"><text:s/></text:span><text:span text:style-name="T2629">value</text:span><text:span text:style-name="T2630">=</text:span><text:span text:style-name="T2631">"true"</text:span><text:span text:style-name="T2632"><text:s/></text:span><text:span text:style-name="T2633">/&gt;</text:span></text:p>
      <text:p text:style-name="P2634"><text:span text:style-name="T2635"><text:s text:c="2"/>&lt;</text:span><text:span text:style-name="T2636">layout</text:span><text:span text:style-name="T2637"><text:s/></text:span><text:span text:style-name="T2638">class</text:span><text:span text:style-name="T2639">=</text:span><text:span text:style-name="T2640">"org.apache.log4j.PatternLayout"</text:span><text:span text:style-name="T2641">&gt;</text:span></text:p>
      <text:p text:style-name="P2642"><text:span text:style-name="T2643"><text:s text:c="4"/>&lt;</text:span><text:span text:style-name="T2644">param</text:span><text:span text:style-name="T2645"><text:s/></text:span><text:span text:style-name="T2646">name</text:span><text:span text:style-name="T2647">=</text:span><text:span text:style-name="T2648">"ConversionPattern"</text:span><text:span text:style-name="T2649"><text:s/></text:span><text:span text:style-name="T2650">value</text:span><text:span text:style-name="T2651">=</text:span><text:span text:style-name="T2652">"%d{ABSOLUTE}%5p %C:%L - %m%n"</text:span><text:span text:style-name="T2653">/&gt;</text:span></text:p>
      <text:p text:style-name="P2654"><text:span text:style-name="T2655"><text:s text:c="2"/>&lt;/</text:span><text:span text:style-name="T2656">layout</text:span><text:span text:style-name="T2657">&gt;</text:span></text:p>
      <text:p text:style-name="P2658"><text:span text:style-name="T2659">&lt;/</text:span><text:span text:style-name="T2660">appender</text:span><text:span text:style-name="T2661">&gt;</text:span></text:p>
      <text:p text:style-name="P2662"/>
      <text:p text:style-name="Normal"><text:span text:style-name="T2663">NB! Rakenduse testimise ajaks on mõistlik sisse lülitada logimine tasemel „DEBUG“. Tootmisesse minekul tuleks logida tasemel „INFO“ või „WARN“.</text:span></text:p>
      <text:p text:style-name="P2664"/>
      <text:p text:style-name="P2665">ADIT rakenduse saab seadistada nii rakenduse enda kui ka DVK liidese veateateid logima ka Nagios monitooringusüsteemi. Selleks tuleb lisada log4j.xml faili eraldi Nagiose appender:</text:p>
      <text:p text:style-name="P2666"/>
      <text:p text:style-name="P2667"><text:span text:style-name="T2668">&lt;appender<text:s/></text:span><text:span text:style-name="T2669">name</text:span><text:span text:style-name="T2670">=</text:span><text:span text:style-name="T2671">"nagios"<text:s/></text:span><text:span text:style-name="T2672">class</text:span><text:span text:style-name="T2673">=</text:span><text:span text:style-name="T2674">"org.apache.log4j.nagios.NagiosAppender"</text:span><text:span text:style-name="T2675">&gt;</text:span></text:p>
      <text:soft-page-break/>
      <text:p text:style-name="P2676"><text:span text:style-name="T2677"><text:s text:c="3"/>&lt;param<text:s/></text:span><text:span text:style-name="T2678">name</text:span><text:span text:style-name="T2679">=</text:span><text:span text:style-name="T2680">"Host"</text:span><text:span text:style-name="T2681"><text:s/></text:span><text:span text:style-name="T2682">value</text:span><text:span text:style-name="T2683">=</text:span><text:span text:style-name="T2684">"localhost"</text:span><text:span text:style-name="T2685">/&gt;</text:span></text:p>
      <text:p text:style-name="P2686"><text:span text:style-name="T2687"><text:s text:c="3"/>&lt;param<text:s/></text:span><text:span text:style-name="T2688">name</text:span><text:span text:style-name="T2689">=</text:span><text:span text:style-name="T2690">"Port"</text:span><text:span text:style-name="T2691"><text:s/></text:span><text:span text:style-name="T2692">value</text:span><text:span text:style-name="T2693">=</text:span><text:span text:style-name="T2694">"5667"</text:span><text:span text:style-name="T2695">/&gt;</text:span></text:p>
      <text:p text:style-name="P2696"/>
      <text:p text:style-name="P2697"><text:span text:style-name="T2698"><text:s text:c="3"/>&lt;param<text:s/></text:span><text:span text:style-name="T2699">name</text:span><text:span text:style-name="T2700">=</text:span><text:span text:style-name="T2701">"ConfigFile"</text:span><text:span text:style-name="T2702"><text:s/></text:span><text:span text:style-name="T2703">value</text:span><text:span text:style-name="T2704">=</text:span><text:span text:style-name="T2705">"nsca_send_clear.cfg"</text:span><text:span text:style-name="T2706">/&gt;</text:span></text:p>
      <text:p text:style-name="P2707"/>
      <text:p text:style-name="P2708"><text:span text:style-name="T2709"><text:s text:c="3"/>&lt;param<text:s/></text:span><text:span text:style-name="T2710">name</text:span><text:span text:style-name="T2711">=</text:span><text:span text:style-name="T2712">"ServiceNameDefault"</text:span><text:span text:style-name="T2713"><text:s/></text:span><text:span text:style-name="T2714">value</text:span><text:span text:style-name="T2715">=</text:span><text:span text:style-name="T2716">"ADIT"</text:span><text:span text:style-name="T2717">/&gt;</text:span></text:p>
      <text:p text:style-name="P2718"/>
      <text:p text:style-name="P2719"><text:span text:style-name="T2720"><text:s text:c="3"/>&lt;param<text:s/></text:span><text:span text:style-name="T2721">name</text:span><text:span text:style-name="T2722">=</text:span><text:span text:style-name="T2723">"useMDCServiceName"</text:span><text:span text:style-name="T2724"><text:s/></text:span><text:span text:style-name="T2725">value</text:span><text:span text:style-name="T2726">=</text:span><text:span text:style-name="T2727">"false"</text:span><text:span text:style-name="T2728">/&gt;</text:span></text:p>
      <text:p text:style-name="P2729"><text:span text:style-name="T2730"><text:s text:c="3"/>&lt;param<text:s/></text:span><text:span text:style-name="T2731">name</text:span><text:span text:style-name="T2732">=</text:span><text:span text:style-name="T2733">"MDCServiceNameKey"</text:span><text:span text:style-name="T2734"><text:s/></text:span><text:span text:style-name="T2735">value</text:span><text:span text:style-name="T2736">=</text:span><text:span text:style-name="T2737">"nagios_service_name"</text:span><text:span text:style-name="T2738">/&gt;</text:span></text:p>
      <text:p text:style-name="P2739"/>
      <text:p text:style-name="P2740"><text:span text:style-name="T2741"><text:s text:c="3"/>&lt;param<text:s/></text:span><text:span text:style-name="T2742">name</text:span><text:span text:style-name="T2743">=</text:span><text:span text:style-name="T2744">"useMDCHostName"</text:span><text:span text:style-name="T2745"><text:s/></text:span><text:span text:style-name="T2746">value</text:span><text:span text:style-name="T2747">=</text:span><text:span text:style-name="T2748">"true"</text:span><text:span text:style-name="T2749">/&gt;</text:span></text:p>
      <text:p text:style-name="P2750"><text:span text:style-name="T2751"><text:s text:c="3"/>&lt;param<text:s/></text:span><text:span text:style-name="T2752">name</text:span><text:span text:style-name="T2753">=</text:span><text:span text:style-name="T2754">"MDCHostNameKey"</text:span><text:span text:style-name="T2755"><text:s/></text:span><text:span text:style-name="T2756">value</text:span><text:span text:style-name="T2757">=</text:span><text:span text:style-name="T2758">"virtual_host"</text:span><text:span text:style-name="T2759">/&gt;</text:span></text:p>
      <text:p text:style-name="P2760"><text:span text:style-name="T2761"><text:s text:c="3"/>&lt;param<text:s/></text:span><text:span text:style-name="T2762">name</text:span><text:span text:style-name="T2763">=</text:span><text:span text:style-name="T2764">"InitializeMDCHostNameValue"</text:span><text:span text:style-name="T2765"><text:s/></text:span><text:span text:style-name="T2766">value</text:span><text:span text:style-name="T2767">=</text:span><text:span text:style-name="T2768">"production"</text:span><text:span text:style-name="T2769">/&gt;</text:span></text:p>
      <text:p text:style-name="P2770"><text:s/></text:p>
      <text:p text:style-name="P2771"><text:span text:style-name="T2772"><text:s text:c="3"/>&lt;param<text:s/></text:span><text:span text:style-name="T2773">name</text:span><text:span text:style-name="T2774">=</text:span><text:span text:style-name="T2775">"useShortHostName"</text:span><text:span text:style-name="T2776"><text:s/></text:span><text:span text:style-name="T2777">value</text:span><text:span text:style-name="T2778">=</text:span><text:span text:style-name="T2779">"false"</text:span><text:span text:style-name="T2780">/&gt;</text:span></text:p>
      <text:p text:style-name="P2781"><text:span text:style-name="T2782"><text:s text:c="3"/>&lt;param<text:s/></text:span><text:span text:style-name="T2783">name</text:span><text:span text:style-name="T2784">=</text:span><text:span text:style-name="T2785">"MDCCanonicalHostNameKey"</text:span><text:span text:style-name="T2786"><text:s/></text:span><text:span text:style-name="T2787">value</text:span><text:span text:style-name="T2788">=</text:span><text:span text:style-name="T2789">"nagios_canonical_hostname"</text:span><text:span text:style-name="T2790">/&gt;</text:span></text:p>
      <text:p text:style-name="P2791"/>
      <text:p text:style-name="P2792"><text:span text:style-name="T2793"><text:s text:c="3"/>&lt;param<text:s/></text:span><text:span text:style-name="T2794">name</text:span><text:span text:style-name="T2795">=</text:span><text:span text:style-name="T2796">"Log4j_Level_WARN"</text:span><text:span text:style-name="T2797"><text:s text:c="5"/></text:span><text:span text:style-name="T2798">value</text:span><text:span text:style-name="T2799">=</text:span><text:span text:style-name="T2800">"NAGIOS_WARN"</text:span><text:span text:style-name="T2801">/&gt;</text:span></text:p>
      <text:p text:style-name="P2802"><text:span text:style-name="T2803"><text:s text:c="3"/>&lt;param<text:s/></text:span><text:span text:style-name="T2804">name</text:span><text:span text:style-name="T2805">=</text:span><text:span text:style-name="T2806">"Log4j_Level_ERROR"</text:span><text:span text:style-name="T2807"><text:s text:c="4"/></text:span><text:span text:style-name="T2808">value</text:span><text:span text:style-name="T2809">=</text:span><text:span text:style-name="T2810">"NAGIOS_CRITICAL"</text:span><text:span text:style-name="T2811">/&gt;</text:span></text:p>
      <text:p text:style-name="P2812"><text:span text:style-name="T2813"><text:s text:c="3"/>&lt;param<text:s/></text:span><text:span text:style-name="T2814">name</text:span><text:span text:style-name="T2815">=</text:span><text:span text:style-name="T2816">"Log4j_Level_FATAL"</text:span><text:span text:style-name="T2817"><text:s text:c="4"/></text:span><text:span text:style-name="T2818">value</text:span><text:span text:style-name="T2819">=</text:span><text:span text:style-name="T2820">"NAGIOS_CRITICAL"</text:span><text:span text:style-name="T2821">/&gt;</text:span></text:p>
      <text:p text:style-name="P2822"/>
      <text:p text:style-name="P2823"><text:span text:style-name="T2824"><text:s text:c="3"/>&lt;param<text:s/></text:span><text:span text:style-name="T2825">name</text:span><text:span text:style-name="T2826">=</text:span><text:span text:style-name="T2827">"SendStartupMessageOK"</text:span><text:span text:style-name="T2828"><text:s/></text:span><text:span text:style-name="T2829">value</text:span><text:span text:style-name="T2830">=</text:span><text:span text:style-name="T2831">"Application Errors Cleared"</text:span><text:span text:style-name="T2832">/&gt;</text:span></text:p>
      <text:p text:style-name="P2833"/>
      <text:p text:style-name="P2834"><text:span text:style-name="T2835"><text:s text:c="3"/>&lt;layout<text:s/></text:span><text:span text:style-name="T2836">class</text:span><text:span text:style-name="T2837">=</text:span><text:span text:style-name="T2838">"org.apache.log4j.PatternLayout"</text:span><text:span text:style-name="T2839">&gt;</text:span></text:p>
      <text:p text:style-name="P2840"><text:span text:style-name="T2841"><text:s text:c="6"/>&lt;param<text:s/></text:span><text:span text:style-name="T2842">name</text:span><text:span text:style-name="T2843">="ConversionPattern"</text:span><text:span text:style-name="T2844"><text:s/></text:span><text:span text:style-name="T2845">value</text:span><text:span text:style-name="T2846">="%X{nagios_canonical_hostname}: %m%n"</text:span><text:span text:style-name="T2847">/&gt;</text:span></text:p>
      <text:p text:style-name="P2848"><text:s text:c="3"/>&lt;/layout&gt;</text:p>
      <text:p text:style-name="P2849"><text:span text:style-name="T2850">&lt;/appender&gt;</text:span></text:p>
      <text:p text:style-name="P2851"/>
      <text:p text:style-name="P2852">Parameetris „ConfigFile“ viidatud konfiguratsioonifail „ncsa_send_clear.cfg“ sisaldab Nagios andmevahetuse krüpteeringu seadeid.</text:p>
      <text:p text:style-name="P2853"/>
      <text:h text:style-name="P2854" text:outline-level="3"><text:bookmark-start text:name="__RefHeading__4270_1533963332"/><text:bookmark-start text:name="_Toc273126554"/><text:bookmark-start text:name="_Toc273126336"/><text:bookmark-start text:name="_Toc273123373"/><text:bookmark-start text:name="_Toc273123289"/><text:bookmark-start text:name="_Toc273108575"/><text:bookmark-start text:name="_Toc272832968"/><text:bookmark-start text:name="_Toc272232648"/><text:bookmark-start text:name="_Toc271538818"/><text:bookmark-start text:name="_Toc271531544"/><text:bookmark-start text:name="_Toc271529443"/><text:bookmark-start text:name="_Toc270430276"/><text:bookmark-start text:name="_Toc270429121"/><text:bookmark-start text:name="_Toc270420558"/><text:bookmark-start text:name="_Toc269996967"/><text:bookmark-start text:name="_Toc269040698"/><text:bookmark-start text:name="_Toc269115274"/><text:bookmark-start text:name="_Toc275771642"/><text:bookmark-start text:name="_Toc275770859"/><text:bookmark-start text:name="_Toc275765999"/><text:bookmark-start text:name="_Toc275764722"/><text:bookmark-start text:name="_Toc275181517"/><text:bookmark-start text:name="_Toc273352073"/><text:bookmark-end text:name="__RefHeading__4270_1533963332"/>F<text:bookmark-end text:name="_Toc273126554"/><text:bookmark-end text:name="_Toc273126336"/><text:bookmark-end text:name="_Toc273123373"/><text:bookmark-end text:name="_Toc273123289"/><text:bookmark-end text:name="_Toc273108575"/><text:bookmark-end text:name="_Toc272832968"/><text:bookmark-end text:name="_Toc272232648"/><text:bookmark-end text:name="_Toc271538818"/><text:bookmark-end text:name="_Toc271531544"/><text:bookmark-end text:name="_Toc271529443"/><text:bookmark-end text:name="_Toc270430276"/><text:bookmark-end text:name="_Toc270429121"/><text:bookmark-end text:name="_Toc270420558"/><text:bookmark-end text:name="_Toc269996967"/><text:bookmark-end text:name="_Toc269040698"/><text:bookmark-end text:name="_Toc269115274"/>ail xtee.properties<text:bookmark-end text:name="_Toc275771642"/><text:bookmark-end text:name="_Toc275770859"/><text:bookmark-end text:name="_Toc275765999"/><text:bookmark-end text:name="_Toc275764722"/><text:bookmark-end text:name="_Toc275181517"/><text:bookmark-end text:name="_Toc273352073"/></text:h>
      <text:p text:style-name="P2855">Kuna ADIT kasutab oma töös X-Tee teenuseid (teavituskalender ja riigiportaal), siis on vajalik ka sellekohane seadistus (xtee.properties):</text:p>
      <text:p text:style-name="P2856"/>
      <text:p text:style-name="P2857"><text:span text:style-name="T2858">institution=</text:span><text:span text:style-name="T2859">70006317</text:span></text:p>
      <text:p text:style-name="P2860"><text:span text:style-name="T2861">security.server=</text:span><text:span text:style-name="T2862">http</text:span><text:span text:style-name="T2863">:</text:span><text:span text:style-name="T2864">//turvaserver/cgi-bin/consumer_proxy</text:span></text:p>
      <text:p text:style-name="P2865"><text:span text:style-name="T2866">database=</text:span><text:span text:style-name="T2867">teavituskalender</text:span></text:p>
      <text:p text:style-name="P2868"><text:span text:style-name="T2869">method=</text:span><text:span text:style-name="T2870">lisaSyndmus</text:span></text:p>
      <text:p text:style-name="P2871"><text:span text:style-name="T2872">version=</text:span><text:span text:style-name="T2873">v1</text:span></text:p>
      <text:p text:style-name="P2874"><text:span text:style-name="T2875">idcode=</text:span><text:span text:style-name="T2876">00000000000</text:span></text:p>
      <text:p text:style-name="P2877"/>
      <text:p text:style-name="P2878">Parameetrid:</text:p>
      <text:p text:style-name="P2879"/>
      <text:p text:style-name="Normal"><text:span text:style-name="T2880">Institution</text:span><text:span text:style-name="T2881"><text:s/>– Asutuse registrikood. Määrab, millise asutuse nimel ADIT andmekogu teiste X-Tee andmekogude päringuid käivitab.</text:span></text:p>
      <text:p text:style-name="P2882"/>
      <text:p text:style-name="Normal"><text:span text:style-name="T2883">Security.server</text:span><text:span text:style-name="T2884"><text:s/>– Väljuvate X-Tee päringute teostamiseks kasutatava turvaserveri aadress.</text:span></text:p>
      <text:p text:style-name="P2885"/>
      <text:p text:style-name="Normal"><text:span text:style-name="T2886">Database</text:span><text:span text:style-name="T2887"><text:s/>– Vaikimisi kasutatava andmekogu nimi. Selle parameetri täitmine pole eriti oluline, kuna iga konkreetse päringu teostamisel valib rakendus ise vajaliku andmekogu.</text:span></text:p>
      <text:p text:style-name="P2888"/>
      <text:p text:style-name="Normal"><text:span text:style-name="T2889">Method</text:span><text:span text:style-name="T2890"><text:s/>– Vaikimisi kasutatava päringu nimi.Selle parameetri täitmine pole eriti oluline, kuna iga konkreetse päringu teostamisel määrab rakendus ise vajaliku päringu nime ja versiooni.</text:span></text:p>
      <text:p text:style-name="P2891"/>
      <text:soft-page-break/>
      <text:p text:style-name="Normal"><text:span text:style-name="T2892">Version</text:span><text:span text:style-name="T2893"><text:s/>– Vaikimisi kasutatava päringu versioon.Selle parameetri täitmine pole eriti oluline, kuna iga konkreetse päringu teostamisel määrab rakendus ise vajaliku päringu nime ja versiooni.</text:span></text:p>
      <text:p text:style-name="P2894"/>
      <text:p text:style-name="Normal"><text:span text:style-name="T2895">Idcode</text:span><text:span text:style-name="T2896"><text:s/>– Isikukood. Määrab, millise isiku nimel ADIT andmekogu teiste X-Tee andmekogude päringuid käivitab.</text:span></text:p>
      <text:p text:style-name="P2897"/>
      <text:h text:style-name="P2898" text:outline-level="2"><text:bookmark-start text:name="__RefHeading__4272_1533963332"/><text:bookmark-start text:name="_Toc273126555"/><text:bookmark-start text:name="_Toc273126337"/><text:bookmark-start text:name="_Toc273123374"/><text:bookmark-start text:name="_Toc273123290"/><text:bookmark-start text:name="_Toc273108576"/><text:bookmark-start text:name="_Toc272832969"/><text:bookmark-start text:name="_Toc272232649"/><text:bookmark-start text:name="_Toc271538819"/><text:bookmark-start text:name="_Toc271531545"/><text:bookmark-start text:name="_Toc271529444"/><text:bookmark-start text:name="_Toc270430277"/><text:bookmark-start text:name="_Toc270429122"/><text:bookmark-start text:name="_Toc270420559"/><text:bookmark-start text:name="_Toc269996968"/><text:bookmark-start text:name="_Toc269040699"/><text:bookmark-start text:name="_Toc269115275"/><text:bookmark-start text:name="_Toc275771643"/><text:bookmark-start text:name="_Toc275770860"/><text:bookmark-start text:name="_Toc275766000"/><text:bookmark-start text:name="_Toc275764723"/><text:bookmark-start text:name="_Toc275181518"/><text:bookmark-start text:name="_Toc273352074"/><text:bookmark-end text:name="__RefHeading__4272_1533963332"/>Rakenduse paigaldamine Tomcat 6.x<text:bookmark-end text:name="_Toc273126555"/><text:bookmark-end text:name="_Toc273126337"/><text:bookmark-end text:name="_Toc273123374"/><text:bookmark-end text:name="_Toc273123290"/><text:bookmark-end text:name="_Toc273108576"/><text:bookmark-end text:name="_Toc272832969"/><text:bookmark-end text:name="_Toc272232649"/><text:bookmark-end text:name="_Toc271538819"/><text:bookmark-end text:name="_Toc271531545"/><text:bookmark-end text:name="_Toc271529444"/><text:bookmark-end text:name="_Toc270430277"/><text:bookmark-end text:name="_Toc270429122"/><text:bookmark-end text:name="_Toc270420559"/><text:bookmark-end text:name="_Toc269996968"/><text:bookmark-end text:name="_Toc269040699"/><text:bookmark-end text:name="_Toc269115275"/><text:s text:c="2"/>rakendusserverisse<text:bookmark-end text:name="_Toc275771643"/><text:bookmark-end text:name="_Toc275770860"/><text:bookmark-end text:name="_Toc275766000"/><text:bookmark-end text:name="_Toc275764723"/><text:bookmark-end text:name="_Toc275181518"/><text:bookmark-end text:name="_Toc273352074"/></text:h>
      <text:p text:style-name="P2899">NB! Enne rakenduse paigaldamist veendu, et seadistusfailid on muudetud vastavalt paigaldatavale keskkonnale.</text:p>
      <text:p text:style-name="P2900"/>
      <text:p text:style-name="P2901">Rakenduse paigaldamiseks rakendusserverisse toimi järgnevalt:</text:p>
      <text:p text:style-name="P2902"/>
      <text:list text:style-name="LFO9" text:continue-numbering="true">
        <text:list-item>
          <text:p text:style-name="P2903"><text:span text:style-name="T2904">Loo rakendusserveri konfiguratsioonifaili „context.xml“</text:span><text:span text:style-name="T2905"><text:s/></text:span><text:span text:style-name="T2906">JNDI ressurss, mis viitaks ADIT andmebaasile:</text:span></text:p>
        </text:list-item>
      </text:list>
      <text:p text:style-name="P2907"/>
      <text:p text:style-name="P2908">&lt;Context ..&gt;</text:p>
      <text:p text:style-name="P2909"/>
      <text:p text:style-name="P2910"><text:span text:style-name="T2911">&lt;Resource name="</text:span><text:span text:style-name="T2912">jdbc/adit</text:span><text:span text:style-name="T2913">" auth="Container" type="javax.sql.DataSource" <text:s/>driverClassName="oracle.jdbc.driver.OracleDriver" username="</text:span><text:span text:style-name="T2914">adit</text:span><text:span text:style-name="T2915">"</text:span></text:p>
      <text:p text:style-name="P2916"><text:span text:style-name="T2917">password="</text:span><text:span text:style-name="T2918">adit</text:span><text:span text:style-name="T2919">" maxActive="20" maxIdle="10" removeAbandoned="true" maxWait="-1" logAbandoned="true" url="</text:span><text:span text:style-name="T2920">jdbc:oracle:thin:@localhost:1521:XE</text:span><text:span text:style-name="T2921">" /&gt;</text:span></text:p>
      <text:p text:style-name="P2922">…</text:p>
      <text:p text:style-name="P2923">&lt;/Context&gt;</text:p>
      <text:p text:style-name="P2924"/>
      <text:p text:style-name="P2925">Keskkonnale vastavaks muuda järgmised parameetrid:</text:p>
      <text:p text:style-name="P2926"/>
      <text:p text:style-name="P2927"><text:span text:style-name="T2928">url</text:span><text:span text:style-name="T2929"><text:s/>– andmebaasi ühenduse<text:s/></text:span><text:span text:style-name="T2930">URL</text:span><text:span text:style-name="T2931"><text:s/>(</text:span><text:span text:style-name="T2932">database URL</text:span><text:span text:style-name="T2933">). Formaat:<text:s/></text:span><text:span text:style-name="T2934">jdbc:oracle:thin:@//[HOST]:[PORT]/[SID]</text:span></text:p>
      <text:p text:style-name="P2935"><text:span text:style-name="T2936">username</text:span><text:span text:style-name="T2937"><text:s/>– andmebaasikasutaja kasutajanimi</text:span></text:p>
      <text:p text:style-name="P2938"><text:span text:style-name="T2939">password</text:span><text:span text:style-name="T2940"><text:s/>– andmebaasikasutaja parool</text:span></text:p>
      <text:p text:style-name="P2941"/>
      <text:p text:style-name="P2942"><text:span text:style-name="T2943">NB! Parameeter “</text:span><text:span text:style-name="T2944">name</text:span><text:span text:style-name="T2945">” väärtus peab olema kindlasti sama, mis deklareeritud<text:s/></text:span><text:span text:style-name="T2946">adit-servlet.xml<text:s/></text:span><text:span text:style-name="T2947">failis (bean<text:s/></text:span><text:span text:style-name="T2948">aditDataSource</text:span><text:span text:style-name="T2949">).</text:span></text:p>
      <text:p text:style-name="P2950"/>
      <text:p text:style-name="P2951"/>
      <text:list text:style-name="LFO9" text:continue-numbering="true">
        <text:list-item>
          <text:p text:style-name="P2952">Paki paigalduspakett lahti kataloogi „[TOMCAT_HOME]/webapps/adit“</text:p>
        </text:list-item>
        <text:list-item>
          <text:p text:style-name="P2953">Tee rakendusserverile taaskäivitus</text:p>
        </text:list-item>
      </text:list>
      <text:p text:style-name="P2954"/>
      <text:p text:style-name="P2955"/>
      <text:h text:style-name="P2956" text:outline-level="2"><text:bookmark-start text:name="__RefHeading__4274_1533963332"/><text:bookmark-start text:name="_Toc275771644"/><text:bookmark-start text:name="_Toc275770861"/><text:bookmark-start text:name="_Toc275766001"/><text:bookmark-start text:name="_Toc275764724"/><text:bookmark-start text:name="_Toc275181519"/><text:bookmark-start text:name="_Toc273126556"/><text:bookmark-start text:name="_Toc273126338"/><text:bookmark-start text:name="_Toc273123375"/><text:bookmark-start text:name="_Toc273123291"/><text:bookmark-start text:name="_Toc273108577"/><text:bookmark-start text:name="_Toc272832970"/><text:bookmark-start text:name="_Toc272232650"/><text:bookmark-start text:name="_Toc271538820"/><text:bookmark-start text:name="_Toc271531546"/><text:bookmark-start text:name="_Toc271529445"/><text:bookmark-start text:name="_Toc270430278"/><text:bookmark-start text:name="_Toc270429123"/><text:bookmark-start text:name="_Toc270420560"/><text:bookmark-start text:name="_Toc273352075"/><text:bookmark-end text:name="__RefHeading__4274_1533963332"/>Rakenduse paigaldamine Weblogic 10.x rakendusserverisse<text:bookmark-end text:name="_Toc275771644"/><text:bookmark-end text:name="_Toc275770861"/><text:bookmark-end text:name="_Toc275766001"/><text:bookmark-end text:name="_Toc275764724"/><text:bookmark-end text:name="_Toc275181519"/><text:bookmark-end text:name="_Toc273126556"/><text:bookmark-end text:name="_Toc273126338"/><text:bookmark-end text:name="_Toc273123375"/><text:bookmark-end text:name="_Toc273123291"/><text:bookmark-end text:name="_Toc273108577"/><text:bookmark-end text:name="_Toc272832970"/><text:bookmark-end text:name="_Toc272232650"/><text:bookmark-end text:name="_Toc271538820"/><text:bookmark-end text:name="_Toc271531546"/><text:bookmark-end text:name="_Toc271529445"/><text:bookmark-end text:name="_Toc270430278"/><text:bookmark-end text:name="_Toc270429123"/><text:bookmark-end text:name="_Toc270420560"/><text:bookmark-end text:name="_Toc273352075"/></text:h>
      <text:p text:style-name="P2957">NB! Enne rakenduse paigaldamist veendu, et seadistusfailid on muudetud vastavalt paigaldatavale keskkonnale.</text:p>
      <text:p text:style-name="P2958"/>
      <text:p text:style-name="P2959">Ettevalmistus:</text:p>
      <text:list text:style-name="LFO10" text:continue-numbering="true">
        <text:list-item>
          <text:p text:style-name="P2960">Tekita 2 Weblogicu serverit ühte klastrisse</text:p>
        </text:list-item>
        <text:list-item>
          <text:p text:style-name="P2961">Tekita järgmised JNDI andmebaasiühendused (DataSource):</text:p>
          <text:list text:continue-numbering="true">
            <text:list-item>
              <text:p text:style-name="P2962"><text:span text:style-name="T2963">ADIT_DS (jndi name:<text:s/></text:span><text:span text:style-name="T2964">jdbc/adit</text:span><text:span text:style-name="T2965">) – viide ADIT andmebaasiskeemile (kasutaja ADIT_APP)</text:span></text:p>
            </text:list-item>
            <text:list-item>
              <text:p text:style-name="P2966"><text:span text:style-name="T2967">ADIT_DVK_CLIENT_DS (jndi name:<text:s/></text:span><text:span text:style-name="T2968">jdbc/adit_dvk</text:span><text:span text:style-name="T2969">) – viide ADIT DVK Universaalkliendi andmebaasiskeemile</text:span></text:p>
            </text:list-item>
          </text:list>
        </text:list-item>
      </text:list>
      <text:p text:style-name="P2970"/>
      <text:p text:style-name="P2971">Sammud paigaldamiseks:</text:p>
      <text:p text:style-name="P2972"/>
      <text:list text:style-name="LFO10">
        <text:list-item text:start-value="1">
          <text:p text:style-name="P2973">Paigalda rakenduse pakett-fail (adit.war) rakendusserveri masina kõvakettale sellisesse kohta, kust rakendusserver sellele ligi pääseb.</text:p>
        </text:list-item>
        <text:list-item>
          <text:p text:style-name="P2974"><text:span text:style-name="T2975">Ava rakendusserveri administreerimiskonsool –<text:s/></text:span><text:a xlink:href="http://[HOST]:[PORT]/console" office:target-frame-name="_top" xlink:show="replace"><text:span text:style-name="T2976">http://[HOST]:[PORT]/console</text:span></text:a><text:span text:style-name="T2977"><text:s/>(nt.<text:s/></text:span><text:a xlink:href="http://10.0.13.36:7001/console" office:target-frame-name="_top" xlink:show="replace"><text:span text:style-name="T2978">http://10.0.13.36:7001/console</text:span></text:a><text:span text:style-name="T2979">) <text:s/>ja logi sisse.</text:span></text:p>
        </text:list-item>
        <text:list-item>
          <text:p text:style-name="P2980">Vajuta lingile „Deployments“</text:p>
        </text:list-item>
        <text:list-item>
          <text:p text:style-name="P2981">Avaneb sellesse rakendusserverisse paigaldatud rakenduse loetelu. Uue rakenduse paigaldamiseks vajuta nupule „Take lock and edit“ ning seejärel nupule „Install“.</text:p>
        </text:list-item>
        <text:list-item>
          <text:p text:style-name="P2982">Sirvi kataloogi, kus asub punktis 1 nimetatud fail „adit.war“ ning märgista see.</text:p>
        </text:list-item>
        <text:list-item>
          <text:p text:style-name="P2983">Vajuta kataloogipuu all olevale nupule „Next“.</text:p>
        </text:list-item>
        <text:list-item>
          <text:p text:style-name="P2984">Kuvatakse ekraan, kus valitakse rakenduse paigaldamise „stiil“, vali „Install this deployment as an application“ ja vajuta „Next“.</text:p>
        </text:list-item>
        <text:list-item>
          <text:p text:style-name="P2985">Kuvatakse seadistuse ekraan, millel peaksid olema määratud järgmised parameetrid:</text:p>
          <text:list text:continue-numbering="true">
            <text:list-item>
              <text:p text:style-name="P2986">Name: rakenduse nimi</text:p>
            </text:list-item>
            <text:list-item>
              <text:p text:style-name="P2987">Security: DD only</text:p>
            </text:list-item>
            <text:list-item>
              <text:p text:style-name="P2988">Source accessibility: Copy this application onto every target for me</text:p>
            </text:list-item>
          </text:list>
        </text:list-item>
        <text:list-item>
          <text:p text:style-name="P2989">Vajuta nupule „Finish“.</text:p>
        </text:list-item>
        <text:list-item>
          <text:p text:style-name="P2990">Vajuta nupule „Release configuration / Activate changes“.</text:p>
        </text:list-item>
        <text:list-item>
          <text:p text:style-name="P2991">Tee WebLogicule restart.</text:p>
        </text:list-item>
      </text:list>
      <text:p text:style-name="P2992"/>
      <text:h text:style-name="P2993" text:outline-level="1"><text:bookmark-start text:name="__RefHeading__4276_1533963332"/><text:bookmark-start text:name="_Toc273126557"/><text:bookmark-start text:name="_Toc273126339"/><text:bookmark-start text:name="_Toc273123376"/><text:bookmark-start text:name="_Toc273123292"/><text:bookmark-start text:name="_Toc273108578"/><text:bookmark-start text:name="_Toc272832971"/><text:bookmark-start text:name="_Toc272232651"/><text:bookmark-start text:name="_Toc271538821"/><text:bookmark-start text:name="_Toc271531547"/><text:bookmark-start text:name="_Toc271529446"/><text:bookmark-start text:name="_Toc270430279"/><text:bookmark-start text:name="_Toc270429124"/><text:bookmark-start text:name="_Toc270420561"/><text:bookmark-start text:name="_Toc269996969"/><text:bookmark-start text:name="_Toc269040700"/><text:bookmark-start text:name="_Toc269115276"/><text:bookmark-start text:name="_Toc275771645"/><text:bookmark-start text:name="_Toc275770862"/><text:bookmark-start text:name="_Toc275766002"/><text:bookmark-start text:name="_Toc275764725"/><text:bookmark-start text:name="_Toc275181520"/><text:bookmark-start text:name="_Toc273352076"/><text:bookmark-end text:name="__RefHeading__4276_1533963332"/>DVK<text:s/><text:bookmark-end text:name="_Toc273126557"/><text:bookmark-end text:name="_Toc273126339"/><text:bookmark-end text:name="_Toc273123376"/><text:bookmark-end text:name="_Toc273123292"/><text:bookmark-end text:name="_Toc273108578"/><text:bookmark-end text:name="_Toc272832971"/><text:bookmark-end text:name="_Toc272232651"/><text:bookmark-end text:name="_Toc271538821"/><text:bookmark-end text:name="_Toc271531547"/><text:bookmark-end text:name="_Toc271529446"/><text:bookmark-end text:name="_Toc270430279"/><text:bookmark-end text:name="_Toc270429124"/><text:bookmark-end text:name="_Toc270420561"/><text:bookmark-end text:name="_Toc269996969"/><text:bookmark-end text:name="_Toc269040700"/><text:bookmark-end text:name="_Toc269115276"/>liidese seadistamine<text:bookmark-end text:name="_Toc275771645"/><text:bookmark-end text:name="_Toc275770862"/><text:bookmark-end text:name="_Toc275766002"/><text:bookmark-end text:name="_Toc275764725"/><text:bookmark-end text:name="_Toc275181520"/><text:bookmark-end text:name="_Toc273352076"/></text:h>
      <text:p text:style-name="P2994">Kindlasti tuleb kontrollida, et DVK universaalkliendi andmetabelis DHL_CLASSIFIER olevad DVK staatuste klassifikaatorid vastaksid ADIT-is kasutatavatele, mis asuvad tabelis DOCUMENT_DVK_STATUS. Lisaks on vajalik lülitada välja DVK universaalkliendi andmebaasis olev andmebaasipäästik “TR_DHL_MESSAGE_ID”.</text:p>
      <text:p text:style-name="P2995"/>
      <text:h text:style-name="P2996" text:outline-level="1"><text:bookmark-start text:name="__RefHeading__4278_1533963332"/><text:bookmark-start text:name="_Toc275771646"/><text:bookmark-start text:name="_Toc275770863"/><text:bookmark-start text:name="_Toc275766003"/><text:bookmark-start text:name="_Toc275764726"/><text:bookmark-start text:name="_Toc275181521"/><text:bookmark-start text:name="_Toc273126558"/><text:bookmark-start text:name="_Toc273126340"/><text:bookmark-start text:name="_Toc273123377"/><text:bookmark-start text:name="_Toc273123293"/><text:bookmark-start text:name="_Toc273108579"/><text:bookmark-start text:name="_Toc272832972"/><text:bookmark-start text:name="_Toc272232652"/><text:bookmark-start text:name="_Toc271538822"/><text:bookmark-start text:name="_Toc271531548"/><text:bookmark-start text:name="_Toc271529447"/><text:bookmark-start text:name="_Toc270430280"/><text:bookmark-start text:name="_Toc270429125"/><text:bookmark-start text:name="_Toc270420562"/><text:bookmark-start text:name="_Toc269996970"/><text:bookmark-start text:name="_Toc269115277"/><text:bookmark-start text:name="_Toc273352077"/><text:bookmark-end text:name="__RefHeading__4278_1533963332"/>T<text:bookmark-start text:name="_Toc269040701"/>eavituskalendri ja riigiportaali X-Tee liidese seadistamine<text:bookmark-end text:name="_Toc275771646"/><text:bookmark-end text:name="_Toc275770863"/><text:bookmark-end text:name="_Toc275766003"/><text:bookmark-end text:name="_Toc275764726"/><text:bookmark-end text:name="_Toc275181521"/><text:bookmark-end text:name="_Toc273126558"/><text:bookmark-end text:name="_Toc273126340"/><text:bookmark-end text:name="_Toc273123377"/><text:bookmark-end text:name="_Toc273123293"/><text:bookmark-end text:name="_Toc273108579"/><text:bookmark-end text:name="_Toc272832972"/><text:bookmark-end text:name="_Toc272232652"/><text:bookmark-end text:name="_Toc271538822"/><text:bookmark-end text:name="_Toc271531548"/><text:bookmark-end text:name="_Toc271529447"/><text:bookmark-end text:name="_Toc270430280"/><text:bookmark-end text:name="_Toc270429125"/><text:bookmark-end text:name="_Toc270420562"/><text:bookmark-end text:name="_Toc269996970"/><text:bookmark-end text:name="_Toc269115277"/><text:bookmark-end text:name="_Toc273352077"/><text:bookmark-end text:name="_Toc269040701"/></text:h>
      <text:p text:style-name="P2997"/>
      <text:p text:style-name="P2998">Teavituskalendri ja riigiportaali liideste töölesaamiseks tuleb teha järgmised seadistused:</text:p>
      <text:list text:style-name="LFO12" text:continue-numbering="true">
        <text:list-item>
          <text:p text:style-name="P2999">Määrata teavituskalendris kasutatava ADIT teavituse nimetus (nimetus, mille alusel kasutajad teavituskalendris ADIT teavitusi tellida saavad).</text:p>
        </text:list-item>
        <text:list-item>
          <text:p text:style-name="P3000">Määrata teavituste väljasaatmise intervall.</text:p>
        </text:list-item>
        <text:list-item>
          <text:p text:style-name="P3001">Määrata väljuvate x-tee päringute parameetrid.</text:p>
        </text:list-item>
        <text:list-item>
          <text:p text:style-name="P3002">Tagada, et teavitusportaali ja riigiportaali andmekogude poole pöörduval asutusel (määratud failis xtee.properties) oleks järgmiste x-tee päringute käivitamise õigus:</text:p>
          <text:list text:continue-numbering="true">
            <text:list-item>
              <text:p text:style-name="P3003">teavituskalender.lisaSyndmus</text:p>
            </text:list-item>
            <text:list-item>
              <text:p text:style-name="P3004">riigiportaal.tellimusteStaatus</text:p>
            </text:list-item>
          </text:list>
        </text:list-item>
      </text:list>
      <text:p text:style-name="P3005"/>
      <text:p text:style-name="P3006"/>
      <text:p text:style-name="Normal"><text:span text:style-name="T3007">Teavituse nimetuse teavituskalendris saab määrata failis<text:s/></text:span><text:span text:style-name="T3008">adit-configuration.xml</text:span><text:span text:style-name="T3009">.</text:span></text:p>
      <text:p text:style-name="P3010"/>
      <text:p text:style-name="P3011">Teavituskalendri teavituse nimetuse määramine:</text:p>
      <text:p text:style-name="P3012"><text:span text:style-name="T3013">&lt;!-- Configuration --&gt;</text:span></text:p>
      <text:p text:style-name="P3014"><text:span text:style-name="T3015">&lt;</text:span><text:span text:style-name="T3016">bean</text:span><text:span text:style-name="T3017"><text:s/></text:span><text:span text:style-name="T3018">id</text:span><text:span text:style-name="T3019">=</text:span><text:span text:style-name="T3020">"configuration"</text:span><text:span text:style-name="T3021"><text:s/></text:span><text:span text:style-name="T3022">class</text:span><text:span text:style-name="T3023">=</text:span><text:span text:style-name="T3024">"ee.adit.util.Configuration"</text:span><text:span text:style-name="T3025">&gt;</text:span></text:p>
      <text:p text:style-name="P3026"><text:span text:style-name="T3027"><text:s text:c="2"/>&lt;</text:span><text:span text:style-name="T3028">property</text:span><text:span text:style-name="T3029"><text:s/></text:span><text:span text:style-name="T3030">name</text:span><text:span text:style-name="T3031">=</text:span><text:span text:style-name="T3032">"getJoinedMaxResults"</text:span><text:span text:style-name="T3033"><text:s/></text:span><text:span text:style-name="T3034">value</text:span><text:span text:style-name="T3035">=</text:span><text:span text:style-name="T3036">"10"</text:span><text:span text:style-name="T3037">/&gt;</text:span></text:p>
      <text:p text:style-name="P3038"><text:span text:style-name="T3039"><text:s text:c="2"/>&lt;</text:span><text:span text:style-name="T3040">property</text:span><text:span text:style-name="T3041"><text:s/></text:span><text:span text:style-name="T3042">name</text:span><text:span text:style-name="T3043">=</text:span><text:span text:style-name="T3044">"tempDir"</text:span><text:span text:style-name="T3045"><text:s/></text:span><text:span text:style-name="T3046">value</text:span><text:span text:style-name="T3047">=</text:span><text:span text:style-name="T3048">"</text:span><text:a xlink:href="file:///E:/temp" office:target-frame-name="_top" xlink:show="replace"><text:span text:style-name="T3049">/tmp</text:span></text:a><text:span text:style-name="T3050">"</text:span><text:span text:style-name="T3051">/&gt;</text:span></text:p>
      <text:p text:style-name="P3052"><text:span text:style-name="T3053"><text:s text:c="2"/>&lt;</text:span><text:span text:style-name="T3054">property</text:span><text:span text:style-name="T3055"><text:s/></text:span><text:span text:style-name="T3056">name</text:span><text:span text:style-name="T3057">=</text:span><text:span text:style-name="T3058">"deleteTemporaryFiles"</text:span><text:span text:style-name="T3059"><text:s/></text:span><text:span text:style-name="T3060">value</text:span><text:span text:style-name="T3061">=</text:span><text:span text:style-name="T3062">"true"</text:span><text:span text:style-name="T3063">/&gt;</text:span></text:p>
      <text:p text:style-name="P3064"><text:span text:style-name="T3065"><text:s text:c="2"/>&lt;</text:span><text:span text:style-name="T3066">property</text:span><text:span text:style-name="T3067"><text:s/></text:span><text:span text:style-name="T3068">name</text:span><text:span text:style-name="T3069">=</text:span><text:span text:style-name="T3070">"schedulerEventTypeName"</text:span><text:span text:style-name="T3071"><text:s/></text:span><text:span text:style-name="T3072">value</text:span><text:span text:style-name="T3073">=</text:span><text:span text:style-name="T3074">"Minu dokumentide teavitus"</text:span><text:span text:style-name="T3075">/&gt;</text:span></text:p>
      <text:p text:style-name="P3076"><text:span text:style-name="T3077"><text:s text:c="2"/>&lt;</text:span><text:span text:style-name="T3078">property</text:span><text:span text:style-name="T3079"><text:s/></text:span><text:span text:style-name="T3080">name</text:span><text:span text:style-name="T3081">=</text:span><text:span text:style-name="T3082">"dvkResponseMessageStylesheet"</text:span><text:span text:style-name="T3083"><text:s text:c="5"/></text:span><text:span text:style-name="T3084">value</text:span><text:span text:style-name="T3085">=</text:span><text:span text:style-name="T3086">"</text:span><text:span text:style-name="T3087">DVKresponseMessage.xsl</text:span><text:span text:style-name="T3088">"</text:span><text:span text:style-name="T3089">/&gt;</text:span></text:p>
      <text:p text:style-name="P3090"><text:span text:style-name="T3091"><text:s text:c="2"/>&lt;</text:span><text:span text:style-name="T3092">!-- Üldine kettamahu piirang ühe kasutaja kohta baitides --&gt;</text:span></text:p>
      <text:p text:style-name="P3093"><text:span text:style-name="T3094"><text:s text:c="2"/>&lt;</text:span><text:span text:style-name="T3095">property</text:span><text:span text:style-name="T3096"><text:s/></text:span><text:span text:style-name="T3097">name</text:span><text:span text:style-name="T3098">=</text:span><text:span text:style-name="T3099">"globalDiskQuota"</text:span><text:span text:style-name="T3100"><text:s/></text:span><text:span text:style-name="T3101">value</text:span><text:span text:style-name="T3102">=</text:span><text:span text:style-name="T3103">"10240000"</text:span><text:span text:style-name="T3104">/&gt;</text:span></text:p>
      <text:p text:style-name="P3105"><text:span text:style-name="T3106">&lt;/</text:span><text:span text:style-name="T3107">bean</text:span><text:span text:style-name="T3108">&gt;</text:span></text:p>
      <text:p text:style-name="P3109"/>
      <text:p text:style-name="P3110">Teavituskalendri teenuse nimetuse saad teada teavituskalendrist – tegemist on sama nimetusega, mida kuvatakse teavituste tellimise nimekirjas.</text:p>
      <text:p text:style-name="P3111"/>
      <text:p text:style-name="P3112"/>
      <text:p text:style-name="P3113"><text:span text:style-name="T3114">Teavituste väljasaatmise intervalli määramine (failis<text:s/></text:span><text:span text:style-name="T3115">adit-jobs.xml</text:span><text:span text:style-name="T3116">):</text:span></text:p>
      <text:p text:style-name="P3117"><text:span text:style-name="T3118">&lt;</text:span><text:span text:style-name="T3119">bean</text:span><text:span text:style-name="T3120"><text:s/></text:span><text:span text:style-name="T3121">id</text:span><text:span text:style-name="T3122">=</text:span><text:span text:style-name="T3123">"notificationTrigger"</text:span><text:span text:style-name="T3124"><text:s/></text:span><text:span text:style-name="T3125">class</text:span><text:span text:style-name="T3126">=</text:span><text:span text:style-name="T3127">"org.springframework.scheduling.quartz.SimpleTriggerBean"</text:span><text:span text:style-name="T3128">&gt;</text:span></text:p>
      <text:p text:style-name="P3129"><text:span text:style-name="T3130"><text:s text:c="2"/>&lt;</text:span><text:span text:style-name="T3131">property</text:span><text:span text:style-name="T3132"><text:s/></text:span><text:span text:style-name="T3133">name</text:span><text:span text:style-name="T3134">=</text:span><text:span text:style-name="T3135">"jobDetail"</text:span><text:span text:style-name="T3136"><text:s/></text:span><text:span text:style-name="T3137">ref</text:span><text:span text:style-name="T3138">=</text:span><text:span text:style-name="T3139">"sendNotificationsJobDetails"</text:span><text:span text:style-name="T3140">/&gt;</text:span></text:p>
      <text:p text:style-name="P3141"><text:span text:style-name="T3142"><text:s text:c="2"/>&lt;!-- First send 10 minutes after server start --&gt;</text:span></text:p>
      <text:p text:style-name="P3143"><text:span text:style-name="T3144"><text:s text:c="2"/></text:span><text:span text:style-name="T3145">&lt;</text:span><text:span text:style-name="T3146">property</text:span><text:span text:style-name="T3147"><text:s/></text:span><text:span text:style-name="T3148">name</text:span><text:span text:style-name="T3149">=</text:span><text:span text:style-name="T3150">"startDelay"</text:span><text:span text:style-name="T3151"><text:s/></text:span><text:span text:style-name="T3152">value</text:span><text:span text:style-name="T3153">=</text:span><text:span text:style-name="T3154">"600000"</text:span><text:span text:style-name="T3155">/&gt;</text:span></text:p>
      <text:p text:style-name="P3156"><text:span text:style-name="T3157"><text:s text:c="2"/>&lt;!-- Repeat sending every 10 minutes --&gt;</text:span></text:p>
      <text:p text:style-name="P3158"><text:span text:style-name="T3159"><text:s text:c="2"/></text:span><text:span text:style-name="T3160">&lt;</text:span><text:span text:style-name="T3161">property</text:span><text:span text:style-name="T3162"><text:s/></text:span><text:span text:style-name="T3163">name</text:span><text:span text:style-name="T3164">=</text:span><text:span text:style-name="T3165">"repeatInterval"</text:span><text:span text:style-name="T3166"><text:s/></text:span><text:span text:style-name="T3167">value</text:span><text:span text:style-name="T3168">=</text:span><text:span text:style-name="T3169">"600000"</text:span><text:span text:style-name="T3170">/&gt;</text:span></text:p>
      <text:p text:style-name="P3171"><text:span text:style-name="T3172">&lt;/</text:span><text:span text:style-name="T3173">bean</text:span><text:span text:style-name="T3174">&gt;</text:span></text:p>
      <text:p text:style-name="P3175"/>
      <text:p text:style-name="P3176">Üldjuhul saadab ADIT andmekogu oma teavitudi välja reaalajas (s.t. vahetult pärast teavitatava sündmuse toimumist). Perioodiliselt saadetakse välja teavitusi, mille reaalajas saatmine mingil põhjusel ebaõnnestus.</text:p>
      <text:p text:style-name="Normal"><text:span text:style-name="T3177">Seadete<text:s/></text:span><text:span text:style-name="T3178">startDelay</text:span><text:span text:style-name="T3179"><text:s/>ja<text:s/></text:span><text:span text:style-name="T3180">repeatInterval</text:span><text:span text:style-name="T3181"><text:s/>väärtused on arvestatud millisekundites.</text:span></text:p>
      <text:p text:style-name="P3182"/>
      <text:p text:style-name="P3183"/>
      <text:p text:style-name="P3184"><text:span text:style-name="T3185">Väljuvate X-Tee päringute seadistamine failis<text:s/></text:span><text:span text:style-name="T3186">xtee.properties</text:span></text:p>
      <text:soft-page-break/>
      <text:p text:style-name="P3187"><text:span text:style-name="T3188">institution=</text:span><text:span text:style-name="T3189">70006317</text:span></text:p>
      <text:p text:style-name="P3190"><text:span text:style-name="T3191">security.server=</text:span><text:span text:style-name="T3192">http</text:span><text:span text:style-name="T3193">:</text:span><text:span text:style-name="T3194">//turvaserver/cgi-bin/consumer_proxy</text:span></text:p>
      <text:p text:style-name="P3195"><text:span text:style-name="T3196">database=</text:span><text:span text:style-name="T3197">teavituskalender</text:span></text:p>
      <text:p text:style-name="P3198"><text:span text:style-name="T3199">method=</text:span><text:span text:style-name="T3200">lisaSyndmus</text:span></text:p>
      <text:p text:style-name="P3201"><text:span text:style-name="T3202">version=</text:span><text:span text:style-name="T3203">v1</text:span></text:p>
      <text:p text:style-name="P3204"><text:span text:style-name="T3205">idcode=</text:span><text:span text:style-name="T3206">00000000000</text:span></text:p>
      <text:p text:style-name="P3207"/>
      <text:p text:style-name="Normal"><text:span text:style-name="T3208">Failis xtee.properties võib ignoreerida seadete<text:s/></text:span><text:span text:style-name="T3209">database</text:span><text:span text:style-name="T3210">,<text:s/></text:span><text:span text:style-name="T3211">method</text:span><text:span text:style-name="T3212"><text:s/>ja<text:s/></text:span><text:span text:style-name="T3213">version</text:span><text:span text:style-name="T3214"><text:s/>väärtusi, kuna need määrab ADIT iga teostatava päringu puhul automaatselt.</text:span></text:p>
      <text:p text:style-name="P3215"/>
      <text:h text:style-name="P3216" text:outline-level="1"><text:bookmark-start text:name="_Toc275771647"/><text:bookmark-start text:name="_Toc275770864"/><text:bookmark-start text:name="_Toc275766004"/><text:bookmark-start text:name="_Toc275764727"/><text:bookmark-start text:name="_Toc275181522"/>Monitooringu rakendus ja rakenduse kontroll<text:bookmark-end text:name="_Toc275771647"/><text:bookmark-end text:name="_Toc275770864"/><text:bookmark-end text:name="_Toc275766004"/><text:bookmark-end text:name="_Toc275764727"/><text:bookmark-end text:name="_Toc275181522"/></text:h>
      <text:p text:style-name="Normal"><text:span text:style-name="T3217">Rakenduse esmaseks kontrolliks mine veebilehitsejaga aadressile<text:s/></text:span><text:a xlink:href="http://[SERVER]:[PORT]/adit" office:target-frame-name="_top" xlink:show="replace"><text:span text:style-name="T3218">http://[SERVER]:[PORT]/adit</text:span></text:a><text:span text:style-name="T3219"><text:s/>. Siin asuvad viidad järgmistele rakenduse komponentidele:</text:span></text:p>
      <text:p text:style-name="P3220"/>
      <text:list text:style-name="LFO13" text:continue-numbering="true">
        <text:list-item>
          <text:p text:style-name="P3221"><text:span text:style-name="T3222">Rakenduse veebiteenuse aadress (</text:span><text:a xlink:href="http://[SERVER]:[PORT]/adit/service" office:target-frame-name="_top" xlink:show="replace"><text:span text:style-name="T3223">http://[SERVER]:[PORT]/adit/service</text:span></text:a><text:span text:style-name="T3224">)</text:span></text:p>
        </text:list-item>
        <text:list-item>
          <text:p text:style-name="P3225"><text:span text:style-name="T3226">Rakenduse veebiteenuse WSDL (</text:span><text:a xlink:href="http://[SERVER]:[PORT]/adit/service/adit.wsdl" office:target-frame-name="_top" xlink:show="replace"><text:span text:style-name="T3227">http://[SERVER]:[PORT]/adit/service/adit.wsdl</text:span></text:a><text:span text:style-name="T3228">)</text:span></text:p>
        </text:list-item>
        <text:list-item>
          <text:p text:style-name="P3229"><text:span text:style-name="T3230">Rakenduse monitooringuleht (</text:span><text:a xlink:href="http://[SERVER]:[PORT]/adit/monitor" office:target-frame-name="_top" xlink:show="replace"><text:span text:style-name="T3231">http://[SERVER]:[PORT]/adit/monitor</text:span></text:a><text:span text:style-name="T3232">)</text:span></text:p>
        </text:list-item>
      </text:list>
      <text:p text:style-name="P3233"/>
      <text:h text:style-name="P3234" text:outline-level="2"><text:bookmark-start text:name="_Toc275771648"/><text:bookmark-start text:name="_Toc275770865"/>Seadistamine<text:bookmark-end text:name="_Toc275771648"/><text:bookmark-end text:name="_Toc275770865"/></text:h>
      <text:p text:style-name="P3235"/>
      <text:p text:style-name="Normal"><text:span text:style-name="T3236">Monitooringurakenduse seadistamiseks on failis<text:s/></text:span><text:span text:style-name="T3237">adit-configuration.xml<text:s/></text:span><text:span text:style-name="T3238">järgmine sektsioon:</text:span></text:p>
      <text:p text:style-name="P3239"/>
      <text:p text:style-name="P3240"><text:span text:style-name="T3241">&lt;</text:span><text:span text:style-name="T3242">bean</text:span><text:span text:style-name="T3243"><text:s/></text:span><text:span text:style-name="T3244">id</text:span><text:span text:style-name="T3245">=</text:span><text:span text:style-name="T3246">"monitorConfiguration"</text:span><text:span text:style-name="T3247"><text:s/></text:span><text:span text:style-name="T3248">class</text:span><text:span text:style-name="T3249">=</text:span><text:span text:style-name="T3250">"ee.adit.util.MonitorConfiguration"</text:span><text:span text:style-name="T3251">&gt;</text:span></text:p>
      <text:p text:style-name="P3252"><text:span text:style-name="T3253"><text:s text:c="2"/>&lt;</text:span><text:span text:style-name="T3254">property</text:span><text:span text:style-name="T3255"><text:s/></text:span><text:span text:style-name="T3256">name</text:span><text:span text:style-name="T3257">=</text:span><text:span text:style-name="T3258">"aditServiceUrl“ <text:s/></text:span><text:span text:style-name="T3259">value</text:span><text:span text:style-name="T3260">=</text:span><text:span text:style-name="T3261">"http://10.0.13.36:7020/adit/service"</text:span><text:span text:style-name="T3262"><text:s/></text:span><text:span text:style-name="T3263">/&gt;</text:span></text:p>
      <text:p text:style-name="P3264"><text:span text:style-name="T3265"><text:s text:c="2"/>&lt;</text:span><text:span text:style-name="T3266">property</text:span><text:span text:style-name="T3267"><text:s/></text:span><text:span text:style-name="T3268">name</text:span><text:span text:style-name="T3269">=</text:span><text:span text:style-name="T3270">"remoteApplicationShortName"</text:span><text:span text:style-name="T3271"><text:s/></text:span><text:span text:style-name="T3272">value</text:span><text:span text:style-name="T3273">=</text:span><text:span text:style-name="T3274">"MONITOR_TEST_APP"</text:span><text:span text:style-name="T3275"><text:s/></text:span><text:span text:style-name="T3276">/&gt;</text:span></text:p>
      <text:p text:style-name="P3277"><text:span text:style-name="T3278"><text:s text:c="2"/>&lt;</text:span><text:span text:style-name="T3279">property</text:span><text:span text:style-name="T3280"><text:s/></text:span><text:span text:style-name="T3281">name</text:span><text:span text:style-name="T3282">=</text:span><text:span text:style-name="T3283">"userCode"</text:span><text:span text:style-name="T3284"><text:s/></text:span><text:span text:style-name="T3285">value</text:span><text:span text:style-name="T3286">=</text:span><text:span text:style-name="T3287">"EE00000000000"</text:span><text:span text:style-name="T3288"><text:s/></text:span><text:span text:style-name="T3289">/&gt;</text:span></text:p>
      <text:p text:style-name="P3290"><text:span text:style-name="T3291"><text:s text:c="2"/>&lt;</text:span><text:span text:style-name="T3292">property</text:span><text:span text:style-name="T3293"><text:s/></text:span><text:span text:style-name="T3294">name</text:span><text:span text:style-name="T3295">=</text:span><text:span text:style-name="T3296">"institutionCode"</text:span><text:span text:style-name="T3297"><text:s/></text:span><text:span text:style-name="T3298">value</text:span><text:span text:style-name="T3299">=</text:span><text:span text:style-name="T3300">"123456789"</text:span><text:span text:style-name="T3301"><text:s/></text:span><text:span text:style-name="T3302">/&gt;</text:span></text:p>
      <text:p text:style-name="P3303"><text:span text:style-name="T3304"><text:s text:c="2"/>&lt;</text:span><text:span text:style-name="T3305">property</text:span><text:span text:style-name="T3306"><text:s/></text:span><text:span text:style-name="T3307">name</text:span><text:span text:style-name="T3308">=</text:span><text:span text:style-name="T3309">"testDocumentId"</text:span><text:span text:style-name="T3310"><text:s/></text:span><text:span text:style-name="T3311">value</text:span><text:span text:style-name="T3312">=</text:span><text:span text:style-name="T3313">"999999999999"</text:span><text:span text:style-name="T3314"><text:s/></text:span><text:span text:style-name="T3315">/&gt;</text:span></text:p>
      <text:p text:style-name="P3316"><text:span text:style-name="T3317"><text:s text:c="2"/>&lt;</text:span><text:span text:style-name="T3318">property</text:span><text:span text:style-name="T3319"><text:s/></text:span><text:span text:style-name="T3320">name</text:span><text:span text:style-name="T3321">=</text:span><text:span text:style-name="T3322">"dvkTestDocumentID"</text:span><text:span text:style-name="T3323"><text:s/></text:span><text:span text:style-name="T3324">value</text:span><text:span text:style-name="T3325">=</text:span><text:span text:style-name="T3326">"9999999999"</text:span><text:span text:style-name="T3327"><text:s/></text:span><text:span text:style-name="T3328">/&gt;</text:span></text:p>
      <text:p text:style-name="P3329"><text:span text:style-name="T3330"><text:s text:c="2"/>&lt;</text:span><text:span text:style-name="T3331">property</text:span><text:span text:style-name="T3332"><text:s/></text:span><text:span text:style-name="T3333">name</text:span><text:span text:style-name="T3334">=</text:span><text:span text:style-name="T3335">"testDocumentFileId"</text:span><text:span text:style-name="T3336"><text:s/></text:span><text:span text:style-name="T3337">value</text:span><text:span text:style-name="T3338">=</text:span><text:span text:style-name="T3339">"999999999999"</text:span><text:span text:style-name="T3340"><text:s/></text:span><text:span text:style-name="T3341">/&gt;</text:span></text:p>
      <text:p text:style-name="P3342"><text:span text:style-name="T3343"><text:s text:c="2"/>&lt;</text:span><text:span text:style-name="T3344">property</text:span><text:span text:style-name="T3345"><text:s/></text:span><text:span text:style-name="T3346">name</text:span><text:span text:style-name="T3347">=</text:span><text:span text:style-name="T3348">"testUserCode"</text:span><text:span text:style-name="T3349"><text:s/></text:span><text:span text:style-name="T3350">value</text:span><text:span text:style-name="T3351">=</text:span><text:span text:style-name="T3352">"EE00000000000"</text:span><text:span text:style-name="T3353"><text:s/></text:span><text:span text:style-name="T3354">/&gt;</text:span></text:p>
      <text:p text:style-name="P3355"><text:span text:style-name="T3356"><text:s text:c="2"/>&lt;</text:span><text:span text:style-name="T3357">property</text:span><text:span text:style-name="T3358"><text:s/></text:span><text:span text:style-name="T3359">name</text:span><text:span text:style-name="T3360">=</text:span><text:span text:style-name="T3361">"documentSaveInterval"</text:span><text:span text:style-name="T3362"><text:s/></text:span><text:span text:style-name="T3363">value</text:span><text:span text:style-name="T3364">=</text:span><text:span text:style-name="T3365">"60000"</text:span><text:span text:style-name="T3366"><text:s/></text:span><text:span text:style-name="T3367">/&gt;</text:span></text:p>
      <text:p text:style-name="P3368"><text:span text:style-name="T3369"><text:s text:c="2"/>&lt;</text:span><text:span text:style-name="T3370">property</text:span><text:span text:style-name="T3371"><text:s/></text:span><text:span text:style-name="T3372">name</text:span><text:span text:style-name="T3373">=</text:span><text:span text:style-name="T3374">"documentSendToDvkInterval"</text:span><text:span text:style-name="T3375"><text:s/></text:span><text:span text:style-name="T3376">value</text:span><text:span text:style-name="T3377">=</text:span><text:span text:style-name="T3378">"60000"</text:span><text:span text:style-name="T3379"><text:s/></text:span><text:span text:style-name="T3380">/&gt;</text:span></text:p>
      <text:p text:style-name="P3381"><text:span text:style-name="T3382"><text:s text:c="2"/>&lt;</text:span><text:span text:style-name="T3383">property</text:span><text:span text:style-name="T3384"><text:s/></text:span><text:span text:style-name="T3385">name</text:span><text:span text:style-name="T3386">=</text:span><text:span text:style-name="T3387">"documentSendToAditInterval"</text:span><text:span text:style-name="T3388"><text:s/></text:span><text:span text:style-name="T3389">value</text:span><text:span text:style-name="T3390">=</text:span><text:span text:style-name="T3391">"60000"</text:span><text:span text:style-name="T3392"><text:s/></text:span><text:span text:style-name="T3393">/&gt;</text:span></text:p>
      <text:p text:style-name="P3394"><text:span text:style-name="T3395"><text:s text:c="2"/>&lt;</text:span><text:span text:style-name="T3396">property</text:span><text:span text:style-name="T3397"><text:s/></text:span><text:span text:style-name="T3398">name</text:span><text:span text:style-name="T3399">=</text:span><text:span text:style-name="T3400">"notificationSendInterval"</text:span><text:span text:style-name="T3401"><text:s/></text:span><text:span text:style-name="T3402">value</text:span><text:span text:style-name="T3403">=</text:span><text:span text:style-name="T3404">"60000"</text:span><text:span text:style-name="T3405"><text:s/></text:span><text:span text:style-name="T3406">/&gt;</text:span></text:p>
      <text:p text:style-name="P3407"><text:span text:style-name="T3408"><text:s text:c="2"/>&lt;</text:span><text:span text:style-name="T3409">property</text:span><text:span text:style-name="T3410"><text:s/></text:span><text:span text:style-name="T3411">name</text:span><text:span text:style-name="T3412">=</text:span><text:span text:style-name="T3413">"errorInterval"</text:span><text:span text:style-name="T3414"><text:s/></text:span><text:span text:style-name="T3415">value</text:span><text:span text:style-name="T3416">=</text:span><text:span text:style-name="T3417">"60000"</text:span><text:span text:style-name="T3418"><text:s/></text:span><text:span text:style-name="T3419">/&gt;</text:span></text:p>
      <text:p text:style-name="P3420"><text:span text:style-name="T3421"><text:s text:c="2"/>&lt;</text:span><text:span text:style-name="T3422">property</text:span><text:span text:style-name="T3423"><text:s/></text:span><text:span text:style-name="T3424">name</text:span><text:span text:style-name="T3425">=</text:span><text:span text:style-name="T3426">"errorLevel"</text:span><text:span text:style-name="T3427"><text:s/></text:span><text:span text:style-name="T3428">value</text:span><text:span text:style-name="T3429">=</text:span><text:span text:style-name="T3430">"FATAL"</text:span><text:span text:style-name="T3431"><text:s/></text:span><text:span text:style-name="T3432">/&gt;</text:span></text:p>
      <text:p text:style-name="P3433"><text:span text:style-name="T3434">&lt;/</text:span><text:span text:style-name="T3435">bean</text:span><text:span text:style-name="T3436">&gt;</text:span></text:p>
      <text:p text:style-name="P3437"/>
      <text:p text:style-name="Normal"><text:span text:style-name="T3438">aditServiceUrl</text:span><text:span text:style-name="T3439"><text:s/>– adit teenuse URL. Kui tahetakse testida ka X-tee toimimist, siis võib siia määrata X-tee turvaserveri aadressi.</text:span></text:p>
      <text:p text:style-name="Normal"><text:span text:style-name="T3440">remoteApplicationShortName</text:span><text:span text:style-name="T3441"><text:s/>– monitooringupäringutes kasutatav välise infosüsteemi lühinimi. Vastava lühinimega infosüsteem peab olema registreeritud ADIT andmebaasis (REMOTE_APPLICATION).</text:span></text:p>
      <text:p text:style-name="Normal"><text:span text:style-name="T3442">userCode</text:span><text:span text:style-name="T3443"><text:s/>– monitooringupäringutes kasutatav kasutajakood, kelle nimel tehakse X-tee päringuid. ADIT rakenduses peab olema registreeritud vastav kasutaja (ADIT_USER).</text:span></text:p>
      <text:p text:style-name="Normal"><text:span text:style-name="T3444">institutionCode</text:span><text:span text:style-name="T3445"><text:s/>– monitooringupäringutes kasutatav asutuse kood.</text:span></text:p>
      <text:p text:style-name="Normal"><text:span text:style-name="T3446">testDocumentId</text:span><text:span text:style-name="T3447"><text:s/>– testdokumendi ID. Määratud ID-ga dokumenti kasutatakse monitooringupäringutes „saveDocument“ ja „getDocument“.</text:span></text:p>
      <text:p text:style-name="Normal"><text:span text:style-name="T3448">dvkTestDocumentID</text:span><text:span text:style-name="T3449"><text:s/>– DVK Universaalkliendis oleva testdokumendi ID. Kasutatakse selleks, et kontrollida DVK liidest.</text:span></text:p>
      <text:p text:style-name="Normal"><text:span text:style-name="T3450">testDocumentFileId</text:span><text:span text:style-name="T3451"><text:s/>– monitooringupäringutes kasutatav testdokumendi faili ID.</text:span></text:p>
      <text:soft-page-break/>
      <text:p text:style-name="Normal"><text:span text:style-name="T3452">testUserCode</text:span><text:span text:style-name="T3453"><text:s/>– monitooringupäringus „getUserInfo“ kasutatav kasutajakood – kasutaja, kelle andmeid ADIT päringuga päritakse.</text:span></text:p>
      <text:p text:style-name="Normal"><text:span text:style-name="T3454">documentSaveInterval</text:span><text:span text:style-name="T3455"><text:s/>– intervall, mille jooksul testitakse dokumendi muutmise päringut (millisekundites)</text:span></text:p>
      <text:p text:style-name="Normal"><text:span text:style-name="T3456">documentSendToDvkInterval</text:span><text:span text:style-name="T3457"><text:s/>– intervall, mille jooksul testitakse dokumentide saatmist DVK-sse (millisekundites).</text:span></text:p>
      <text:p text:style-name="Normal"><text:span text:style-name="T3458">documentSendToAditInterval</text:span><text:span text:style-name="T3459"><text:s/>– intervall, mille jooksul testitakse dokumentide vastuvõtmist DVK-st (millisekundites).</text:span></text:p>
      <text:p text:style-name="Normal"><text:span text:style-name="T3460">notificationSendInterval</text:span><text:span text:style-name="T3461"><text:s/>– intervall, mille jooksul saadetakse teavitusi teavitusteenusele (millisekundites).</text:span></text:p>
      <text:p text:style-name="Normal"><text:span text:style-name="T3462">errorInterval</text:span><text:span text:style-name="T3463"><text:s/>– intervall, mille jooksul kontrollitakse veateadete logitabelit.</text:span></text:p>
      <text:p text:style-name="Normal"><text:span text:style-name="T3464">errorLevel</text:span><text:span text:style-name="T3465"><text:s/>– määrab vaadeldavate vigade taseme vigade tabelis. Võimalikud väärtused – WARN, ERROR, FATAL.</text:span></text:p>
      <text:p text:style-name="P3466"/>
      <text:h text:style-name="P3467" text:outline-level="2"><text:bookmark-start text:name="_Toc275771649"/>Nagiose seaded<text:bookmark-end text:name="_Toc275771649"/></text:h>
      <text:h text:style-name="P3468" text:outline-level="3"><text:bookmark-start text:name="_Toc275771650"/>Rakenduse log4j-nagiosappender seadistus<text:bookmark-end text:name="_Toc275771650"/></text:h>
      <text:p text:style-name="P3469">Nagiose NSCA teenus, kuulab mon1a.sise.kit (IP 10.0.5.10 – soovituslik on usaldada DNSi) ning TCP pordil 5667. Suhtluse krüpteerimiseks kasutatakse NSCA konfiguratsioonis 16 = RIJNDAEL-256 algoritmi. Ühtlasi tuleb defineerida ka parool, mida siinkohal ülesse ei märgi.</text:p>
      <text:h text:style-name="P3470" text:outline-level="3"><text:bookmark-start text:name="_Toc275771651"/>Nagiose seadistus – passiivne monitoring<text:bookmark-end text:name="_Toc275771651"/></text:h>
      <text:p text:style-name="P3471">Nagioses on defineeritud teenuse template, adit-service3, milles määratakse active_check_enabled 0 parameetriga passiivne kontroll.</text:p>
      <text:p text:style-name="P3472">define service{<text:line-break/><text:s text:c="4"/>name <text:s text:c="34"/>adit-service3<text:line-break/><text:s text:c="4"/>use <text:s text:c="37"/>generic-service-template1<text:line-break/><text:s text:c="4"/>check_period <text:s text:c="21"/>24x7<text:line-break/><text:s text:c="4"/>contact_groups <text:s text:c="18"/>adit-admins1<text:line-break/><text:s text:c="4"/>notifications_enabled <text:s text:c="8"/>1<text:line-break/><text:s text:c="4"/>notification_interval <text:s text:c="10"/>2880<text:line-break/><text:s text:c="4"/>notification_period <text:s text:c="12"/>16x7<text:line-break/><text:s text:c="4"/>active_checks_enabled <text:s text:c="6"/>0<text:line-break/><text:s text:c="4"/>max_check_attempts <text:s text:c="9"/>1<text:line-break/><text:s text:c="4"/>check_freshness <text:s text:c="16"/>1<text:line-break/><text:s text:c="4"/>freshness_threshold <text:s text:c="11"/>86400<text:line-break/><text:s text:c="4"/>check_command <text:s text:c="16"/>return-critical<text:line-break/><text:s text:c="4"/>register <text:s text:c="22"/><text:tab/><text:s/>0<text:line-break/>}</text:p>
      <text:p text:style-name="P3473"/>
      <text:p text:style-name="P3474">ADIT rakendusserverile seadistatakse teenus, mille nimelist peab edastama nagios appender.</text:p>
      <text:p text:style-name="P3475">define service{<text:line-break/><text:s text:c="4"/>use <text:s text:c="40"/>adit-service3<text:line-break/><text:s text:c="4"/>host_name <text:s text:c="28"/>adit.avalik.kit<text:line-break/><text:s text:c="4"/>service_description <text:s text:c="14"/>ADIT<text:line-break/><text:s text:c="4"/>check_command <text:s text:c="18"/>return-critical<text:line-break/>}</text:p>
      <text:p text:style-name="P3476"/>
      <text:h text:style-name="P3477" text:outline-level="3"><text:bookmark-start text:name="_Toc275771652"/>Nagiose seadistus – aktiivne monitooring<text:bookmark-end text:name="_Toc275771652"/></text:h>
      <text:p text:style-name="P3478">Nagioses on defineeritud teenuse template, adit-service2.</text:p>
      <text:p text:style-name="P3479">define service{<text:line-break/><text:s text:c="4"/>name <text:s text:c="35"/><text:tab/>adit-service2<text:line-break/><text:s text:c="4"/>use <text:s text:c="38"/><text:tab/><text:s/>generic-service-template1<text:line-break/><text:s text:c="4"/>check_period <text:s text:c="21"/><text:tab/>24x7<text:line-break/><text:s text:c="4"/>contact_groups <text:s text:c="17"/><text:tab/><text:s/>adit-admins1<text:line-break/><text:s text:c="4"/>notifications_enabled <text:s text:c="8"/><text:tab/>1<text:line-break/><text:s text:c="4"/>notification_interval <text:s text:c="10"/><text:tab/>2880<text:line-break/><text:s text:c="4"/>notification_period <text:s text:c="12"/><text:tab/>16x7<text:line-break/><text:s text:c="4"/>register <text:s text:c="22"/><text:tab/><text:s/><text:tab/>0<text:line-break/>}</text:p>
      <text:p text:style-name="P3480">ADIT rakendusserverile on defineeritud teenused, mida soovitakse kontrollida.</text:p>
      <text:p text:style-name="P3481">define service{<text:line-break/><text:s text:c="4"/>use <text:s text:c="42"/>adit-service2<text:line-break/><text:s text:c="4"/>host_name <text:s text:c="28"/>adit.avalik.kit<text:line-break/><text:s text:c="4"/>service_description <text:s text:c="14"/>ADIT_active_check<text:line-break/><text:s text:c="4"/>check_command <text:s text:c="18"/>check_http<text:line-break/>}</text:p>
      <text:p text:style-name="P34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Cambria" fo:font-size="11pt" style:font-size-asian="11pt" style:font-size-complex="11pt" fo:hyphenate="true"/>
    </style: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tetext" style:display-name="note text" style:family="paragraph">
      <style:text-properties fo:hyphenate="true"/>
    </style:style>
    <style:style style:name="notetext_1" style:display-name="note text_1" style:family="paragraph">
      <style:text-properties fo:hyphenate="true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Subtitle" style:display-name="Subtitle" style:family="paragraph" style:parent-style-name="Normal" style:next-style-name="Normal" style:default-outline-level="2">
      <style:paragraph-properties fo:text-align="center" fo:margin-bottom="0.0416in"/>
      <style:text-properties style:font-name="Cambria" fo:hyphenate="true"/>
    </style:style>
    <style:style style:name="NoSpacing" style:display-name="No Spacing" style:family="paragraph" style:parent-style-name="Normal">
      <style:text-properties style:font-size-complex="16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IntenseQuote" style:display-name="Intense Quote" style:family="paragraph" style:parent-style-name="Normal" style:next-style-name="Norma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otereference" style:display-name="note reference" style:family="text"/>
    <style:style style:name="notereference_1" style:display-name="note reference_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fo:font-size="12pt" style:font-size-asian="12pt" style:font-size-complex="12pt"/>
    </style:style>
    <style:style style:name="Heading8Char" style:display-name="Heading 8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/>
    </style:style>
    <style:style style:name="TitleChar" style:display-name="Title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SubtitleChar" style:display-name="Subtitle Char" style:family="text" style:parent-style-name="DefaultParagraphFont">
      <style:text-properties style:font-name="Cambria" style:font-name-asian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Calibri" fo:font-weight="bold" style:font-weight-asian="bold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fo:font-size="12pt" style:font-size-asian="12pt" style:font-size-complex="12pt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font-size="12pt" style:font-size-asian="12pt"/>
    </style:style>
    <style:style style:name="SubtleEmphasis" style:display-name="Subtle Emphasis" style:family="text">
      <style:text-properties fo:font-style="italic" style:font-style-asian="italic" fo:color="#5A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SubtleReference" style:display-name="Subtle Reference" style:family="text" style:parent-style-name="DefaultParagraphFon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tru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tru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text-line-through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>ADIT – paigaldusjuhend<text:tab/><text:tab/>Versioon 1.4.2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s</meta:initial-creator>
    <dc:creator>Kristo Kütt</dc:creator>
    <meta:creation-date>2010-08-08T09:17:00Z</meta:creation-date>
    <dc:date>2015-05-09T11:42:00Z</dc:date>
    <meta:template xlink:href="Normal.dotm" xlink:type="simple"/>
    <meta:editing-cycles>638</meta:editing-cycles>
    <meta:editing-duration>PT189420S</meta:editing-duration>
    <meta:user-defined meta:name="Info 1"/>
    <meta:user-defined meta:name="Info 2"/>
    <meta:user-defined meta:name="Info 3"/>
    <meta:user-defined meta:name="Info 4"/>
    <meta:document-statistic meta:page-count="21" meta:paragraph-count="79" meta:word-count="5883" meta:character-count="39930" meta:row-count="284" meta:non-whitespace-character-count="34126"/>
  </office:meta>
</office:document-meta>
</file>